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>
      <style:table-cell-properties fo:wrap-option="wrap" style:vertical-align="bottom"/>
    </style:style>
    <style:style style:name="ce5" style:family="table-cell" style:parent-style-name="Default" style:data-style-name="N3"/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wrap-option="wrap"/>
    </style:style>
    <style:style style:name="ce9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 Code</text:p>
          </table:table-cell>
          <table:table-cell table:style-name="ce1" office:value-type="string">
            <text:p>District</text:p>
          </table:table-cell>
          <table:table-cell table:style-name="ce4" office:value-type="string">
            <text:p>Poverty Pupils Fy2010</text:p>
          </table:table-cell>
          <table:table-cell table:style-name="ce4" office:value-type="string">
            <text:p>At Risk Pupils Fy2010</text:p>
          </table:table-cell>
          <table:table-cell table:style-name="ce4" office:value-type="string">
            <text:p>Total Funded Pupils Fy2010</text:p>
          </table:table-cell>
          <table:table-cell table:style-name="ce6" office:value-type="string">
            <text:p>Ses Allocation Fy2010</text:p>
          </table:table-cell>
          <table:table-cell table:style-name="ce6" office:value-type="string">
            <text:p>Arra Allocation Fy2010</text:p>
          </table:table-cell>
          <table:table-cell table:style-name="ce8" office:value-type="string">
            <text:p>Total Allocation Fy2010</text:p>
          </table:table-cell>
          <table:table-cell table:style-name="ce8" office:value-type="string">
            <text:p>Per Pupil Allocation Fy2010</text:p>
          </table:table-cell>
          <table:table-cell table:style-name="ce4" office:value-type="string">
            <text:p>Poverty Pupils Fy2011</text:p>
          </table:table-cell>
          <table:table-cell table:style-name="ce4" office:value-type="string">
            <text:p>At Risk Pupils Fy2011</text:p>
          </table:table-cell>
          <table:table-cell table:style-name="ce4" office:value-type="string">
            <text:p>Total Funded Pupils Fy2011</text:p>
          </table:table-cell>
          <table:table-cell table:style-name="ce6" office:value-type="string">
            <text:p>Ses Allocation Fy2011</text:p>
          </table:table-cell>
          <table:table-cell table:style-name="ce6" office:value-type="string">
            <text:p>Arra Allocation Fy2011</text:p>
          </table:table-cell>
          <table:table-cell table:style-name="ce8" office:value-type="string">
            <text:p>Total Allocation Fy2011</text:p>
          </table:table-cell>
          <table:table-cell table:style-name="ce8" office:value-type="string">
            <text:p>Per Pupil Allocation Fy2011</text:p>
          </table:table-cell>
          <table:table-cell table:style-name="ce9" table:number-columns-repeated="986"/>
          <table:table-cell table:number-columns-repeated="19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4" office:value-type="float" office:value="156">
            <text:p>156</text:p>
          </table:table-cell>
          <table:table-cell table:style-name="ce4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4" office:value-type="float" office:value="1857">
            <text:p>1,857</text:p>
          </table:table-cell>
          <table:table-cell table:style-name="ce4"/>
          <table:table-cell table:style-name="ce4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4" office:value-type="float" office:value="125">
            <text:p>125</text:p>
          </table:table-cell>
          <table:table-cell table:style-name="ce4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70">
            <text:p>570</text:p>
          </table:table-cell>
          <table:table-cell table:style-name="ce1" office:value-type="string">
            <text:p>BRIGANTINE_CITY</text:p>
          </table:table-cell>
          <table:table-cell/>
          <table:table-cell table:style-name="ce4" office:value-type="float" office:value="187">
            <text:p>187</text:p>
          </table:table-cell>
          <table:table-cell table:style-name="ce4" table:formula="of:=SUM([.F5:.G5])" office:value-type="float" office:value="187">
            <text:p>187</text:p>
          </table:table-cell>
          <table:table-cell table:style-name="ce6" office:value-type="float" office:value="187806">
            <text:p>$ 187,806 </text:p>
          </table:table-cell>
          <table:table-cell table:style-name="ce6" office:value-type="float" office:value="61673">
            <text:p>$ 61,673 </text:p>
          </table:table-cell>
          <table:table-cell table:formula="of:=SUM([.I5:.J5])" office:value-type="float" office:value="249479">
            <text:p>$ 249,479 </text:p>
          </table:table-cell>
          <table:table-cell table:formula="of:=[.K5]/[.H5]" office:value-type="float" office:value="1334.11229946524">
            <text:p>$ 1,33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90">
            <text:p>590</text:p>
          </table:table-cell>
          <table:table-cell table:style-name="ce1" office:value-type="string">
            <text:p>BUENA_REGIONAL</text:p>
          </table:table-cell>
          <table:table-cell/>
          <table:table-cell table:style-name="ce4" office:value-type="float" office:value="816">
            <text:p>816</text:p>
          </table:table-cell>
          <table:table-cell table:style-name="ce4" table:formula="of:=SUM([.F6:.G6])" office:value-type="float" office:value="816">
            <text:p>816</text:p>
          </table:table-cell>
          <table:table-cell table:style-name="ce6" office:value-type="float" office:value="813289">
            <text:p>$ 813,289 </text:p>
          </table:table-cell>
          <table:table-cell table:style-name="ce6" office:value-type="float" office:value="370802">
            <text:p>$ 370,802 </text:p>
          </table:table-cell>
          <table:table-cell table:formula="of:=SUM([.I6:.J6])" office:value-type="float" office:value="1184091">
            <text:p>$ 1,184,091 </text:p>
          </table:table-cell>
          <table:table-cell table:formula="of:=[.K6]/[.H6]" office:value-type="float" office:value="1451.09191176471">
            <text:p>$ 1,45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300">
            <text:p>1300</text:p>
          </table:table-cell>
          <table:table-cell table:style-name="ce1" office:value-type="string">
            <text:p>EGG_HARBOR_CITY</text:p>
          </table:table-cell>
          <table:table-cell/>
          <table:table-cell table:style-name="ce4" office:value-type="float" office:value="275">
            <text:p>275</text:p>
          </table:table-cell>
          <table:table-cell table:style-name="ce4" table:formula="of:=SUM([.F7:.G7])" office:value-type="float" office:value="275">
            <text:p>275</text:p>
          </table:table-cell>
          <table:table-cell table:style-name="ce6" office:value-type="float" office:value="387869">
            <text:p>$ 387,869 </text:p>
          </table:table-cell>
          <table:table-cell table:style-name="ce6" office:value-type="float" office:value="218229">
            <text:p>$ 218,229 </text:p>
          </table:table-cell>
          <table:table-cell table:formula="of:=SUM([.I7:.J7])" office:value-type="float" office:value="606098">
            <text:p>$ 606,098 </text:p>
          </table:table-cell>
          <table:table-cell table:formula="of:=[.K7]/[.H7]" office:value-type="float" office:value="2203.99272727273">
            <text:p>$ 2,20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310">
            <text:p>1310</text:p>
          </table:table-cell>
          <table:table-cell table:style-name="ce1" office:value-type="string">
            <text:p>EGG_HARBOR_TOWNSHIP</text:p>
          </table:table-cell>
          <table:table-cell table:style-name="ce4" office:value-type="float" office:value="519">
            <text:p>519</text:p>
          </table:table-cell>
          <table:table-cell table:style-name="ce4"/>
          <table:table-cell table:style-name="ce4" table:formula="of:=SUM([.F8:.G8])" office:value-type="float" office:value="519">
            <text:p>519</text:p>
          </table:table-cell>
          <table:table-cell table:style-name="ce6" office:value-type="float" office:value="611640">
            <text:p>$ 611,640 </text:p>
          </table:table-cell>
          <table:table-cell table:style-name="ce6" office:value-type="float" office:value="431641">
            <text:p>$ 431,641 </text:p>
          </table:table-cell>
          <table:table-cell table:formula="of:=SUM([.I8:.J8])" office:value-type="float" office:value="1043281">
            <text:p>$ 1,043,281 </text:p>
          </table:table-cell>
          <table:table-cell table:formula="of:=[.K8]/[.H8]" office:value-type="float" office:value="2010.1753371869">
            <text:p>$ 2,0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410">
            <text:p>1410</text:p>
          </table:table-cell>
          <table:table-cell table:style-name="ce1" office:value-type="string">
            <text:p>ESTELL_MANOR_CITY</text:p>
          </table:table-cell>
          <table:table-cell/>
          <table:table-cell table:style-name="ce4" office:value-type="float" office:value="16">
            <text:p>16</text:p>
          </table:table-cell>
          <table:table-cell table:style-name="ce4" table:formula="of:=SUM([.F9:.G9])" office:value-type="float" office:value="16">
            <text:p>16</text:p>
          </table:table-cell>
          <table:table-cell table:style-name="ce6" office:value-type="float" office:value="14043">
            <text:p>$ 14,043 </text:p>
          </table:table-cell>
          <table:table-cell table:style-name="ce6" office:value-type="float" office:value="3955">
            <text:p>$ 3,955 </text:p>
          </table:table-cell>
          <table:table-cell table:formula="of:=SUM([.I9:.J9])" office:value-type="float" office:value="17998">
            <text:p>$ 17,998 </text:p>
          </table:table-cell>
          <table:table-cell table:formula="of:=[.K9]/[.H9]" office:value-type="float" office:value="1124.875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540">
            <text:p>1540</text:p>
          </table:table-cell>
          <table:table-cell table:style-name="ce1" office:value-type="string">
            <text:p>FOLSOM_BORO</text:p>
          </table:table-cell>
          <table:table-cell/>
          <table:table-cell table:style-name="ce4" office:value-type="float" office:value="79">
            <text:p>79</text:p>
          </table:table-cell>
          <table:table-cell table:style-name="ce4" table:formula="of:=SUM([.F10:.G10])" office:value-type="float" office:value="79">
            <text:p>79</text:p>
          </table:table-cell>
          <table:table-cell table:style-name="ce6" office:value-type="float" office:value="77494">
            <text:p>$ 77,494 </text:p>
          </table:table-cell>
          <table:table-cell table:style-name="ce6" office:value-type="float" office:value="22270">
            <text:p>$ 22,270 </text:p>
          </table:table-cell>
          <table:table-cell table:formula="of:=SUM([.I10:.J10])" office:value-type="float" office:value="99764">
            <text:p>$ 99,764 </text:p>
          </table:table-cell>
          <table:table-cell table:formula="of:=[.K10]/[.H10]" office:value-type="float" office:value="1262.83544303797">
            <text:p>$ 1,2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690">
            <text:p>1690</text:p>
          </table:table-cell>
          <table:table-cell table:style-name="ce1" office:value-type="string">
            <text:p>GALLOWAY_TOWNSHIP</text:p>
          </table:table-cell>
          <table:table-cell table:style-name="ce4" office:value-type="float" office:value="344">
            <text:p>344</text:p>
          </table:table-cell>
          <table:table-cell table:style-name="ce4"/>
          <table:table-cell table:style-name="ce4" table:formula="of:=SUM([.F11:.G11])" office:value-type="float" office:value="344">
            <text:p>344</text:p>
          </table:table-cell>
          <table:table-cell table:style-name="ce6" office:value-type="float" office:value="392273">
            <text:p>$ 392,273 </text:p>
          </table:table-cell>
          <table:table-cell table:style-name="ce6" office:value-type="float" office:value="283578">
            <text:p>$ 283,578 </text:p>
          </table:table-cell>
          <table:table-cell table:formula="of:=SUM([.I11:.J11])" office:value-type="float" office:value="675851">
            <text:p>$ 675,851 </text:p>
          </table:table-cell>
          <table:table-cell table:formula="of:=[.K11]/[.H11]" office:value-type="float" office:value="1964.68313953488">
            <text:p>$ 1,96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790">
            <text:p>1790</text:p>
          </table:table-cell>
          <table:table-cell table:style-name="ce1" office:value-type="string">
            <text:p>GREATER_EGG_HARBOR_REGIONAL</text:p>
          </table:table-cell>
          <table:table-cell table:style-name="ce4" office:value-type="float" office:value="309">
            <text:p>309</text:p>
          </table:table-cell>
          <table:table-cell table:style-name="ce4"/>
          <table:table-cell table:style-name="ce4" table:formula="of:=SUM([.F12:.G12])" office:value-type="float" office:value="309">
            <text:p>309</text:p>
          </table:table-cell>
          <table:table-cell table:style-name="ce6" office:value-type="float" office:value="359299">
            <text:p>$ 359,299 </text:p>
          </table:table-cell>
          <table:table-cell table:style-name="ce6" office:value-type="float" office:value="258483">
            <text:p>$ 258,483 </text:p>
          </table:table-cell>
          <table:table-cell table:formula="of:=SUM([.I12:.J12])" office:value-type="float" office:value="617782">
            <text:p>$ 617,782 </text:p>
          </table:table-cell>
          <table:table-cell table:formula="of:=[.K12]/[.H12]" office:value-type="float" office:value="1999.29449838188">
            <text:p>$ 1,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940">
            <text:p>1940</text:p>
          </table:table-cell>
          <table:table-cell table:style-name="ce1" office:value-type="string">
            <text:p>HAMILTON_TOWNSHIP</text:p>
          </table:table-cell>
          <table:table-cell table:style-name="ce4" office:value-type="float" office:value="321">
            <text:p>321</text:p>
          </table:table-cell>
          <table:table-cell table:style-name="ce4"/>
          <table:table-cell table:style-name="ce4" table:formula="of:=SUM([.F13:.G13])" office:value-type="float" office:value="321">
            <text:p>321</text:p>
          </table:table-cell>
          <table:table-cell table:style-name="ce6" office:value-type="float" office:value="337658">
            <text:p>$ 337,658 </text:p>
          </table:table-cell>
          <table:table-cell table:style-name="ce6" office:value-type="float" office:value="275213">
            <text:p>$ 275,213 </text:p>
          </table:table-cell>
          <table:table-cell table:formula="of:=SUM([.I13:.J13])" office:value-type="float" office:value="612871">
            <text:p>$ 612,871 </text:p>
          </table:table-cell>
          <table:table-cell table:formula="of:=[.K13]/[.H13]" office:value-type="float" office:value="1909.2554517134">
            <text:p>$ 1,90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960">
            <text:p>1960</text:p>
          </table:table-cell>
          <table:table-cell table:style-name="ce1" office:value-type="string">
            <text:p>HAMMONTON_TOWN</text:p>
          </table:table-cell>
          <table:table-cell/>
          <table:table-cell table:style-name="ce4" office:value-type="float" office:value="649">
            <text:p>649</text:p>
          </table:table-cell>
          <table:table-cell table:style-name="ce4" table:formula="of:=SUM([.F14:.G14])" office:value-type="float" office:value="649">
            <text:p>649</text:p>
          </table:table-cell>
          <table:table-cell table:style-name="ce6" office:value-type="float" office:value="602832">
            <text:p>$ 602,832 </text:p>
          </table:table-cell>
          <table:table-cell table:style-name="ce6" office:value-type="float" office:value="189307">
            <text:p>$ 189,307 </text:p>
          </table:table-cell>
          <table:table-cell table:formula="of:=SUM([.I14:.J14])" office:value-type="float" office:value="792139">
            <text:p>$ 792,139 </text:p>
          </table:table-cell>
          <table:table-cell table:formula="of:=[.K14]/[.H14]" office:value-type="float" office:value="1220.5531587057">
            <text:p>$ 1,22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2680">
            <text:p>2680</text:p>
          </table:table-cell>
          <table:table-cell table:style-name="ce1" office:value-type="string">
            <text:p>LINWOOD_CITY</text:p>
          </table:table-cell>
          <table:table-cell/>
          <table:table-cell table:style-name="ce4" office:value-type="float" office:value="24">
            <text:p>24</text:p>
          </table:table-cell>
          <table:table-cell table:style-name="ce4" table:formula="of:=SUM([.F15:.G15])" office:value-type="float" office:value="24">
            <text:p>24</text:p>
          </table:table-cell>
          <table:table-cell table:style-name="ce6" office:value-type="float" office:value="14095">
            <text:p>$ 14,095 </text:p>
          </table:table-cell>
          <table:table-cell table:style-name="ce6" office:value-type="float" office:value="0">
            <text:p>$ 0 </text:p>
          </table:table-cell>
          <table:table-cell table:formula="of:=SUM([.I15:.J15])" office:value-type="float" office:value="14095">
            <text:p>$ 14,095 </text:p>
          </table:table-cell>
          <table:table-cell table:formula="of:=[.K15]/[.H15]" office:value-type="float" office:value="587.291666666667">
            <text:p>$ 5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2910">
            <text:p>2910</text:p>
          </table:table-cell>
          <table:table-cell table:style-name="ce1" office:value-type="string">
            <text:p>MAINLAND_REGIONAL</text:p>
          </table:table-cell>
          <table:table-cell table:style-name="ce4" office:value-type="float" office:value="105">
            <text:p>105</text:p>
          </table:table-cell>
          <table:table-cell table:style-name="ce4"/>
          <table:table-cell table:style-name="ce4" table:formula="of:=SUM([.F16:.G16])" office:value-type="float" office:value="105">
            <text:p>105</text:p>
          </table:table-cell>
          <table:table-cell table:style-name="ce6" office:value-type="float" office:value="122092">
            <text:p>$ 122,092 </text:p>
          </table:table-cell>
          <table:table-cell table:style-name="ce6" office:value-type="float" office:value="87834">
            <text:p>$ 87,834 </text:p>
          </table:table-cell>
          <table:table-cell table:formula="of:=SUM([.I16:.J16])" office:value-type="float" office:value="209926">
            <text:p>$ 209,926 </text:p>
          </table:table-cell>
          <table:table-cell table:formula="of:=[.K16]/[.H16]" office:value-type="float" office:value="1999.29523809524">
            <text:p>$ 1,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020">
            <text:p>3020</text:p>
          </table:table-cell>
          <table:table-cell table:style-name="ce1" office:value-type="string">
            <text:p>MARGATE_CITY</text:p>
          </table:table-cell>
          <table:table-cell table:style-name="ce4" office:value-type="string">
            <text:p><text:s/></text:p>
          </table:table-cell>
          <table:table-cell table:style-name="ce4" office:value-type="float" office:value="48">
            <text:p>48</text:p>
          </table:table-cell>
          <table:table-cell table:style-name="ce4" table:formula="of:=SUM([.F17:.G17])" office:value-type="float" office:value="48">
            <text:p>48</text:p>
          </table:table-cell>
          <table:table-cell table:style-name="ce6" office:value-type="float" office:value="37027">
            <text:p>$ 37,027 </text:p>
          </table:table-cell>
          <table:table-cell table:style-name="ce6" office:value-type="float" office:value="11867">
            <text:p>$ 11,867 </text:p>
          </table:table-cell>
          <table:table-cell table:formula="of:=SUM([.I17:.J17])" office:value-type="float" office:value="48894">
            <text:p>$ 48,894 </text:p>
          </table:table-cell>
          <table:table-cell table:formula="of:=[.K17]/[.H17]" office:value-type="float" office:value="1018.625">
            <text:p>$ 1,01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480">
            <text:p>3480</text:p>
          </table:table-cell>
          <table:table-cell table:style-name="ce1" office:value-type="string">
            <text:p>MULLICA_TOWNSHIP</text:p>
          </table:table-cell>
          <table:table-cell table:style-name="ce4" office:value-type="string">
            <text:p><text:s/></text:p>
          </table:table-cell>
          <table:table-cell table:style-name="ce4" office:value-type="float" office:value="169">
            <text:p>169</text:p>
          </table:table-cell>
          <table:table-cell table:style-name="ce4" table:formula="of:=SUM([.F18:.G18])" office:value-type="float" office:value="169">
            <text:p>169</text:p>
          </table:table-cell>
          <table:table-cell table:style-name="ce6" office:value-type="float" office:value="171404">
            <text:p>$ 171,404 </text:p>
          </table:table-cell>
          <table:table-cell table:style-name="ce6" office:value-type="float" office:value="54310">
            <text:p>$ 54,310 </text:p>
          </table:table-cell>
          <table:table-cell table:formula="of:=SUM([.I18:.J18])" office:value-type="float" office:value="225714">
            <text:p>$ 225,714 </text:p>
          </table:table-cell>
          <table:table-cell table:formula="of:=[.K18]/[.H18]" office:value-type="float" office:value="1335.58579881657">
            <text:p>$ 1,33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720">
            <text:p>3720</text:p>
          </table:table-cell>
          <table:table-cell table:style-name="ce1" office:value-type="string">
            <text:p>NORTHFIELD_CITY</text:p>
          </table:table-cell>
          <table:table-cell table:style-name="ce4" office:value-type="string">
            <text:p><text:s/></text:p>
          </table:table-cell>
          <table:table-cell table:style-name="ce4" office:value-type="float" office:value="92">
            <text:p>92</text:p>
          </table:table-cell>
          <table:table-cell table:style-name="ce4" table:formula="of:=SUM([.F19:.G19])" office:value-type="float" office:value="92">
            <text:p>92</text:p>
          </table:table-cell>
          <table:table-cell table:style-name="ce6" office:value-type="float" office:value="72528">
            <text:p>$ 72,528 </text:p>
          </table:table-cell>
          <table:table-cell table:style-name="ce6" office:value-type="float" office:value="22745">
            <text:p>$ 22,745 </text:p>
          </table:table-cell>
          <table:table-cell table:formula="of:=SUM([.I19:.J19])" office:value-type="float" office:value="95273">
            <text:p>$ 95,273 </text:p>
          </table:table-cell>
          <table:table-cell table:formula="of:=[.K19]/[.H19]" office:value-type="float" office:value="1035.57608695652">
            <text:p>$ 1,03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180">
            <text:p>4180</text:p>
          </table:table-cell>
          <table:table-cell table:style-name="ce1" office:value-type="string">
            <text:p>PLEASANTVILLE_CITY</text:p>
          </table:table-cell>
          <table:table-cell table:style-name="ce4" office:value-type="float" office:value="755">
            <text:p>755</text:p>
          </table:table-cell>
          <table:table-cell table:style-name="ce4"/>
          <table:table-cell table:style-name="ce4" table:formula="of:=SUM([.F20:.G20])" office:value-type="float" office:value="755">
            <text:p>755</text:p>
          </table:table-cell>
          <table:table-cell table:style-name="ce6" office:value-type="float" office:value="1475710">
            <text:p>$ 1,475,710 </text:p>
          </table:table-cell>
          <table:table-cell table:style-name="ce6" office:value-type="float" office:value="724097">
            <text:p>$ 724,097 </text:p>
          </table:table-cell>
          <table:table-cell table:formula="of:=SUM([.I20:.J20])" office:value-type="float" office:value="2199807">
            <text:p>$ 2,199,807 </text:p>
          </table:table-cell>
          <table:table-cell table:formula="of:=[.K20]/[.H20]" office:value-type="float" office:value="2913.65165562914">
            <text:p>$ 2,9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240">
            <text:p>4240</text:p>
          </table:table-cell>
          <table:table-cell table:style-name="ce1" office:value-type="string">
            <text:p>PORT_REPUBLIC_CITY</text:p>
          </table:table-cell>
          <table:table-cell/>
          <table:table-cell table:style-name="ce4" office:value-type="float" office:value="13">
            <text:p>13</text:p>
          </table:table-cell>
          <table:table-cell table:style-name="ce4" table:formula="of:=SUM([.F21:.G21])" office:value-type="float" office:value="13">
            <text:p>13</text:p>
          </table:table-cell>
          <table:table-cell table:style-name="ce6" office:value-type="float" office:value="10969">
            <text:p>$ 10,969 </text:p>
          </table:table-cell>
          <table:table-cell table:style-name="ce6" office:value-type="float" office:value="3214">
            <text:p>$ 3,214 </text:p>
          </table:table-cell>
          <table:table-cell table:formula="of:=SUM([.I21:.J21])" office:value-type="float" office:value="14183">
            <text:p>$ 14,183 </text:p>
          </table:table-cell>
          <table:table-cell table:formula="of:=[.K21]/[.H21]" office:value-type="float" office:value="1091">
            <text:p>$ 1,0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800">
            <text:p>4800</text:p>
          </table:table-cell>
          <table:table-cell table:style-name="ce1" office:value-type="string">
            <text:p>SOMERS_POINT_CITY</text:p>
          </table:table-cell>
          <table:table-cell/>
          <table:table-cell table:style-name="ce4" office:value-type="float" office:value="400">
            <text:p>400</text:p>
          </table:table-cell>
          <table:table-cell table:style-name="ce4" table:formula="of:=SUM([.F22:.G22])" office:value-type="float" office:value="400">
            <text:p>400</text:p>
          </table:table-cell>
          <table:table-cell table:style-name="ce6" office:value-type="float" office:value="412650">
            <text:p>$ 412,650 </text:p>
          </table:table-cell>
          <table:table-cell table:style-name="ce6" office:value-type="float" office:value="202451">
            <text:p>$ 202,451 </text:p>
          </table:table-cell>
          <table:table-cell table:formula="of:=SUM([.I22:.J22])" office:value-type="float" office:value="615101">
            <text:p>$ 615,101 </text:p>
          </table:table-cell>
          <table:table-cell table:formula="of:=[.K22]/[.H22]" office:value-type="float" office:value="1537.7525">
            <text:p>$ 1,5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350">
            <text:p>5350</text:p>
          </table:table-cell>
          <table:table-cell table:style-name="ce1" office:value-type="string">
            <text:p>VENTNOR_CITY</text:p>
          </table:table-cell>
          <table:table-cell/>
          <table:table-cell table:style-name="ce4" office:value-type="float" office:value="403">
            <text:p>403</text:p>
          </table:table-cell>
          <table:table-cell table:style-name="ce4" table:formula="of:=SUM([.F23:.G23])" office:value-type="float" office:value="403">
            <text:p>403</text:p>
          </table:table-cell>
          <table:table-cell table:style-name="ce6" office:value-type="float" office:value="481970">
            <text:p>$ 481,970 </text:p>
          </table:table-cell>
          <table:table-cell table:style-name="ce6" office:value-type="float" office:value="242316">
            <text:p>$ 242,316 </text:p>
          </table:table-cell>
          <table:table-cell table:formula="of:=SUM([.I23:.J23])" office:value-type="float" office:value="724286">
            <text:p>$ 724,286 </text:p>
          </table:table-cell>
          <table:table-cell table:formula="of:=[.K23]/[.H23]" office:value-type="float" office:value="1797.23573200993">
            <text:p>$ 1,7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760">
            <text:p>5760</text:p>
          </table:table-cell>
          <table:table-cell table:style-name="ce1" office:value-type="string">
            <text:p>WEYMOUTH_TOWNSHIP</text:p>
          </table:table-cell>
          <table:table-cell/>
          <table:table-cell table:style-name="ce4" office:value-type="float" office:value="41">
            <text:p>41</text:p>
          </table:table-cell>
          <table:table-cell table:style-name="ce4" table:formula="of:=SUM([.F24:.G24])" office:value-type="float" office:value="41">
            <text:p>41</text:p>
          </table:table-cell>
          <table:table-cell table:style-name="ce6" office:value-type="float" office:value="43656">
            <text:p>$ 43,656 </text:p>
          </table:table-cell>
          <table:table-cell table:style-name="ce6" office:value-type="float" office:value="11292">
            <text:p>$ 11,292 </text:p>
          </table:table-cell>
          <table:table-cell table:formula="of:=SUM([.I24:.J24])" office:value-type="float" office:value="54948">
            <text:p>$ 54,948 </text:p>
          </table:table-cell>
          <table:table-cell table:formula="of:=[.K24]/[.H24]" office:value-type="float" office:value="1340.19512195122">
            <text:p>$ 1,34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6612">
            <text:p>6612</text:p>
          </table:table-cell>
          <table:table-cell table:style-name="ce1" office:value-type="string">
            <text:p>GALLOWAY_COMMUNITY_CHARTER_SCHOOL</text:p>
          </table:table-cell>
          <table:table-cell/>
          <table:table-cell table:style-name="ce4" office:value-type="float" office:value="101">
            <text:p>101</text:p>
          </table:table-cell>
          <table:table-cell table:style-name="ce4" table:formula="of:=SUM([.F25:.G25])" office:value-type="float" office:value="101">
            <text:p>101</text:p>
          </table:table-cell>
          <table:table-cell table:style-name="ce6" office:value-type="float" office:value="123788">
            <text:p>$ 123,788 </text:p>
          </table:table-cell>
          <table:table-cell table:style-name="ce6" office:value-type="float" office:value="48682">
            <text:p>$ 48,682 </text:p>
          </table:table-cell>
          <table:table-cell table:formula="of:=SUM([.I25:.J25])" office:value-type="float" office:value="172470">
            <text:p>$ 172,470 </text:p>
          </table:table-cell>
          <table:table-cell table:formula="of:=[.K25]/[.H25]" office:value-type="float" office:value="1707.62376237624">
            <text:p>$ 1,70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410">
            <text:p>7410</text:p>
          </table:table-cell>
          <table:table-cell table:style-name="ce1" office:value-type="string">
            <text:p>CHARTER_TECH_HIGH_SCHOOL</text:p>
          </table:table-cell>
          <table:table-cell/>
          <table:table-cell table:style-name="ce4" office:value-type="float" office:value="66">
            <text:p>66</text:p>
          </table:table-cell>
          <table:table-cell table:style-name="ce4" table:formula="of:=SUM([.F26:.G26])" office:value-type="float" office:value="66">
            <text:p>66</text:p>
          </table:table-cell>
          <table:table-cell table:style-name="ce6" office:value-type="float" office:value="59757">
            <text:p>$ 59,757 </text:p>
          </table:table-cell>
          <table:table-cell table:style-name="ce6" office:value-type="float" office:value="23054">
            <text:p>$ 23,054 </text:p>
          </table:table-cell>
          <table:table-cell table:formula="of:=SUM([.I26:.J26])" office:value-type="float" office:value="82811">
            <text:p>$ 82,811 </text:p>
          </table:table-cell>
          <table:table-cell table:formula="of:=[.K26]/[.H26]" office:value-type="float" office:value="1254.71212121212">
            <text:p>$ 1,25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420">
            <text:p>7420</text:p>
          </table:table-cell>
          <table:table-cell table:style-name="ce1" office:value-type="string">
            <text:p>OCEANSIDE_CHARTER_SCHOOL</text:p>
          </table:table-cell>
          <table:table-cell/>
          <table:table-cell table:style-name="ce4" office:value-type="float" office:value="247">
            <text:p>247</text:p>
          </table:table-cell>
          <table:table-cell table:style-name="ce4" table:formula="of:=SUM([.F27:.G27])" office:value-type="float" office:value="247">
            <text:p>247</text:p>
          </table:table-cell>
          <table:table-cell table:style-name="ce6" office:value-type="float" office:value="340419">
            <text:p>$ 340,419 </text:p>
          </table:table-cell>
          <table:table-cell table:style-name="ce6" office:value-type="float" office:value="218412">
            <text:p>$ 218,412 </text:p>
          </table:table-cell>
          <table:table-cell table:formula="of:=SUM([.I27:.J27])" office:value-type="float" office:value="558831">
            <text:p>$ 558,831 </text:p>
          </table:table-cell>
          <table:table-cell table:formula="of:=[.K27]/[.H27]" office:value-type="float" office:value="2262.47368421053">
            <text:p>$ 2,26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520">
            <text:p>7520</text:p>
          </table:table-cell>
          <table:table-cell table:style-name="ce1" office:value-type="string">
            <text:p>PLEASANTECH_ACADEMY_CHARTER_SCHOOL</text:p>
          </table:table-cell>
          <table:table-cell/>
          <table:table-cell table:style-name="ce4" office:value-type="float" office:value="263">
            <text:p>263</text:p>
          </table:table-cell>
          <table:table-cell table:style-name="ce4" table:formula="of:=SUM([.F28:.G28])" office:value-type="float" office:value="263">
            <text:p>263</text:p>
          </table:table-cell>
          <table:table-cell table:style-name="ce6" office:value-type="float" office:value="364346">
            <text:p>$ 364,346 </text:p>
          </table:table-cell>
          <table:table-cell table:style-name="ce6" office:value-type="float" office:value="186182">
            <text:p>$ 186,182 </text:p>
          </table:table-cell>
          <table:table-cell table:formula="of:=SUM([.I28:.J28])" office:value-type="float" office:value="550528">
            <text:p>$ 550,528 </text:p>
          </table:table-cell>
          <table:table-cell table:formula="of:=[.K28]/[.H28]" office:value-type="float" office:value="2093.26235741445">
            <text:p>$ 2,0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90">
            <text:p>290</text:p>
          </table:table-cell>
          <table:table-cell table:style-name="ce1" office:value-type="string">
            <text:p>BERGEN_COUNTY_VOCATIONAL</text:p>
          </table:table-cell>
          <table:table-cell/>
          <table:table-cell table:style-name="ce4" office:value-type="float" office:value="93">
            <text:p>93</text:p>
          </table:table-cell>
          <table:table-cell table:style-name="ce4" table:formula="of:=SUM([.F29:.G29])" office:value-type="float" office:value="93">
            <text:p>93</text:p>
          </table:table-cell>
          <table:table-cell table:style-name="ce6" office:value-type="float" office:value="60011">
            <text:p>$ 60,011 </text:p>
          </table:table-cell>
          <table:table-cell table:style-name="ce6" office:value-type="float" office:value="0">
            <text:p>$ 0 </text:p>
          </table:table-cell>
          <table:table-cell table:formula="of:=SUM([.I29:.J29])" office:value-type="float" office:value="60011">
            <text:p>$ 60,011 </text:p>
          </table:table-cell>
          <table:table-cell table:formula="of:=[.K29]/[.H29]" office:value-type="float" office:value="645.279569892473">
            <text:p>$ 64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BERGENFIELD_BORO</text:p>
          </table:table-cell>
          <table:table-cell table:style-name="ce4" office:value-type="float" office:value="283">
            <text:p>283</text:p>
          </table:table-cell>
          <table:table-cell table:style-name="ce4"/>
          <table:table-cell table:style-name="ce4" table:formula="of:=SUM([.F30:.G30])" office:value-type="float" office:value="283">
            <text:p>283</text:p>
          </table:table-cell>
          <table:table-cell table:style-name="ce6" office:value-type="float" office:value="354062">
            <text:p>$ 354,062 </text:p>
          </table:table-cell>
          <table:table-cell table:style-name="ce6" office:value-type="float" office:value="242588">
            <text:p>$ 242,588 </text:p>
          </table:table-cell>
          <table:table-cell table:formula="of:=SUM([.I30:.J30])" office:value-type="float" office:value="596650">
            <text:p>$ 596,650 </text:p>
          </table:table-cell>
          <table:table-cell table:formula="of:=[.K30]/[.H30]" office:value-type="float" office:value="2108.3038869258">
            <text:p>$ 2,10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40">
            <text:p>440</text:p>
          </table:table-cell>
          <table:table-cell table:style-name="ce1" office:value-type="string">
            <text:p>BOGOTA_BORO</text:p>
          </table:table-cell>
          <table:table-cell/>
          <table:table-cell table:style-name="ce4" office:value-type="float" office:value="266">
            <text:p>266</text:p>
          </table:table-cell>
          <table:table-cell table:style-name="ce4" table:formula="of:=SUM([.F31:.G31])" office:value-type="float" office:value="266">
            <text:p>266</text:p>
          </table:table-cell>
          <table:table-cell table:style-name="ce6" office:value-type="float" office:value="247499">
            <text:p>$ 247,499 </text:p>
          </table:table-cell>
          <table:table-cell table:style-name="ce6" office:value-type="float" office:value="80626">
            <text:p>$ 80,626 </text:p>
          </table:table-cell>
          <table:table-cell table:formula="of:=SUM([.I31:.J31])" office:value-type="float" office:value="328125">
            <text:p>$ 328,125 </text:p>
          </table:table-cell>
          <table:table-cell table:formula="of:=[.K31]/[.H31]" office:value-type="float" office:value="1233.55263157895">
            <text:p>$ 1,23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40">
            <text:p>740</text:p>
          </table:table-cell>
          <table:table-cell table:style-name="ce1" office:value-type="string">
            <text:p>CARLSTADT_BORO</text:p>
          </table:table-cell>
          <table:table-cell/>
          <table:table-cell table:style-name="ce4" office:value-type="float" office:value="64">
            <text:p>64</text:p>
          </table:table-cell>
          <table:table-cell table:style-name="ce4" table:formula="of:=SUM([.F32:.G32])" office:value-type="float" office:value="64">
            <text:p>64</text:p>
          </table:table-cell>
          <table:table-cell table:style-name="ce6" office:value-type="float" office:value="54402">
            <text:p>$ 54,402 </text:p>
          </table:table-cell>
          <table:table-cell table:style-name="ce6" office:value-type="float" office:value="15824">
            <text:p>$ 15,824 </text:p>
          </table:table-cell>
          <table:table-cell table:formula="of:=SUM([.I32:.J32])" office:value-type="float" office:value="70226">
            <text:p>$ 70,226 </text:p>
          </table:table-cell>
          <table:table-cell table:formula="of:=[.K32]/[.H32]" office:value-type="float" office:value="1097.28125">
            <text:p>$ 1,0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45">
            <text:p>745</text:p>
          </table:table-cell>
          <table:table-cell table:style-name="ce1" office:value-type="string">
            <text:p>CARLSTADT-EAST_RUTHERFORD</text:p>
          </table:table-cell>
          <table:table-cell/>
          <table:table-cell table:style-name="ce4" office:value-type="float" office:value="58">
            <text:p>58</text:p>
          </table:table-cell>
          <table:table-cell table:style-name="ce4" table:formula="of:=SUM([.F33:.G33])" office:value-type="float" office:value="58">
            <text:p>58</text:p>
          </table:table-cell>
          <table:table-cell table:style-name="ce6" office:value-type="float" office:value="47245">
            <text:p>$ 47,245 </text:p>
          </table:table-cell>
          <table:table-cell table:style-name="ce6" office:value-type="float" office:value="14340">
            <text:p>$ 14,340 </text:p>
          </table:table-cell>
          <table:table-cell table:formula="of:=SUM([.I33:.J33])" office:value-type="float" office:value="61585">
            <text:p>$ 61,585 </text:p>
          </table:table-cell>
          <table:table-cell table:formula="of:=[.K33]/[.H33]" office:value-type="float" office:value="1061.81034482759">
            <text:p>$ 1,06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890">
            <text:p>890</text:p>
          </table:table-cell>
          <table:table-cell table:style-name="ce1" office:value-type="string">
            <text:p>CLIFFSIDE_PARK_BORO</text:p>
          </table:table-cell>
          <table:table-cell table:style-name="ce4" office:value-type="float" office:value="327">
            <text:p>327</text:p>
          </table:table-cell>
          <table:table-cell table:style-name="ce4"/>
          <table:table-cell table:style-name="ce4" table:formula="of:=SUM([.F34:.G34])" office:value-type="float" office:value="327">
            <text:p>327</text:p>
          </table:table-cell>
          <table:table-cell table:style-name="ce6" office:value-type="float" office:value="402199">
            <text:p>$ 402,199 </text:p>
          </table:table-cell>
          <table:table-cell table:style-name="ce6" office:value-type="float" office:value="274276">
            <text:p>$ 274,276 </text:p>
          </table:table-cell>
          <table:table-cell table:formula="of:=SUM([.I34:.J34])" office:value-type="float" office:value="676475">
            <text:p>$ 676,475 </text:p>
          </table:table-cell>
          <table:table-cell table:formula="of:=[.K34]/[.H34]" office:value-type="float" office:value="2068.73088685015">
            <text:p>$ 2,0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130">
            <text:p>1130</text:p>
          </table:table-cell>
          <table:table-cell table:style-name="ce1" office:value-type="string">
            <text:p>DUMONT_BORO</text:p>
          </table:table-cell>
          <table:table-cell/>
          <table:table-cell table:style-name="ce4" office:value-type="float" office:value="161">
            <text:p>161</text:p>
          </table:table-cell>
          <table:table-cell table:style-name="ce4" table:formula="of:=SUM([.F35:.G35])" office:value-type="float" office:value="161">
            <text:p>161</text:p>
          </table:table-cell>
          <table:table-cell table:style-name="ce6" office:value-type="float" office:value="119725">
            <text:p>$ 119,725 </text:p>
          </table:table-cell>
          <table:table-cell table:style-name="ce6" office:value-type="float" office:value="39805">
            <text:p>$ 39,805 </text:p>
          </table:table-cell>
          <table:table-cell table:formula="of:=SUM([.I35:.J35])" office:value-type="float" office:value="159530">
            <text:p>$ 159,530 </text:p>
          </table:table-cell>
          <table:table-cell table:formula="of:=[.K35]/[.H35]" office:value-type="float" office:value="990.869565217391">
            <text:p>$ 9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230">
            <text:p>1230</text:p>
          </table:table-cell>
          <table:table-cell table:style-name="ce1" office:value-type="string">
            <text:p>EAST_RUTHERFORD_BORO</text:p>
          </table:table-cell>
          <table:table-cell/>
          <table:table-cell table:style-name="ce4" office:value-type="float" office:value="116">
            <text:p>116</text:p>
          </table:table-cell>
          <table:table-cell table:style-name="ce4" table:formula="of:=SUM([.F36:.G36])" office:value-type="float" office:value="116">
            <text:p>116</text:p>
          </table:table-cell>
          <table:table-cell table:style-name="ce6" office:value-type="float" office:value="111730">
            <text:p>$ 111,730 </text:p>
          </table:table-cell>
          <table:table-cell table:style-name="ce6" office:value-type="float" office:value="31309">
            <text:p>$ 31,309 </text:p>
          </table:table-cell>
          <table:table-cell table:formula="of:=SUM([.I36:.J36])" office:value-type="float" office:value="143039">
            <text:p>$ 143,039 </text:p>
          </table:table-cell>
          <table:table-cell table:formula="of:=[.K36]/[.H36]" office:value-type="float" office:value="1233.09482758621">
            <text:p>$ 1,2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270">
            <text:p>1270</text:p>
          </table:table-cell>
          <table:table-cell table:style-name="ce1" office:value-type="string">
            <text:p>EDGEWATER_BORO</text:p>
          </table:table-cell>
          <table:table-cell/>
          <table:table-cell table:style-name="ce4" office:value-type="float" office:value="52">
            <text:p>52</text:p>
          </table:table-cell>
          <table:table-cell table:style-name="ce4" table:formula="of:=SUM([.F37:.G37])" office:value-type="float" office:value="52">
            <text:p>52</text:p>
          </table:table-cell>
          <table:table-cell table:style-name="ce6" office:value-type="float" office:value="48212">
            <text:p>$ 48,212 </text:p>
          </table:table-cell>
          <table:table-cell table:style-name="ce6" office:value-type="float" office:value="12856">
            <text:p>$ 12,856 </text:p>
          </table:table-cell>
          <table:table-cell table:formula="of:=SUM([.I37:.J37])" office:value-type="float" office:value="61068">
            <text:p>$ 61,068 </text:p>
          </table:table-cell>
          <table:table-cell table:formula="of:=[.K37]/[.H37]" office:value-type="float" office:value="1174.38461538462">
            <text:p>$ 1,17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45">
            <text:p>1345</text:p>
          </table:table-cell>
          <table:table-cell table:style-name="ce1" office:value-type="string">
            <text:p>ELMWOOD_PARK</text:p>
          </table:table-cell>
          <table:table-cell/>
          <table:table-cell table:style-name="ce4" office:value-type="float" office:value="423">
            <text:p>423</text:p>
          </table:table-cell>
          <table:table-cell table:style-name="ce4" table:formula="of:=SUM([.F38:.G38])" office:value-type="float" office:value="423">
            <text:p>423</text:p>
          </table:table-cell>
          <table:table-cell table:style-name="ce6" office:value-type="float" office:value="363177">
            <text:p>$ 363,177 </text:p>
          </table:table-cell>
          <table:table-cell table:style-name="ce6" office:value-type="float" office:value="115629">
            <text:p>$ 115,629 </text:p>
          </table:table-cell>
          <table:table-cell table:formula="of:=SUM([.I38:.J38])" office:value-type="float" office:value="478806">
            <text:p>$ 478,806 </text:p>
          </table:table-cell>
          <table:table-cell table:formula="of:=[.K38]/[.H38]" office:value-type="float" office:value="1131.92907801418">
            <text:p>$ 1,13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60">
            <text:p>1360</text:p>
          </table:table-cell>
          <table:table-cell table:style-name="ce1" office:value-type="string">
            <text:p>EMERSON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39:.G39])" office:value-type="float" office:value="26">
            <text:p>26</text:p>
          </table:table-cell>
          <table:table-cell table:style-name="ce6" office:value-type="float" office:value="14644">
            <text:p>$ 14,644 </text:p>
          </table:table-cell>
          <table:table-cell table:style-name="ce6" office:value-type="float" office:value="0">
            <text:p>$ 0 </text:p>
          </table:table-cell>
          <table:table-cell table:formula="of:=SUM([.I39:.J39])" office:value-type="float" office:value="14644">
            <text:p>$ 14,644 </text:p>
          </table:table-cell>
          <table:table-cell table:formula="of:=[.K39]/[.H39]" office:value-type="float" office:value="563.230769230769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70">
            <text:p>1370</text:p>
          </table:table-cell>
          <table:table-cell table:style-name="ce1" office:value-type="string">
            <text:p>ENGLEWOOD_CITY</text:p>
          </table:table-cell>
          <table:table-cell table:style-name="ce4" office:value-type="float" office:value="389">
            <text:p>389</text:p>
          </table:table-cell>
          <table:table-cell table:style-name="ce4"/>
          <table:table-cell table:style-name="ce4" table:formula="of:=SUM([.F40:.G40])" office:value-type="float" office:value="389">
            <text:p>389</text:p>
          </table:table-cell>
          <table:table-cell table:style-name="ce6" office:value-type="float" office:value="500981">
            <text:p>$ 500,981 </text:p>
          </table:table-cell>
          <table:table-cell table:style-name="ce6" office:value-type="float" office:value="323731">
            <text:p>$ 323,731 </text:p>
          </table:table-cell>
          <table:table-cell table:formula="of:=SUM([.I40:.J40])" office:value-type="float" office:value="824712">
            <text:p>$ 824,712 </text:p>
          </table:table-cell>
          <table:table-cell table:formula="of:=[.K40]/[.H40]" office:value-type="float" office:value="2120.0822622108">
            <text:p>$ 2,1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450">
            <text:p>1450</text:p>
          </table:table-cell>
          <table:table-cell table:style-name="ce1" office:value-type="string">
            <text:p>FAIR_LAWN</text:p>
          </table:table-cell>
          <table:table-cell table:style-name="ce4" office:value-type="float" office:value="179">
            <text:p>179</text:p>
          </table:table-cell>
          <table:table-cell table:style-name="ce4"/>
          <table:table-cell table:style-name="ce4" table:formula="of:=SUM([.F41:.G41])" office:value-type="float" office:value="179">
            <text:p>179</text:p>
          </table:table-cell>
          <table:table-cell table:style-name="ce6" office:value-type="float" office:value="120019">
            <text:p>$ 120,019 </text:p>
          </table:table-cell>
          <table:table-cell table:style-name="ce6" office:value-type="float" office:value="0">
            <text:p>$ 0 </text:p>
          </table:table-cell>
          <table:table-cell table:formula="of:=SUM([.I41:.J41])" office:value-type="float" office:value="120019">
            <text:p>$ 120,019 </text:p>
          </table:table-cell>
          <table:table-cell table:formula="of:=[.K41]/[.H41]" office:value-type="float" office:value="670.497206703911">
            <text:p>$ 67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470">
            <text:p>1470</text:p>
          </table:table-cell>
          <table:table-cell table:style-name="ce1" office:value-type="string">
            <text:p>FAIRVIEW_BORO</text:p>
          </table:table-cell>
          <table:table-cell/>
          <table:table-cell table:style-name="ce4" office:value-type="float" office:value="573">
            <text:p>573</text:p>
          </table:table-cell>
          <table:table-cell table:style-name="ce4" table:formula="of:=SUM([.F42:.G42])" office:value-type="float" office:value="573">
            <text:p>573</text:p>
          </table:table-cell>
          <table:table-cell table:style-name="ce6" office:value-type="float" office:value="740058">
            <text:p>$ 740,058 </text:p>
          </table:table-cell>
          <table:table-cell table:style-name="ce6" office:value-type="float" office:value="450016">
            <text:p>$ 450,016 </text:p>
          </table:table-cell>
          <table:table-cell table:formula="of:=SUM([.I42:.J42])" office:value-type="float" office:value="1190074">
            <text:p>$ 1,190,074 </text:p>
          </table:table-cell>
          <table:table-cell table:formula="of:=[.K42]/[.H42]" office:value-type="float" office:value="2076.91797556719">
            <text:p>$ 2,07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550">
            <text:p>1550</text:p>
          </table:table-cell>
          <table:table-cell table:style-name="ce1" office:value-type="string">
            <text:p>FORT_LEE_BORO</text:p>
          </table:table-cell>
          <table:table-cell table:style-name="ce4" office:value-type="float" office:value="425">
            <text:p>425</text:p>
          </table:table-cell>
          <table:table-cell table:style-name="ce4"/>
          <table:table-cell table:style-name="ce4" table:formula="of:=SUM([.F43:.G43])" office:value-type="float" office:value="425">
            <text:p>425</text:p>
          </table:table-cell>
          <table:table-cell table:style-name="ce6" office:value-type="float" office:value="590381">
            <text:p>$ 590,381 </text:p>
          </table:table-cell>
          <table:table-cell table:style-name="ce6" office:value-type="float" office:value="355519">
            <text:p>$ 355,519 </text:p>
          </table:table-cell>
          <table:table-cell table:formula="of:=SUM([.I43:.J43])" office:value-type="float" office:value="945900">
            <text:p>$ 945,900 </text:p>
          </table:table-cell>
          <table:table-cell table:formula="of:=[.K43]/[.H43]" office:value-type="float" office:value="2225.64705882353">
            <text:p>$ 2,22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700">
            <text:p>1700</text:p>
          </table:table-cell>
          <table:table-cell table:style-name="ce1" office:value-type="string">
            <text:p>GARFIELD_CITY</text:p>
          </table:table-cell>
          <table:table-cell table:style-name="ce4" office:value-type="float" office:value="650">
            <text:p>650</text:p>
          </table:table-cell>
          <table:table-cell table:style-name="ce4"/>
          <table:table-cell table:style-name="ce4" table:formula="of:=SUM([.F44:.G44])" office:value-type="float" office:value="650">
            <text:p>650</text:p>
          </table:table-cell>
          <table:table-cell table:style-name="ce6" office:value-type="float" office:value="825308">
            <text:p>$ 825,308 </text:p>
          </table:table-cell>
          <table:table-cell table:style-name="ce6" office:value-type="float" office:value="531184">
            <text:p>$ 531,184 </text:p>
          </table:table-cell>
          <table:table-cell table:formula="of:=SUM([.I44:.J44])" office:value-type="float" office:value="1356492">
            <text:p>$ 1,356,492 </text:p>
          </table:table-cell>
          <table:table-cell table:formula="of:=[.K44]/[.H44]" office:value-type="float" office:value="2086.91076923077">
            <text:p>$ 2,0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860">
            <text:p>1860</text:p>
          </table:table-cell>
          <table:table-cell table:style-name="ce1" office:value-type="string">
            <text:p>HACKENSACK_CITY</text:p>
          </table:table-cell>
          <table:table-cell table:style-name="ce4" office:value-type="float" office:value="752">
            <text:p>752</text:p>
          </table:table-cell>
          <table:table-cell table:style-name="ce4"/>
          <table:table-cell table:style-name="ce4" table:formula="of:=SUM([.F45:.G45])" office:value-type="float" office:value="752">
            <text:p>752</text:p>
          </table:table-cell>
          <table:table-cell table:style-name="ce6" office:value-type="float" office:value="914935">
            <text:p>$ 914,935 </text:p>
          </table:table-cell>
          <table:table-cell table:style-name="ce6" office:value-type="float" office:value="667709">
            <text:p>$ 667,709 </text:p>
          </table:table-cell>
          <table:table-cell table:formula="of:=SUM([.I45:.J45])" office:value-type="float" office:value="1582644">
            <text:p>$ 1,582,644 </text:p>
          </table:table-cell>
          <table:table-cell table:formula="of:=[.K45]/[.H45]" office:value-type="float" office:value="2104.57978723404">
            <text:p>$ 2,10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080">
            <text:p>2080</text:p>
          </table:table-cell>
          <table:table-cell table:style-name="ce1" office:value-type="string">
            <text:p>HASBROUCK_HEIGHTS_BORO</text:p>
          </table:table-cell>
          <table:table-cell table:style-name="ce4" office:value-type="string">
            <text:p><text:s/></text:p>
          </table:table-cell>
          <table:table-cell table:style-name="ce4" office:value-type="float" office:value="35">
            <text:p>35</text:p>
          </table:table-cell>
          <table:table-cell table:style-name="ce4" table:formula="of:=SUM([.F46:.G46])" office:value-type="float" office:value="35">
            <text:p>35</text:p>
          </table:table-cell>
          <table:table-cell table:style-name="ce6" office:value-type="float" office:value="643">
            <text:p>$ 643 </text:p>
          </table:table-cell>
          <table:table-cell table:style-name="ce6" office:value-type="float" office:value="0">
            <text:p>$ 0 </text:p>
          </table:table-cell>
          <table:table-cell table:formula="of:=SUM([.I46:.J46])" office:value-type="float" office:value="643">
            <text:p>$ 643 </text:p>
          </table:table-cell>
          <table:table-cell table:formula="of:=[.K46]/[.H46]" office:value-type="float" office:value="18.3714285714286">
            <text:p>$ 1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180">
            <text:p>2180</text:p>
          </table:table-cell>
          <table:table-cell table:style-name="ce1" office:value-type="string">
            <text:p>HILLSDALE</text:p>
          </table:table-cell>
          <table:table-cell/>
          <table:table-cell table:style-name="ce4" office:value-type="float" office:value="52">
            <text:p>52</text:p>
          </table:table-cell>
          <table:table-cell table:style-name="ce4" table:formula="of:=SUM([.F47:.G47])" office:value-type="float" office:value="52">
            <text:p>52</text:p>
          </table:table-cell>
          <table:table-cell table:style-name="ce6" office:value-type="float" office:value="30547">
            <text:p>$ 30,547 </text:p>
          </table:table-cell>
          <table:table-cell table:style-name="ce6" office:value-type="float" office:value="0">
            <text:p>$ 0 </text:p>
          </table:table-cell>
          <table:table-cell table:formula="of:=SUM([.I47:.J47])" office:value-type="float" office:value="30547">
            <text:p>$ 30,547 </text:p>
          </table:table-cell>
          <table:table-cell table:formula="of:=[.K47]/[.H47]" office:value-type="float" office:value="587.442307692308">
            <text:p>$ 5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620">
            <text:p>2620</text:p>
          </table:table-cell>
          <table:table-cell table:style-name="ce1" office:value-type="string">
            <text:p>LEONIA_BORO</text:p>
          </table:table-cell>
          <table:table-cell/>
          <table:table-cell table:style-name="ce4" office:value-type="float" office:value="115">
            <text:p>115</text:p>
          </table:table-cell>
          <table:table-cell table:style-name="ce4" table:formula="of:=SUM([.F48:.G48])" office:value-type="float" office:value="115">
            <text:p>115</text:p>
          </table:table-cell>
          <table:table-cell table:style-name="ce6" office:value-type="float" office:value="90238">
            <text:p>$ 90,238 </text:p>
          </table:table-cell>
          <table:table-cell table:style-name="ce6" office:value-type="float" office:value="28432">
            <text:p>$ 28,432 </text:p>
          </table:table-cell>
          <table:table-cell table:formula="of:=SUM([.I48:.J48])" office:value-type="float" office:value="118670">
            <text:p>$ 118,670 </text:p>
          </table:table-cell>
          <table:table-cell table:formula="of:=[.K48]/[.H48]" office:value-type="float" office:value="1031.91304347826">
            <text:p>$ 1,03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710">
            <text:p>2710</text:p>
          </table:table-cell>
          <table:table-cell table:style-name="ce1" office:value-type="string">
            <text:p>LITTLE_FERRY_BORO</text:p>
          </table:table-cell>
          <table:table-cell table:style-name="ce4"/>
          <table:table-cell table:style-name="ce4" office:value-type="float" office:value="188">
            <text:p>188</text:p>
          </table:table-cell>
          <table:table-cell table:style-name="ce4" table:formula="of:=SUM([.F49:.G49])" office:value-type="float" office:value="188">
            <text:p>188</text:p>
          </table:table-cell>
          <table:table-cell table:style-name="ce6" office:value-type="float" office:value="159234">
            <text:p>$ 159,234 </text:p>
          </table:table-cell>
          <table:table-cell table:style-name="ce6" office:value-type="float" office:value="50362">
            <text:p>$ 50,362 </text:p>
          </table:table-cell>
          <table:table-cell table:formula="of:=SUM([.I49:.J49])" office:value-type="float" office:value="209596">
            <text:p>$ 209,596 </text:p>
          </table:table-cell>
          <table:table-cell table:formula="of:=[.K49]/[.H49]" office:value-type="float" office:value="1114.87234042553">
            <text:p>$ 1,11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740">
            <text:p>2740</text:p>
          </table:table-cell>
          <table:table-cell table:style-name="ce1" office:value-type="string">
            <text:p>LODI_BOROUGH</text:p>
          </table:table-cell>
          <table:table-cell table:style-name="ce4" office:value-type="float" office:value="373">
            <text:p>373</text:p>
          </table:table-cell>
          <table:table-cell table:style-name="ce4"/>
          <table:table-cell table:style-name="ce4" table:formula="of:=SUM([.F50:.G50])" office:value-type="float" office:value="373">
            <text:p>373</text:p>
          </table:table-cell>
          <table:table-cell table:style-name="ce6" office:value-type="float" office:value="425553">
            <text:p>$ 425,553 </text:p>
          </table:table-cell>
          <table:table-cell table:style-name="ce6" office:value-type="float" office:value="308673">
            <text:p>$ 308,673 </text:p>
          </table:table-cell>
          <table:table-cell table:formula="of:=SUM([.I50:.J50])" office:value-type="float" office:value="734226">
            <text:p>$ 734,226 </text:p>
          </table:table-cell>
          <table:table-cell table:formula="of:=[.K50]/[.H50]" office:value-type="float" office:value="1968.43431635389">
            <text:p>$ 1,96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860">
            <text:p>2860</text:p>
          </table:table-cell>
          <table:table-cell table:style-name="ce1" office:value-type="string">
            <text:p>LYNDHURST_TOWNSHIP</text:p>
          </table:table-cell>
          <table:table-cell/>
          <table:table-cell table:style-name="ce4" office:value-type="float" office:value="292">
            <text:p>292</text:p>
          </table:table-cell>
          <table:table-cell table:style-name="ce4" table:formula="of:=SUM([.F51:.G51])" office:value-type="float" office:value="292">
            <text:p>292</text:p>
          </table:table-cell>
          <table:table-cell table:style-name="ce6" office:value-type="float" office:value="218355">
            <text:p>$ 218,355 </text:p>
          </table:table-cell>
          <table:table-cell table:style-name="ce6" office:value-type="float" office:value="72070">
            <text:p>$ 72,070 </text:p>
          </table:table-cell>
          <table:table-cell table:formula="of:=SUM([.I51:.J51])" office:value-type="float" office:value="290425">
            <text:p>$ 290,425 </text:p>
          </table:table-cell>
          <table:table-cell table:formula="of:=[.K51]/[.H51]" office:value-type="float" office:value="994.606164383562">
            <text:p>$ 99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900">
            <text:p>2900</text:p>
          </table:table-cell>
          <table:table-cell table:style-name="ce1" office:value-type="string">
            <text:p>MAHWAH_TOWNSHIP</text:p>
          </table:table-cell>
          <table:table-cell table:style-name="ce4" office:value-type="float" office:value="126">
            <text:p>126</text:p>
          </table:table-cell>
          <table:table-cell table:style-name="ce4"/>
          <table:table-cell table:style-name="ce4" table:formula="of:=SUM([.F52:.G52])" office:value-type="float" office:value="126">
            <text:p>126</text:p>
          </table:table-cell>
          <table:table-cell table:style-name="ce6" office:value-type="float" office:value="80273">
            <text:p>$ 80,273 </text:p>
          </table:table-cell>
          <table:table-cell table:style-name="ce6" office:value-type="float" office:value="0">
            <text:p>$ 0 </text:p>
          </table:table-cell>
          <table:table-cell table:formula="of:=SUM([.I52:.J52])" office:value-type="float" office:value="80273">
            <text:p>$ 80,273 </text:p>
          </table:table-cell>
          <table:table-cell table:formula="of:=[.K52]/[.H52]" office:value-type="float" office:value="637.087301587302">
            <text:p>$ 63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060">
            <text:p>3060</text:p>
          </table:table-cell>
          <table:table-cell table:style-name="ce1" office:value-type="string">
            <text:p>MAYWOOD_BORO</text:p>
          </table:table-cell>
          <table:table-cell/>
          <table:table-cell table:style-name="ce4" office:value-type="float" office:value="124">
            <text:p>124</text:p>
          </table:table-cell>
          <table:table-cell table:style-name="ce4" table:formula="of:=SUM([.F53:.G53])" office:value-type="float" office:value="124">
            <text:p>124</text:p>
          </table:table-cell>
          <table:table-cell table:style-name="ce6" office:value-type="float" office:value="93053">
            <text:p>$ 93,053 </text:p>
          </table:table-cell>
          <table:table-cell table:style-name="ce6" office:value-type="float" office:value="30657">
            <text:p>$ 30,657 </text:p>
          </table:table-cell>
          <table:table-cell table:formula="of:=SUM([.I53:.J53])" office:value-type="float" office:value="123710">
            <text:p>$ 123,710 </text:p>
          </table:table-cell>
          <table:table-cell table:formula="of:=[.K53]/[.H53]" office:value-type="float" office:value="997.661290322581">
            <text:p>$ 9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170">
            <text:p>3170</text:p>
          </table:table-cell>
          <table:table-cell table:style-name="ce1" office:value-type="string">
            <text:p>MIDLAND_PARK_BORO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" table:formula="of:=SUM([.F54:.G54])" office:value-type="float" office:value="22">
            <text:p>22</text:p>
          </table:table-cell>
          <table:table-cell table:style-name="ce6" office:value-type="float" office:value="12391">
            <text:p>$ 12,391 </text:p>
          </table:table-cell>
          <table:table-cell table:style-name="ce6" office:value-type="float" office:value="0">
            <text:p>$ 0 </text:p>
          </table:table-cell>
          <table:table-cell table:formula="of:=SUM([.I54:.J54])" office:value-type="float" office:value="12391">
            <text:p>$ 12,391 </text:p>
          </table:table-cell>
          <table:table-cell table:formula="of:=[.K54]/[.H54]" office:value-type="float" office:value="563.227272727273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350">
            <text:p>3350</text:p>
          </table:table-cell>
          <table:table-cell table:style-name="ce1" office:value-type="string">
            <text:p>MOONACHIE_BORO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SUM([.F55:.G55])" office:value-type="float" office:value="87">
            <text:p>87</text:p>
          </table:table-cell>
          <table:table-cell table:style-name="ce6" office:value-type="float" office:value="84943">
            <text:p>$ 84,943 </text:p>
          </table:table-cell>
          <table:table-cell table:style-name="ce6" office:value-type="float" office:value="38640">
            <text:p>$ 38,640 </text:p>
          </table:table-cell>
          <table:table-cell table:formula="of:=SUM([.I55:.J55])" office:value-type="float" office:value="123583">
            <text:p>$ 123,583 </text:p>
          </table:table-cell>
          <table:table-cell table:formula="of:=[.K55]/[.H55]" office:value-type="float" office:value="1420.49425287356">
            <text:p>$ 1,4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550">
            <text:p>3550</text:p>
          </table:table-cell>
          <table:table-cell table:style-name="ce1" office:value-type="string">
            <text:p>NEW_MILFORD</text:p>
          </table:table-cell>
          <table:table-cell/>
          <table:table-cell table:style-name="ce4" office:value-type="float" office:value="113">
            <text:p>113</text:p>
          </table:table-cell>
          <table:table-cell table:style-name="ce4" table:formula="of:=SUM([.F56:.G56])" office:value-type="float" office:value="113">
            <text:p>113</text:p>
          </table:table-cell>
          <table:table-cell table:style-name="ce6" office:value-type="float" office:value="85991">
            <text:p>$ 85,991 </text:p>
          </table:table-cell>
          <table:table-cell table:style-name="ce6" office:value-type="float" office:value="27938">
            <text:p>$ 27,938 </text:p>
          </table:table-cell>
          <table:table-cell table:formula="of:=SUM([.I56:.J56])" office:value-type="float" office:value="113929">
            <text:p>$ 113,929 </text:p>
          </table:table-cell>
          <table:table-cell table:formula="of:=[.K56]/[.H56]" office:value-type="float" office:value="1008.22123893805">
            <text:p>$ 1,00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600">
            <text:p>3600</text:p>
          </table:table-cell>
          <table:table-cell table:style-name="ce1" office:value-type="string">
            <text:p>NORTH_ARLINGTON_BORO</text:p>
          </table:table-cell>
          <table:table-cell/>
          <table:table-cell table:style-name="ce4" office:value-type="float" office:value="173">
            <text:p>173</text:p>
          </table:table-cell>
          <table:table-cell table:style-name="ce4" table:formula="of:=SUM([.F57:.G57])" office:value-type="float" office:value="173">
            <text:p>173</text:p>
          </table:table-cell>
          <table:table-cell table:style-name="ce6" office:value-type="float" office:value="129849">
            <text:p>$ 129,849 </text:p>
          </table:table-cell>
          <table:table-cell table:style-name="ce6" office:value-type="float" office:value="42772">
            <text:p>$ 42,772 </text:p>
          </table:table-cell>
          <table:table-cell table:formula="of:=SUM([.I57:.J57])" office:value-type="float" office:value="172621">
            <text:p>$ 172,621 </text:p>
          </table:table-cell>
          <table:table-cell table:formula="of:=[.K57]/[.H57]" office:value-type="float" office:value="997.809248554913">
            <text:p>$ 9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710">
            <text:p>3710</text:p>
          </table:table-cell>
          <table:table-cell table:style-name="ce1" office:value-type="string">
            <text:p>NORTHERN_VALLEY_REGIONAL</text:p>
          </table:table-cell>
          <table:table-cell table:style-name="ce4" office:value-type="float" office:value="63">
            <text:p>63</text:p>
          </table:table-cell>
          <table:table-cell table:style-name="ce4"/>
          <table:table-cell table:style-name="ce4" table:formula="of:=SUM([.F58:.G58])" office:value-type="float" office:value="63">
            <text:p>63</text:p>
          </table:table-cell>
          <table:table-cell table:style-name="ce6" office:value-type="float" office:value="40682">
            <text:p>$ 40,682 </text:p>
          </table:table-cell>
          <table:table-cell table:style-name="ce6" office:value-type="float" office:value="0">
            <text:p>$ 0 </text:p>
          </table:table-cell>
          <table:table-cell table:formula="of:=SUM([.I58:.J58])" office:value-type="float" office:value="40682">
            <text:p>$ 40,682 </text:p>
          </table:table-cell>
          <table:table-cell table:formula="of:=[.K58]/[.H58]" office:value-type="float" office:value="645.746031746032">
            <text:p>$ 6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760">
            <text:p>3760</text:p>
          </table:table-cell>
          <table:table-cell table:style-name="ce1" office:value-type="string">
            <text:p>OAKLAND_BORO</text:p>
          </table:table-cell>
          <table:table-cell/>
          <table:table-cell table:style-name="ce4" office:value-type="float" office:value="39">
            <text:p>39</text:p>
          </table:table-cell>
          <table:table-cell table:style-name="ce4" table:formula="of:=SUM([.F59:.G59])" office:value-type="float" office:value="39">
            <text:p>39</text:p>
          </table:table-cell>
          <table:table-cell table:style-name="ce6" office:value-type="float" office:value="33154">
            <text:p>$ 33,154 </text:p>
          </table:table-cell>
          <table:table-cell table:style-name="ce6" office:value-type="float" office:value="11186">
            <text:p>$ 11,186 </text:p>
          </table:table-cell>
          <table:table-cell table:formula="of:=SUM([.I59:.J59])" office:value-type="float" office:value="44340">
            <text:p>$ 44,340 </text:p>
          </table:table-cell>
          <table:table-cell table:formula="of:=[.K59]/[.H59]" office:value-type="float" office:value="1136.92307692308">
            <text:p>$ 1,13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10">
            <text:p>3910</text:p>
          </table:table-cell>
          <table:table-cell table:style-name="ce1" office:value-type="string">
            <text:p>PALISADES_PARK</text:p>
          </table:table-cell>
          <table:table-cell/>
          <table:table-cell table:style-name="ce4" office:value-type="float" office:value="276">
            <text:p>276</text:p>
          </table:table-cell>
          <table:table-cell table:style-name="ce4" table:formula="of:=SUM([.F60:.G60])" office:value-type="float" office:value="276">
            <text:p>276</text:p>
          </table:table-cell>
          <table:table-cell table:style-name="ce6" office:value-type="float" office:value="239387">
            <text:p>$ 239,387 </text:p>
          </table:table-cell>
          <table:table-cell table:style-name="ce6" office:value-type="float" office:value="77900">
            <text:p>$ 77,900 </text:p>
          </table:table-cell>
          <table:table-cell table:formula="of:=SUM([.I60:.J60])" office:value-type="float" office:value="317287">
            <text:p>$ 317,287 </text:p>
          </table:table-cell>
          <table:table-cell table:formula="of:=[.K60]/[.H60]" office:value-type="float" office:value="1149.59057971014">
            <text:p>$ 1,15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30">
            <text:p>3930</text:p>
          </table:table-cell>
          <table:table-cell table:style-name="ce1" office:value-type="string">
            <text:p>PARAMUS_BORO</text:p>
          </table:table-cell>
          <table:table-cell table:style-name="ce4" office:value-type="float" office:value="219">
            <text:p>219</text:p>
          </table:table-cell>
          <table:table-cell table:style-name="ce4"/>
          <table:table-cell table:style-name="ce4" table:formula="of:=SUM([.F61:.G61])" office:value-type="float" office:value="219">
            <text:p>219</text:p>
          </table:table-cell>
          <table:table-cell table:style-name="ce6" office:value-type="float" office:value="138645">
            <text:p>$ 138,645 </text:p>
          </table:table-cell>
          <table:table-cell table:style-name="ce6" office:value-type="float" office:value="0">
            <text:p>$ 0 </text:p>
          </table:table-cell>
          <table:table-cell table:formula="of:=SUM([.I61:.J61])" office:value-type="float" office:value="138645">
            <text:p>$ 138,645 </text:p>
          </table:table-cell>
          <table:table-cell table:formula="of:=[.K61]/[.H61]" office:value-type="float" office:value="633.082191780822">
            <text:p>$ 6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40">
            <text:p>3940</text:p>
          </table:table-cell>
          <table:table-cell table:style-name="ce1" office:value-type="string">
            <text:p>PARK_RIDGE_BORO</text:p>
          </table:table-cell>
          <table:table-cell/>
          <table:table-cell table:style-name="ce4" office:value-type="float" office:value="27">
            <text:p>27</text:p>
          </table:table-cell>
          <table:table-cell table:style-name="ce4" table:formula="of:=SUM([.F62:.G62])" office:value-type="float" office:value="27">
            <text:p>27</text:p>
          </table:table-cell>
          <table:table-cell table:style-name="ce6" office:value-type="float" office:value="10701">
            <text:p>$ 10,701 </text:p>
          </table:table-cell>
          <table:table-cell table:style-name="ce6" office:value-type="float" office:value="0">
            <text:p>$ 0 </text:p>
          </table:table-cell>
          <table:table-cell table:formula="of:=SUM([.I62:.J62])" office:value-type="float" office:value="10701">
            <text:p>$ 10,701 </text:p>
          </table:table-cell>
          <table:table-cell table:formula="of:=[.K62]/[.H62]" office:value-type="float" office:value="396.333333333333">
            <text:p>$ 3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60">
            <text:p>3960</text:p>
          </table:table-cell>
          <table:table-cell table:style-name="ce1" office:value-type="string">
            <text:p>PASCACK_VALLEY_REGIONAL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table:formula="of:=SUM([.F63:.G63])" office:value-type="float" office:value="39">
            <text:p>39</text:p>
          </table:table-cell>
          <table:table-cell table:style-name="ce6" office:value-type="float" office:value="25037">
            <text:p>$ 25,037 </text:p>
          </table:table-cell>
          <table:table-cell table:style-name="ce6" office:value-type="float" office:value="0">
            <text:p>$ 0 </text:p>
          </table:table-cell>
          <table:table-cell table:formula="of:=SUM([.I63:.J63])" office:value-type="float" office:value="25037">
            <text:p>$ 25,037 </text:p>
          </table:table-cell>
          <table:table-cell table:formula="of:=[.K63]/[.H63]" office:value-type="float" office:value="641.974358974359">
            <text:p>$ 64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70">
            <text:p>4370</text:p>
          </table:table-cell>
          <table:table-cell table:style-name="ce1" office:value-type="string">
            <text:p>RIDGEFIELD_BORO</text:p>
          </table:table-cell>
          <table:table-cell/>
          <table:table-cell table:style-name="ce4" office:value-type="float" office:value="189">
            <text:p>189</text:p>
          </table:table-cell>
          <table:table-cell table:style-name="ce4" table:formula="of:=SUM([.F64:.G64])" office:value-type="float" office:value="189">
            <text:p>189</text:p>
          </table:table-cell>
          <table:table-cell table:style-name="ce6" office:value-type="float" office:value="168165">
            <text:p>$ 168,165 </text:p>
          </table:table-cell>
          <table:table-cell table:style-name="ce6" office:value-type="float" office:value="46728">
            <text:p>$ 46,728 </text:p>
          </table:table-cell>
          <table:table-cell table:formula="of:=SUM([.I64:.J64])" office:value-type="float" office:value="214893">
            <text:p>$ 214,893 </text:p>
          </table:table-cell>
          <table:table-cell table:formula="of:=[.K64]/[.H64]" office:value-type="float" office:value="1137">
            <text:p>$ 1,13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80">
            <text:p>4380</text:p>
          </table:table-cell>
          <table:table-cell table:style-name="ce1" office:value-type="string">
            <text:p>RIDGEFIELD_PARK_TOWNSHIP</text:p>
          </table:table-cell>
          <table:table-cell/>
          <table:table-cell table:style-name="ce4" office:value-type="float" office:value="178">
            <text:p>178</text:p>
          </table:table-cell>
          <table:table-cell table:style-name="ce4" table:formula="of:=SUM([.F65:.G65])" office:value-type="float" office:value="178">
            <text:p>178</text:p>
          </table:table-cell>
          <table:table-cell table:style-name="ce6" office:value-type="float" office:value="287569">
            <text:p>$ 287,569 </text:p>
          </table:table-cell>
          <table:table-cell table:style-name="ce6" office:value-type="float" office:value="44008">
            <text:p>$ 44,008 </text:p>
          </table:table-cell>
          <table:table-cell table:formula="of:=SUM([.I65:.J65])" office:value-type="float" office:value="331577">
            <text:p>$ 331,577 </text:p>
          </table:table-cell>
          <table:table-cell table:formula="of:=[.K65]/[.H65]" office:value-type="float" office:value="1862.79213483146">
            <text:p>$ 1,8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90">
            <text:p>4390</text:p>
          </table:table-cell>
          <table:table-cell table:style-name="ce1" office:value-type="string">
            <text:p>RIDGEWOOD_VILLAGE</text:p>
          </table:table-cell>
          <table:table-cell table:style-name="ce4" office:value-type="float" office:value="155">
            <text:p>155</text:p>
          </table:table-cell>
          <table:table-cell table:style-name="ce4"/>
          <table:table-cell table:style-name="ce4" table:formula="of:=SUM([.F66:.G66])" office:value-type="float" office:value="155">
            <text:p>155</text:p>
          </table:table-cell>
          <table:table-cell table:style-name="ce6" office:value-type="float" office:value="107139">
            <text:p>$ 107,139 </text:p>
          </table:table-cell>
          <table:table-cell table:style-name="ce6" office:value-type="float" office:value="0">
            <text:p>$ 0 </text:p>
          </table:table-cell>
          <table:table-cell table:formula="of:=SUM([.I66:.J66])" office:value-type="float" office:value="107139">
            <text:p>$ 107,139 </text:p>
          </table:table-cell>
          <table:table-cell table:formula="of:=[.K66]/[.H66]" office:value-type="float" office:value="691.21935483871">
            <text:p>$ 6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470">
            <text:p>4470</text:p>
          </table:table-cell>
          <table:table-cell table:style-name="ce1" office:value-type="string">
            <text:p>ROCHELLE_PARK</text:p>
          </table:table-cell>
          <table:table-cell/>
          <table:table-cell table:style-name="ce4" office:value-type="float" office:value="20">
            <text:p>20</text:p>
          </table:table-cell>
          <table:table-cell table:style-name="ce4" table:formula="of:=SUM([.F67:.G67])" office:value-type="float" office:value="20">
            <text:p>20</text:p>
          </table:table-cell>
          <table:table-cell table:style-name="ce6" office:value-type="float" office:value="13887">
            <text:p>$ 13,887 </text:p>
          </table:table-cell>
          <table:table-cell table:style-name="ce6" office:value-type="float" office:value="0">
            <text:p>$ 0 </text:p>
          </table:table-cell>
          <table:table-cell table:formula="of:=SUM([.I67:.J67])" office:value-type="float" office:value="13887">
            <text:p>$ 13,887 </text:p>
          </table:table-cell>
          <table:table-cell table:formula="of:=[.K67]/[.H67]" office:value-type="float" office:value="694.35">
            <text:p>$ 69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610">
            <text:p>4610</text:p>
          </table:table-cell>
          <table:table-cell table:style-name="ce1" office:value-type="string">
            <text:p>SADDLE_BROOK_TOWNSHIP</text:p>
          </table:table-cell>
          <table:table-cell/>
          <table:table-cell table:style-name="ce4" office:value-type="float" office:value="127">
            <text:p>127</text:p>
          </table:table-cell>
          <table:table-cell table:style-name="ce4" table:formula="of:=SUM([.F68:.G68])" office:value-type="float" office:value="127">
            <text:p>127</text:p>
          </table:table-cell>
          <table:table-cell table:style-name="ce6" office:value-type="float" office:value="96103">
            <text:p>$ 96,103 </text:p>
          </table:table-cell>
          <table:table-cell table:style-name="ce6" office:value-type="float" office:value="31399">
            <text:p>$ 31,399 </text:p>
          </table:table-cell>
          <table:table-cell table:formula="of:=SUM([.I68:.J68])" office:value-type="float" office:value="127502">
            <text:p>$ 127,502 </text:p>
          </table:table-cell>
          <table:table-cell table:formula="of:=[.K68]/[.H68]" office:value-type="float" office:value="1003.95275590551">
            <text:p>$ 1,00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870">
            <text:p>4870</text:p>
          </table:table-cell>
          <table:table-cell table:style-name="ce1" office:value-type="string">
            <text:p>SOUTH_HACKENSACK_TOWNSHIP</text:p>
          </table:table-cell>
          <table:table-cell/>
          <table:table-cell table:style-name="ce4" office:value-type="float" office:value="35">
            <text:p>35</text:p>
          </table:table-cell>
          <table:table-cell table:style-name="ce4" table:formula="of:=SUM([.F69:.G69])" office:value-type="float" office:value="35">
            <text:p>35</text:p>
          </table:table-cell>
          <table:table-cell table:style-name="ce6" office:value-type="float" office:value="29557">
            <text:p>$ 29,557 </text:p>
          </table:table-cell>
          <table:table-cell table:style-name="ce6" office:value-type="float" office:value="8909">
            <text:p>$ 8,909 </text:p>
          </table:table-cell>
          <table:table-cell table:formula="of:=SUM([.I69:.J69])" office:value-type="float" office:value="38466">
            <text:p>$ 38,466 </text:p>
          </table:table-cell>
          <table:table-cell table:formula="of:=[.K69]/[.H69]" office:value-type="float" office:value="1099.02857142857">
            <text:p>$ 1,0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150">
            <text:p>5150</text:p>
          </table:table-cell>
          <table:table-cell table:style-name="ce1" office:value-type="string">
            <text:p>TEANECK_TOWNSHIP</text:p>
          </table:table-cell>
          <table:table-cell table:style-name="ce4" office:value-type="float" office:value="370">
            <text:p>370</text:p>
          </table:table-cell>
          <table:table-cell table:style-name="ce4"/>
          <table:table-cell table:style-name="ce4" table:formula="of:=SUM([.F70:.G70])" office:value-type="float" office:value="370">
            <text:p>370</text:p>
          </table:table-cell>
          <table:table-cell table:style-name="ce6" office:value-type="float" office:value="454787">
            <text:p>$ 454,787 </text:p>
          </table:table-cell>
          <table:table-cell table:style-name="ce6" office:value-type="float" office:value="320385">
            <text:p>$ 320,385 </text:p>
          </table:table-cell>
          <table:table-cell table:formula="of:=SUM([.I70:.J70])" office:value-type="float" office:value="775172">
            <text:p>$ 775,172 </text:p>
          </table:table-cell>
          <table:table-cell table:formula="of:=[.K70]/[.H70]" office:value-type="float" office:value="2095.05945945946">
            <text:p>$ 2,09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430">
            <text:p>5430</text:p>
          </table:table-cell>
          <table:table-cell table:style-name="ce1" office:value-type="string">
            <text:p>WALLINGTON_BORO</text:p>
          </table:table-cell>
          <table:table-cell/>
          <table:table-cell table:style-name="ce4" office:value-type="float" office:value="175">
            <text:p>175</text:p>
          </table:table-cell>
          <table:table-cell table:style-name="ce4" table:formula="of:=SUM([.F71:.G71])" office:value-type="float" office:value="175">
            <text:p>175</text:p>
          </table:table-cell>
          <table:table-cell table:style-name="ce6" office:value-type="float" office:value="147548">
            <text:p>$ 147,548 </text:p>
          </table:table-cell>
          <table:table-cell table:style-name="ce6" office:value-type="float" office:value="44256">
            <text:p>$ 44,256 </text:p>
          </table:table-cell>
          <table:table-cell table:formula="of:=SUM([.I71:.J71])" office:value-type="float" office:value="191804">
            <text:p>$ 191,804 </text:p>
          </table:table-cell>
          <table:table-cell table:formula="of:=[.K71]/[.H71]" office:value-type="float" office:value="1096.02285714286">
            <text:p>$ 1,0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755">
            <text:p>5755</text:p>
          </table:table-cell>
          <table:table-cell table:style-name="ce1" office:value-type="string">
            <text:p>WESTWOOD_REGIONAL</text:p>
          </table:table-cell>
          <table:table-cell table:style-name="ce4" office:value-type="float" office:value="81">
            <text:p>81</text:p>
          </table:table-cell>
          <table:table-cell table:style-name="ce4"/>
          <table:table-cell table:style-name="ce4" table:formula="of:=SUM([.F72:.G72])" office:value-type="float" office:value="81">
            <text:p>81</text:p>
          </table:table-cell>
          <table:table-cell table:style-name="ce6" office:value-type="float" office:value="71240">
            <text:p>$ 71,240 </text:p>
          </table:table-cell>
          <table:table-cell table:style-name="ce6" office:value-type="float" office:value="0">
            <text:p>$ 0 </text:p>
          </table:table-cell>
          <table:table-cell table:formula="of:=SUM([.I72:.J72])" office:value-type="float" office:value="71240">
            <text:p>$ 71,240 </text:p>
          </table:table-cell>
          <table:table-cell table:formula="of:=[.K72]/[.H72]" office:value-type="float" office:value="879.506172839506">
            <text:p>$ 88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830">
            <text:p>5830</text:p>
          </table:table-cell>
          <table:table-cell table:style-name="ce1" office:value-type="string">
            <text:p>WOOD-RIDGE_BORO</text:p>
          </table:table-cell>
          <table:table-cell/>
          <table:table-cell table:style-name="ce4" office:value-type="float" office:value="76">
            <text:p>76</text:p>
          </table:table-cell>
          <table:table-cell table:style-name="ce4" table:formula="of:=SUM([.F73:.G73])" office:value-type="float" office:value="76">
            <text:p>76</text:p>
          </table:table-cell>
          <table:table-cell table:style-name="ce6" office:value-type="float" office:value="60731">
            <text:p>$ 60,731 </text:p>
          </table:table-cell>
          <table:table-cell table:style-name="ce6" office:value-type="float" office:value="18790">
            <text:p>$ 18,790 </text:p>
          </table:table-cell>
          <table:table-cell table:formula="of:=SUM([.I73:.J73])" office:value-type="float" office:value="79521">
            <text:p>$ 79,521 </text:p>
          </table:table-cell>
          <table:table-cell table:formula="of:=[.K73]/[.H73]" office:value-type="float" office:value="1046.32894736842">
            <text:p>$ 1,0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6013">
            <text:p>6013</text:p>
          </table:table-cell>
          <table:table-cell table:style-name="ce1" office:value-type="string">
            <text:p>BERGEN_ARTS_AND_SCIENCES</text:p>
          </table:table-cell>
          <table:table-cell/>
          <table:table-cell table:style-name="ce4" office:value-type="float" office:value="96">
            <text:p>96</text:p>
          </table:table-cell>
          <table:table-cell table:style-name="ce4" table:formula="of:=SUM([.F74:.G74])" office:value-type="float" office:value="96">
            <text:p>96</text:p>
          </table:table-cell>
          <table:table-cell table:style-name="ce6" office:value-type="float" office:value="88009">
            <text:p>$ 88,009 </text:p>
          </table:table-cell>
          <table:table-cell table:style-name="ce6" office:value-type="float" office:value="28730">
            <text:p>$ 28,730 </text:p>
          </table:table-cell>
          <table:table-cell table:formula="of:=SUM([.I74:.J74])" office:value-type="float" office:value="116739">
            <text:p>$ 116,739 </text:p>
          </table:table-cell>
          <table:table-cell table:formula="of:=[.K74]/[.H74]" office:value-type="float" office:value="1216.03125">
            <text:p>$ 1,21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6430">
            <text:p>6430</text:p>
          </table:table-cell>
          <table:table-cell table:style-name="ce1" office:value-type="string">
            <text:p>ENGLEWOOD_ON_THE_PALISADE</text:p>
          </table:table-cell>
          <table:table-cell/>
          <table:table-cell table:style-name="ce4" office:value-type="float" office:value="88">
            <text:p>88</text:p>
          </table:table-cell>
          <table:table-cell table:style-name="ce4" table:formula="of:=SUM([.F75:.G75])" office:value-type="float" office:value="88">
            <text:p>88</text:p>
          </table:table-cell>
          <table:table-cell table:style-name="ce6" office:value-type="float" office:value="111799">
            <text:p>$ 111,799 </text:p>
          </table:table-cell>
          <table:table-cell table:style-name="ce6" office:value-type="float" office:value="59520">
            <text:p>$ 59,520 </text:p>
          </table:table-cell>
          <table:table-cell table:formula="of:=SUM([.I75:.J75])" office:value-type="float" office:value="171319">
            <text:p>$ 171,319 </text:p>
          </table:table-cell>
          <table:table-cell table:formula="of:=[.K75]/[.H75]" office:value-type="float" office:value="1946.80681818182">
            <text:p>$ 1,94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890">
            <text:p>7890</text:p>
          </table:table-cell>
          <table:table-cell table:style-name="ce1" office:value-type="string">
            <text:p>TEANECK_COMMUNITY_CHARTER_SCHOOL</text:p>
          </table:table-cell>
          <table:table-cell/>
          <table:table-cell table:style-name="ce4" office:value-type="float" office:value="16">
            <text:p>16</text:p>
          </table:table-cell>
          <table:table-cell table:style-name="ce4" table:formula="of:=SUM([.F76:.G76])" office:value-type="float" office:value="16">
            <text:p>16</text:p>
          </table:table-cell>
          <table:table-cell table:style-name="ce6" office:value-type="float" office:value="11829">
            <text:p>$ 11,829 </text:p>
          </table:table-cell>
          <table:table-cell table:style-name="ce6" office:value-type="float" office:value="3955">
            <text:p>$ 3,955 </text:p>
          </table:table-cell>
          <table:table-cell table:formula="of:=SUM([.I76:.J76])" office:value-type="float" office:value="15784">
            <text:p>$ 15,784 </text:p>
          </table:table-cell>
          <table:table-cell table:formula="of:=[.K76]/[.H76]" office:value-type="float" office:value="986.5">
            <text:p>$ 9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00">
            <text:p>200</text:p>
          </table:table-cell>
          <table:table-cell table:style-name="ce1" office:value-type="string">
            <text:p>BASS_RIVER_TOWNSHIP</text:p>
          </table:table-cell>
          <table:table-cell/>
          <table:table-cell table:style-name="ce4" office:value-type="float" office:value="16">
            <text:p>16</text:p>
          </table:table-cell>
          <table:table-cell table:style-name="ce4" table:formula="of:=SUM([.F77:.G77])" office:value-type="float" office:value="16">
            <text:p>16</text:p>
          </table:table-cell>
          <table:table-cell table:style-name="ce6" office:value-type="float" office:value="15593">
            <text:p>$ 15,593 </text:p>
          </table:table-cell>
          <table:table-cell table:style-name="ce6" office:value-type="float" office:value="3955">
            <text:p>$ 3,955 </text:p>
          </table:table-cell>
          <table:table-cell table:formula="of:=SUM([.I77:.J77])" office:value-type="float" office:value="19548">
            <text:p>$ 19,548 </text:p>
          </table:table-cell>
          <table:table-cell table:formula="of:=[.K77]/[.H77]" office:value-type="float" office:value="1221.75">
            <text:p>$ 1,22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80">
            <text:p>380</text:p>
          </table:table-cell>
          <table:table-cell table:style-name="ce1" office:value-type="string">
            <text:p>BEVERLY_CITY</text:p>
          </table:table-cell>
          <table:table-cell/>
          <table:table-cell table:style-name="ce4" office:value-type="float" office:value="141">
            <text:p>141</text:p>
          </table:table-cell>
          <table:table-cell table:style-name="ce4" table:formula="of:=SUM([.F78:.G78])" office:value-type="float" office:value="141">
            <text:p>141</text:p>
          </table:table-cell>
          <table:table-cell table:style-name="ce6" office:value-type="float" office:value="178430">
            <text:p>$ 178,430 </text:p>
          </table:table-cell>
          <table:table-cell table:style-name="ce6" office:value-type="float" office:value="108884">
            <text:p>$ 108,884 </text:p>
          </table:table-cell>
          <table:table-cell table:formula="of:=SUM([.I78:.J78])" office:value-type="float" office:value="287314">
            <text:p>$ 287,314 </text:p>
          </table:table-cell>
          <table:table-cell table:formula="of:=[.K78]/[.H78]" office:value-type="float" office:value="2037.68794326241">
            <text:p>$ 2,0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75">
            <text:p>475</text:p>
          </table:table-cell>
          <table:table-cell table:style-name="ce1" office:value-type="string">
            <text:p>BORDENTOWN_REGIONAL</text:p>
          </table:table-cell>
          <table:table-cell/>
          <table:table-cell table:style-name="ce4" office:value-type="float" office:value="300">
            <text:p>300</text:p>
          </table:table-cell>
          <table:table-cell table:style-name="ce4" table:formula="of:=SUM([.F79:.G79])" office:value-type="float" office:value="300">
            <text:p>300</text:p>
          </table:table-cell>
          <table:table-cell table:style-name="ce6" office:value-type="float" office:value="225021">
            <text:p>$ 225,021 </text:p>
          </table:table-cell>
          <table:table-cell table:style-name="ce6" office:value-type="float" office:value="74172">
            <text:p>$ 74,172 </text:p>
          </table:table-cell>
          <table:table-cell table:formula="of:=SUM([.I79:.J79])" office:value-type="float" office:value="299193">
            <text:p>$ 299,193 </text:p>
          </table:table-cell>
          <table:table-cell table:formula="of:=[.K79]/[.H79]" office:value-type="float" office:value="997.31">
            <text:p>$ 9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00">
            <text:p>600</text:p>
          </table:table-cell>
          <table:table-cell table:style-name="ce1" office:value-type="string">
            <text:p>BURLINGTON_CITY</text:p>
          </table:table-cell>
          <table:table-cell/>
          <table:table-cell table:style-name="ce4" office:value-type="float" office:value="517">
            <text:p>517</text:p>
          </table:table-cell>
          <table:table-cell table:style-name="ce4" table:formula="of:=SUM([.F80:.G80])" office:value-type="float" office:value="517">
            <text:p>517</text:p>
          </table:table-cell>
          <table:table-cell table:style-name="ce6" office:value-type="float" office:value="553707">
            <text:p>$ 553,707 </text:p>
          </table:table-cell>
          <table:table-cell table:style-name="ce6" office:value-type="float" office:value="222106">
            <text:p>$ 222,106 </text:p>
          </table:table-cell>
          <table:table-cell table:formula="of:=SUM([.I80:.J80])" office:value-type="float" office:value="775813">
            <text:p>$ 775,813 </text:p>
          </table:table-cell>
          <table:table-cell table:formula="of:=[.K80]/[.H80]" office:value-type="float" office:value="1500.60541586074">
            <text:p>$ 1,5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10">
            <text:p>610</text:p>
          </table:table-cell>
          <table:table-cell table:style-name="ce1" office:value-type="string">
            <text:p>BURLINGTON_COUNTY_VOCATIONAL</text:p>
          </table:table-cell>
          <table:table-cell/>
          <table:table-cell table:style-name="ce4" office:value-type="float" office:value="339">
            <text:p>339</text:p>
          </table:table-cell>
          <table:table-cell table:style-name="ce4" table:formula="of:=SUM([.F81:.G81])" office:value-type="float" office:value="339">
            <text:p>339</text:p>
          </table:table-cell>
          <table:table-cell table:style-name="ce6" office:value-type="float" office:value="524985">
            <text:p>$ 524,985 </text:p>
          </table:table-cell>
          <table:table-cell table:style-name="ce6" office:value-type="float" office:value="91985">
            <text:p>$ 91,985 </text:p>
          </table:table-cell>
          <table:table-cell table:formula="of:=SUM([.I81:.J81])" office:value-type="float" office:value="616970">
            <text:p>$ 616,970 </text:p>
          </table:table-cell>
          <table:table-cell table:formula="of:=[.K81]/[.H81]" office:value-type="float" office:value="1819.97050147493">
            <text:p>$ 1,8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20">
            <text:p>620</text:p>
          </table:table-cell>
          <table:table-cell table:style-name="ce1" office:value-type="string">
            <text:p>BURLINGTON_TOWNSHIP</text:p>
          </table:table-cell>
          <table:table-cell table:style-name="ce4" office:value-type="float" office:value="135">
            <text:p>135</text:p>
          </table:table-cell>
          <table:table-cell table:style-name="ce4"/>
          <table:table-cell table:style-name="ce4" table:formula="of:=SUM([.F82:.G82])" office:value-type="float" office:value="135">
            <text:p>135</text:p>
          </table:table-cell>
          <table:table-cell table:style-name="ce6" office:value-type="float" office:value="113531">
            <text:p>$ 113,531 </text:p>
          </table:table-cell>
          <table:table-cell table:style-name="ce6" office:value-type="float" office:value="0">
            <text:p>$ 0 </text:p>
          </table:table-cell>
          <table:table-cell table:formula="of:=SUM([.I82:.J82])" office:value-type="float" office:value="113531">
            <text:p>$ 113,531 </text:p>
          </table:table-cell>
          <table:table-cell table:formula="of:=[.K82]/[.H82]" office:value-type="float" office:value="840.97037037037">
            <text:p>$ 84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830">
            <text:p>830</text:p>
          </table:table-cell>
          <table:table-cell table:style-name="ce1" office:value-type="string">
            <text:p>CHESTERFIELD_TOWNSHIP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83:.G83])" office:value-type="float" office:value="17">
            <text:p>17</text:p>
          </table:table-cell>
          <table:table-cell table:style-name="ce6" office:value-type="float" office:value="9679">
            <text:p>$ 9,679 </text:p>
          </table:table-cell>
          <table:table-cell table:style-name="ce6" office:value-type="float" office:value="0">
            <text:p>$ 0 </text:p>
          </table:table-cell>
          <table:table-cell table:formula="of:=SUM([.I83:.J83])" office:value-type="float" office:value="9679">
            <text:p>$ 9,679 </text:p>
          </table:table-cell>
          <table:table-cell table:formula="of:=[.K83]/[.H83]" office:value-type="float" office:value="569.352941176471">
            <text:p>$ 5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840">
            <text:p>840</text:p>
          </table:table-cell>
          <table:table-cell table:style-name="ce1" office:value-type="string">
            <text:p>CINNAMINSON_TOWNSHIP</text:p>
          </table:table-cell>
          <table:table-cell/>
          <table:table-cell table:style-name="ce4" office:value-type="float" office:value="112">
            <text:p>112</text:p>
          </table:table-cell>
          <table:table-cell table:style-name="ce4" table:formula="of:=SUM([.F84:.G84])" office:value-type="float" office:value="112">
            <text:p>112</text:p>
          </table:table-cell>
          <table:table-cell table:style-name="ce6" office:value-type="float" office:value="75723">
            <text:p>$ 75,723 </text:p>
          </table:table-cell>
          <table:table-cell table:style-name="ce6" office:value-type="float" office:value="0">
            <text:p>$ 0 </text:p>
          </table:table-cell>
          <table:table-cell table:formula="of:=SUM([.I84:.J84])" office:value-type="float" office:value="75723">
            <text:p>$ 75,723 </text:p>
          </table:table-cell>
          <table:table-cell table:formula="of:=[.K84]/[.H84]" office:value-type="float" office:value="676.098214285714">
            <text:p>$ 6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030">
            <text:p>1030</text:p>
          </table:table-cell>
          <table:table-cell table:style-name="ce1" office:value-type="string">
            <text:p>DELANCO_TOWNSHIP</text:p>
          </table:table-cell>
          <table:table-cell/>
          <table:table-cell table:style-name="ce4" office:value-type="float" office:value="78">
            <text:p>78</text:p>
          </table:table-cell>
          <table:table-cell table:style-name="ce4" table:formula="of:=SUM([.F85:.G85])" office:value-type="float" office:value="78">
            <text:p>78</text:p>
          </table:table-cell>
          <table:table-cell table:style-name="ce6" office:value-type="float" office:value="67626">
            <text:p>$ 67,626 </text:p>
          </table:table-cell>
          <table:table-cell table:style-name="ce6" office:value-type="float" office:value="21869">
            <text:p>$ 21,869 </text:p>
          </table:table-cell>
          <table:table-cell table:formula="of:=SUM([.I85:.J85])" office:value-type="float" office:value="89495">
            <text:p>$ 89,495 </text:p>
          </table:table-cell>
          <table:table-cell table:formula="of:=[.K85]/[.H85]" office:value-type="float" office:value="1147.3717948718">
            <text:p>$ 1,14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060">
            <text:p>1060</text:p>
          </table:table-cell>
          <table:table-cell table:style-name="ce1" office:value-type="string">
            <text:p>DELRAN_TOWNSHIP</text:p>
          </table:table-cell>
          <table:table-cell/>
          <table:table-cell table:style-name="ce4" office:value-type="float" office:value="249">
            <text:p>249</text:p>
          </table:table-cell>
          <table:table-cell table:style-name="ce4" table:formula="of:=SUM([.F86:.G86])" office:value-type="float" office:value="249">
            <text:p>249</text:p>
          </table:table-cell>
          <table:table-cell table:style-name="ce6" office:value-type="float" office:value="187445">
            <text:p>$ 187,445 </text:p>
          </table:table-cell>
          <table:table-cell table:style-name="ce6" office:value-type="float" office:value="61562">
            <text:p>$ 61,562 </text:p>
          </table:table-cell>
          <table:table-cell table:formula="of:=SUM([.I86:.J86])" office:value-type="float" office:value="249007">
            <text:p>$ 249,007 </text:p>
          </table:table-cell>
          <table:table-cell table:formula="of:=[.K86]/[.H86]" office:value-type="float" office:value="1000.0281124498">
            <text:p>$ 1,0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250">
            <text:p>1250</text:p>
          </table:table-cell>
          <table:table-cell table:style-name="ce1" office:value-type="string">
            <text:p>EASTAMPTON_TOWNSHIP</text:p>
          </table:table-cell>
          <table:table-cell/>
          <table:table-cell table:style-name="ce4" office:value-type="float" office:value="91">
            <text:p>91</text:p>
          </table:table-cell>
          <table:table-cell table:style-name="ce4" table:formula="of:=SUM([.F87:.G87])" office:value-type="float" office:value="91">
            <text:p>91</text:p>
          </table:table-cell>
          <table:table-cell table:style-name="ce6" office:value-type="float" office:value="70779">
            <text:p>$ 70,779 </text:p>
          </table:table-cell>
          <table:table-cell table:style-name="ce6" office:value-type="float" office:value="22499">
            <text:p>$ 22,499 </text:p>
          </table:table-cell>
          <table:table-cell table:formula="of:=SUM([.I87:.J87])" office:value-type="float" office:value="93278">
            <text:p>$ 93,278 </text:p>
          </table:table-cell>
          <table:table-cell table:formula="of:=[.K87]/[.H87]" office:value-type="float" office:value="1025.03296703297">
            <text:p>$ 1,0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280">
            <text:p>1280</text:p>
          </table:table-cell>
          <table:table-cell table:style-name="ce1" office:value-type="string">
            <text:p>EDGEWATER_PARK_TOWNSHIP</text:p>
          </table:table-cell>
          <table:table-cell/>
          <table:table-cell table:style-name="ce4" office:value-type="float" office:value="216">
            <text:p>216</text:p>
          </table:table-cell>
          <table:table-cell table:style-name="ce4" table:formula="of:=SUM([.F88:.G88])" office:value-type="float" office:value="216">
            <text:p>216</text:p>
          </table:table-cell>
          <table:table-cell table:style-name="ce6" office:value-type="float" office:value="211280">
            <text:p>$ 211,280 </text:p>
          </table:table-cell>
          <table:table-cell table:style-name="ce6" office:value-type="float" office:value="81587">
            <text:p>$ 81,587 </text:p>
          </table:table-cell>
          <table:table-cell table:formula="of:=SUM([.I88:.J88])" office:value-type="float" office:value="292867">
            <text:p>$ 292,867 </text:p>
          </table:table-cell>
          <table:table-cell table:formula="of:=[.K88]/[.H88]" office:value-type="float" office:value="1355.86574074074">
            <text:p>$ 1,35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420">
            <text:p>1420</text:p>
          </table:table-cell>
          <table:table-cell table:style-name="ce1" office:value-type="string">
            <text:p>EVESHAM_TOWNSHIP</text:p>
          </table:table-cell>
          <table:table-cell table:style-name="ce4" office:value-type="float" office:value="188">
            <text:p>188</text:p>
          </table:table-cell>
          <table:table-cell table:style-name="ce4"/>
          <table:table-cell table:style-name="ce4" table:formula="of:=SUM([.F89:.G89])" office:value-type="float" office:value="188">
            <text:p>188</text:p>
          </table:table-cell>
          <table:table-cell table:style-name="ce6" office:value-type="float" office:value="134982">
            <text:p>$ 134,982 </text:p>
          </table:table-cell>
          <table:table-cell table:style-name="ce6" office:value-type="float" office:value="0">
            <text:p>$ 0 </text:p>
          </table:table-cell>
          <table:table-cell table:formula="of:=SUM([.I89:.J89])" office:value-type="float" office:value="134982">
            <text:p>$ 134,982 </text:p>
          </table:table-cell>
          <table:table-cell table:formula="of:=[.K89]/[.H89]" office:value-type="float" office:value="717.989361702128">
            <text:p>$ 71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520">
            <text:p>1520</text:p>
          </table:table-cell>
          <table:table-cell table:style-name="ce1" office:value-type="string">
            <text:p>FLORENCE_TOWNSHIP</text:p>
          </table:table-cell>
          <table:table-cell/>
          <table:table-cell table:style-name="ce4" office:value-type="float" office:value="337">
            <text:p>337</text:p>
          </table:table-cell>
          <table:table-cell table:style-name="ce4" table:formula="of:=SUM([.F90:.G90])" office:value-type="float" office:value="337">
            <text:p>337</text:p>
          </table:table-cell>
          <table:table-cell table:style-name="ce6" office:value-type="float" office:value="280852">
            <text:p>$ 280,852 </text:p>
          </table:table-cell>
          <table:table-cell table:style-name="ce6" office:value-type="float" office:value="90734">
            <text:p>$ 90,734 </text:p>
          </table:table-cell>
          <table:table-cell table:formula="of:=SUM([.I90:.J90])" office:value-type="float" office:value="371586">
            <text:p>$ 371,586 </text:p>
          </table:table-cell>
          <table:table-cell table:formula="of:=[.K90]/[.H90]" office:value-type="float" office:value="1102.62908011869">
            <text:p>$ 1,1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910">
            <text:p>1910</text:p>
          </table:table-cell>
          <table:table-cell table:style-name="ce1" office:value-type="string">
            <text:p>HAINESPORT_TOWNSHIP</text:p>
          </table:table-cell>
          <table:table-cell/>
          <table:table-cell table:style-name="ce4" office:value-type="float" office:value="54">
            <text:p>54</text:p>
          </table:table-cell>
          <table:table-cell table:style-name="ce4" table:formula="of:=SUM([.F91:.G91])" office:value-type="float" office:value="54">
            <text:p>54</text:p>
          </table:table-cell>
          <table:table-cell table:style-name="ce6" office:value-type="float" office:value="40710">
            <text:p>$ 40,710 </text:p>
          </table:table-cell>
          <table:table-cell table:style-name="ce6" office:value-type="float" office:value="13351">
            <text:p>$ 13,351 </text:p>
          </table:table-cell>
          <table:table-cell table:formula="of:=SUM([.I91:.J91])" office:value-type="float" office:value="54061">
            <text:p>$ 54,061 </text:p>
          </table:table-cell>
          <table:table-cell table:formula="of:=[.K91]/[.H91]" office:value-type="float" office:value="1001.12962962963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610">
            <text:p>2610</text:p>
          </table:table-cell>
          <table:table-cell table:style-name="ce1" office:value-type="string">
            <text:p>LENAPE_REGIONAL</text:p>
          </table:table-cell>
          <table:table-cell table:style-name="ce4" office:value-type="float" office:value="163">
            <text:p>163</text:p>
          </table:table-cell>
          <table:table-cell table:style-name="ce4"/>
          <table:table-cell table:style-name="ce4" table:formula="of:=SUM([.F92:.G92])" office:value-type="float" office:value="163">
            <text:p>163</text:p>
          </table:table-cell>
          <table:table-cell table:style-name="ce6" office:value-type="float" office:value="100103">
            <text:p>$ 100,103 </text:p>
          </table:table-cell>
          <table:table-cell table:style-name="ce6" office:value-type="float" office:value="0">
            <text:p>$ 0 </text:p>
          </table:table-cell>
          <table:table-cell table:formula="of:=SUM([.I92:.J92])" office:value-type="float" office:value="100103">
            <text:p>$ 100,103 </text:p>
          </table:table-cell>
          <table:table-cell table:formula="of:=[.K92]/[.H92]" office:value-type="float" office:value="614.128834355828">
            <text:p>$ 6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850">
            <text:p>2850</text:p>
          </table:table-cell>
          <table:table-cell table:style-name="ce1" office:value-type="string">
            <text:p>LUMBERTON_TOWNSHIP</text:p>
          </table:table-cell>
          <table:table-cell/>
          <table:table-cell table:style-name="ce4" office:value-type="float" office:value="115">
            <text:p>115</text:p>
          </table:table-cell>
          <table:table-cell table:style-name="ce4" table:formula="of:=SUM([.F93:.G93])" office:value-type="float" office:value="115">
            <text:p>115</text:p>
          </table:table-cell>
          <table:table-cell table:style-name="ce6" office:value-type="float" office:value="86653">
            <text:p>$ 86,653 </text:p>
          </table:table-cell>
          <table:table-cell table:style-name="ce6" office:value-type="float" office:value="28432">
            <text:p>$ 28,432 </text:p>
          </table:table-cell>
          <table:table-cell table:formula="of:=SUM([.I93:.J93])" office:value-type="float" office:value="115085">
            <text:p>$ 115,085 </text:p>
          </table:table-cell>
          <table:table-cell table:formula="of:=[.K93]/[.H93]" office:value-type="float" office:value="1000.73913043478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960">
            <text:p>2960</text:p>
          </table:table-cell>
          <table:table-cell table:style-name="ce1" office:value-type="string">
            <text:p>MANSFIELD_TOWNSHIP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94:.G94])" office:value-type="float" office:value="17">
            <text:p>17</text:p>
          </table:table-cell>
          <table:table-cell table:style-name="ce6" office:value-type="float" office:value="12944">
            <text:p>$ 12,944 </text:p>
          </table:table-cell>
          <table:table-cell table:style-name="ce6" office:value-type="float" office:value="0">
            <text:p>$ 0 </text:p>
          </table:table-cell>
          <table:table-cell table:formula="of:=SUM([.I94:.J94])" office:value-type="float" office:value="12944">
            <text:p>$ 12,944 </text:p>
          </table:table-cell>
          <table:table-cell table:formula="of:=[.K94]/[.H94]" office:value-type="float" office:value="761.411764705882">
            <text:p>$ 76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010">
            <text:p>3010</text:p>
          </table:table-cell>
          <table:table-cell table:style-name="ce1" office:value-type="string">
            <text:p>MAPLE_SHADE_TOWNSHIP</text:p>
          </table:table-cell>
          <table:table-cell table:style-name="ce4" office:value-type="float" office:value="167">
            <text:p>167</text:p>
          </table:table-cell>
          <table:table-cell table:style-name="ce4"/>
          <table:table-cell table:style-name="ce4" table:formula="of:=SUM([.F95:.G95])" office:value-type="float" office:value="167">
            <text:p>167</text:p>
          </table:table-cell>
          <table:table-cell table:style-name="ce6" office:value-type="float" office:value="194601">
            <text:p>$ 194,601 </text:p>
          </table:table-cell>
          <table:table-cell table:style-name="ce6" office:value-type="float" office:value="140533">
            <text:p>$ 140,533 </text:p>
          </table:table-cell>
          <table:table-cell table:formula="of:=SUM([.I95:.J95])" office:value-type="float" office:value="335134">
            <text:p>$ 335,134 </text:p>
          </table:table-cell>
          <table:table-cell table:formula="of:=[.K95]/[.H95]" office:value-type="float" office:value="2006.79041916168">
            <text:p>$ 2,00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080">
            <text:p>3080</text:p>
          </table:table-cell>
          <table:table-cell table:style-name="ce1" office:value-type="string">
            <text:p>MEDFORD_TOWNSHIP</text:p>
          </table:table-cell>
          <table:table-cell table:style-name="ce4" office:value-type="float" office:value="90">
            <text:p>90</text:p>
          </table:table-cell>
          <table:table-cell table:style-name="ce4"/>
          <table:table-cell table:style-name="ce4" table:formula="of:=SUM([.F96:.G96])" office:value-type="float" office:value="90">
            <text:p>90</text:p>
          </table:table-cell>
          <table:table-cell table:style-name="ce6" office:value-type="float" office:value="70744">
            <text:p>$ 70,744 </text:p>
          </table:table-cell>
          <table:table-cell table:style-name="ce6" office:value-type="float" office:value="0">
            <text:p>$ 0 </text:p>
          </table:table-cell>
          <table:table-cell table:formula="of:=SUM([.I96:.J96])" office:value-type="float" office:value="70744">
            <text:p>$ 70,744 </text:p>
          </table:table-cell>
          <table:table-cell table:formula="of:=[.K96]/[.H96]" office:value-type="float" office:value="786.044444444445">
            <text:p>$ 78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360">
            <text:p>3360</text:p>
          </table:table-cell>
          <table:table-cell table:style-name="ce1" office:value-type="string">
            <text:p>MOORESTOWN_TOWNSHIP</text:p>
          </table:table-cell>
          <table:table-cell table:style-name="ce4" office:value-type="float" office:value="150">
            <text:p>150</text:p>
          </table:table-cell>
          <table:table-cell table:style-name="ce4"/>
          <table:table-cell table:style-name="ce4" table:formula="of:=SUM([.F97:.G97])" office:value-type="float" office:value="150">
            <text:p>150</text:p>
          </table:table-cell>
          <table:table-cell table:style-name="ce6" office:value-type="float" office:value="113930">
            <text:p>$ 113,930 </text:p>
          </table:table-cell>
          <table:table-cell table:style-name="ce6" office:value-type="float" office:value="0">
            <text:p>$ 0 </text:p>
          </table:table-cell>
          <table:table-cell table:formula="of:=SUM([.I97:.J97])" office:value-type="float" office:value="113930">
            <text:p>$ 113,930 </text:p>
          </table:table-cell>
          <table:table-cell table:formula="of:=[.K97]/[.H97]" office:value-type="float" office:value="759.533333333333">
            <text:p>$ 76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430">
            <text:p>3430</text:p>
          </table:table-cell>
          <table:table-cell table:style-name="ce1" office:value-type="string">
            <text:p>MOUNT_HOLLY_TOWNSHIP</text:p>
          </table:table-cell>
          <table:table-cell/>
          <table:table-cell table:style-name="ce4" office:value-type="float" office:value="348">
            <text:p>348</text:p>
          </table:table-cell>
          <table:table-cell table:style-name="ce4" table:formula="of:=SUM([.F98:.G98])" office:value-type="float" office:value="348">
            <text:p>348</text:p>
          </table:table-cell>
          <table:table-cell table:style-name="ce6" office:value-type="float" office:value="444148">
            <text:p>$ 444,148 </text:p>
          </table:table-cell>
          <table:table-cell table:style-name="ce6" office:value-type="float" office:value="170631">
            <text:p>$ 170,631 </text:p>
          </table:table-cell>
          <table:table-cell table:formula="of:=SUM([.I98:.J98])" office:value-type="float" office:value="614779">
            <text:p>$ 614,779 </text:p>
          </table:table-cell>
          <table:table-cell table:formula="of:=[.K98]/[.H98]" office:value-type="float" office:value="1766.60632183908">
            <text:p>$ 1,7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440">
            <text:p>3440</text:p>
          </table:table-cell>
          <table:table-cell table:style-name="ce1" office:value-type="string">
            <text:p>MOUNT_LAUREL_TOWNSHIP</text:p>
          </table:table-cell>
          <table:table-cell table:style-name="ce4" office:value-type="float" office:value="207">
            <text:p>207</text:p>
          </table:table-cell>
          <table:table-cell table:style-name="ce4"/>
          <table:table-cell table:style-name="ce4" table:formula="of:=SUM([.F99:.G99])" office:value-type="float" office:value="207">
            <text:p>207</text:p>
          </table:table-cell>
          <table:table-cell table:style-name="ce6" office:value-type="float" office:value="133959">
            <text:p>$ 133,959 </text:p>
          </table:table-cell>
          <table:table-cell table:style-name="ce6" office:value-type="float" office:value="0">
            <text:p>$ 0 </text:p>
          </table:table-cell>
          <table:table-cell table:formula="of:=SUM([.I99:.J99])" office:value-type="float" office:value="133959">
            <text:p>$ 133,959 </text:p>
          </table:table-cell>
          <table:table-cell table:formula="of:=[.K99]/[.H99]" office:value-type="float" office:value="647.144927536232">
            <text:p>$ 64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540">
            <text:p>3540</text:p>
          </table:table-cell>
          <table:table-cell table:style-name="ce1" office:value-type="string">
            <text:p>NEW_HANOVER_TOWNSHIP</text:p>
          </table:table-cell>
          <table:table-cell/>
          <table:table-cell table:style-name="ce4" office:value-type="float" office:value="67">
            <text:p>67</text:p>
          </table:table-cell>
          <table:table-cell table:style-name="ce4" table:formula="of:=SUM([.F100:.G100])" office:value-type="float" office:value="67">
            <text:p>67</text:p>
          </table:table-cell>
          <table:table-cell table:style-name="ce6" office:value-type="float" office:value="92247">
            <text:p>$ 92,247 </text:p>
          </table:table-cell>
          <table:table-cell table:style-name="ce6" office:value-type="float" office:value="36533">
            <text:p>$ 36,533 </text:p>
          </table:table-cell>
          <table:table-cell table:formula="of:=SUM([.I100:.J100])" office:value-type="float" office:value="128780">
            <text:p>$ 128,780 </text:p>
          </table:table-cell>
          <table:table-cell table:formula="of:=[.K100]/[.H100]" office:value-type="float" office:value="1922.08955223881">
            <text:p>$ 1,92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650">
            <text:p>3650</text:p>
          </table:table-cell>
          <table:table-cell table:style-name="ce1" office:value-type="string">
            <text:p>NORTH_HANOVER_TOWNSHIP</text:p>
          </table:table-cell>
          <table:table-cell/>
          <table:table-cell table:style-name="ce4" office:value-type="float" office:value="129">
            <text:p>129</text:p>
          </table:table-cell>
          <table:table-cell table:style-name="ce4" table:formula="of:=SUM([.F101:.G101])" office:value-type="float" office:value="129">
            <text:p>129</text:p>
          </table:table-cell>
          <table:table-cell table:style-name="ce6" office:value-type="float" office:value="107245">
            <text:p>$ 107,245 </text:p>
          </table:table-cell>
          <table:table-cell table:style-name="ce6" office:value-type="float" office:value="31893">
            <text:p>$ 31,893 </text:p>
          </table:table-cell>
          <table:table-cell table:formula="of:=SUM([.I101:.J101])" office:value-type="float" office:value="139138">
            <text:p>$ 139,138 </text:p>
          </table:table-cell>
          <table:table-cell table:formula="of:=[.K101]/[.H101]" office:value-type="float" office:value="1078.58914728682">
            <text:p>$ 1,07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690">
            <text:p>3690</text:p>
          </table:table-cell>
          <table:table-cell table:style-name="ce1" office:value-type="string">
            <text:p>NORTHERN_BURLINGTON_COUNTY_REGIONAL</text:p>
          </table:table-cell>
          <table:table-cell table:style-name="ce4" office:value-type="float" office:value="76">
            <text:p>76</text:p>
          </table:table-cell>
          <table:table-cell table:style-name="ce4"/>
          <table:table-cell table:style-name="ce4" table:formula="of:=SUM([.F102:.G102])" office:value-type="float" office:value="76">
            <text:p>76</text:p>
          </table:table-cell>
          <table:table-cell table:style-name="ce6" office:value-type="float" office:value="53110">
            <text:p>$ 53,110 </text:p>
          </table:table-cell>
          <table:table-cell table:style-name="ce6" office:value-type="float" office:value="0">
            <text:p>$ 0 </text:p>
          </table:table-cell>
          <table:table-cell table:formula="of:=SUM([.I102:.J102])" office:value-type="float" office:value="53110">
            <text:p>$ 53,110 </text:p>
          </table:table-cell>
          <table:table-cell table:formula="of:=[.K102]/[.H102]" office:value-type="float" office:value="698.815789473684">
            <text:p>$ 6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920">
            <text:p>3920</text:p>
          </table:table-cell>
          <table:table-cell table:style-name="ce1" office:value-type="string">
            <text:p>PALMYRA_BORO</text:p>
          </table:table-cell>
          <table:table-cell/>
          <table:table-cell table:style-name="ce4" office:value-type="float" office:value="180">
            <text:p>180</text:p>
          </table:table-cell>
          <table:table-cell table:style-name="ce4" table:formula="of:=SUM([.F103:.G103])" office:value-type="float" office:value="180">
            <text:p>180</text:p>
          </table:table-cell>
          <table:table-cell table:style-name="ce6" office:value-type="float" office:value="181220">
            <text:p>$ 181,220 </text:p>
          </table:table-cell>
          <table:table-cell table:style-name="ce6" office:value-type="float" office:value="49695">
            <text:p>$ 49,695 </text:p>
          </table:table-cell>
          <table:table-cell table:formula="of:=SUM([.I103:.J103])" office:value-type="float" office:value="230915">
            <text:p>$ 230,915 </text:p>
          </table:table-cell>
          <table:table-cell table:formula="of:=[.K103]/[.H103]" office:value-type="float" office:value="1282.86111111111">
            <text:p>$ 1,28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050">
            <text:p>4050</text:p>
          </table:table-cell>
          <table:table-cell table:style-name="ce1" office:value-type="string">
            <text:p>PEMBERTON_TOWNSHIP</text:p>
          </table:table-cell>
          <table:table-cell table:style-name="ce4" office:value-type="float" office:value="614">
            <text:p>614</text:p>
          </table:table-cell>
          <table:table-cell table:style-name="ce4"/>
          <table:table-cell table:style-name="ce4" table:formula="of:=SUM([.F104:.G104])" office:value-type="float" office:value="614">
            <text:p>614</text:p>
          </table:table-cell>
          <table:table-cell table:style-name="ce6" office:value-type="float" office:value="838556">
            <text:p>$ 838,556 </text:p>
          </table:table-cell>
          <table:table-cell table:style-name="ce6" office:value-type="float" office:value="514455">
            <text:p>$ 514,455 </text:p>
          </table:table-cell>
          <table:table-cell table:formula="of:=SUM([.I104:.J104])" office:value-type="float" office:value="1353011">
            <text:p>$ 1,353,011 </text:p>
          </table:table-cell>
          <table:table-cell table:formula="of:=[.K104]/[.H104]" office:value-type="float" office:value="2203.6009771987">
            <text:p>$ 2,20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320">
            <text:p>4320</text:p>
          </table:table-cell>
          <table:table-cell table:style-name="ce1" office:value-type="string">
            <text:p>RANCOCAS_VALLEY_REGIONAL</text:p>
          </table:table-cell>
          <table:table-cell table:style-name="ce4" office:value-type="float" office:value="97">
            <text:p>97</text:p>
          </table:table-cell>
          <table:table-cell table:style-name="ce4"/>
          <table:table-cell table:style-name="ce4" table:formula="of:=SUM([.F105:.G105])" office:value-type="float" office:value="97">
            <text:p>97</text:p>
          </table:table-cell>
          <table:table-cell table:style-name="ce6" office:value-type="float" office:value="113166">
            <text:p>$ 113,166 </text:p>
          </table:table-cell>
          <table:table-cell table:style-name="ce6" office:value-type="float" office:value="81142">
            <text:p>$ 81,142 </text:p>
          </table:table-cell>
          <table:table-cell table:formula="of:=SUM([.I105:.J105])" office:value-type="float" office:value="194308">
            <text:p>$ 194,308 </text:p>
          </table:table-cell>
          <table:table-cell table:formula="of:=[.K105]/[.H105]" office:value-type="float" office:value="2003.17525773196">
            <text:p>$ 2,0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450">
            <text:p>4450</text:p>
          </table:table-cell>
          <table:table-cell table:style-name="ce1" office:value-type="string">
            <text:p>RIVERSIDE_TOWNSHIP</text:p>
          </table:table-cell>
          <table:table-cell/>
          <table:table-cell table:style-name="ce4" office:value-type="float" office:value="341">
            <text:p>341</text:p>
          </table:table-cell>
          <table:table-cell table:style-name="ce4" table:formula="of:=SUM([.F106:.G106])" office:value-type="float" office:value="341">
            <text:p>341</text:p>
          </table:table-cell>
          <table:table-cell table:style-name="ce6" office:value-type="float" office:value="346839">
            <text:p>$ 346,839 </text:p>
          </table:table-cell>
          <table:table-cell table:style-name="ce6" office:value-type="float" office:value="119412">
            <text:p>$ 119,412 </text:p>
          </table:table-cell>
          <table:table-cell table:formula="of:=SUM([.I106:.J106])" office:value-type="float" office:value="466251">
            <text:p>$ 466,251 </text:p>
          </table:table-cell>
          <table:table-cell table:formula="of:=[.K106]/[.H106]" office:value-type="float" office:value="1367.3049853372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460">
            <text:p>4460</text:p>
          </table:table-cell>
          <table:table-cell table:style-name="ce1" office:value-type="string">
            <text:p>RIVERTON</text:p>
          </table:table-cell>
          <table:table-cell/>
          <table:table-cell table:style-name="ce4" office:value-type="float" office:value="18">
            <text:p>18</text:p>
          </table:table-cell>
          <table:table-cell table:style-name="ce4" table:formula="of:=SUM([.F107:.G107])" office:value-type="float" office:value="18">
            <text:p>18</text:p>
          </table:table-cell>
          <table:table-cell table:style-name="ce6" office:value-type="float" office:value="13277">
            <text:p>$ 13,277 </text:p>
          </table:table-cell>
          <table:table-cell table:style-name="ce6" office:value-type="float" office:value="4451">
            <text:p>$ 4,451 </text:p>
          </table:table-cell>
          <table:table-cell table:formula="of:=SUM([.I107:.J107])" office:value-type="float" office:value="17728">
            <text:p>$ 17,728 </text:p>
          </table:table-cell>
          <table:table-cell table:formula="of:=[.K107]/[.H107]" office:value-type="float" office:value="984.888888888889">
            <text:p>$ 9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740">
            <text:p>4740</text:p>
          </table:table-cell>
          <table:table-cell table:style-name="ce1" office:value-type="string">
            <text:p>SHAMONG_TOWNSHIP</text:p>
          </table:table-cell>
          <table:table-cell/>
          <table:table-cell table:style-name="ce4" office:value-type="float" office:value="32">
            <text:p>32</text:p>
          </table:table-cell>
          <table:table-cell table:style-name="ce4" table:formula="of:=SUM([.F108:.G108])" office:value-type="float" office:value="32">
            <text:p>32</text:p>
          </table:table-cell>
          <table:table-cell table:style-name="ce6" office:value-type="float" office:value="18728">
            <text:p>$ 18,728 </text:p>
          </table:table-cell>
          <table:table-cell table:style-name="ce6" office:value-type="float" office:value="0">
            <text:p>$ 0 </text:p>
          </table:table-cell>
          <table:table-cell table:formula="of:=SUM([.I108:.J108])" office:value-type="float" office:value="18728">
            <text:p>$ 18,728 </text:p>
          </table:table-cell>
          <table:table-cell table:formula="of:=[.K108]/[.H108]" office:value-type="float" office:value="585.25">
            <text:p>$ 5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930">
            <text:p>4930</text:p>
          </table:table-cell>
          <table:table-cell table:style-name="ce1" office:value-type="string">
            <text:p>SOUTHAMPTON_TOWNSHIP</text:p>
          </table:table-cell>
          <table:table-cell/>
          <table:table-cell table:style-name="ce4" office:value-type="float" office:value="60">
            <text:p>60</text:p>
          </table:table-cell>
          <table:table-cell table:style-name="ce4" table:formula="of:=SUM([.F109:.G109])" office:value-type="float" office:value="60">
            <text:p>60</text:p>
          </table:table-cell>
          <table:table-cell table:style-name="ce6" office:value-type="float" office:value="45169">
            <text:p>$ 45,169 </text:p>
          </table:table-cell>
          <table:table-cell table:style-name="ce6" office:value-type="float" office:value="14835">
            <text:p>$ 14,835 </text:p>
          </table:table-cell>
          <table:table-cell table:formula="of:=SUM([.I109:.J109])" office:value-type="float" office:value="60004">
            <text:p>$ 60,004 </text:p>
          </table:table-cell>
          <table:table-cell table:formula="of:=[.K109]/[.H109]" office:value-type="float" office:value="1000.06666666667">
            <text:p>$ 1,0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010">
            <text:p>5010</text:p>
          </table:table-cell>
          <table:table-cell table:style-name="ce1" office:value-type="string">
            <text:p>SPRINGFIELD_TOWNSHIP</text:p>
          </table:table-cell>
          <table:table-cell/>
          <table:table-cell table:style-name="ce4" office:value-type="float" office:value="12">
            <text:p>12</text:p>
          </table:table-cell>
          <table:table-cell table:style-name="ce4" table:formula="of:=SUM([.F110:.G110])" office:value-type="float" office:value="12">
            <text:p>12</text:p>
          </table:table-cell>
          <table:table-cell table:style-name="ce6" office:value-type="float" office:value="7366">
            <text:p>$ 7,366 </text:p>
          </table:table-cell>
          <table:table-cell table:style-name="ce6" office:value-type="float" office:value="0">
            <text:p>$ 0 </text:p>
          </table:table-cell>
          <table:table-cell table:formula="of:=SUM([.I110:.J110])" office:value-type="float" office:value="7366">
            <text:p>$ 7,366 </text:p>
          </table:table-cell>
          <table:table-cell table:formula="of:=[.K110]/[.H110]" office:value-type="float" office:value="613.833333333333">
            <text:p>$ 6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130">
            <text:p>5130</text:p>
          </table:table-cell>
          <table:table-cell table:style-name="ce1" office:value-type="string">
            <text:p>TABERNACLE_TOWNSHIP</text:p>
          </table:table-cell>
          <table:table-cell/>
          <table:table-cell table:style-name="ce4" office:value-type="float" office:value="42">
            <text:p>42</text:p>
          </table:table-cell>
          <table:table-cell table:style-name="ce4" table:formula="of:=SUM([.F111:.G111])" office:value-type="float" office:value="42">
            <text:p>42</text:p>
          </table:table-cell>
          <table:table-cell table:style-name="ce6" office:value-type="float" office:value="31553">
            <text:p>$ 31,553 </text:p>
          </table:table-cell>
          <table:table-cell table:style-name="ce6" office:value-type="float" office:value="0">
            <text:p>$ 0 </text:p>
          </table:table-cell>
          <table:table-cell table:formula="of:=SUM([.I111:.J111])" office:value-type="float" office:value="31553">
            <text:p>$ 31,553 </text:p>
          </table:table-cell>
          <table:table-cell table:formula="of:=[.K111]/[.H111]" office:value-type="float" office:value="751.261904761905">
            <text:p>$ 75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490">
            <text:p>5490</text:p>
          </table:table-cell>
          <table:table-cell table:style-name="ce1" office:value-type="string">
            <text:p>WASHINGTON_TOWNSHIP</text:p>
          </table:table-cell>
          <table:table-cell/>
          <table:table-cell table:style-name="ce4" office:value-type="float" office:value="10">
            <text:p>10</text:p>
          </table:table-cell>
          <table:table-cell table:style-name="ce4" table:formula="of:=SUM([.F112:.G112])" office:value-type="float" office:value="10">
            <text:p>10</text:p>
          </table:table-cell>
          <table:table-cell table:style-name="ce6" office:value-type="float" office:value="7377">
            <text:p>$ 7,377 </text:p>
          </table:table-cell>
          <table:table-cell table:style-name="ce6" office:value-type="float" office:value="2472">
            <text:p>$ 2,472 </text:p>
          </table:table-cell>
          <table:table-cell table:formula="of:=SUM([.I112:.J112])" office:value-type="float" office:value="9849">
            <text:p>$ 9,849 </text:p>
          </table:table-cell>
          <table:table-cell table:formula="of:=[.K112]/[.H112]" office:value-type="float" office:value="984.9">
            <text:p>$ 9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720">
            <text:p>5720</text:p>
          </table:table-cell>
          <table:table-cell table:style-name="ce1" office:value-type="string">
            <text:p>WESTAMPTON</text:p>
          </table:table-cell>
          <table:table-cell/>
          <table:table-cell table:style-name="ce4" office:value-type="float" office:value="68">
            <text:p>68</text:p>
          </table:table-cell>
          <table:table-cell table:style-name="ce4" table:formula="of:=SUM([.F113:.G113])" office:value-type="float" office:value="68">
            <text:p>68</text:p>
          </table:table-cell>
          <table:table-cell table:style-name="ce6" office:value-type="float" office:value="51162">
            <text:p>$ 51,162 </text:p>
          </table:table-cell>
          <table:table-cell table:style-name="ce6" office:value-type="float" office:value="16812">
            <text:p>$ 16,812 </text:p>
          </table:table-cell>
          <table:table-cell table:formula="of:=SUM([.I113:.J113])" office:value-type="float" office:value="67974">
            <text:p>$ 67,974 </text:p>
          </table:table-cell>
          <table:table-cell table:formula="of:=[.K113]/[.H113]" office:value-type="float" office:value="999.617647058824">
            <text:p>$ 1,0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805">
            <text:p>5805</text:p>
          </table:table-cell>
          <table:table-cell table:style-name="ce1" office:value-type="string">
            <text:p>WILLINGBORO_TOWNSHIP</text:p>
          </table:table-cell>
          <table:table-cell table:style-name="ce4" office:value-type="float" office:value="589">
            <text:p>589</text:p>
          </table:table-cell>
          <table:table-cell table:style-name="ce4"/>
          <table:table-cell table:style-name="ce4" table:formula="of:=SUM([.F114:.G114])" office:value-type="float" office:value="589">
            <text:p>589</text:p>
          </table:table-cell>
          <table:table-cell table:style-name="ce6" office:value-type="float" office:value="645619">
            <text:p>$ 645,619 </text:p>
          </table:table-cell>
          <table:table-cell table:style-name="ce6" office:value-type="float" office:value="490197">
            <text:p>$ 490,197 </text:p>
          </table:table-cell>
          <table:table-cell table:formula="of:=SUM([.I114:.J114])" office:value-type="float" office:value="1135816">
            <text:p>$ 1,135,816 </text:p>
          </table:table-cell>
          <table:table-cell table:formula="of:=[.K114]/[.H114]" office:value-type="float" office:value="1928.38030560272">
            <text:p>$ 1,9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890">
            <text:p>5890</text:p>
          </table:table-cell>
          <table:table-cell table:style-name="ce1" office:value-type="string">
            <text:p>WOODLAND_TOWNSHIP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115:.G115])" office:value-type="float" office:value="15">
            <text:p>15</text:p>
          </table:table-cell>
          <table:table-cell table:style-name="ce6" office:value-type="float" office:value="11060">
            <text:p>$ 11,060 </text:p>
          </table:table-cell>
          <table:table-cell table:style-name="ce6" office:value-type="float" office:value="3708">
            <text:p>$ 3,708 </text:p>
          </table:table-cell>
          <table:table-cell table:formula="of:=SUM([.I115:.J115])" office:value-type="float" office:value="14768">
            <text:p>$ 14,768 </text:p>
          </table:table-cell>
          <table:table-cell table:formula="of:=[.K115]/[.H115]" office:value-type="float" office:value="984.533333333333">
            <text:p>$ 9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026">
            <text:p>6026</text:p>
          </table:table-cell>
          <table:table-cell table:style-name="ce1" office:value-type="string">
            <text:p>RIVERBANK_CHARTER_SCHOOL</text:p>
          </table:table-cell>
          <table:table-cell/>
          <table:table-cell table:style-name="ce4" office:value-type="float" office:value="11">
            <text:p>11</text:p>
          </table:table-cell>
          <table:table-cell table:style-name="ce4" table:formula="of:=SUM([.F116:.G116])" office:value-type="float" office:value="11">
            <text:p>11</text:p>
          </table:table-cell>
          <table:table-cell table:style-name="ce6" office:value-type="float" office:value="11525">
            <text:p>$ 11,525 </text:p>
          </table:table-cell>
          <table:table-cell table:style-name="ce6" office:value-type="float" office:value="5576">
            <text:p>$ 5,576 </text:p>
          </table:table-cell>
          <table:table-cell table:formula="of:=SUM([.I116:.J116])" office:value-type="float" office:value="17101">
            <text:p>$ 17,101 </text:p>
          </table:table-cell>
          <table:table-cell table:formula="of:=[.K116]/[.H116]" office:value-type="float" office:value="1554.63636363636">
            <text:p>$ 1,55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50">
            <text:p>150</text:p>
          </table:table-cell>
          <table:table-cell table:style-name="ce1" office:value-type="string">
            <text:p>AUDUBON_BORO</text:p>
          </table:table-cell>
          <table:table-cell/>
          <table:table-cell table:style-name="ce4" office:value-type="float" office:value="117">
            <text:p>117</text:p>
          </table:table-cell>
          <table:table-cell table:style-name="ce4" table:formula="of:=SUM([.F117:.G117])" office:value-type="float" office:value="117">
            <text:p>117</text:p>
          </table:table-cell>
          <table:table-cell table:style-name="ce6" office:value-type="float" office:value="87301">
            <text:p>$ 87,301 </text:p>
          </table:table-cell>
          <table:table-cell table:style-name="ce6" office:value-type="float" office:value="28927">
            <text:p>$ 28,927 </text:p>
          </table:table-cell>
          <table:table-cell table:formula="of:=SUM([.I117:.J117])" office:value-type="float" office:value="116228">
            <text:p>$ 116,228 </text:p>
          </table:table-cell>
          <table:table-cell table:formula="of:=[.K117]/[.H117]" office:value-type="float" office:value="993.401709401709">
            <text:p>$ 9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90">
            <text:p>190</text:p>
          </table:table-cell>
          <table:table-cell table:style-name="ce1" office:value-type="string">
            <text:p>BARRINGTON_BORO</text:p>
          </table:table-cell>
          <table:table-cell/>
          <table:table-cell table:style-name="ce4" office:value-type="float" office:value="73">
            <text:p>73</text:p>
          </table:table-cell>
          <table:table-cell table:style-name="ce4" table:formula="of:=SUM([.F118:.G118])" office:value-type="float" office:value="73">
            <text:p>73</text:p>
          </table:table-cell>
          <table:table-cell table:style-name="ce6" office:value-type="float" office:value="54998">
            <text:p>$ 54,998 </text:p>
          </table:table-cell>
          <table:table-cell table:style-name="ce6" office:value-type="float" office:value="18048">
            <text:p>$ 18,048 </text:p>
          </table:table-cell>
          <table:table-cell table:formula="of:=SUM([.I118:.J118])" office:value-type="float" office:value="73046">
            <text:p>$ 73,046 </text:p>
          </table:table-cell>
          <table:table-cell table:formula="of:=[.K118]/[.H118]" office:value-type="float" office:value="1000.6301369863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60">
            <text:p>260</text:p>
          </table:table-cell>
          <table:table-cell table:style-name="ce1" office:value-type="string">
            <text:p>BELLMAWR_BORO</text:p>
          </table:table-cell>
          <table:table-cell/>
          <table:table-cell table:style-name="ce4" office:value-type="float" office:value="306">
            <text:p>306</text:p>
          </table:table-cell>
          <table:table-cell table:style-name="ce4" table:formula="of:=SUM([.F119:.G119])" office:value-type="float" office:value="306">
            <text:p>306</text:p>
          </table:table-cell>
          <table:table-cell table:style-name="ce6" office:value-type="float" office:value="303707">
            <text:p>$ 303,707 </text:p>
          </table:table-cell>
          <table:table-cell table:style-name="ce6" office:value-type="float" office:value="117719">
            <text:p>$ 117,719 </text:p>
          </table:table-cell>
          <table:table-cell table:formula="of:=SUM([.I119:.J119])" office:value-type="float" office:value="421426">
            <text:p>$ 421,426 </text:p>
          </table:table-cell>
          <table:table-cell table:formula="of:=[.K119]/[.H119]" office:value-type="float" office:value="1377.2091503268">
            <text:p>$ 1,37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30">
            <text:p>330</text:p>
          </table:table-cell>
          <table:table-cell table:style-name="ce1" office:value-type="string">
            <text:p>BERLIN_BORO</text:p>
          </table:table-cell>
          <table:table-cell/>
          <table:table-cell table:style-name="ce4" office:value-type="float" office:value="65">
            <text:p>65</text:p>
          </table:table-cell>
          <table:table-cell table:style-name="ce4" table:formula="of:=SUM([.F120:.G120])" office:value-type="float" office:value="65">
            <text:p>65</text:p>
          </table:table-cell>
          <table:table-cell table:style-name="ce6" office:value-type="float" office:value="53150">
            <text:p>$ 53,150 </text:p>
          </table:table-cell>
          <table:table-cell table:style-name="ce6" office:value-type="float" office:value="16070">
            <text:p>$ 16,070 </text:p>
          </table:table-cell>
          <table:table-cell table:formula="of:=SUM([.I120:.J120])" office:value-type="float" office:value="69220">
            <text:p>$ 69,220 </text:p>
          </table:table-cell>
          <table:table-cell table:formula="of:=[.K120]/[.H120]" office:value-type="float" office:value="1064.92307692308">
            <text:p>$ 1,06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40">
            <text:p>340</text:p>
          </table:table-cell>
          <table:table-cell table:style-name="ce1" office:value-type="string">
            <text:p>BERLIN_TOWNSHIP</text:p>
          </table:table-cell>
          <table:table-cell/>
          <table:table-cell table:style-name="ce4" office:value-type="float" office:value="133">
            <text:p>133</text:p>
          </table:table-cell>
          <table:table-cell table:style-name="ce4" table:formula="of:=SUM([.F121:.G121])" office:value-type="float" office:value="133">
            <text:p>133</text:p>
          </table:table-cell>
          <table:table-cell table:style-name="ce6" office:value-type="float" office:value="142442">
            <text:p>$ 142,442 </text:p>
          </table:table-cell>
          <table:table-cell table:style-name="ce6" office:value-type="float" office:value="43872">
            <text:p>$ 43,872 </text:p>
          </table:table-cell>
          <table:table-cell table:formula="of:=SUM([.I121:.J121])" office:value-type="float" office:value="186314">
            <text:p>$ 186,314 </text:p>
          </table:table-cell>
          <table:table-cell table:formula="of:=[.K121]/[.H121]" office:value-type="float" office:value="1400.85714285714">
            <text:p>$ 1,4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90">
            <text:p>390</text:p>
          </table:table-cell>
          <table:table-cell table:style-name="ce1" office:value-type="string">
            <text:p>BLACK_HORSE_PIKE_REGIONAL</text:p>
          </table:table-cell>
          <table:table-cell table:style-name="ce4" office:value-type="float" office:value="282">
            <text:p>282</text:p>
          </table:table-cell>
          <table:table-cell table:style-name="ce4"/>
          <table:table-cell table:style-name="ce4" table:formula="of:=SUM([.F122:.G122])" office:value-type="float" office:value="282">
            <text:p>282</text:p>
          </table:table-cell>
          <table:table-cell table:style-name="ce6" office:value-type="float" office:value="369602">
            <text:p>$ 369,602 </text:p>
          </table:table-cell>
          <table:table-cell table:style-name="ce6" office:value-type="float" office:value="117719">
            <text:p>$ 117,719 </text:p>
          </table:table-cell>
          <table:table-cell table:formula="of:=SUM([.I122:.J122])" office:value-type="float" office:value="487321">
            <text:p>$ 487,321 </text:p>
          </table:table-cell>
          <table:table-cell table:formula="of:=[.K122]/[.H122]" office:value-type="float" office:value="1728.08865248227">
            <text:p>$ 1,7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80">
            <text:p>580</text:p>
          </table:table-cell>
          <table:table-cell table:style-name="ce1" office:value-type="string">
            <text:p>BROOKLAWN_BORO</text:p>
          </table:table-cell>
          <table:table-cell/>
          <table:table-cell table:style-name="ce4" office:value-type="float" office:value="93">
            <text:p>93</text:p>
          </table:table-cell>
          <table:table-cell table:style-name="ce4" table:formula="of:=SUM([.F123:.G123])" office:value-type="float" office:value="93">
            <text:p>93</text:p>
          </table:table-cell>
          <table:table-cell table:style-name="ce6" office:value-type="float" office:value="103463">
            <text:p>$ 103,463 </text:p>
          </table:table-cell>
          <table:table-cell table:style-name="ce6" office:value-type="float" office:value="38959">
            <text:p>$ 38,959 </text:p>
          </table:table-cell>
          <table:table-cell table:formula="of:=SUM([.I123:.J123])" office:value-type="float" office:value="142422">
            <text:p>$ 142,422 </text:p>
          </table:table-cell>
          <table:table-cell table:formula="of:=[.K123]/[.H123]" office:value-type="float" office:value="1531.41935483871">
            <text:p>$ 1,53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80">
            <text:p>680</text:p>
          </table:table-cell>
          <table:table-cell table:style-name="ce1" office:value-type="string">
            <text:p>CAMDEN_CITY</text:p>
          </table:table-cell>
          <table:table-cell table:style-name="ce4" office:value-type="float" office:value="4609">
            <text:p>4,609</text:p>
          </table:table-cell>
          <table:table-cell table:style-name="ce4"/>
          <table:table-cell table:style-name="ce4" table:formula="of:=SUM([.F124:.G124])" office:value-type="float" office:value="4609">
            <text:p>4,609</text:p>
          </table:table-cell>
          <table:table-cell table:style-name="ce6" office:value-type="float" office:value="11882264">
            <text:p>$ 11,882,264 </text:p>
          </table:table-cell>
          <table:table-cell table:style-name="ce6" office:value-type="float" office:value="6397060">
            <text:p>$ 6,397,060 </text:p>
          </table:table-cell>
          <table:table-cell table:formula="of:=SUM([.I124:.J124])" office:value-type="float" office:value="18279324">
            <text:p>$ 18,279,324 </text:p>
          </table:table-cell>
          <table:table-cell table:formula="of:=[.K124]/[.H124]" office:value-type="float" office:value="3966.00650900412">
            <text:p>$ 3,9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700">
            <text:p>700</text:p>
          </table:table-cell>
          <table:table-cell table:style-name="ce1" office:value-type="string">
            <text:p>CAMDEN_COUNTY_VOCATIONAL</text:p>
          </table:table-cell>
          <table:table-cell table:style-name="ce4" office:value-type="string">
            <text:p><text:s/></text:p>
          </table:table-cell>
          <table:table-cell table:style-name="ce4" office:value-type="float" office:value="1000">
            <text:p>1,000</text:p>
          </table:table-cell>
          <table:table-cell table:style-name="ce4" table:formula="of:=SUM([.F125:.G125])" office:value-type="float" office:value="1000">
            <text:p>1,000</text:p>
          </table:table-cell>
          <table:table-cell table:style-name="ce6" office:value-type="float" office:value="1252496">
            <text:p>$ 1,252,496 </text:p>
          </table:table-cell>
          <table:table-cell table:style-name="ce6" office:value-type="float" office:value="753657">
            <text:p>$ 753,657 </text:p>
          </table:table-cell>
          <table:table-cell table:formula="of:=SUM([.I125:.J125])" office:value-type="float" office:value="2006153">
            <text:p>$ 2,006,153 </text:p>
          </table:table-cell>
          <table:table-cell table:formula="of:=[.K125]/[.H125]" office:value-type="float" office:value="2006.153">
            <text:p>$ 2,00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00">
            <text:p>800</text:p>
          </table:table-cell>
          <table:table-cell table:style-name="ce1" office:value-type="string">
            <text:p>CHERRY_HILL_TOWNSHIP</text:p>
          </table:table-cell>
          <table:table-cell table:style-name="ce4" office:value-type="float" office:value="705">
            <text:p>705</text:p>
          </table:table-cell>
          <table:table-cell table:style-name="ce4"/>
          <table:table-cell table:style-name="ce4" table:formula="of:=SUM([.F126:.G126])" office:value-type="float" office:value="705">
            <text:p>705</text:p>
          </table:table-cell>
          <table:table-cell table:style-name="ce6" office:value-type="float" office:value="914172">
            <text:p>$ 914,172 </text:p>
          </table:table-cell>
          <table:table-cell table:style-name="ce6" office:value-type="float" office:value="595569">
            <text:p>$ 595,569 </text:p>
          </table:table-cell>
          <table:table-cell table:formula="of:=SUM([.I126:.J126])" office:value-type="float" office:value="1509741">
            <text:p>$ 1,509,741 </text:p>
          </table:table-cell>
          <table:table-cell table:formula="of:=[.K126]/[.H126]" office:value-type="float" office:value="2141.47659574468">
            <text:p>$ 2,14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10">
            <text:p>810</text:p>
          </table:table-cell>
          <table:table-cell table:style-name="ce1" office:value-type="string">
            <text:p>CHESILHURST</text:p>
          </table:table-cell>
          <table:table-cell/>
          <table:table-cell table:style-name="ce4" office:value-type="float" office:value="66">
            <text:p>66</text:p>
          </table:table-cell>
          <table:table-cell table:style-name="ce4" table:formula="of:=SUM([.F127:.G127])" office:value-type="float" office:value="66">
            <text:p>66</text:p>
          </table:table-cell>
          <table:table-cell table:style-name="ce6" office:value-type="float" office:value="96346">
            <text:p>$ 96,346 </text:p>
          </table:table-cell>
          <table:table-cell table:style-name="ce6" office:value-type="float" office:value="53846">
            <text:p>$ 53,846 </text:p>
          </table:table-cell>
          <table:table-cell table:formula="of:=SUM([.I127:.J127])" office:value-type="float" office:value="150192">
            <text:p>$ 150,192 </text:p>
          </table:table-cell>
          <table:table-cell table:formula="of:=[.K127]/[.H127]" office:value-type="float" office:value="2275.63636363636">
            <text:p>$ 2,2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80">
            <text:p>880</text:p>
          </table:table-cell>
          <table:table-cell table:style-name="ce1" office:value-type="string">
            <text:p>CLEMENTON_BORO</text:p>
          </table:table-cell>
          <table:table-cell/>
          <table:table-cell table:style-name="ce4" office:value-type="float" office:value="184">
            <text:p>184</text:p>
          </table:table-cell>
          <table:table-cell table:style-name="ce4" table:formula="of:=SUM([.F128:.G128])" office:value-type="float" office:value="184">
            <text:p>184</text:p>
          </table:table-cell>
          <table:table-cell table:style-name="ce6" office:value-type="float" office:value="206023">
            <text:p>$ 206,023 </text:p>
          </table:table-cell>
          <table:table-cell table:style-name="ce6" office:value-type="float" office:value="89943">
            <text:p>$ 89,943 </text:p>
          </table:table-cell>
          <table:table-cell table:formula="of:=SUM([.I128:.J128])" office:value-type="float" office:value="295966">
            <text:p>$ 295,966 </text:p>
          </table:table-cell>
          <table:table-cell table:formula="of:=[.K128]/[.H128]" office:value-type="float" office:value="1608.51086956522">
            <text:p>$ 1,60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940">
            <text:p>940</text:p>
          </table:table-cell>
          <table:table-cell table:style-name="ce1" office:value-type="string">
            <text:p>COLLINGSWOOD_BORO</text:p>
          </table:table-cell>
          <table:table-cell/>
          <table:table-cell table:style-name="ce4" office:value-type="float" office:value="379">
            <text:p>379</text:p>
          </table:table-cell>
          <table:table-cell table:style-name="ce4" table:formula="of:=SUM([.F129:.G129])" office:value-type="float" office:value="379">
            <text:p>379</text:p>
          </table:table-cell>
          <table:table-cell table:style-name="ce6" office:value-type="float" office:value="363371">
            <text:p>$ 363,371 </text:p>
          </table:table-cell>
          <table:table-cell table:style-name="ce6" office:value-type="float" office:value="107306">
            <text:p>$ 107,306 </text:p>
          </table:table-cell>
          <table:table-cell table:formula="of:=SUM([.I129:.J129])" office:value-type="float" office:value="470677">
            <text:p>$ 470,677 </text:p>
          </table:table-cell>
          <table:table-cell table:formula="of:=[.K129]/[.H129]" office:value-type="float" office:value="1241.89182058048">
            <text:p>$ 1,24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255">
            <text:p>1255</text:p>
          </table:table-cell>
          <table:table-cell table:style-name="ce1" office:value-type="string">
            <text:p>EASTERN_CAMDEN_COUNTY_REGIONAL</text:p>
          </table:table-cell>
          <table:table-cell table:style-name="ce4" office:value-type="float" office:value="96">
            <text:p>96</text:p>
          </table:table-cell>
          <table:table-cell table:style-name="ce4"/>
          <table:table-cell table:style-name="ce4" table:formula="of:=SUM([.F130:.G130])" office:value-type="float" office:value="96">
            <text:p>96</text:p>
          </table:table-cell>
          <table:table-cell table:style-name="ce6" office:value-type="float" office:value="125712">
            <text:p>$ 125,712 </text:p>
          </table:table-cell>
          <table:table-cell table:style-name="ce6" office:value-type="float" office:value="80306">
            <text:p>$ 80,306 </text:p>
          </table:table-cell>
          <table:table-cell table:formula="of:=SUM([.I130:.J130])" office:value-type="float" office:value="206018">
            <text:p>$ 206,018 </text:p>
          </table:table-cell>
          <table:table-cell table:formula="of:=[.K130]/[.H130]" office:value-type="float" office:value="2146.02083333333">
            <text:p>$ 2,1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20">
            <text:p>1720</text:p>
          </table:table-cell>
          <table:table-cell table:style-name="ce1" office:value-type="string">
            <text:p>GIBBSBORO_BORO</text:p>
          </table:table-cell>
          <table:table-cell/>
          <table:table-cell table:style-name="ce4" office:value-type="float" office:value="19">
            <text:p>19</text:p>
          </table:table-cell>
          <table:table-cell table:style-name="ce4" table:formula="of:=SUM([.F131:.G131])" office:value-type="float" office:value="19">
            <text:p>19</text:p>
          </table:table-cell>
          <table:table-cell table:style-name="ce6" office:value-type="float" office:value="16872">
            <text:p>$ 16,872 </text:p>
          </table:table-cell>
          <table:table-cell table:style-name="ce6" office:value-type="float" office:value="4697">
            <text:p>$ 4,697 </text:p>
          </table:table-cell>
          <table:table-cell table:formula="of:=SUM([.I131:.J131])" office:value-type="float" office:value="21569">
            <text:p>$ 21,569 </text:p>
          </table:table-cell>
          <table:table-cell table:formula="of:=[.K131]/[.H131]" office:value-type="float" office:value="1135.21052631579">
            <text:p>$ 1,13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70">
            <text:p>1770</text:p>
          </table:table-cell>
          <table:table-cell table:style-name="ce1" office:value-type="string">
            <text:p>GLOUCESTER_CITY</text:p>
          </table:table-cell>
          <table:table-cell/>
          <table:table-cell table:style-name="ce4" office:value-type="float" office:value="595">
            <text:p>595</text:p>
          </table:table-cell>
          <table:table-cell table:style-name="ce4" table:formula="of:=SUM([.F132:.G132])" office:value-type="float" office:value="595">
            <text:p>595</text:p>
          </table:table-cell>
          <table:table-cell table:style-name="ce6" office:value-type="float" office:value="919683">
            <text:p>$ 919,683 </text:p>
          </table:table-cell>
          <table:table-cell table:style-name="ce6" office:value-type="float" office:value="397254">
            <text:p>$ 397,254 </text:p>
          </table:table-cell>
          <table:table-cell table:formula="of:=SUM([.I132:.J132])" office:value-type="float" office:value="1316937">
            <text:p>$ 1,316,937 </text:p>
          </table:table-cell>
          <table:table-cell table:formula="of:=[.K132]/[.H132]" office:value-type="float" office:value="2213.33949579832">
            <text:p>$ 2,21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80">
            <text:p>1780</text:p>
          </table:table-cell>
          <table:table-cell table:style-name="ce1" office:value-type="string">
            <text:p>GLOUCESTER_TOWNSHIP</text:p>
          </table:table-cell>
          <table:table-cell table:style-name="ce4" office:value-type="float" office:value="727">
            <text:p>727</text:p>
          </table:table-cell>
          <table:table-cell table:style-name="ce4"/>
          <table:table-cell table:style-name="ce4" table:formula="of:=SUM([.F133:.G133])" office:value-type="float" office:value="727">
            <text:p>727</text:p>
          </table:table-cell>
          <table:table-cell table:style-name="ce6" office:value-type="float" office:value="932009">
            <text:p>$ 932,009 </text:p>
          </table:table-cell>
          <table:table-cell table:style-name="ce6" office:value-type="float" office:value="615674">
            <text:p>$ 615,674 </text:p>
          </table:table-cell>
          <table:table-cell table:formula="of:=SUM([.I133:.J133])" office:value-type="float" office:value="1547683">
            <text:p>$ 1,547,683 </text:p>
          </table:table-cell>
          <table:table-cell table:formula="of:=[.K133]/[.H133]" office:value-type="float" office:value="2128.86244841816">
            <text:p>$ 2,1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880">
            <text:p>1880</text:p>
          </table:table-cell>
          <table:table-cell table:style-name="ce1" office:value-type="string">
            <text:p>HADDON_HEIGHTS_BORO</text:p>
          </table:table-cell>
          <table:table-cell/>
          <table:table-cell table:style-name="ce4" office:value-type="float" office:value="94">
            <text:p>94</text:p>
          </table:table-cell>
          <table:table-cell table:style-name="ce4" table:formula="of:=SUM([.F134:.G134])" office:value-type="float" office:value="94">
            <text:p>94</text:p>
          </table:table-cell>
          <table:table-cell table:style-name="ce6" office:value-type="float" office:value="70870">
            <text:p>$ 70,870 </text:p>
          </table:table-cell>
          <table:table-cell table:style-name="ce6" office:value-type="float" office:value="23241">
            <text:p>$ 23,241 </text:p>
          </table:table-cell>
          <table:table-cell table:formula="of:=SUM([.I134:.J134])" office:value-type="float" office:value="94111">
            <text:p>$ 94,111 </text:p>
          </table:table-cell>
          <table:table-cell table:formula="of:=[.K134]/[.H134]" office:value-type="float" office:value="1001.18085106383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890">
            <text:p>1890</text:p>
          </table:table-cell>
          <table:table-cell table:style-name="ce1" office:value-type="string">
            <text:p>HADDON_TOWNSHIP</text:p>
          </table:table-cell>
          <table:table-cell/>
          <table:table-cell table:style-name="ce4" office:value-type="float" office:value="178">
            <text:p>178</text:p>
          </table:table-cell>
          <table:table-cell table:style-name="ce4" table:formula="of:=SUM([.F135:.G135])" office:value-type="float" office:value="178">
            <text:p>178</text:p>
          </table:table-cell>
          <table:table-cell table:style-name="ce6" office:value-type="float" office:value="133829">
            <text:p>$ 133,829 </text:p>
          </table:table-cell>
          <table:table-cell table:style-name="ce6" office:value-type="float" office:value="44008">
            <text:p>$ 44,008 </text:p>
          </table:table-cell>
          <table:table-cell table:formula="of:=SUM([.I135:.J135])" office:value-type="float" office:value="177837">
            <text:p>$ 177,837 </text:p>
          </table:table-cell>
          <table:table-cell table:formula="of:=[.K135]/[.H135]" office:value-type="float" office:value="999.084269662921">
            <text:p>$ 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540">
            <text:p>2540</text:p>
          </table:table-cell>
          <table:table-cell table:style-name="ce1" office:value-type="string">
            <text:p>LAUREL_SPRINGS_BORO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136:.G136])" office:value-type="float" office:value="25">
            <text:p>25</text:p>
          </table:table-cell>
          <table:table-cell table:style-name="ce6" office:value-type="float" office:value="23410">
            <text:p>$ 23,410 </text:p>
          </table:table-cell>
          <table:table-cell table:style-name="ce6" office:value-type="float" office:value="6181">
            <text:p>$ 6,181 </text:p>
          </table:table-cell>
          <table:table-cell table:formula="of:=SUM([.I136:.J136])" office:value-type="float" office:value="29591">
            <text:p>$ 29,591 </text:p>
          </table:table-cell>
          <table:table-cell table:formula="of:=[.K136]/[.H136]" office:value-type="float" office:value="1183.64">
            <text:p>$ 1,18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560">
            <text:p>2560</text:p>
          </table:table-cell>
          <table:table-cell table:style-name="ce1" office:value-type="string">
            <text:p>LAWNSIDE_BORO</text:p>
          </table:table-cell>
          <table:table-cell/>
          <table:table-cell table:style-name="ce4" office:value-type="float" office:value="121">
            <text:p>121</text:p>
          </table:table-cell>
          <table:table-cell table:style-name="ce4" table:formula="of:=SUM([.F137:.G137])" office:value-type="float" office:value="121">
            <text:p>121</text:p>
          </table:table-cell>
          <table:table-cell table:style-name="ce6" office:value-type="float" office:value="149722">
            <text:p>$ 149,722 </text:p>
          </table:table-cell>
          <table:table-cell table:style-name="ce6" office:value-type="float" office:value="71905">
            <text:p>$ 71,905 </text:p>
          </table:table-cell>
          <table:table-cell table:formula="of:=SUM([.I137:.J137])" office:value-type="float" office:value="221627">
            <text:p>$ 221,627 </text:p>
          </table:table-cell>
          <table:table-cell table:formula="of:=[.K137]/[.H137]" office:value-type="float" office:value="1831.62809917355">
            <text:p>$ 1,83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670">
            <text:p>2670</text:p>
          </table:table-cell>
          <table:table-cell table:style-name="ce1" office:value-type="string">
            <text:p>LINDENWOLD_BORO</text:p>
          </table:table-cell>
          <table:table-cell/>
          <table:table-cell table:style-name="ce4" office:value-type="float" office:value="1140">
            <text:p>1,140</text:p>
          </table:table-cell>
          <table:table-cell table:style-name="ce4" table:formula="of:=SUM([.F138:.G138])" office:value-type="float" office:value="1140">
            <text:p>1,140</text:p>
          </table:table-cell>
          <table:table-cell table:style-name="ce6" office:value-type="float" office:value="1356507">
            <text:p>$ 1,356,507 </text:p>
          </table:table-cell>
          <table:table-cell table:style-name="ce6" office:value-type="float" office:value="815605">
            <text:p>$ 815,605 </text:p>
          </table:table-cell>
          <table:table-cell table:formula="of:=SUM([.I138:.J138])" office:value-type="float" office:value="2172112">
            <text:p>$ 2,172,112 </text:p>
          </table:table-cell>
          <table:table-cell table:formula="of:=[.K138]/[.H138]" office:value-type="float" office:value="1905.36140350877">
            <text:p>$ 1,90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890">
            <text:p>2890</text:p>
          </table:table-cell>
          <table:table-cell table:style-name="ce1" office:value-type="string">
            <text:p>MAGNOLIA_BORO</text:p>
          </table:table-cell>
          <table:table-cell/>
          <table:table-cell table:style-name="ce4" office:value-type="float" office:value="113">
            <text:p>113</text:p>
          </table:table-cell>
          <table:table-cell table:style-name="ce4" table:formula="of:=SUM([.F139:.G139])" office:value-type="float" office:value="113">
            <text:p>113</text:p>
          </table:table-cell>
          <table:table-cell table:style-name="ce6" office:value-type="float" office:value="110578">
            <text:p>$ 110,578 </text:p>
          </table:table-cell>
          <table:table-cell table:style-name="ce6" office:value-type="float" office:value="36777">
            <text:p>$ 36,777 </text:p>
          </table:table-cell>
          <table:table-cell table:formula="of:=SUM([.I139:.J139])" office:value-type="float" office:value="147355">
            <text:p>$ 147,355 </text:p>
          </table:table-cell>
          <table:table-cell table:formula="of:=[.K139]/[.H139]" office:value-type="float" office:value="1304.02654867257">
            <text:p>$ 1,30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110">
            <text:p>3110</text:p>
          </table:table-cell>
          <table:table-cell table:style-name="ce1" office:value-type="string">
            <text:p>MERCHANTVILLE_BORO</text:p>
          </table:table-cell>
          <table:table-cell/>
          <table:table-cell table:style-name="ce4" office:value-type="float" office:value="80">
            <text:p>80</text:p>
          </table:table-cell>
          <table:table-cell table:style-name="ce4" table:formula="of:=SUM([.F140:.G140])" office:value-type="float" office:value="80">
            <text:p>80</text:p>
          </table:table-cell>
          <table:table-cell table:style-name="ce6" office:value-type="float" office:value="91156">
            <text:p>$ 91,156 </text:p>
          </table:table-cell>
          <table:table-cell table:style-name="ce6" office:value-type="float" office:value="23296">
            <text:p>$ 23,296 </text:p>
          </table:table-cell>
          <table:table-cell table:formula="of:=SUM([.I140:.J140])" office:value-type="float" office:value="114452">
            <text:p>$ 114,452 </text:p>
          </table:table-cell>
          <table:table-cell table:formula="of:=[.K140]/[.H140]" office:value-type="float" office:value="1430.65">
            <text:p>$ 1,43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420">
            <text:p>3420</text:p>
          </table:table-cell>
          <table:table-cell table:style-name="ce1" office:value-type="string">
            <text:p>MOUNT_EPHRAIM_BORO</text:p>
          </table:table-cell>
          <table:table-cell/>
          <table:table-cell table:style-name="ce4" office:value-type="float" office:value="75">
            <text:p>75</text:p>
          </table:table-cell>
          <table:table-cell table:style-name="ce4" table:formula="of:=SUM([.F141:.G141])" office:value-type="float" office:value="75">
            <text:p>75</text:p>
          </table:table-cell>
          <table:table-cell table:style-name="ce6" office:value-type="float" office:value="61">
            <text:p>$ 61 </text:p>
          </table:table-cell>
          <table:table-cell table:style-name="ce6" office:value-type="float" office:value="982">
            <text:p>$ 982 </text:p>
          </table:table-cell>
          <table:table-cell table:formula="of:=SUM([.I141:.J141])" office:value-type="float" office:value="1043">
            <text:p>$ 1,043 </text:p>
          </table:table-cell>
          <table:table-cell table:formula="of:=[.K141]/[.H141]" office:value-type="float" office:value="13.9066666666667">
            <text:p>$ 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770">
            <text:p>3770</text:p>
          </table:table-cell>
          <table:table-cell table:style-name="ce1" office:value-type="string">
            <text:p>OAKLYN_BORO</text:p>
          </table:table-cell>
          <table:table-cell/>
          <table:table-cell table:style-name="ce4" office:value-type="float" office:value="71">
            <text:p>71</text:p>
          </table:table-cell>
          <table:table-cell table:style-name="ce4" table:formula="of:=SUM([.F142:.G142])" office:value-type="float" office:value="71">
            <text:p>71</text:p>
          </table:table-cell>
          <table:table-cell table:style-name="ce6" office:value-type="float" office:value="66">
            <text:p>$ 66 </text:p>
          </table:table-cell>
          <table:table-cell table:style-name="ce6" office:value-type="float" office:value="704">
            <text:p>$ 704 </text:p>
          </table:table-cell>
          <table:table-cell table:formula="of:=SUM([.I142:.J142])" office:value-type="float" office:value="770">
            <text:p>$ 770 </text:p>
          </table:table-cell>
          <table:table-cell table:formula="of:=[.K142]/[.H142]" office:value-type="float" office:value="10.8450704225352">
            <text:p>$ 1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060">
            <text:p>4060</text:p>
          </table:table-cell>
          <table:table-cell table:style-name="ce1" office:value-type="string">
            <text:p>PENNSAUKEN_TOWNSHIP</text:p>
          </table:table-cell>
          <table:table-cell table:style-name="ce4" office:value-type="float" office:value="982">
            <text:p>982</text:p>
          </table:table-cell>
          <table:table-cell table:style-name="ce4"/>
          <table:table-cell table:style-name="ce4" table:formula="of:=SUM([.F143:.G143])" office:value-type="float" office:value="982">
            <text:p>982</text:p>
          </table:table-cell>
          <table:table-cell table:style-name="ce6" office:value-type="float" office:value="1">
            <text:p>$ 1 </text:p>
          </table:table-cell>
          <table:table-cell table:style-name="ce6" office:value-type="float" office:value="529">
            <text:p>$ 529 </text:p>
          </table:table-cell>
          <table:table-cell table:formula="of:=SUM([.I143:.J143])" office:value-type="float" office:value="530">
            <text:p>$ 530 </text:p>
          </table:table-cell>
          <table:table-cell table:formula="of:=[.K143]/[.H143]" office:value-type="float" office:value="0.539714867617108">
            <text:p>$ 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110">
            <text:p>4110</text:p>
          </table:table-cell>
          <table:table-cell table:style-name="ce1" office:value-type="string">
            <text:p>PINE_HILL_BORO</text:p>
          </table:table-cell>
          <table:table-cell/>
          <table:table-cell table:style-name="ce4" office:value-type="float" office:value="621">
            <text:p>621</text:p>
          </table:table-cell>
          <table:table-cell table:style-name="ce4" table:formula="of:=SUM([.F144:.G144])" office:value-type="float" office:value="621">
            <text:p>621</text:p>
          </table:table-cell>
          <table:table-cell table:style-name="ce6" office:value-type="float" office:value="655919">
            <text:p>$ 655,919 </text:p>
          </table:table-cell>
          <table:table-cell table:style-name="ce6" office:value-type="float" office:value="269926">
            <text:p>$ 269,926 </text:p>
          </table:table-cell>
          <table:table-cell table:formula="of:=SUM([.I144:.J144])" office:value-type="float" office:value="925845">
            <text:p>$ 925,845 </text:p>
          </table:table-cell>
          <table:table-cell table:formula="of:=[.K144]/[.H144]" office:value-type="float" office:value="1490.89371980676">
            <text:p>$ 1,4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590">
            <text:p>4590</text:p>
          </table:table-cell>
          <table:table-cell table:style-name="ce1" office:value-type="string">
            <text:p>RUNNEMEDE_BORO</text:p>
          </table:table-cell>
          <table:table-cell/>
          <table:table-cell table:style-name="ce4" office:value-type="float" office:value="156">
            <text:p>156</text:p>
          </table:table-cell>
          <table:table-cell table:style-name="ce4" table:formula="of:=SUM([.F145:.G145])" office:value-type="float" office:value="156">
            <text:p>156</text:p>
          </table:table-cell>
          <table:table-cell table:style-name="ce6" office:value-type="float" office:value="135255">
            <text:p>$ 135,255 </text:p>
          </table:table-cell>
          <table:table-cell table:style-name="ce6" office:value-type="float" office:value="43330">
            <text:p>$ 43,330 </text:p>
          </table:table-cell>
          <table:table-cell table:formula="of:=SUM([.I145:.J145])" office:value-type="float" office:value="178585">
            <text:p>$ 178,585 </text:p>
          </table:table-cell>
          <table:table-cell table:formula="of:=[.K145]/[.H145]" office:value-type="float" office:value="1144.77564102564">
            <text:p>$ 1,14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790">
            <text:p>4790</text:p>
          </table:table-cell>
          <table:table-cell table:style-name="ce1" office:value-type="string">
            <text:p>SOMERDALE_BORO</text:p>
          </table:table-cell>
          <table:table-cell/>
          <table:table-cell table:style-name="ce4" office:value-type="float" office:value="104">
            <text:p>104</text:p>
          </table:table-cell>
          <table:table-cell table:style-name="ce4" table:formula="of:=SUM([.F146:.G146])" office:value-type="float" office:value="104">
            <text:p>104</text:p>
          </table:table-cell>
          <table:table-cell table:style-name="ce6" office:value-type="float" office:value="92348">
            <text:p>$ 92,348 </text:p>
          </table:table-cell>
          <table:table-cell table:style-name="ce6" office:value-type="float" office:value="32194">
            <text:p>$ 32,194 </text:p>
          </table:table-cell>
          <table:table-cell table:formula="of:=SUM([.I146:.J146])" office:value-type="float" office:value="124542">
            <text:p>$ 124,542 </text:p>
          </table:table-cell>
          <table:table-cell table:formula="of:=[.K146]/[.H146]" office:value-type="float" office:value="1197.51923076923">
            <text:p>$ 1,1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035">
            <text:p>5035</text:p>
          </table:table-cell>
          <table:table-cell table:style-name="ce1" office:value-type="string">
            <text:p>STERLING_HIGH_SCHOOL_DISTRICT</text:p>
          </table:table-cell>
          <table:table-cell/>
          <table:table-cell table:style-name="ce4" office:value-type="float" office:value="116">
            <text:p>116</text:p>
          </table:table-cell>
          <table:table-cell table:style-name="ce4" table:formula="of:=SUM([.F147:.G147])" office:value-type="float" office:value="116">
            <text:p>116</text:p>
          </table:table-cell>
          <table:table-cell table:style-name="ce6" office:value-type="float" office:value="98629">
            <text:p>$ 98,629 </text:p>
          </table:table-cell>
          <table:table-cell table:style-name="ce6" office:value-type="float" office:value="28680">
            <text:p>$ 28,680 </text:p>
          </table:table-cell>
          <table:table-cell table:formula="of:=SUM([.I147:.J147])" office:value-type="float" office:value="127309">
            <text:p>$ 127,309 </text:p>
          </table:table-cell>
          <table:table-cell table:formula="of:=[.K147]/[.H147]" office:value-type="float" office:value="1097.49137931035">
            <text:p>$ 1,0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080">
            <text:p>5080</text:p>
          </table:table-cell>
          <table:table-cell table:style-name="ce1" office:value-type="string">
            <text:p>STRATFORD_BORO</text:p>
          </table:table-cell>
          <table:table-cell/>
          <table:table-cell table:style-name="ce4" office:value-type="float" office:value="88">
            <text:p>88</text:p>
          </table:table-cell>
          <table:table-cell table:style-name="ce4" table:formula="of:=SUM([.F148:.G148])" office:value-type="float" office:value="88">
            <text:p>88</text:p>
          </table:table-cell>
          <table:table-cell table:style-name="ce6" office:value-type="float" office:value="69517">
            <text:p>$ 69,517 </text:p>
          </table:table-cell>
          <table:table-cell table:style-name="ce6" office:value-type="float" office:value="21756">
            <text:p>$ 21,756 </text:p>
          </table:table-cell>
          <table:table-cell table:formula="of:=SUM([.I148:.J148])" office:value-type="float" office:value="91273">
            <text:p>$ 91,273 </text:p>
          </table:table-cell>
          <table:table-cell table:formula="of:=[.K148]/[.H148]" office:value-type="float" office:value="1037.19318181818">
            <text:p>$ 1,03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400">
            <text:p>5400</text:p>
          </table:table-cell>
          <table:table-cell table:style-name="ce1" office:value-type="string">
            <text:p>VOORHEES_TOWNSHIP</text:p>
          </table:table-cell>
          <table:table-cell table:style-name="ce4" office:value-type="float" office:value="198">
            <text:p>198</text:p>
          </table:table-cell>
          <table:table-cell table:style-name="ce4"/>
          <table:table-cell table:style-name="ce4" table:formula="of:=SUM([.F149:.G149])" office:value-type="float" office:value="198">
            <text:p>198</text:p>
          </table:table-cell>
          <table:table-cell table:style-name="ce6" office:value-type="float" office:value="256013">
            <text:p>$ 256,013 </text:p>
          </table:table-cell>
          <table:table-cell table:style-name="ce6" office:value-type="float" office:value="170649">
            <text:p>$ 170,649 </text:p>
          </table:table-cell>
          <table:table-cell table:formula="of:=SUM([.I149:.J149])" office:value-type="float" office:value="426662">
            <text:p>$ 426,662 </text:p>
          </table:table-cell>
          <table:table-cell table:formula="of:=[.K149]/[.H149]" office:value-type="float" office:value="2154.85858585859">
            <text:p>$ 2,15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560">
            <text:p>5560</text:p>
          </table:table-cell>
          <table:table-cell table:style-name="ce1" office:value-type="string">
            <text:p>WATERFORD_TOWNSHIP</text:p>
          </table:table-cell>
          <table:table-cell/>
          <table:table-cell table:style-name="ce4" office:value-type="float" office:value="291">
            <text:p>291</text:p>
          </table:table-cell>
          <table:table-cell table:style-name="ce4" table:formula="of:=SUM([.F150:.G150])" office:value-type="float" office:value="291">
            <text:p>291</text:p>
          </table:table-cell>
          <table:table-cell table:style-name="ce6" office:value-type="float" office:value="323949">
            <text:p>$ 323,949 </text:p>
          </table:table-cell>
          <table:table-cell table:style-name="ce6" office:value-type="float" office:value="110597">
            <text:p>$ 110,597 </text:p>
          </table:table-cell>
          <table:table-cell table:formula="of:=SUM([.I150:.J150])" office:value-type="float" office:value="434546">
            <text:p>$ 434,546 </text:p>
          </table:table-cell>
          <table:table-cell table:formula="of:=[.K150]/[.H150]" office:value-type="float" office:value="1493.2852233677">
            <text:p>$ 1,4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820">
            <text:p>5820</text:p>
          </table:table-cell>
          <table:table-cell table:style-name="ce1" office:value-type="string">
            <text:p>WINSLOW_TOWNSHIP</text:p>
          </table:table-cell>
          <table:table-cell table:style-name="ce4" office:value-type="float" office:value="733">
            <text:p>733</text:p>
          </table:table-cell>
          <table:table-cell/>
          <table:table-cell table:style-name="ce4" table:formula="of:=SUM([.F151:.G151])" office:value-type="float" office:value="733">
            <text:p>733</text:p>
          </table:table-cell>
          <table:table-cell table:style-name="ce6" office:value-type="float" office:value="871866">
            <text:p>$ 871,866 </text:p>
          </table:table-cell>
          <table:table-cell table:style-name="ce6" office:value-type="float" office:value="574293">
            <text:p>$ 574,293 </text:p>
          </table:table-cell>
          <table:table-cell table:formula="of:=SUM([.I151:.J151])" office:value-type="float" office:value="1446159">
            <text:p>$ 1,446,159 </text:p>
          </table:table-cell>
          <table:table-cell table:formula="of:=[.K151]/[.H151]" office:value-type="float" office:value="1972.93178717599">
            <text:p>$ 1,97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900">
            <text:p>5900</text:p>
          </table:table-cell>
          <table:table-cell table:style-name="ce1" office:value-type="string">
            <text:p>WOODLYNNE_BORO</text:p>
          </table:table-cell>
          <table:table-cell/>
          <table:table-cell table:style-name="ce4" office:value-type="float" office:value="219">
            <text:p>219</text:p>
          </table:table-cell>
          <table:table-cell table:style-name="ce4" table:formula="of:=SUM([.F152:.G152])" office:value-type="float" office:value="219">
            <text:p>219</text:p>
          </table:table-cell>
          <table:table-cell table:style-name="ce6" office:value-type="float" office:value="323949">
            <text:p>$ 323,949 </text:p>
          </table:table-cell>
          <table:table-cell table:style-name="ce6" office:value-type="float" office:value="144376">
            <text:p>$ 144,376 </text:p>
          </table:table-cell>
          <table:table-cell table:formula="of:=SUM([.I152:.J152])" office:value-type="float" office:value="468325">
            <text:p>$ 468,325 </text:p>
          </table:table-cell>
          <table:table-cell table:formula="of:=[.K152]/[.H152]" office:value-type="float" office:value="2138.4703196347">
            <text:p>$ 2,1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024">
            <text:p>6024</text:p>
          </table:table-cell>
          <table:table-cell table:style-name="ce1" office:value-type="string">
            <text:p>CAMDEN'S_PRIDE_CHARTER_SCHOOL</text:p>
          </table:table-cell>
          <table:table-cell/>
          <table:table-cell table:style-name="ce4" office:value-type="float" office:value="82">
            <text:p>82</text:p>
          </table:table-cell>
          <table:table-cell table:style-name="ce4" table:formula="of:=SUM([.F153:.G153])" office:value-type="float" office:value="82">
            <text:p>82</text:p>
          </table:table-cell>
          <table:table-cell table:style-name="ce6" office:value-type="float" office:value="180210">
            <text:p>$ 180,210 </text:p>
          </table:table-cell>
          <table:table-cell table:style-name="ce6" office:value-type="float" office:value="73523">
            <text:p>$ 73,523 </text:p>
          </table:table-cell>
          <table:table-cell table:formula="of:=SUM([.I153:.J153])" office:value-type="float" office:value="253733">
            <text:p>$ 253,733 </text:p>
          </table:table-cell>
          <table:table-cell table:formula="of:=[.K153]/[.H153]" office:value-type="float" office:value="3094.30487804878">
            <text:p>$ 3,09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027">
            <text:p>6027</text:p>
          </table:table-cell>
          <table:table-cell table:style-name="ce1" office:value-type="string">
            <text:p>INSTITUTE_OF_EXCELLENCE_CHARTER_SCHOOL</text:p>
          </table:table-cell>
          <table:table-cell/>
          <table:table-cell table:style-name="ce4" office:value-type="float" office:value="37">
            <text:p>37</text:p>
          </table:table-cell>
          <table:table-cell table:style-name="ce4" table:formula="of:=SUM([.F154:.G154])" office:value-type="float" office:value="37">
            <text:p>37</text:p>
          </table:table-cell>
          <table:table-cell table:style-name="ce6" office:value-type="float" office:value="40610">
            <text:p>$ 40,610 </text:p>
          </table:table-cell>
          <table:table-cell table:style-name="ce6" office:value-type="float" office:value="19647">
            <text:p>$ 19,647 </text:p>
          </table:table-cell>
          <table:table-cell table:formula="of:=SUM([.I154:.J154])" office:value-type="float" office:value="60257">
            <text:p>$ 60,257 </text:p>
          </table:table-cell>
          <table:table-cell table:formula="of:=[.K154]/[.H154]" office:value-type="float" office:value="1628.56756756757">
            <text:p>$ 1,6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12">
            <text:p>6212</text:p>
          </table:table-cell>
          <table:table-cell table:style-name="ce1" office:value-type="string">
            <text:p>CAMDEN_ACADEMY_CHARTER_HS</text:p>
          </table:table-cell>
          <table:table-cell/>
          <table:table-cell table:style-name="ce4" office:value-type="float" office:value="258">
            <text:p>258</text:p>
          </table:table-cell>
          <table:table-cell table:style-name="ce4" table:formula="of:=SUM([.F155:.G155])" office:value-type="float" office:value="258">
            <text:p>258</text:p>
          </table:table-cell>
          <table:table-cell table:style-name="ce6" office:value-type="float" office:value="383896">
            <text:p>$ 383,896 </text:p>
          </table:table-cell>
          <table:table-cell table:style-name="ce6" office:value-type="float" office:value="215155">
            <text:p>$ 215,155 </text:p>
          </table:table-cell>
          <table:table-cell table:formula="of:=SUM([.I155:.J155])" office:value-type="float" office:value="599051">
            <text:p>$ 599,051 </text:p>
          </table:table-cell>
          <table:table-cell table:formula="of:=[.K155]/[.H155]" office:value-type="float" office:value="2321.90310077519">
            <text:p>$ 2,32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15">
            <text:p>6215</text:p>
          </table:table-cell>
          <table:table-cell table:style-name="ce1" office:value-type="string">
            <text:p>CAMDEN'S_PROMISE_CHARTER_SCHOOL</text:p>
          </table:table-cell>
          <table:table-cell/>
          <table:table-cell table:style-name="ce4" office:value-type="float" office:value="296">
            <text:p>296</text:p>
          </table:table-cell>
          <table:table-cell table:style-name="ce4" table:formula="of:=SUM([.F156:.G156])" office:value-type="float" office:value="296">
            <text:p>296</text:p>
          </table:table-cell>
          <table:table-cell table:style-name="ce6" office:value-type="float" office:value="434196">
            <text:p>$ 434,196 </text:p>
          </table:table-cell>
          <table:table-cell table:style-name="ce6" office:value-type="float" office:value="253956">
            <text:p>$ 253,956 </text:p>
          </table:table-cell>
          <table:table-cell table:formula="of:=SUM([.I156:.J156])" office:value-type="float" office:value="688152">
            <text:p>$ 688,152 </text:p>
          </table:table-cell>
          <table:table-cell table:formula="of:=[.K156]/[.H156]" office:value-type="float" office:value="2324.83783783784">
            <text:p>$ 2,3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32">
            <text:p>6232</text:p>
          </table:table-cell>
          <table:table-cell table:style-name="ce1" office:value-type="string">
            <text:p>ENVIRONMENT_COMMUNITY_CHARTER_SCHOOL</text:p>
          </table:table-cell>
          <table:table-cell/>
          <table:table-cell table:style-name="ce4" office:value-type="float" office:value="206">
            <text:p>206</text:p>
          </table:table-cell>
          <table:table-cell table:style-name="ce4" table:formula="of:=SUM([.F157:.G157])" office:value-type="float" office:value="206">
            <text:p>206</text:p>
          </table:table-cell>
          <table:table-cell table:style-name="ce6" office:value-type="float" office:value="271022">
            <text:p>$ 271,022 </text:p>
          </table:table-cell>
          <table:table-cell table:style-name="ce6" office:value-type="float" office:value="182824">
            <text:p>$ 182,824 </text:p>
          </table:table-cell>
          <table:table-cell table:formula="of:=SUM([.I157:.J157])" office:value-type="float" office:value="453846">
            <text:p>$ 453,846 </text:p>
          </table:table-cell>
          <table:table-cell table:formula="of:=[.K157]/[.H157]" office:value-type="float" office:value="2203.1359223301">
            <text:p>$ 2,2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40">
            <text:p>6240</text:p>
          </table:table-cell>
          <table:table-cell table:style-name="ce1" office:value-type="string">
            <text:p>FREEDOM_ACADEMY_CHARTER_SCHOOL</text:p>
          </table:table-cell>
          <table:table-cell/>
          <table:table-cell table:style-name="ce4" office:value-type="float" office:value="144">
            <text:p>144</text:p>
          </table:table-cell>
          <table:table-cell table:style-name="ce4" table:formula="of:=SUM([.F158:.G158])" office:value-type="float" office:value="144">
            <text:p>144</text:p>
          </table:table-cell>
          <table:table-cell table:style-name="ce6" office:value-type="float" office:value="229935">
            <text:p>$ 229,935 </text:p>
          </table:table-cell>
          <table:table-cell table:style-name="ce6" office:value-type="float" office:value="110388">
            <text:p>$ 110,388 </text:p>
          </table:table-cell>
          <table:table-cell table:formula="of:=SUM([.I158:.J158])" office:value-type="float" office:value="340323">
            <text:p>$ 340,323 </text:p>
          </table:table-cell>
          <table:table-cell table:formula="of:=[.K158]/[.H158]" office:value-type="float" office:value="2363.35416666667">
            <text:p>$ 2,3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325">
            <text:p>6325</text:p>
          </table:table-cell>
          <table:table-cell table:style-name="ce1" office:value-type="string">
            <text:p>D.U.E._SEASON_CHARTER_SCHOOL</text:p>
          </table:table-cell>
          <table:table-cell/>
          <table:table-cell table:style-name="ce4" office:value-type="float" office:value="379">
            <text:p>379</text:p>
          </table:table-cell>
          <table:table-cell table:style-name="ce4" table:formula="of:=SUM([.F159:.G159])" office:value-type="float" office:value="379">
            <text:p>379</text:p>
          </table:table-cell>
          <table:table-cell table:style-name="ce6" office:value-type="float" office:value="689942">
            <text:p>$ 689,942 </text:p>
          </table:table-cell>
          <table:table-cell table:style-name="ce6" office:value-type="float" office:value="333033">
            <text:p>$ 333,033 </text:p>
          </table:table-cell>
          <table:table-cell table:formula="of:=SUM([.I159:.J159])" office:value-type="float" office:value="1022975">
            <text:p>$ 1,022,975 </text:p>
          </table:table-cell>
          <table:table-cell table:formula="of:=[.K159]/[.H159]" office:value-type="float" office:value="2699.14248021108">
            <text:p>$ 2,6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7109">
            <text:p>7109</text:p>
          </table:table-cell>
          <table:table-cell table:style-name="ce1" office:value-type="string">
            <text:p>LEAP_ACADEMY_UNIVERSITY_CHARTER_SCHOOL</text:p>
          </table:table-cell>
          <table:table-cell/>
          <table:table-cell table:style-name="ce4" office:value-type="float" office:value="479">
            <text:p>479</text:p>
          </table:table-cell>
          <table:table-cell table:style-name="ce4" table:formula="of:=SUM([.F160:.G160])" office:value-type="float" office:value="479">
            <text:p>479</text:p>
          </table:table-cell>
          <table:table-cell table:style-name="ce6" office:value-type="float" office:value="640058">
            <text:p>$ 640,058 </text:p>
          </table:table-cell>
          <table:table-cell table:style-name="ce6" office:value-type="float" office:value="384166">
            <text:p>$ 384,166 </text:p>
          </table:table-cell>
          <table:table-cell table:formula="of:=SUM([.I160:.J160])" office:value-type="float" office:value="1024224">
            <text:p>$ 1,024,224 </text:p>
          </table:table-cell>
          <table:table-cell table:formula="of:=[.K160]/[.H160]" office:value-type="float" office:value="2138.25469728601">
            <text:p>$ 2,1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710">
            <text:p>710</text:p>
          </table:table-cell>
          <table:table-cell office:value-type="string">
            <text:p>CAPE_MAY_CITY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161:.G161])" office:value-type="float" office:value="17">
            <text:p>17</text:p>
          </table:table-cell>
          <table:table-cell table:style-name="ce6" office:value-type="float" office:value="38870">
            <text:p>$ 38,870 </text:p>
          </table:table-cell>
          <table:table-cell table:style-name="ce6" office:value-type="float" office:value="4203">
            <text:p>$ 4,203 </text:p>
          </table:table-cell>
          <table:table-cell table:formula="of:=SUM([.I161:.J161])" office:value-type="float" office:value="43073">
            <text:p>$ 43,073 </text:p>
          </table:table-cell>
          <table:table-cell table:formula="of:=[.K161]/[.H161]" office:value-type="float" office:value="2533.70588235294">
            <text:p>$ 2,53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720">
            <text:p>720</text:p>
          </table:table-cell>
          <table:table-cell office:value-type="string">
            <text:p>CAPE_MAY_COUNTY_VOCATIONAL</text:p>
          </table:table-cell>
          <table:table-cell/>
          <table:table-cell table:style-name="ce4" office:value-type="float" office:value="94">
            <text:p>94</text:p>
          </table:table-cell>
          <table:table-cell table:style-name="ce4" table:formula="of:=SUM([.F162:.G162])" office:value-type="float" office:value="94">
            <text:p>94</text:p>
          </table:table-cell>
          <table:table-cell table:style-name="ce6" office:value-type="float" office:value="77997">
            <text:p>$ 77,997 </text:p>
          </table:table-cell>
          <table:table-cell table:style-name="ce6" office:value-type="float" office:value="23117">
            <text:p>$ 23,117 </text:p>
          </table:table-cell>
          <table:table-cell table:formula="of:=SUM([.I162:.J162])" office:value-type="float" office:value="101114">
            <text:p>$ 101,114 </text:p>
          </table:table-cell>
          <table:table-cell table:formula="of:=[.K162]/[.H162]" office:value-type="float" office:value="1075.68085106383">
            <text:p>$ 1,0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1080">
            <text:p>1080</text:p>
          </table:table-cell>
          <table:table-cell office:value-type="string">
            <text:p>DENNIS_TOWNSHIP</text:p>
          </table:table-cell>
          <table:table-cell/>
          <table:table-cell table:style-name="ce4" office:value-type="float" office:value="80">
            <text:p>80</text:p>
          </table:table-cell>
          <table:table-cell table:style-name="ce4" table:formula="of:=SUM([.F163:.G163])" office:value-type="float" office:value="80">
            <text:p>80</text:p>
          </table:table-cell>
          <table:table-cell table:style-name="ce6" office:value-type="float" office:value="59820">
            <text:p>$ 59,820 </text:p>
          </table:table-cell>
          <table:table-cell table:style-name="ce6" office:value-type="float" office:value="19779">
            <text:p>$ 19,779 </text:p>
          </table:table-cell>
          <table:table-cell table:formula="of:=SUM([.I163:.J163])" office:value-type="float" office:value="79599">
            <text:p>$ 79,599 </text:p>
          </table:table-cell>
          <table:table-cell table:formula="of:=[.K163]/[.H163]" office:value-type="float" office:value="994.9875">
            <text:p>$ 99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2820">
            <text:p>2820</text:p>
          </table:table-cell>
          <table:table-cell office:value-type="string">
            <text:p>LOWER_CAPE_MAY_REGIONAL</text:p>
          </table:table-cell>
          <table:table-cell table:style-name="ce4" office:value-type="float" office:value="199">
            <text:p>199</text:p>
          </table:table-cell>
          <table:table-cell table:style-name="ce4"/>
          <table:table-cell table:style-name="ce4" table:formula="of:=SUM([.F164:.G164])" office:value-type="float" office:value="199">
            <text:p>199</text:p>
          </table:table-cell>
          <table:table-cell table:style-name="ce6" office:value-type="float" office:value="257098">
            <text:p>$ 257,098 </text:p>
          </table:table-cell>
          <table:table-cell table:style-name="ce6" office:value-type="float" office:value="164794">
            <text:p>$ 164,794 </text:p>
          </table:table-cell>
          <table:table-cell table:formula="of:=SUM([.I164:.J164])" office:value-type="float" office:value="421892">
            <text:p>$ 421,892 </text:p>
          </table:table-cell>
          <table:table-cell table:formula="of:=[.K164]/[.H164]" office:value-type="float" office:value="2120.06030150754">
            <text:p>$ 2,1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2840">
            <text:p>2840</text:p>
          </table:table-cell>
          <table:table-cell office:value-type="string">
            <text:p>LOWER_TOWNSHIP</text:p>
          </table:table-cell>
          <table:table-cell table:style-name="ce4" office:value-type="float" office:value="245">
            <text:p>245</text:p>
          </table:table-cell>
          <table:table-cell table:style-name="ce4"/>
          <table:table-cell table:style-name="ce4" table:formula="of:=SUM([.F165:.G165])" office:value-type="float" office:value="245">
            <text:p>245</text:p>
          </table:table-cell>
          <table:table-cell table:style-name="ce6" office:value-type="float" office:value="308055">
            <text:p>$ 308,055 </text:p>
          </table:table-cell>
          <table:table-cell table:style-name="ce6" office:value-type="float" office:value="199090">
            <text:p>$ 199,090 </text:p>
          </table:table-cell>
          <table:table-cell table:formula="of:=SUM([.I165:.J165])" office:value-type="float" office:value="507145">
            <text:p>$ 507,145 </text:p>
          </table:table-cell>
          <table:table-cell table:formula="of:=[.K165]/[.H165]" office:value-type="float" office:value="2069.97959183673">
            <text:p>$ 2,07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130">
            <text:p>3130</text:p>
          </table:table-cell>
          <table:table-cell office:value-type="string">
            <text:p>MIDDLE_TOWNSHIP</text:p>
          </table:table-cell>
          <table:table-cell/>
          <table:table-cell table:style-name="ce4" office:value-type="float" office:value="655">
            <text:p>655</text:p>
          </table:table-cell>
          <table:table-cell table:style-name="ce4" table:formula="of:=SUM([.F166:.G166])" office:value-type="float" office:value="655">
            <text:p>655</text:p>
          </table:table-cell>
          <table:table-cell table:style-name="ce6" office:value-type="float" office:value="606414">
            <text:p>$ 606,414 </text:p>
          </table:table-cell>
          <table:table-cell table:style-name="ce6" office:value-type="float" office:value="212164">
            <text:p>$ 212,164 </text:p>
          </table:table-cell>
          <table:table-cell table:formula="of:=SUM([.I166:.J166])" office:value-type="float" office:value="818578">
            <text:p>$ 818,578 </text:p>
          </table:table-cell>
          <table:table-cell table:formula="of:=[.K166]/[.H166]" office:value-type="float" office:value="1249.73740458015">
            <text:p>$ 1,25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680">
            <text:p>3680</text:p>
          </table:table-cell>
          <table:table-cell office:value-type="string">
            <text:p>NORTH_WILDWOOD</text:p>
          </table:table-cell>
          <table:table-cell/>
          <table:table-cell table:style-name="ce4" office:value-type="float" office:value="103">
            <text:p>103</text:p>
          </table:table-cell>
          <table:table-cell table:style-name="ce4" table:formula="of:=SUM([.F167:.G167])" office:value-type="float" office:value="103">
            <text:p>103</text:p>
          </table:table-cell>
          <table:table-cell table:style-name="ce6" office:value-type="float" office:value="109813">
            <text:p>$ 109,813 </text:p>
          </table:table-cell>
          <table:table-cell table:style-name="ce6" office:value-type="float" office:value="50262">
            <text:p>$ 50,262 </text:p>
          </table:table-cell>
          <table:table-cell table:formula="of:=SUM([.I167:.J167])" office:value-type="float" office:value="160075">
            <text:p>$ 160,075 </text:p>
          </table:table-cell>
          <table:table-cell table:formula="of:=[.K167]/[.H167]" office:value-type="float" office:value="1554.12621359223">
            <text:p>$ 1,55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780">
            <text:p>3780</text:p>
          </table:table-cell>
          <table:table-cell office:value-type="string">
            <text:p>OCEAN_CITY</text:p>
          </table:table-cell>
          <table:table-cell/>
          <table:table-cell table:style-name="ce4" office:value-type="float" office:value="249">
            <text:p>249</text:p>
          </table:table-cell>
          <table:table-cell table:style-name="ce4" table:formula="of:=SUM([.F168:.G168])" office:value-type="float" office:value="249">
            <text:p>249</text:p>
          </table:table-cell>
          <table:table-cell table:style-name="ce6" office:value-type="float" office:value="195467">
            <text:p>$ 195,467 </text:p>
          </table:table-cell>
          <table:table-cell table:style-name="ce6" office:value-type="float" office:value="61562">
            <text:p>$ 61,562 </text:p>
          </table:table-cell>
          <table:table-cell table:formula="of:=SUM([.I168:.J168])" office:value-type="float" office:value="257029">
            <text:p>$ 257,029 </text:p>
          </table:table-cell>
          <table:table-cell table:formula="of:=[.K168]/[.H168]" office:value-type="float" office:value="1032.24497991968">
            <text:p>$ 1,03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4700">
            <text:p>4700</text:p>
          </table:table-cell>
          <table:table-cell office:value-type="string">
            <text:p>SEA_ISLE_CITY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169:.G169])" office:value-type="float" office:value="17">
            <text:p>17</text:p>
          </table:table-cell>
          <table:table-cell table:style-name="ce6" office:value-type="float" office:value="25151">
            <text:p>$ 25,151 </text:p>
          </table:table-cell>
          <table:table-cell table:style-name="ce6" office:value-type="float" office:value="6126">
            <text:p>$ 6,126 </text:p>
          </table:table-cell>
          <table:table-cell table:formula="of:=SUM([.I169:.J169])" office:value-type="float" office:value="31277">
            <text:p>$ 31,277 </text:p>
          </table:table-cell>
          <table:table-cell table:formula="of:=[.K169]/[.H169]" office:value-type="float" office:value="1839.82352941176">
            <text:p>$ 1,84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340">
            <text:p>5340</text:p>
          </table:table-cell>
          <table:table-cell office:value-type="string">
            <text:p>UPPER_TOWNSHIP</text:p>
          </table:table-cell>
          <table:table-cell/>
          <table:table-cell table:style-name="ce4" office:value-type="float" office:value="120">
            <text:p>120</text:p>
          </table:table-cell>
          <table:table-cell table:style-name="ce4" table:formula="of:=SUM([.F170:.G170])" office:value-type="float" office:value="120">
            <text:p>120</text:p>
          </table:table-cell>
          <table:table-cell table:style-name="ce6" office:value-type="float" office:value="91473">
            <text:p>$ 91,473 </text:p>
          </table:table-cell>
          <table:table-cell table:style-name="ce6" office:value-type="float" office:value="29669">
            <text:p>$ 29,669 </text:p>
          </table:table-cell>
          <table:table-cell table:formula="of:=SUM([.I170:.J170])" office:value-type="float" office:value="121142">
            <text:p>$ 121,142 </text:p>
          </table:table-cell>
          <table:table-cell table:formula="of:=[.K170]/[.H170]" office:value-type="float" office:value="1009.51666666667">
            <text:p>$ 1,0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790">
            <text:p>5790</text:p>
          </table:table-cell>
          <table:table-cell office:value-type="string">
            <text:p>WILDWOOD_CITY</text:p>
          </table:table-cell>
          <table:table-cell/>
          <table:table-cell table:style-name="ce4" office:value-type="float" office:value="516">
            <text:p>516</text:p>
          </table:table-cell>
          <table:table-cell table:style-name="ce4" table:formula="of:=SUM([.F171:.G171])" office:value-type="float" office:value="516">
            <text:p>516</text:p>
          </table:table-cell>
          <table:table-cell table:style-name="ce6" office:value-type="float" office:value="703863">
            <text:p>$ 703,863 </text:p>
          </table:table-cell>
          <table:table-cell table:style-name="ce6" office:value-type="float" office:value="406218">
            <text:p>$ 406,218 </text:p>
          </table:table-cell>
          <table:table-cell table:formula="of:=SUM([.I171:.J171])" office:value-type="float" office:value="1110081">
            <text:p>$ 1,110,081 </text:p>
          </table:table-cell>
          <table:table-cell table:formula="of:=[.K171]/[.H171]" office:value-type="float" office:value="2151.31976744186">
            <text:p>$ 2,15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800">
            <text:p>5800</text:p>
          </table:table-cell>
          <table:table-cell office:value-type="string">
            <text:p>WILDWOOD_CREST_BORO</text:p>
          </table:table-cell>
          <table:table-cell/>
          <table:table-cell table:style-name="ce4" office:value-type="float" office:value="66">
            <text:p>66</text:p>
          </table:table-cell>
          <table:table-cell table:style-name="ce4" table:formula="of:=SUM([.F172:.G172])" office:value-type="float" office:value="66">
            <text:p>66</text:p>
          </table:table-cell>
          <table:table-cell table:style-name="ce6" office:value-type="float" office:value="60547">
            <text:p>$ 60,547 </text:p>
          </table:table-cell>
          <table:table-cell table:style-name="ce6" office:value-type="float" office:value="23054">
            <text:p>$ 23,054 </text:p>
          </table:table-cell>
          <table:table-cell table:formula="of:=SUM([.I172:.J172])" office:value-type="float" office:value="83601">
            <text:p>$ 83,601 </text:p>
          </table:table-cell>
          <table:table-cell table:formula="of:=[.K172]/[.H172]" office:value-type="float" office:value="1266.68181818182">
            <text:p>$ 1,2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840">
            <text:p>5840</text:p>
          </table:table-cell>
          <table:table-cell office:value-type="string">
            <text:p>WOODBINE_BORO</text:p>
          </table:table-cell>
          <table:table-cell/>
          <table:table-cell table:style-name="ce4" office:value-type="float" office:value="157">
            <text:p>157</text:p>
          </table:table-cell>
          <table:table-cell table:style-name="ce4" table:formula="of:=SUM([.F173:.G173])" office:value-type="float" office:value="157">
            <text:p>157</text:p>
          </table:table-cell>
          <table:table-cell table:style-name="ce6" office:value-type="float" office:value="219224">
            <text:p>$ 219,224 </text:p>
          </table:table-cell>
          <table:table-cell table:style-name="ce6" office:value-type="float" office:value="133428">
            <text:p>$ 133,428 </text:p>
          </table:table-cell>
          <table:table-cell table:formula="of:=SUM([.I173:.J173])" office:value-type="float" office:value="352652">
            <text:p>$ 352,652 </text:p>
          </table:table-cell>
          <table:table-cell table:formula="of:=[.K173]/[.H173]" office:value-type="float" office:value="2246.19108280255">
            <text:p>$ 2,2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40">
            <text:p>540</text:p>
          </table:table-cell>
          <table:table-cell table:style-name="ce1" office:value-type="string">
            <text:p>BRIDGETON_CITY</text:p>
          </table:table-cell>
          <table:table-cell table:style-name="ce4" office:value-type="float" office:value="1638">
            <text:p>1,638</text:p>
          </table:table-cell>
          <table:table-cell table:style-name="ce4"/>
          <table:table-cell table:style-name="ce4" table:formula="of:=SUM([.F174:.G174])" office:value-type="float" office:value="1638">
            <text:p>1,638</text:p>
          </table:table-cell>
          <table:table-cell table:style-name="ce6" office:value-type="float" office:value="3053735">
            <text:p>$ 3,053,735 </text:p>
          </table:table-cell>
          <table:table-cell table:style-name="ce6" office:value-type="float" office:value="3244938">
            <text:p>$ 3,244,938 </text:p>
          </table:table-cell>
          <table:table-cell table:formula="of:=SUM([.I174:.J174])" office:value-type="float" office:value="6298673">
            <text:p>$ 6,298,673 </text:p>
          </table:table-cell>
          <table:table-cell table:formula="of:=[.K174]/[.H174]" office:value-type="float" office:value="3845.34371184371">
            <text:p>$ 3,84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50">
            <text:p>950</text:p>
          </table:table-cell>
          <table:table-cell table:style-name="ce1" office:value-type="string">
            <text:p>COMMERCIAL_TOWNSHIP</text:p>
          </table:table-cell>
          <table:table-cell/>
          <table:table-cell table:style-name="ce4" office:value-type="float" office:value="358">
            <text:p>358</text:p>
          </table:table-cell>
          <table:table-cell table:style-name="ce4" table:formula="of:=SUM([.F175:.G175])" office:value-type="float" office:value="358">
            <text:p>358</text:p>
          </table:table-cell>
          <table:table-cell table:style-name="ce6" office:value-type="float" office:value="470070">
            <text:p>$ 470,070 </text:p>
          </table:table-cell>
          <table:table-cell table:style-name="ce6" office:value-type="float" office:value="272936">
            <text:p>$ 272,936 </text:p>
          </table:table-cell>
          <table:table-cell table:formula="of:=SUM([.I175:.J175])" office:value-type="float" office:value="743006">
            <text:p>$ 743,006 </text:p>
          </table:table-cell>
          <table:table-cell table:formula="of:=[.K175]/[.H175]" office:value-type="float" office:value="2075.43575418994">
            <text:p>$ 2,07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95">
            <text:p>995</text:p>
          </table:table-cell>
          <table:table-cell table:style-name="ce1" office:value-type="string">
            <text:p>CUMBERLAND_COUNTY</text:p>
          </table:table-cell>
          <table:table-cell/>
          <table:table-cell table:style-name="ce4" office:value-type="float" office:value="76">
            <text:p>76</text:p>
          </table:table-cell>
          <table:table-cell table:style-name="ce4" table:formula="of:=SUM([.F176:.G176])" office:value-type="float" office:value="76">
            <text:p>76</text:p>
          </table:table-cell>
          <table:table-cell table:style-name="ce6" office:value-type="float" office:value="102826">
            <text:p>$ 102,826 </text:p>
          </table:table-cell>
          <table:table-cell table:style-name="ce6" office:value-type="float" office:value="39520">
            <text:p>$ 39,520 </text:p>
          </table:table-cell>
          <table:table-cell table:formula="of:=SUM([.I176:.J176])" office:value-type="float" office:value="142346">
            <text:p>$ 142,346 </text:p>
          </table:table-cell>
          <table:table-cell table:formula="of:=[.K176]/[.H176]" office:value-type="float" office:value="1872.97368421053">
            <text:p>$ 1,87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97">
            <text:p>997</text:p>
          </table:table-cell>
          <table:table-cell table:style-name="ce1" office:value-type="string">
            <text:p>CUMBERLAND_REGIONAL</text:p>
          </table:table-cell>
          <table:table-cell table:style-name="ce4" office:value-type="float" office:value="203">
            <text:p>203</text:p>
          </table:table-cell>
          <table:table-cell table:style-name="ce4"/>
          <table:table-cell table:style-name="ce4" table:formula="of:=SUM([.F177:.G177])" office:value-type="float" office:value="203">
            <text:p>203</text:p>
          </table:table-cell>
          <table:table-cell table:style-name="ce6" office:value-type="float" office:value="282366">
            <text:p>$ 282,366 </text:p>
          </table:table-cell>
          <table:table-cell table:style-name="ce6" office:value-type="float" office:value="185641">
            <text:p>$ 185,641 </text:p>
          </table:table-cell>
          <table:table-cell table:formula="of:=SUM([.I177:.J177])" office:value-type="float" office:value="468007">
            <text:p>$ 468,007 </text:p>
          </table:table-cell>
          <table:table-cell table:formula="of:=[.K177]/[.H177]" office:value-type="float" office:value="2305.45320197044">
            <text:p>$ 2,30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020">
            <text:p>1020</text:p>
          </table:table-cell>
          <table:table-cell table:style-name="ce1" office:value-type="string">
            <text:p>DEERFIELD_TOWNSHIP</text:p>
          </table:table-cell>
          <table:table-cell/>
          <table:table-cell table:style-name="ce4" office:value-type="float" office:value="95">
            <text:p>95</text:p>
          </table:table-cell>
          <table:table-cell table:style-name="ce4" table:formula="of:=SUM([.F178:.G178])" office:value-type="float" office:value="95">
            <text:p>95</text:p>
          </table:table-cell>
          <table:table-cell table:style-name="ce6" office:value-type="float" office:value="99857">
            <text:p>$ 99,857 </text:p>
          </table:table-cell>
          <table:table-cell table:style-name="ce6" office:value-type="float" office:value="34732">
            <text:p>$ 34,732 </text:p>
          </table:table-cell>
          <table:table-cell table:formula="of:=SUM([.I178:.J178])" office:value-type="float" office:value="134589">
            <text:p>$ 134,589 </text:p>
          </table:table-cell>
          <table:table-cell table:formula="of:=[.K178]/[.H178]" office:value-type="float" office:value="1416.72631578947">
            <text:p>$ 1,41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120">
            <text:p>1120</text:p>
          </table:table-cell>
          <table:table-cell table:style-name="ce1" office:value-type="string">
            <text:p>DOWNE_TOWNSHIP</text:p>
          </table:table-cell>
          <table:table-cell/>
          <table:table-cell table:style-name="ce4" office:value-type="float" office:value="45">
            <text:p>45</text:p>
          </table:table-cell>
          <table:table-cell table:style-name="ce4" table:formula="of:=SUM([.F179:.G179])" office:value-type="float" office:value="45">
            <text:p>45</text:p>
          </table:table-cell>
          <table:table-cell table:style-name="ce6" office:value-type="float" office:value="83922">
            <text:p>$ 83,922 </text:p>
          </table:table-cell>
          <table:table-cell table:style-name="ce6" office:value-type="float" office:value="17166">
            <text:p>$ 17,166 </text:p>
          </table:table-cell>
          <table:table-cell table:formula="of:=SUM([.I179:.J179])" office:value-type="float" office:value="101088">
            <text:p>$ 101,088 </text:p>
          </table:table-cell>
          <table:table-cell table:formula="of:=[.K179]/[.H179]" office:value-type="float" office:value="2246.4">
            <text:p>$ 2,2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460">
            <text:p>1460</text:p>
          </table:table-cell>
          <table:table-cell table:style-name="ce1" office:value-type="string">
            <text:p>FAIRFIELD_TOWNSHIP</text:p>
          </table:table-cell>
          <table:table-cell/>
          <table:table-cell table:style-name="ce4" office:value-type="float" office:value="290">
            <text:p>290</text:p>
          </table:table-cell>
          <table:table-cell table:style-name="ce4" table:formula="of:=SUM([.F180:.G180])" office:value-type="float" office:value="290">
            <text:p>290</text:p>
          </table:table-cell>
          <table:table-cell table:style-name="ce6" office:value-type="float" office:value="346123">
            <text:p>$ 346,123 </text:p>
          </table:table-cell>
          <table:table-cell table:style-name="ce6" office:value-type="float" office:value="207746">
            <text:p>$ 207,746 </text:p>
          </table:table-cell>
          <table:table-cell table:formula="of:=SUM([.I180:.J180])" office:value-type="float" office:value="553869">
            <text:p>$ 553,869 </text:p>
          </table:table-cell>
          <table:table-cell table:formula="of:=[.K180]/[.H180]" office:value-type="float" office:value="1909.89310344828">
            <text:p>$ 1,9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820">
            <text:p>1820</text:p>
          </table:table-cell>
          <table:table-cell table:style-name="ce1" office:value-type="string">
            <text:p>GREENWICH_TOWNSHIP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181:.G181])" office:value-type="float" office:value="15">
            <text:p>15</text:p>
          </table:table-cell>
          <table:table-cell table:style-name="ce6" office:value-type="float" office:value="14119">
            <text:p>$ 14,119 </text:p>
          </table:table-cell>
          <table:table-cell table:style-name="ce6" office:value-type="float" office:value="3980">
            <text:p>$ 3,980 </text:p>
          </table:table-cell>
          <table:table-cell table:formula="of:=SUM([.I181:.J181])" office:value-type="float" office:value="18099">
            <text:p>$ 18,099 </text:p>
          </table:table-cell>
          <table:table-cell table:formula="of:=[.K181]/[.H181]" office:value-type="float" office:value="1206.6">
            <text:p>$ 1,20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2270">
            <text:p>2270</text:p>
          </table:table-cell>
          <table:table-cell table:style-name="ce1" office:value-type="string">
            <text:p>HOPEWELL_TOWNSHIP</text:p>
          </table:table-cell>
          <table:table-cell/>
          <table:table-cell table:style-name="ce4" office:value-type="float" office:value="77">
            <text:p>77</text:p>
          </table:table-cell>
          <table:table-cell table:style-name="ce4" table:formula="of:=SUM([.F182:.G182])" office:value-type="float" office:value="77">
            <text:p>77</text:p>
          </table:table-cell>
          <table:table-cell table:style-name="ce6" office:value-type="float" office:value="65450">
            <text:p>$ 65,450 </text:p>
          </table:table-cell>
          <table:table-cell table:style-name="ce6" office:value-type="float" office:value="19038">
            <text:p>$ 19,038 </text:p>
          </table:table-cell>
          <table:table-cell table:formula="of:=SUM([.I182:.J182])" office:value-type="float" office:value="84488">
            <text:p>$ 84,488 </text:p>
          </table:table-cell>
          <table:table-cell table:formula="of:=[.K182]/[.H182]" office:value-type="float" office:value="1097.24675324675">
            <text:p>$ 1,0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2570">
            <text:p>2570</text:p>
          </table:table-cell>
          <table:table-cell table:style-name="ce1" office:value-type="string">
            <text:p>LAWRENCE_TOWNSHIP</text:p>
          </table:table-cell>
          <table:table-cell/>
          <table:table-cell table:style-name="ce4" office:value-type="float" office:value="204">
            <text:p>204</text:p>
          </table:table-cell>
          <table:table-cell table:style-name="ce4" table:formula="of:=SUM([.F183:.G183])" office:value-type="float" office:value="204">
            <text:p>204</text:p>
          </table:table-cell>
          <table:table-cell table:style-name="ce6" office:value-type="float" office:value="241970">
            <text:p>$ 241,970 </text:p>
          </table:table-cell>
          <table:table-cell table:style-name="ce6" office:value-type="float" office:value="129380">
            <text:p>$ 129,380 </text:p>
          </table:table-cell>
          <table:table-cell table:formula="of:=SUM([.I183:.J183])" office:value-type="float" office:value="371350">
            <text:p>$ 371,350 </text:p>
          </table:table-cell>
          <table:table-cell table:formula="of:=[.K183]/[.H183]" office:value-type="float" office:value="1820.3431372549">
            <text:p>$ 1,8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3050">
            <text:p>3050</text:p>
          </table:table-cell>
          <table:table-cell table:style-name="ce1" office:value-type="string">
            <text:p>MAURICE_RIVER_TOWNSHIP</text:p>
          </table:table-cell>
          <table:table-cell/>
          <table:table-cell table:style-name="ce4" office:value-type="float" office:value="95">
            <text:p>95</text:p>
          </table:table-cell>
          <table:table-cell table:style-name="ce4" table:formula="of:=SUM([.F184:.G184])" office:value-type="float" office:value="95">
            <text:p>95</text:p>
          </table:table-cell>
          <table:table-cell table:style-name="ce6" office:value-type="float" office:value="84">
            <text:p>$ 84 </text:p>
          </table:table-cell>
          <table:table-cell table:style-name="ce6" office:value-type="float" office:value="436">
            <text:p>$ 436 </text:p>
          </table:table-cell>
          <table:table-cell table:formula="of:=SUM([.I184:.J184])" office:value-type="float" office:value="520">
            <text:p>$ 520 </text:p>
          </table:table-cell>
          <table:table-cell table:formula="of:=[.K184]/[.H184]" office:value-type="float" office:value="5.47368421052632">
            <text:p>$ 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3230">
            <text:p>3230</text:p>
          </table:table-cell>
          <table:table-cell table:style-name="ce1" office:value-type="string">
            <text:p>MILLVILLE_CITY</text:p>
          </table:table-cell>
          <table:table-cell table:style-name="ce4" office:value-type="float" office:value="1398">
            <text:p>1,398</text:p>
          </table:table-cell>
          <table:table-cell table:style-name="ce4"/>
          <table:table-cell table:style-name="ce4" table:formula="of:=SUM([.F185:.G185])" office:value-type="float" office:value="1398">
            <text:p>1,398</text:p>
          </table:table-cell>
          <table:table-cell table:style-name="ce6" office:value-type="float" office:value="2158053">
            <text:p>$ 2,158,053 </text:p>
          </table:table-cell>
          <table:table-cell table:style-name="ce6" office:value-type="float" office:value="1707657">
            <text:p>$ 1,707,657 </text:p>
          </table:table-cell>
          <table:table-cell table:formula="of:=SUM([.I185:.J185])" office:value-type="float" office:value="3865710">
            <text:p>$ 3,865,710 </text:p>
          </table:table-cell>
          <table:table-cell table:formula="of:=[.K185]/[.H185]" office:value-type="float" office:value="2765.17167381974">
            <text:p>$ 2,76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070">
            <text:p>5070</text:p>
          </table:table-cell>
          <table:table-cell table:style-name="ce1" office:value-type="string">
            <text:p>STOW_CREEK_TOWNSHIP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186:.G186])" office:value-type="float" office:value="15">
            <text:p>15</text:p>
          </table:table-cell>
          <table:table-cell table:style-name="ce6" office:value-type="float" office:value="13932">
            <text:p>$ 13,932 </text:p>
          </table:table-cell>
          <table:table-cell table:style-name="ce6" office:value-type="float" office:value="3708">
            <text:p>$ 3,708 </text:p>
          </table:table-cell>
          <table:table-cell table:formula="of:=SUM([.I186:.J186])" office:value-type="float" office:value="17640">
            <text:p>$ 17,640 </text:p>
          </table:table-cell>
          <table:table-cell table:formula="of:=[.K186]/[.H186]" office:value-type="float" office:value="1176">
            <text:p>$ 1,1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300">
            <text:p>5300</text:p>
          </table:table-cell>
          <table:table-cell table:style-name="ce1" office:value-type="string">
            <text:p>UPPER_DEERFIELD_TOWNSHIP</text:p>
          </table:table-cell>
          <table:table-cell/>
          <table:table-cell table:style-name="ce4" office:value-type="float" office:value="337">
            <text:p>337</text:p>
          </table:table-cell>
          <table:table-cell table:style-name="ce4" table:formula="of:=SUM([.F187:.G187])" office:value-type="float" office:value="337">
            <text:p>337</text:p>
          </table:table-cell>
          <table:table-cell table:style-name="ce6" office:value-type="float" office:value="375911">
            <text:p>$ 375,911 </text:p>
          </table:table-cell>
          <table:table-cell table:style-name="ce6" office:value-type="float" office:value="193176">
            <text:p>$ 193,176 </text:p>
          </table:table-cell>
          <table:table-cell table:formula="of:=SUM([.I187:.J187])" office:value-type="float" office:value="569087">
            <text:p>$ 569,087 </text:p>
          </table:table-cell>
          <table:table-cell table:formula="of:=[.K187]/[.H187]" office:value-type="float" office:value="1688.68545994065">
            <text:p>$ 1,68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390">
            <text:p>5390</text:p>
          </table:table-cell>
          <table:table-cell table:style-name="ce1" office:value-type="string">
            <text:p>VINELAND_CITY</text:p>
          </table:table-cell>
          <table:table-cell table:style-name="ce4" office:value-type="float" office:value="2575">
            <text:p>2,575</text:p>
          </table:table-cell>
          <table:table-cell table:style-name="ce4"/>
          <table:table-cell table:style-name="ce4" table:formula="of:=SUM([.F188:.G188])" office:value-type="float" office:value="2575">
            <text:p>2,575</text:p>
          </table:table-cell>
          <table:table-cell table:style-name="ce6" office:value-type="float" office:value="3881579">
            <text:p>$ 3,881,579 </text:p>
          </table:table-cell>
          <table:table-cell table:style-name="ce6" office:value-type="float" office:value="3080569">
            <text:p>$ 3,080,569 </text:p>
          </table:table-cell>
          <table:table-cell table:formula="of:=SUM([.I188:.J188])" office:value-type="float" office:value="6962148">
            <text:p>$ 6,962,148 </text:p>
          </table:table-cell>
          <table:table-cell table:formula="of:=[.K188]/[.H188]" office:value-type="float" office:value="2703.7467961165">
            <text:p>$ 2,70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6028">
            <text:p>6028</text:p>
          </table:table-cell>
          <table:table-cell table:style-name="ce1" office:value-type="string">
            <text:p>VINELAND_PUBLIC_CHARTER_SCHOOL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189:.G189])" office:value-type="float" office:value="26">
            <text:p>26</text:p>
          </table:table-cell>
          <table:table-cell table:style-name="ce6" office:value-type="float" office:value="28537">
            <text:p>$ 28,537 </text:p>
          </table:table-cell>
          <table:table-cell table:style-name="ce6" office:value-type="float" office:value="13807">
            <text:p>$ 13,807 </text:p>
          </table:table-cell>
          <table:table-cell table:formula="of:=SUM([.I189:.J189])" office:value-type="float" office:value="42344">
            <text:p>$ 42,344 </text:p>
          </table:table-cell>
          <table:table-cell table:formula="of:=[.K189]/[.H189]" office:value-type="float" office:value="1628.61538461538">
            <text:p>$ 1,6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50">
            <text:p>250</text:p>
          </table:table-cell>
          <table:table-cell table:style-name="ce1" office:value-type="string">
            <text:p>BELLEVILLE_TOWN</text:p>
          </table:table-cell>
          <table:table-cell table:style-name="ce4" office:value-type="float" office:value="660">
            <text:p>660</text:p>
          </table:table-cell>
          <table:table-cell table:style-name="ce4"/>
          <table:table-cell table:style-name="ce4" table:formula="of:=SUM([.F190:.G190])" office:value-type="float" office:value="660">
            <text:p>660</text:p>
          </table:table-cell>
          <table:table-cell table:style-name="ce6" office:value-type="float" office:value="804248">
            <text:p>$ 804,248 </text:p>
          </table:table-cell>
          <table:table-cell table:style-name="ce6" office:value-type="float" office:value="552935">
            <text:p>$ 552,935 </text:p>
          </table:table-cell>
          <table:table-cell table:formula="of:=SUM([.I190:.J190])" office:value-type="float" office:value="1357183">
            <text:p>$ 1,357,183 </text:p>
          </table:table-cell>
          <table:table-cell table:formula="of:=[.K190]/[.H190]" office:value-type="float" office:value="2056.33787878788">
            <text:p>$ 2,05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410">
            <text:p>410</text:p>
          </table:table-cell>
          <table:table-cell table:style-name="ce1" office:value-type="string">
            <text:p>BLOOMFIELD_TOWNSHIP</text:p>
          </table:table-cell>
          <table:table-cell table:style-name="ce4" office:value-type="float" office:value="701">
            <text:p>701</text:p>
          </table:table-cell>
          <table:table-cell table:style-name="ce4"/>
          <table:table-cell table:style-name="ce4" table:formula="of:=SUM([.F191:.G191])" office:value-type="float" office:value="701">
            <text:p>701</text:p>
          </table:table-cell>
          <table:table-cell table:style-name="ce6" office:value-type="float" office:value="816529">
            <text:p>$ 816,529 </text:p>
          </table:table-cell>
          <table:table-cell table:style-name="ce6" office:value-type="float" office:value="591742">
            <text:p>$ 591,742 </text:p>
          </table:table-cell>
          <table:table-cell table:formula="of:=SUM([.I191:.J191])" office:value-type="float" office:value="1408271">
            <text:p>$ 1,408,271 </text:p>
          </table:table-cell>
          <table:table-cell table:formula="of:=[.K191]/[.H191]" office:value-type="float" office:value="2008.94579172611">
            <text:p>$ 2,00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1210">
            <text:p>1210</text:p>
          </table:table-cell>
          <table:table-cell table:style-name="ce1" office:value-type="string">
            <text:p>EAST_ORANGE</text:p>
          </table:table-cell>
          <table:table-cell table:style-name="ce4" office:value-type="float" office:value="2851">
            <text:p>2,851</text:p>
          </table:table-cell>
          <table:table-cell table:style-name="ce4"/>
          <table:table-cell table:style-name="ce4" table:formula="of:=SUM([.F192:.G192])" office:value-type="float" office:value="2851">
            <text:p>2,851</text:p>
          </table:table-cell>
          <table:table-cell table:style-name="ce6" office:value-type="float" office:value="5065137">
            <text:p>$ 5,065,137 </text:p>
          </table:table-cell>
          <table:table-cell table:style-name="ce6" office:value-type="float" office:value="3725401">
            <text:p>$ 3,725,401 </text:p>
          </table:table-cell>
          <table:table-cell table:formula="of:=SUM([.I192:.J192])" office:value-type="float" office:value="8790538">
            <text:p>$ 8,790,538 </text:p>
          </table:table-cell>
          <table:table-cell table:formula="of:=[.K192]/[.H192]" office:value-type="float" office:value="3083.31743247983">
            <text:p>$ 3,08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1390">
            <text:p>1390</text:p>
          </table:table-cell>
          <table:table-cell table:style-name="ce1" office:value-type="string">
            <text:p>ESSEX_COUNTY_VOCATIONAL-TECHNICAL</text:p>
          </table:table-cell>
          <table:table-cell table:style-name="ce4" office:value-type="string">
            <text:p><text:s/></text:p>
          </table:table-cell>
          <table:table-cell table:style-name="ce4" office:value-type="float" office:value="1376">
            <text:p>1,376</text:p>
          </table:table-cell>
          <table:table-cell table:style-name="ce4" table:formula="of:=SUM([.F193:.G193])" office:value-type="float" office:value="1376">
            <text:p>1,376</text:p>
          </table:table-cell>
          <table:table-cell table:style-name="ce6" office:value-type="float" office:value="1974204">
            <text:p>$ 1,974,204 </text:p>
          </table:table-cell>
          <table:table-cell table:style-name="ce6" office:value-type="float" office:value="1135385">
            <text:p>$ 1,135,385 </text:p>
          </table:table-cell>
          <table:table-cell table:formula="of:=SUM([.I193:.J193])" office:value-type="float" office:value="3109589">
            <text:p>$ 3,109,589 </text:p>
          </table:table-cell>
          <table:table-cell table:formula="of:=[.K193]/[.H193]" office:value-type="float" office:value="2259.87572674419">
            <text:p>$ 2,26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330">
            <text:p>2330</text:p>
          </table:table-cell>
          <table:table-cell table:style-name="ce1" office:value-type="string">
            <text:p>IRVINGTON_TOWNSHIP</text:p>
          </table:table-cell>
          <table:table-cell table:style-name="ce4" office:value-type="float" office:value="2312">
            <text:p>2,312</text:p>
          </table:table-cell>
          <table:table-cell table:style-name="ce4"/>
          <table:table-cell table:style-name="ce4" table:formula="of:=SUM([.F194:.G194])" office:value-type="float" office:value="2312">
            <text:p>2,312</text:p>
          </table:table-cell>
          <table:table-cell table:style-name="ce6" office:value-type="float" office:value="3895027">
            <text:p>$ 3,895,027 </text:p>
          </table:table-cell>
          <table:table-cell table:style-name="ce6" office:value-type="float" office:value="2723443">
            <text:p>$ 2,723,443 </text:p>
          </table:table-cell>
          <table:table-cell table:formula="of:=SUM([.I194:.J194])" office:value-type="float" office:value="6618470">
            <text:p>$ 6,618,470 </text:p>
          </table:table-cell>
          <table:table-cell table:formula="of:=[.K194]/[.H194]" office:value-type="float" office:value="2862.66003460208">
            <text:p>$ 2,8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730">
            <text:p>2730</text:p>
          </table:table-cell>
          <table:table-cell table:style-name="ce1" office:value-type="string">
            <text:p>LIVINGSTON_TOWNSHIP</text:p>
          </table:table-cell>
          <table:table-cell table:style-name="ce4" office:value-type="float" office:value="145">
            <text:p>145</text:p>
          </table:table-cell>
          <table:table-cell table:style-name="ce4"/>
          <table:table-cell table:style-name="ce4" table:formula="of:=SUM([.F195:.G195])" office:value-type="float" office:value="145">
            <text:p>145</text:p>
          </table:table-cell>
          <table:table-cell table:style-name="ce6" office:value-type="float" office:value="122658">
            <text:p>$ 122,658 </text:p>
          </table:table-cell>
          <table:table-cell table:style-name="ce6" office:value-type="float" office:value="0">
            <text:p>$ 0 </text:p>
          </table:table-cell>
          <table:table-cell table:formula="of:=SUM([.I195:.J195])" office:value-type="float" office:value="122658">
            <text:p>$ 122,658 </text:p>
          </table:table-cell>
          <table:table-cell table:formula="of:=[.K195]/[.H195]" office:value-type="float" office:value="845.91724137931">
            <text:p>$ 8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310">
            <text:p>3310</text:p>
          </table:table-cell>
          <table:table-cell table:style-name="ce1" office:value-type="string">
            <text:p>MONTCLAIR_TOWN</text:p>
          </table:table-cell>
          <table:table-cell table:style-name="ce4" office:value-type="float" office:value="432">
            <text:p>432</text:p>
          </table:table-cell>
          <table:table-cell table:style-name="ce4"/>
          <table:table-cell table:style-name="ce4" table:formula="of:=SUM([.F196:.G196])" office:value-type="float" office:value="432">
            <text:p>432</text:p>
          </table:table-cell>
          <table:table-cell table:style-name="ce6" office:value-type="float" office:value="552234">
            <text:p>$ 552,234 </text:p>
          </table:table-cell>
          <table:table-cell table:style-name="ce6" office:value-type="float" office:value="356355">
            <text:p>$ 356,355 </text:p>
          </table:table-cell>
          <table:table-cell table:formula="of:=SUM([.I196:.J196])" office:value-type="float" office:value="908589">
            <text:p>$ 908,589 </text:p>
          </table:table-cell>
          <table:table-cell table:formula="of:=[.K196]/[.H196]" office:value-type="float" office:value="2103.21527777778">
            <text:p>$ 2,1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570">
            <text:p>3570</text:p>
          </table:table-cell>
          <table:table-cell table:style-name="ce1" office:value-type="string">
            <text:p>NEWARK_CITY</text:p>
          </table:table-cell>
          <table:table-cell table:style-name="ce4" office:value-type="float" office:value="12850">
            <text:p>12,850</text:p>
          </table:table-cell>
          <table:table-cell table:style-name="ce4"/>
          <table:table-cell table:style-name="ce4" table:formula="of:=SUM([.F197:.G197])" office:value-type="float" office:value="12850">
            <text:p>12,850</text:p>
          </table:table-cell>
          <table:table-cell table:style-name="ce6" office:value-type="float" office:value="27526227">
            <text:p>$ 27,526,227 </text:p>
          </table:table-cell>
          <table:table-cell table:style-name="ce6" office:value-type="float" office:value="24983601">
            <text:p>$ 24,983,601 </text:p>
          </table:table-cell>
          <table:table-cell table:formula="of:=SUM([.I197:.J197])" office:value-type="float" office:value="52509828">
            <text:p>$ 52,509,828 </text:p>
          </table:table-cell>
          <table:table-cell table:formula="of:=[.K197]/[.H197]" office:value-type="float" office:value="4086.36793774319">
            <text:p>$ 4,08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750">
            <text:p>3750</text:p>
          </table:table-cell>
          <table:table-cell table:style-name="ce1" office:value-type="string">
            <text:p>NUTLEY</text:p>
          </table:table-cell>
          <table:table-cell table:style-name="ce4" office:value-type="float" office:value="198">
            <text:p>198</text:p>
          </table:table-cell>
          <table:table-cell table:style-name="ce4"/>
          <table:table-cell table:style-name="ce4" table:formula="of:=SUM([.F198:.G198])" office:value-type="float" office:value="198">
            <text:p>198</text:p>
          </table:table-cell>
          <table:table-cell table:style-name="ce6" office:value-type="float" office:value="157655">
            <text:p>$ 157,655 </text:p>
          </table:table-cell>
          <table:table-cell table:style-name="ce6" office:value-type="float" office:value="0">
            <text:p>$ 0 </text:p>
          </table:table-cell>
          <table:table-cell table:formula="of:=SUM([.I198:.J198])" office:value-type="float" office:value="157655">
            <text:p>$ 157,655 </text:p>
          </table:table-cell>
          <table:table-cell table:formula="of:=[.K198]/[.H198]" office:value-type="float" office:value="796.237373737374">
            <text:p>$ 7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880">
            <text:p>3880</text:p>
          </table:table-cell>
          <table:table-cell table:style-name="ce1" office:value-type="string">
            <text:p>CITY_OF_ORANGE_TOWNSHIP</text:p>
          </table:table-cell>
          <table:table-cell table:style-name="ce4" office:value-type="float" office:value="1205">
            <text:p>1,205</text:p>
          </table:table-cell>
          <table:table-cell table:style-name="ce4"/>
          <table:table-cell table:style-name="ce4" table:formula="of:=SUM([.F199:.G199])" office:value-type="float" office:value="1205">
            <text:p>1,205</text:p>
          </table:table-cell>
          <table:table-cell table:style-name="ce6" office:value-type="float" office:value="1934404">
            <text:p>$ 1,934,404 </text:p>
          </table:table-cell>
          <table:table-cell table:style-name="ce6" office:value-type="float" office:value="1258757">
            <text:p>$ 1,258,757 </text:p>
          </table:table-cell>
          <table:table-cell table:formula="of:=SUM([.I199:.J199])" office:value-type="float" office:value="3193161">
            <text:p>$ 3,193,161 </text:p>
          </table:table-cell>
          <table:table-cell table:formula="of:=[.K199]/[.H199]" office:value-type="float" office:value="2649.92614107884">
            <text:p>$ 2,65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4900">
            <text:p>4900</text:p>
          </table:table-cell>
          <table:table-cell table:style-name="ce1" office:value-type="string">
            <text:p>SOUTH_ORANGE-MAPLEWOOD</text:p>
          </table:table-cell>
          <table:table-cell table:style-name="ce4" office:value-type="float" office:value="337">
            <text:p>337</text:p>
          </table:table-cell>
          <table:table-cell table:style-name="ce4"/>
          <table:table-cell table:style-name="ce4" table:formula="of:=SUM([.F200:.G200])" office:value-type="float" office:value="337">
            <text:p>337</text:p>
          </table:table-cell>
          <table:table-cell table:style-name="ce6" office:value-type="float" office:value="258103">
            <text:p>$ 258,103 </text:p>
          </table:table-cell>
          <table:table-cell table:style-name="ce6" office:value-type="float" office:value="0">
            <text:p>$ 0 </text:p>
          </table:table-cell>
          <table:table-cell table:formula="of:=SUM([.I200:.J200])" office:value-type="float" office:value="258103">
            <text:p>$ 258,103 </text:p>
          </table:table-cell>
          <table:table-cell table:formula="of:=[.K200]/[.H200]" office:value-type="float" office:value="765.884272997033">
            <text:p>$ 7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5630">
            <text:p>5630</text:p>
          </table:table-cell>
          <table:table-cell table:style-name="ce1" office:value-type="string">
            <text:p>WEST_ESSEX_REGIONAL</text:p>
          </table:table-cell>
          <table:table-cell table:style-name="ce4" office:value-type="float" office:value="42">
            <text:p>42</text:p>
          </table:table-cell>
          <table:table-cell table:style-name="ce4"/>
          <table:table-cell table:style-name="ce4" table:formula="of:=SUM([.F201:.G201])" office:value-type="float" office:value="42">
            <text:p>42</text:p>
          </table:table-cell>
          <table:table-cell table:style-name="ce6" office:value-type="float" office:value="30294">
            <text:p>$ 30,294 </text:p>
          </table:table-cell>
          <table:table-cell table:style-name="ce6" office:value-type="float" office:value="0">
            <text:p>$ 0 </text:p>
          </table:table-cell>
          <table:table-cell table:formula="of:=SUM([.I201:.J201])" office:value-type="float" office:value="30294">
            <text:p>$ 30,294 </text:p>
          </table:table-cell>
          <table:table-cell table:formula="of:=[.K201]/[.H201]" office:value-type="float" office:value="721.285714285714">
            <text:p>$ 72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5680">
            <text:p>5680</text:p>
          </table:table-cell>
          <table:table-cell table:style-name="ce1" office:value-type="string">
            <text:p>WEST_ORANGE_TOWN</text:p>
          </table:table-cell>
          <table:table-cell table:style-name="ce4" office:value-type="float" office:value="586">
            <text:p>586</text:p>
          </table:table-cell>
          <table:table-cell table:style-name="ce4"/>
          <table:table-cell table:style-name="ce4" table:formula="of:=SUM([.F202:.G202])" office:value-type="float" office:value="586">
            <text:p>586</text:p>
          </table:table-cell>
          <table:table-cell table:style-name="ce6" office:value-type="float" office:value="747196">
            <text:p>$ 747,196 </text:p>
          </table:table-cell>
          <table:table-cell table:style-name="ce6" office:value-type="float" office:value="496052">
            <text:p>$ 496,052 </text:p>
          </table:table-cell>
          <table:table-cell table:formula="of:=SUM([.I202:.J202])" office:value-type="float" office:value="1243248">
            <text:p>$ 1,243,248 </text:p>
          </table:table-cell>
          <table:table-cell table:formula="of:=[.K202]/[.H202]" office:value-type="float" office:value="2121.58361774744">
            <text:p>$ 2,12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16">
            <text:p>6016</text:p>
          </table:table-cell>
          <table:table-cell table:style-name="ce1" office:value-type="string">
            <text:p>ADELAIDE_L._SANDFORD_CHARTER_SCHOOL</text:p>
          </table:table-cell>
          <table:table-cell/>
          <table:table-cell table:style-name="ce4" office:value-type="float" office:value="132">
            <text:p>132</text:p>
          </table:table-cell>
          <table:table-cell table:style-name="ce4" table:formula="of:=SUM([.F203:.G203])" office:value-type="float" office:value="132">
            <text:p>132</text:p>
          </table:table-cell>
          <table:table-cell table:style-name="ce6" office:value-type="float" office:value="197953">
            <text:p>$ 197,953 </text:p>
          </table:table-cell>
          <table:table-cell table:style-name="ce6" office:value-type="float" office:value="102534">
            <text:p>$ 102,534 </text:p>
          </table:table-cell>
          <table:table-cell table:formula="of:=SUM([.I203:.J203])" office:value-type="float" office:value="300487">
            <text:p>$ 300,487 </text:p>
          </table:table-cell>
          <table:table-cell table:formula="of:=[.K203]/[.H203]" office:value-type="float" office:value="2276.41666666667">
            <text:p>$ 2,2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0">
            <text:p>6020</text:p>
          </table:table-cell>
          <table:table-cell table:style-name="ce1" office:value-type="string">
            <text:p>PRIDE_ACADEMY_CHARTER_SCHOOL</text:p>
          </table:table-cell>
          <table:table-cell/>
          <table:table-cell table:style-name="ce4" office:value-type="float" office:value="101">
            <text:p>101</text:p>
          </table:table-cell>
          <table:table-cell table:style-name="ce4" table:formula="of:=SUM([.F204:.G204])" office:value-type="float" office:value="101">
            <text:p>101</text:p>
          </table:table-cell>
          <table:table-cell table:style-name="ce6" office:value-type="float" office:value="173026">
            <text:p>$ 173,026 </text:p>
          </table:table-cell>
          <table:table-cell table:style-name="ce6" office:value-type="float" office:value="64836">
            <text:p>$ 64,836 </text:p>
          </table:table-cell>
          <table:table-cell table:formula="of:=SUM([.I204:.J204])" office:value-type="float" office:value="237862">
            <text:p>$ 237,862 </text:p>
          </table:table-cell>
          <table:table-cell table:formula="of:=[.K204]/[.H204]" office:value-type="float" office:value="2355.06930693069">
            <text:p>$ 2,35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2">
            <text:p>6022</text:p>
          </table:table-cell>
          <table:table-cell table:style-name="ce1" office:value-type="string">
            <text:p>BURCH_CHARTER_SCHOOL_OF_E</text:p>
          </table:table-cell>
          <table:table-cell/>
          <table:table-cell table:style-name="ce4" office:value-type="float" office:value="78">
            <text:p>78</text:p>
          </table:table-cell>
          <table:table-cell table:style-name="ce4" table:formula="of:=SUM([.F205:.G205])" office:value-type="float" office:value="78">
            <text:p>78</text:p>
          </table:table-cell>
          <table:table-cell table:style-name="ce6" office:value-type="float" office:value="151008">
            <text:p>$ 151,008 </text:p>
          </table:table-cell>
          <table:table-cell table:style-name="ce6" office:value-type="float" office:value="59857">
            <text:p>$ 59,857 </text:p>
          </table:table-cell>
          <table:table-cell table:formula="of:=SUM([.I205:.J205])" office:value-type="float" office:value="210865">
            <text:p>$ 210,865 </text:p>
          </table:table-cell>
          <table:table-cell table:formula="of:=[.K205]/[.H205]" office:value-type="float" office:value="2703.39743589744">
            <text:p>$ 2,7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9">
            <text:p>6029</text:p>
          </table:table-cell>
          <table:table-cell table:style-name="ce1" office:value-type="string">
            <text:p>NEWARK_EDUCATORS_CHARTER</text:p>
          </table:table-cell>
          <table:table-cell/>
          <table:table-cell table:style-name="ce4" office:value-type="float" office:value="67">
            <text:p>67</text:p>
          </table:table-cell>
          <table:table-cell table:style-name="ce4" table:formula="of:=SUM([.F206:.G206])" office:value-type="float" office:value="67">
            <text:p>67</text:p>
          </table:table-cell>
          <table:table-cell table:style-name="ce6" office:value-type="float" office:value="73536">
            <text:p>$ 73,536 </text:p>
          </table:table-cell>
          <table:table-cell table:style-name="ce6" office:value-type="float" office:value="35578">
            <text:p>$ 35,578 </text:p>
          </table:table-cell>
          <table:table-cell table:formula="of:=SUM([.I206:.J206])" office:value-type="float" office:value="109114">
            <text:p>$ 109,114 </text:p>
          </table:table-cell>
          <table:table-cell table:formula="of:=[.K206]/[.H206]" office:value-type="float" office:value="1628.5671641791">
            <text:p>$ 1,6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320">
            <text:p>6320</text:p>
          </table:table-cell>
          <table:table-cell table:style-name="ce1" office:value-type="string">
            <text:p>DISCOVERY_CHARTER_SCHOOL</text:p>
          </table:table-cell>
          <table:table-cell/>
          <table:table-cell table:style-name="ce4" office:value-type="float" office:value="49">
            <text:p>49</text:p>
          </table:table-cell>
          <table:table-cell table:style-name="ce4" table:formula="of:=SUM([.F207:.G207])" office:value-type="float" office:value="49">
            <text:p>49</text:p>
          </table:table-cell>
          <table:table-cell table:style-name="ce6" office:value-type="float" office:value="61977">
            <text:p>$ 61,977 </text:p>
          </table:table-cell>
          <table:table-cell table:style-name="ce6" office:value-type="float" office:value="39974">
            <text:p>$ 39,974 </text:p>
          </table:table-cell>
          <table:table-cell table:formula="of:=SUM([.I207:.J207])" office:value-type="float" office:value="101951">
            <text:p>$ 101,951 </text:p>
          </table:table-cell>
          <table:table-cell table:formula="of:=[.K207]/[.H207]" office:value-type="float" office:value="2080.63265306122">
            <text:p>$ 2,08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410">
            <text:p>6410</text:p>
          </table:table-cell>
          <table:table-cell table:style-name="ce1" office:value-type="string">
            <text:p>EAST_ORANGE_COMMUNITY_CHARTER_SCHOOL</text:p>
          </table:table-cell>
          <table:table-cell/>
          <table:table-cell table:style-name="ce4" office:value-type="float" office:value="317">
            <text:p>317</text:p>
          </table:table-cell>
          <table:table-cell table:style-name="ce4" table:formula="of:=SUM([.F208:.G208])" office:value-type="float" office:value="317">
            <text:p>317</text:p>
          </table:table-cell>
          <table:table-cell table:style-name="ce6" office:value-type="float" office:value="416446">
            <text:p>$ 416,446 </text:p>
          </table:table-cell>
          <table:table-cell table:style-name="ce6" office:value-type="float" office:value="255064">
            <text:p>$ 255,064 </text:p>
          </table:table-cell>
          <table:table-cell table:formula="of:=SUM([.I208:.J208])" office:value-type="float" office:value="671510">
            <text:p>$ 671,510 </text:p>
          </table:table-cell>
          <table:table-cell table:formula="of:=[.K208]/[.H208]" office:value-type="float" office:value="2118.32807570978">
            <text:p>$ 2,11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665">
            <text:p>6665</text:p>
          </table:table-cell>
          <table:table-cell table:style-name="ce1" office:value-type="string">
            <text:p>GRAY_CHARTER_SCHOOL</text:p>
          </table:table-cell>
          <table:table-cell/>
          <table:table-cell table:style-name="ce4" office:value-type="float" office:value="157">
            <text:p>157</text:p>
          </table:table-cell>
          <table:table-cell table:style-name="ce4" table:formula="of:=SUM([.F209:.G209])" office:value-type="float" office:value="157">
            <text:p>157</text:p>
          </table:table-cell>
          <table:table-cell table:style-name="ce6" office:value-type="float" office:value="301287">
            <text:p>$ 301,287 </text:p>
          </table:table-cell>
          <table:table-cell table:style-name="ce6" office:value-type="float" office:value="112933">
            <text:p>$ 112,933 </text:p>
          </table:table-cell>
          <table:table-cell table:formula="of:=SUM([.I209:.J209])" office:value-type="float" office:value="414220">
            <text:p>$ 414,220 </text:p>
          </table:table-cell>
          <table:table-cell table:formula="of:=[.K209]/[.H209]" office:value-type="float" office:value="2638.34394904459">
            <text:p>$ 2,6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100">
            <text:p>7100</text:p>
          </table:table-cell>
          <table:table-cell table:style-name="ce1" office:value-type="string">
            <text:p>LADY_LIBERTY_ACADEMY_CHARTER_SCHOOL</text:p>
          </table:table-cell>
          <table:table-cell/>
          <table:table-cell table:style-name="ce4" office:value-type="float" office:value="255">
            <text:p>255</text:p>
          </table:table-cell>
          <table:table-cell table:style-name="ce4" table:formula="of:=SUM([.F210:.G210])" office:value-type="float" office:value="255">
            <text:p>255</text:p>
          </table:table-cell>
          <table:table-cell table:style-name="ce6" office:value-type="float" office:value="406267">
            <text:p>$ 406,267 </text:p>
          </table:table-cell>
          <table:table-cell table:style-name="ce6" office:value-type="float" office:value="195373">
            <text:p>$ 195,373 </text:p>
          </table:table-cell>
          <table:table-cell table:formula="of:=SUM([.I210:.J210])" office:value-type="float" office:value="601640">
            <text:p>$ 601,640 </text:p>
          </table:table-cell>
          <table:table-cell table:formula="of:=[.K210]/[.H210]" office:value-type="float" office:value="2359.37254901961">
            <text:p>$ 2,35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10">
            <text:p>7210</text:p>
          </table:table-cell>
          <table:table-cell table:style-name="ce1" office:value-type="string">
            <text:p>MARION_P._THOMAS_CHARTER_SCHOOL</text:p>
          </table:table-cell>
          <table:table-cell/>
          <table:table-cell table:style-name="ce4" office:value-type="float" office:value="359">
            <text:p>359</text:p>
          </table:table-cell>
          <table:table-cell table:style-name="ce4" table:formula="of:=SUM([.F211:.G211])" office:value-type="float" office:value="359">
            <text:p>359</text:p>
          </table:table-cell>
          <table:table-cell table:style-name="ce6" office:value-type="float" office:value="580380">
            <text:p>$ 580,380 </text:p>
          </table:table-cell>
          <table:table-cell table:style-name="ce6" office:value-type="float" office:value="313224">
            <text:p>$ 313,224 </text:p>
          </table:table-cell>
          <table:table-cell table:formula="of:=SUM([.I211:.J211])" office:value-type="float" office:value="893604">
            <text:p>$ 893,604 </text:p>
          </table:table-cell>
          <table:table-cell table:formula="of:=[.K211]/[.H211]" office:value-type="float" office:value="2489.14763231198">
            <text:p>$ 2,48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80">
            <text:p>7280</text:p>
          </table:table-cell>
          <table:table-cell table:style-name="ce1" office:value-type="string">
            <text:p>GREATER_NEWARK_CHARTER_SCHOOL</text:p>
          </table:table-cell>
          <table:table-cell/>
          <table:table-cell table:style-name="ce4" office:value-type="float" office:value="103">
            <text:p>103</text:p>
          </table:table-cell>
          <table:table-cell table:style-name="ce4" table:formula="of:=SUM([.F212:.G212])" office:value-type="float" office:value="103">
            <text:p>103</text:p>
          </table:table-cell>
          <table:table-cell table:style-name="ce6" office:value-type="float" office:value="141281">
            <text:p>$ 141,281 </text:p>
          </table:table-cell>
          <table:table-cell table:style-name="ce6" office:value-type="float" office:value="76731">
            <text:p>$ 76,731 </text:p>
          </table:table-cell>
          <table:table-cell table:formula="of:=SUM([.I212:.J212])" office:value-type="float" office:value="218012">
            <text:p>$ 218,012 </text:p>
          </table:table-cell>
          <table:table-cell table:formula="of:=[.K212]/[.H212]" office:value-type="float" office:value="2116.6213592233">
            <text:p>$ 2,11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90">
            <text:p>7290</text:p>
          </table:table-cell>
          <table:table-cell table:style-name="ce1" office:value-type="string">
            <text:p>NEW_HORIZONS_COMMUNITY_CHARTER_SCHOOL</text:p>
          </table:table-cell>
          <table:table-cell/>
          <table:table-cell table:style-name="ce4" office:value-type="float" office:value="416">
            <text:p>416</text:p>
          </table:table-cell>
          <table:table-cell table:style-name="ce4" table:formula="of:=SUM([.F213:.G213])" office:value-type="float" office:value="416">
            <text:p>416</text:p>
          </table:table-cell>
          <table:table-cell table:style-name="ce6" office:value-type="float" office:value="544770">
            <text:p>$ 544,770 </text:p>
          </table:table-cell>
          <table:table-cell table:style-name="ce6" office:value-type="float" office:value="387763">
            <text:p>$ 387,763 </text:p>
          </table:table-cell>
          <table:table-cell table:formula="of:=SUM([.I213:.J213])" office:value-type="float" office:value="932533">
            <text:p>$ 932,533 </text:p>
          </table:table-cell>
          <table:table-cell table:formula="of:=[.K213]/[.H213]" office:value-type="float" office:value="2241.66586538462">
            <text:p>$ 2,24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320">
            <text:p>7320</text:p>
          </table:table-cell>
          <table:table-cell table:style-name="ce1" office:value-type="string">
            <text:p>NORTH_STAR_ACADEMY_CHARTER_SCHOOL_OF_NEWARK</text:p>
          </table:table-cell>
          <table:table-cell/>
          <table:table-cell table:style-name="ce4" office:value-type="float" office:value="447">
            <text:p>447</text:p>
          </table:table-cell>
          <table:table-cell table:style-name="ce4" table:formula="of:=SUM([.F214:.G214])" office:value-type="float" office:value="447">
            <text:p>447</text:p>
          </table:table-cell>
          <table:table-cell table:style-name="ce6" office:value-type="float" office:value="536562">
            <text:p>$ 536,562 </text:p>
          </table:table-cell>
          <table:table-cell table:style-name="ce6" office:value-type="float" office:value="294211">
            <text:p>$ 294,211 </text:p>
          </table:table-cell>
          <table:table-cell table:formula="of:=SUM([.I214:.J214])" office:value-type="float" office:value="830773">
            <text:p>$ 830,773 </text:p>
          </table:table-cell>
          <table:table-cell table:formula="of:=[.K214]/[.H214]" office:value-type="float" office:value="1858.55257270694">
            <text:p>$ 1,85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325">
            <text:p>7325</text:p>
          </table:table-cell>
          <table:table-cell table:style-name="ce1" office:value-type="string">
            <text:p>TEAM_ACADEMY_CHARTER_SCHOOOL</text:p>
          </table:table-cell>
          <table:table-cell/>
          <table:table-cell table:style-name="ce4" office:value-type="float" office:value="549">
            <text:p>549</text:p>
          </table:table-cell>
          <table:table-cell table:style-name="ce4" table:formula="of:=SUM([.F215:.G215])" office:value-type="float" office:value="549">
            <text:p>549</text:p>
          </table:table-cell>
          <table:table-cell table:style-name="ce6" office:value-type="float" office:value="761951">
            <text:p>$ 761,951 </text:p>
          </table:table-cell>
          <table:table-cell table:style-name="ce6" office:value-type="float" office:value="419704">
            <text:p>$ 419,704 </text:p>
          </table:table-cell>
          <table:table-cell table:formula="of:=SUM([.I215:.J215])" office:value-type="float" office:value="1181655">
            <text:p>$ 1,181,655 </text:p>
          </table:table-cell>
          <table:table-cell table:formula="of:=[.K215]/[.H215]" office:value-type="float" office:value="2152.37704918033">
            <text:p>$ 2,15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730">
            <text:p>7730</text:p>
          </table:table-cell>
          <table:table-cell table:style-name="ce1" office:value-type="string">
            <text:p>ROBERT_TREAT_ACADEMY_CHARTER_SCHOOL</text:p>
          </table:table-cell>
          <table:table-cell/>
          <table:table-cell table:style-name="ce4" office:value-type="float" office:value="209">
            <text:p>209</text:p>
          </table:table-cell>
          <table:table-cell table:style-name="ce4" table:formula="of:=SUM([.F216:.G216])" office:value-type="float" office:value="209">
            <text:p>209</text:p>
          </table:table-cell>
          <table:table-cell table:style-name="ce6" office:value-type="float" office:value="253443">
            <text:p>$ 253,443 </text:p>
          </table:table-cell>
          <table:table-cell table:style-name="ce6" office:value-type="float" office:value="134748">
            <text:p>$ 134,748 </text:p>
          </table:table-cell>
          <table:table-cell table:formula="of:=SUM([.I216:.J216])" office:value-type="float" office:value="388191">
            <text:p>$ 388,191 </text:p>
          </table:table-cell>
          <table:table-cell table:formula="of:=[.K216]/[.H216]" office:value-type="float" office:value="1857.37320574163">
            <text:p>$ 1,85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735">
            <text:p>7735</text:p>
          </table:table-cell>
          <table:table-cell table:style-name="ce1" office:value-type="string">
            <text:p>MARIA_L._VARISCO-ROGERS_CHARTER_SCHOL</text:p>
          </table:table-cell>
          <table:table-cell/>
          <table:table-cell table:style-name="ce4" office:value-type="float" office:value="158">
            <text:p>158</text:p>
          </table:table-cell>
          <table:table-cell table:style-name="ce4" table:formula="of:=SUM([.F217:.G217])" office:value-type="float" office:value="158">
            <text:p>158</text:p>
          </table:table-cell>
          <table:table-cell table:style-name="ce6" office:value-type="float" office:value="215832">
            <text:p>$ 215,832 </text:p>
          </table:table-cell>
          <table:table-cell table:style-name="ce6" office:value-type="float" office:value="125324">
            <text:p>$ 125,324 </text:p>
          </table:table-cell>
          <table:table-cell table:formula="of:=SUM([.I217:.J217])" office:value-type="float" office:value="341156">
            <text:p>$ 341,156 </text:p>
          </table:table-cell>
          <table:table-cell table:formula="of:=[.K217]/[.H217]" office:value-type="float" office:value="2159.21518987342">
            <text:p>$ 2,15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8065">
            <text:p>8065</text:p>
          </table:table-cell>
          <table:table-cell table:style-name="ce1" office:value-type="string">
            <text:p>UNIVERSITY_HEIGHTS_CHARTER_SCHOOL</text:p>
          </table:table-cell>
          <table:table-cell/>
          <table:table-cell table:style-name="ce4" office:value-type="float" office:value="133">
            <text:p>133</text:p>
          </table:table-cell>
          <table:table-cell table:style-name="ce4" table:formula="of:=SUM([.F218:.G218])" office:value-type="float" office:value="133">
            <text:p>133</text:p>
          </table:table-cell>
          <table:table-cell table:style-name="ce6" office:value-type="float" office:value="165456">
            <text:p>$ 165,456 </text:p>
          </table:table-cell>
          <table:table-cell table:style-name="ce6" office:value-type="float" office:value="104506">
            <text:p>$ 104,506 </text:p>
          </table:table-cell>
          <table:table-cell table:formula="of:=SUM([.I218:.J218])" office:value-type="float" office:value="269962">
            <text:p>$ 269,962 </text:p>
          </table:table-cell>
          <table:table-cell table:formula="of:=[.K218]/[.H218]" office:value-type="float" office:value="2029.78947368421">
            <text:p>$ 2,03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860">
            <text:p>860</text:p>
          </table:table-cell>
          <table:table-cell table:style-name="ce1" office:value-type="string">
            <text:p>CLAYTON_BORO</text:p>
          </table:table-cell>
          <table:table-cell/>
          <table:table-cell table:style-name="ce4" office:value-type="float" office:value="350">
            <text:p>350</text:p>
          </table:table-cell>
          <table:table-cell table:style-name="ce4" table:formula="of:=SUM([.F219:.G219])" office:value-type="float" office:value="350">
            <text:p>350</text:p>
          </table:table-cell>
          <table:table-cell table:style-name="ce6" office:value-type="float" office:value="329290">
            <text:p>$ 329,290 </text:p>
          </table:table-cell>
          <table:table-cell table:style-name="ce6" office:value-type="float" office:value="134551">
            <text:p>$ 134,551 </text:p>
          </table:table-cell>
          <table:table-cell table:formula="of:=SUM([.I219:.J219])" office:value-type="float" office:value="463841">
            <text:p>$ 463,841 </text:p>
          </table:table-cell>
          <table:table-cell table:formula="of:=[.K219]/[.H219]" office:value-type="float" office:value="1325.26">
            <text:p>$ 1,3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870">
            <text:p>870</text:p>
          </table:table-cell>
          <table:table-cell table:style-name="ce1" office:value-type="string">
            <text:p>CLEARVIEW_REGIONAL</text:p>
          </table:table-cell>
          <table:table-cell table:style-name="ce4" office:value-type="float" office:value="75">
            <text:p>75</text:p>
          </table:table-cell>
          <table:table-cell table:style-name="ce4"/>
          <table:table-cell table:style-name="ce4" table:formula="of:=SUM([.F220:.G220])" office:value-type="float" office:value="75">
            <text:p>75</text:p>
          </table:table-cell>
          <table:table-cell table:style-name="ce6" office:value-type="float" office:value="54370">
            <text:p>$ 54,370 </text:p>
          </table:table-cell>
          <table:table-cell table:style-name="ce6" office:value-type="float" office:value="0">
            <text:p>$ 0 </text:p>
          </table:table-cell>
          <table:table-cell table:formula="of:=SUM([.I220:.J220])" office:value-type="float" office:value="54370">
            <text:p>$ 54,370 </text:p>
          </table:table-cell>
          <table:table-cell table:formula="of:=[.K220]/[.H220]" office:value-type="float" office:value="724.933333333333">
            <text:p>$ 7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100">
            <text:p>1100</text:p>
          </table:table-cell>
          <table:table-cell table:style-name="ce1" office:value-type="string">
            <text:p>DEPTFORD_TOWNSHIP</text:p>
          </table:table-cell>
          <table:table-cell table:style-name="ce4" office:value-type="float" office:value="447">
            <text:p>447</text:p>
          </table:table-cell>
          <table:table-cell table:style-name="ce4"/>
          <table:table-cell table:style-name="ce4" table:formula="of:=SUM([.F221:.G221])" office:value-type="float" office:value="447">
            <text:p>447</text:p>
          </table:table-cell>
          <table:table-cell table:style-name="ce6" office:value-type="float" office:value="519763">
            <text:p>$ 519,763 </text:p>
          </table:table-cell>
          <table:table-cell table:style-name="ce6" office:value-type="float" office:value="374758">
            <text:p>$ 374,758 </text:p>
          </table:table-cell>
          <table:table-cell table:formula="of:=SUM([.I221:.J221])" office:value-type="float" office:value="894521">
            <text:p>$ 894,521 </text:p>
          </table:table-cell>
          <table:table-cell table:formula="of:=[.K221]/[.H221]" office:value-type="float" office:value="2001.16554809843">
            <text:p>$ 2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180">
            <text:p>1180</text:p>
          </table:table-cell>
          <table:table-cell table:style-name="ce1" office:value-type="string">
            <text:p>EAST_GREENWICH_TOWNSHIP</text:p>
          </table:table-cell>
          <table:table-cell/>
          <table:table-cell table:style-name="ce4" office:value-type="float" office:value="54">
            <text:p>54</text:p>
          </table:table-cell>
          <table:table-cell table:style-name="ce4" table:formula="of:=SUM([.F222:.G222])" office:value-type="float" office:value="54">
            <text:p>54</text:p>
          </table:table-cell>
          <table:table-cell table:style-name="ce6" office:value-type="float" office:value="40788">
            <text:p>$ 40,788 </text:p>
          </table:table-cell>
          <table:table-cell table:style-name="ce6" office:value-type="float" office:value="13351">
            <text:p>$ 13,351 </text:p>
          </table:table-cell>
          <table:table-cell table:formula="of:=SUM([.I222:.J222])" office:value-type="float" office:value="54139">
            <text:p>$ 54,139 </text:p>
          </table:table-cell>
          <table:table-cell table:formula="of:=[.K222]/[.H222]" office:value-type="float" office:value="1002.57407407407">
            <text:p>$ 1,0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330">
            <text:p>1330</text:p>
          </table:table-cell>
          <table:table-cell table:style-name="ce1" office:value-type="string">
            <text:p>ELK_TOWNSHIP</text:p>
          </table:table-cell>
          <table:table-cell/>
          <table:table-cell table:style-name="ce4" office:value-type="float" office:value="70">
            <text:p>70</text:p>
          </table:table-cell>
          <table:table-cell table:style-name="ce4" table:formula="of:=SUM([.F223:.G223])" office:value-type="float" office:value="70">
            <text:p>70</text:p>
          </table:table-cell>
          <table:table-cell table:style-name="ce6" office:value-type="float" office:value="86373">
            <text:p>$ 86,373 </text:p>
          </table:table-cell>
          <table:table-cell table:style-name="ce6" office:value-type="float" office:value="29099">
            <text:p>$ 29,099 </text:p>
          </table:table-cell>
          <table:table-cell table:formula="of:=SUM([.I223:.J223])" office:value-type="float" office:value="115472">
            <text:p>$ 115,472 </text:p>
          </table:table-cell>
          <table:table-cell table:formula="of:=[.K223]/[.H223]" office:value-type="float" office:value="1649.6">
            <text:p>$ 1,65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590">
            <text:p>1590</text:p>
          </table:table-cell>
          <table:table-cell table:style-name="ce1" office:value-type="string">
            <text:p>FRANKLIN_TOWNSHIP</text:p>
          </table:table-cell>
          <table:table-cell/>
          <table:table-cell table:style-name="ce4" office:value-type="float" office:value="207">
            <text:p>207</text:p>
          </table:table-cell>
          <table:table-cell table:style-name="ce4" table:formula="of:=SUM([.F224:.G224])" office:value-type="float" office:value="207">
            <text:p>207</text:p>
          </table:table-cell>
          <table:table-cell table:style-name="ce6" office:value-type="float" office:value="187341">
            <text:p>$ 187,341 </text:p>
          </table:table-cell>
          <table:table-cell table:style-name="ce6" office:value-type="float" office:value="51179">
            <text:p>$ 51,179 </text:p>
          </table:table-cell>
          <table:table-cell table:formula="of:=SUM([.I224:.J224])" office:value-type="float" office:value="238520">
            <text:p>$ 238,520 </text:p>
          </table:table-cell>
          <table:table-cell table:formula="of:=[.K224]/[.H224]" office:value-type="float" office:value="1152.27053140097">
            <text:p>$ 1,15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15">
            <text:p>1715</text:p>
          </table:table-cell>
          <table:table-cell table:style-name="ce1" office:value-type="string">
            <text:p>GATEWAY_REGIONAL</text:p>
          </table:table-cell>
          <table:table-cell/>
          <table:table-cell table:style-name="ce4" office:value-type="float" office:value="116">
            <text:p>116</text:p>
          </table:table-cell>
          <table:table-cell table:style-name="ce4" table:formula="of:=SUM([.F225:.G225])" office:value-type="float" office:value="116">
            <text:p>116</text:p>
          </table:table-cell>
          <table:table-cell table:style-name="ce6" office:value-type="float" office:value="115522">
            <text:p>$ 115,522 </text:p>
          </table:table-cell>
          <table:table-cell table:style-name="ce6" office:value-type="float" office:value="28680">
            <text:p>$ 28,680 </text:p>
          </table:table-cell>
          <table:table-cell table:formula="of:=SUM([.I225:.J225])" office:value-type="float" office:value="144202">
            <text:p>$ 144,202 </text:p>
          </table:table-cell>
          <table:table-cell table:formula="of:=[.K225]/[.H225]" office:value-type="float" office:value="1243.12068965517">
            <text:p>$ 1,24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30">
            <text:p>1730</text:p>
          </table:table-cell>
          <table:table-cell table:style-name="ce1" office:value-type="string">
            <text:p>GLASSBORO</text:p>
          </table:table-cell>
          <table:table-cell table:style-name="ce4" office:value-type="float" office:value="408">
            <text:p>408</text:p>
          </table:table-cell>
          <table:table-cell table:style-name="ce4"/>
          <table:table-cell table:style-name="ce4" table:formula="of:=SUM([.F226:.G226])" office:value-type="float" office:value="408">
            <text:p>408</text:p>
          </table:table-cell>
          <table:table-cell table:style-name="ce6" office:value-type="float" office:value="483803">
            <text:p>$ 483,803 </text:p>
          </table:table-cell>
          <table:table-cell table:style-name="ce6" office:value-type="float" office:value="339625">
            <text:p>$ 339,625 </text:p>
          </table:table-cell>
          <table:table-cell table:formula="of:=SUM([.I226:.J226])" office:value-type="float" office:value="823428">
            <text:p>$ 823,428 </text:p>
          </table:table-cell>
          <table:table-cell table:formula="of:=[.K226]/[.H226]" office:value-type="float" office:value="2018.20588235294">
            <text:p>$ 2,01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75">
            <text:p>1775</text:p>
          </table:table-cell>
          <table:table-cell table:style-name="ce1" office:value-type="string">
            <text:p>GLOUCESTER_COUNTY_VOCATIONAL</text:p>
          </table:table-cell>
          <table:table-cell/>
          <table:table-cell table:style-name="ce4" office:value-type="float" office:value="92">
            <text:p>92</text:p>
          </table:table-cell>
          <table:table-cell table:style-name="ce4" table:formula="of:=SUM([.F227:.G227])" office:value-type="float" office:value="92">
            <text:p>92</text:p>
          </table:table-cell>
          <table:table-cell table:style-name="ce6" office:value-type="float" office:value="69347">
            <text:p>$ 69,347 </text:p>
          </table:table-cell>
          <table:table-cell table:style-name="ce6" office:value-type="float" office:value="22745">
            <text:p>$ 22,745 </text:p>
          </table:table-cell>
          <table:table-cell table:formula="of:=SUM([.I227:.J227])" office:value-type="float" office:value="92092">
            <text:p>$ 92,092 </text:p>
          </table:table-cell>
          <table:table-cell table:formula="of:=[.K227]/[.H227]" office:value-type="float" office:value="1001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830">
            <text:p>1830</text:p>
          </table:table-cell>
          <table:table-cell table:style-name="ce1" office:value-type="string">
            <text:p>GREENWICH_TOWNSHIP</text:p>
          </table:table-cell>
          <table:table-cell/>
          <table:table-cell table:style-name="ce4" office:value-type="float" office:value="71">
            <text:p>71</text:p>
          </table:table-cell>
          <table:table-cell table:style-name="ce4" table:formula="of:=SUM([.F228:.G228])" office:value-type="float" office:value="71">
            <text:p>71</text:p>
          </table:table-cell>
          <table:table-cell table:style-name="ce6" office:value-type="float" office:value="56510">
            <text:p>$ 56,510 </text:p>
          </table:table-cell>
          <table:table-cell table:style-name="ce6" office:value-type="float" office:value="17554">
            <text:p>$ 17,554 </text:p>
          </table:table-cell>
          <table:table-cell table:formula="of:=SUM([.I228:.J228])" office:value-type="float" office:value="74064">
            <text:p>$ 74,064 </text:p>
          </table:table-cell>
          <table:table-cell table:formula="of:=[.K228]/[.H228]" office:value-type="float" office:value="1043.15492957747">
            <text:p>$ 1,04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070">
            <text:p>2070</text:p>
          </table:table-cell>
          <table:table-cell table:style-name="ce1" office:value-type="string">
            <text:p>HARRISON_TOWNSHIP</text:p>
          </table:table-cell>
          <table:table-cell/>
          <table:table-cell table:style-name="ce4" office:value-type="float" office:value="64">
            <text:p>64</text:p>
          </table:table-cell>
          <table:table-cell table:style-name="ce4" table:formula="of:=SUM([.F229:.G229])" office:value-type="float" office:value="64">
            <text:p>64</text:p>
          </table:table-cell>
          <table:table-cell table:style-name="ce6" office:value-type="float" office:value="43401">
            <text:p>$ 43,401 </text:p>
          </table:table-cell>
          <table:table-cell table:style-name="ce6" office:value-type="float" office:value="0">
            <text:p>$ 0 </text:p>
          </table:table-cell>
          <table:table-cell table:formula="of:=SUM([.I229:.J229])" office:value-type="float" office:value="43401">
            <text:p>$ 43,401 </text:p>
          </table:table-cell>
          <table:table-cell table:formula="of:=[.K229]/[.H229]" office:value-type="float" office:value="678.140625">
            <text:p>$ 67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440">
            <text:p>2440</text:p>
          </table:table-cell>
          <table:table-cell table:style-name="ce1" office:value-type="string">
            <text:p>KINGSWAY_REGIONAL</text:p>
          </table:table-cell>
          <table:table-cell/>
          <table:table-cell table:style-name="ce4" office:value-type="float" office:value="106">
            <text:p>106</text:p>
          </table:table-cell>
          <table:table-cell table:style-name="ce4" table:formula="of:=SUM([.F230:.G230])" office:value-type="float" office:value="106">
            <text:p>106</text:p>
          </table:table-cell>
          <table:table-cell table:style-name="ce6" office:value-type="float" office:value="89929">
            <text:p>$ 89,929 </text:p>
          </table:table-cell>
          <table:table-cell table:style-name="ce6" office:value-type="float" office:value="26083">
            <text:p>$ 26,083 </text:p>
          </table:table-cell>
          <table:table-cell table:formula="of:=SUM([.I230:.J230])" office:value-type="float" office:value="116012">
            <text:p>$ 116,012 </text:p>
          </table:table-cell>
          <table:table-cell table:formula="of:=[.K230]/[.H230]" office:value-type="float" office:value="1094.45283018868">
            <text:p>$ 1,09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750">
            <text:p>2750</text:p>
          </table:table-cell>
          <table:table-cell table:style-name="ce1" office:value-type="string">
            <text:p>LOGAN_TOWNSHIP</text:p>
          </table:table-cell>
          <table:table-cell/>
          <table:table-cell table:style-name="ce4" office:value-type="float" office:value="99">
            <text:p>99</text:p>
          </table:table-cell>
          <table:table-cell table:style-name="ce4" table:formula="of:=SUM([.F231:.G231])" office:value-type="float" office:value="99">
            <text:p>99</text:p>
          </table:table-cell>
          <table:table-cell table:style-name="ce6" office:value-type="float" office:value="74112">
            <text:p>$ 74,112 </text:p>
          </table:table-cell>
          <table:table-cell table:style-name="ce6" office:value-type="float" office:value="24477">
            <text:p>$ 24,477 </text:p>
          </table:table-cell>
          <table:table-cell table:formula="of:=SUM([.I231:.J231])" office:value-type="float" office:value="98589">
            <text:p>$ 98,589 </text:p>
          </table:table-cell>
          <table:table-cell table:formula="of:=[.K231]/[.H231]" office:value-type="float" office:value="995.848484848485">
            <text:p>$ 9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990">
            <text:p>2990</text:p>
          </table:table-cell>
          <table:table-cell table:style-name="ce1" office:value-type="string">
            <text:p>MANTUA_TOWNSHIP</text:p>
          </table:table-cell>
          <table:table-cell/>
          <table:table-cell table:style-name="ce4" office:value-type="float" office:value="113">
            <text:p>113</text:p>
          </table:table-cell>
          <table:table-cell table:style-name="ce4" table:formula="of:=SUM([.F232:.G232])" office:value-type="float" office:value="113">
            <text:p>113</text:p>
          </table:table-cell>
          <table:table-cell table:style-name="ce6" office:value-type="float" office:value="85031">
            <text:p>$ 85,031 </text:p>
          </table:table-cell>
          <table:table-cell table:style-name="ce6" office:value-type="float" office:value="27938">
            <text:p>$ 27,938 </text:p>
          </table:table-cell>
          <table:table-cell table:formula="of:=SUM([.I232:.J232])" office:value-type="float" office:value="112969">
            <text:p>$ 112,969 </text:p>
          </table:table-cell>
          <table:table-cell table:formula="of:=[.K232]/[.H232]" office:value-type="float" office:value="999.725663716814">
            <text:p>$ 1,0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3280">
            <text:p>3280</text:p>
          </table:table-cell>
          <table:table-cell table:style-name="ce1" office:value-type="string">
            <text:p>MONROE_TOWNSHIP</text:p>
          </table:table-cell>
          <table:table-cell table:style-name="ce4" office:value-type="float" office:value="462">
            <text:p>462</text:p>
          </table:table-cell>
          <table:table-cell table:style-name="ce4"/>
          <table:table-cell table:style-name="ce4" table:formula="of:=SUM([.F233:.G233])" office:value-type="float" office:value="462">
            <text:p>462</text:p>
          </table:table-cell>
          <table:table-cell table:style-name="ce6" office:value-type="float" office:value="544248">
            <text:p>$ 544,248 </text:p>
          </table:table-cell>
          <table:table-cell table:style-name="ce6" office:value-type="float" office:value="379777">
            <text:p>$ 379,777 </text:p>
          </table:table-cell>
          <table:table-cell table:formula="of:=SUM([.I233:.J233])" office:value-type="float" office:value="924025">
            <text:p>$ 924,025 </text:p>
          </table:table-cell>
          <table:table-cell table:formula="of:=[.K233]/[.H233]" office:value-type="float" office:value="2000.05411255411">
            <text:p>$ 2,0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3490">
            <text:p>3490</text:p>
          </table:table-cell>
          <table:table-cell table:style-name="ce1" office:value-type="string">
            <text:p>NATIONAL_PARK_BORO</text:p>
          </table:table-cell>
          <table:table-cell/>
          <table:table-cell table:style-name="ce4" office:value-type="float" office:value="60">
            <text:p>60</text:p>
          </table:table-cell>
          <table:table-cell table:style-name="ce4" table:formula="of:=SUM([.F234:.G234])" office:value-type="float" office:value="60">
            <text:p>60</text:p>
          </table:table-cell>
          <table:table-cell table:style-name="ce6" office:value-type="float" office:value="52293">
            <text:p>$ 52,293 </text:p>
          </table:table-cell>
          <table:table-cell table:style-name="ce6" office:value-type="float" office:value="17382">
            <text:p>$ 17,382 </text:p>
          </table:table-cell>
          <table:table-cell table:formula="of:=SUM([.I234:.J234])" office:value-type="float" office:value="69675">
            <text:p>$ 69,675 </text:p>
          </table:table-cell>
          <table:table-cell table:formula="of:=[.K234]/[.H234]" office:value-type="float" office:value="1161.25">
            <text:p>$ 1,16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020">
            <text:p>4020</text:p>
          </table:table-cell>
          <table:table-cell table:style-name="ce1" office:value-type="string">
            <text:p>PAULSBORO_BORO</text:p>
          </table:table-cell>
          <table:table-cell/>
          <table:table-cell table:style-name="ce4" office:value-type="float" office:value="676">
            <text:p>676</text:p>
          </table:table-cell>
          <table:table-cell table:style-name="ce4" table:formula="of:=SUM([.F235:.G235])" office:value-type="float" office:value="676">
            <text:p>676</text:p>
          </table:table-cell>
          <table:table-cell table:style-name="ce6" office:value-type="float" office:value="929119">
            <text:p>$ 929,119 </text:p>
          </table:table-cell>
          <table:table-cell table:style-name="ce6" office:value-type="float" office:value="497807">
            <text:p>$ 497,807 </text:p>
          </table:table-cell>
          <table:table-cell table:formula="of:=SUM([.I235:.J235])" office:value-type="float" office:value="1426926">
            <text:p>$ 1,426,926 </text:p>
          </table:table-cell>
          <table:table-cell table:formula="of:=[.K235]/[.H235]" office:value-type="float" office:value="2110.83727810651">
            <text:p>$ 2,11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140">
            <text:p>4140</text:p>
          </table:table-cell>
          <table:table-cell table:style-name="ce1" office:value-type="string">
            <text:p>PITMAN_BORO</text:p>
          </table:table-cell>
          <table:table-cell/>
          <table:table-cell table:style-name="ce4" office:value-type="float" office:value="120">
            <text:p>120</text:p>
          </table:table-cell>
          <table:table-cell table:style-name="ce4" table:formula="of:=SUM([.F236:.G236])" office:value-type="float" office:value="120">
            <text:p>120</text:p>
          </table:table-cell>
          <table:table-cell table:style-name="ce6" office:value-type="float" office:value="91064">
            <text:p>$ 91,064 </text:p>
          </table:table-cell>
          <table:table-cell table:style-name="ce6" office:value-type="float" office:value="29669">
            <text:p>$ 29,669 </text:p>
          </table:table-cell>
          <table:table-cell table:formula="of:=SUM([.I236:.J236])" office:value-type="float" office:value="120733">
            <text:p>$ 120,733 </text:p>
          </table:table-cell>
          <table:table-cell table:formula="of:=[.K236]/[.H236]" office:value-type="float" office:value="1006.10833333333">
            <text:p>$ 1,00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880">
            <text:p>4880</text:p>
          </table:table-cell>
          <table:table-cell table:style-name="ce1" office:value-type="string">
            <text:p>SOUTH_HARRISON_TOWNSHIP</text:p>
          </table:table-cell>
          <table:table-cell/>
          <table:table-cell table:style-name="ce4" office:value-type="float" office:value="21">
            <text:p>21</text:p>
          </table:table-cell>
          <table:table-cell table:style-name="ce4" table:formula="of:=SUM([.F237:.G237])" office:value-type="float" office:value="21">
            <text:p>21</text:p>
          </table:table-cell>
          <table:table-cell table:style-name="ce6" office:value-type="float" office:value="15489">
            <text:p>$ 15,489 </text:p>
          </table:table-cell>
          <table:table-cell table:style-name="ce6" office:value-type="float" office:value="5192">
            <text:p>$ 5,192 </text:p>
          </table:table-cell>
          <table:table-cell table:formula="of:=SUM([.I237:.J237])" office:value-type="float" office:value="20681">
            <text:p>$ 20,681 </text:p>
          </table:table-cell>
          <table:table-cell table:formula="of:=[.K237]/[.H237]" office:value-type="float" office:value="984.809523809524">
            <text:p>$ 9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940">
            <text:p>4940</text:p>
          </table:table-cell>
          <table:table-cell table:style-name="ce1" office:value-type="string">
            <text:p>DELSEA_REGIONAL_H.S_DISTRICT</text:p>
          </table:table-cell>
          <table:table-cell table:style-name="ce4" office:value-type="float" office:value="150">
            <text:p>150</text:p>
          </table:table-cell>
          <table:table-cell table:style-name="ce4"/>
          <table:table-cell table:style-name="ce4" table:formula="of:=SUM([.F238:.G238])" office:value-type="float" office:value="150">
            <text:p>150</text:p>
          </table:table-cell>
          <table:table-cell table:style-name="ce6" office:value-type="float" office:value="174781">
            <text:p>$ 174,781 </text:p>
          </table:table-cell>
          <table:table-cell table:style-name="ce6" office:value-type="float" office:value="119622">
            <text:p>$ 119,622 </text:p>
          </table:table-cell>
          <table:table-cell table:formula="of:=SUM([.I238:.J238])" office:value-type="float" office:value="294403">
            <text:p>$ 294,403 </text:p>
          </table:table-cell>
          <table:table-cell table:formula="of:=[.K238]/[.H238]" office:value-type="float" office:value="1962.68666666667">
            <text:p>$ 1,9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120">
            <text:p>5120</text:p>
          </table:table-cell>
          <table:table-cell table:style-name="ce1" office:value-type="string">
            <text:p>SWEDESBORO-WOOLWICH</text:p>
          </table:table-cell>
          <table:table-cell/>
          <table:table-cell table:style-name="ce4" office:value-type="float" office:value="99">
            <text:p>99</text:p>
          </table:table-cell>
          <table:table-cell table:style-name="ce4" table:formula="of:=SUM([.F239:.G239])" office:value-type="float" office:value="99">
            <text:p>99</text:p>
          </table:table-cell>
          <table:table-cell table:style-name="ce6" office:value-type="float" office:value="74612">
            <text:p>$ 74,612 </text:p>
          </table:table-cell>
          <table:table-cell table:style-name="ce6" office:value-type="float" office:value="24477">
            <text:p>$ 24,477 </text:p>
          </table:table-cell>
          <table:table-cell table:formula="of:=SUM([.I239:.J239])" office:value-type="float" office:value="99089">
            <text:p>$ 99,089 </text:p>
          </table:table-cell>
          <table:table-cell table:formula="of:=[.K239]/[.H239]" office:value-type="float" office:value="1000.89898989899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500">
            <text:p>5500</text:p>
          </table:table-cell>
          <table:table-cell table:style-name="ce1" office:value-type="string">
            <text:p>WASHINGTON_TOWNSHIP</text:p>
          </table:table-cell>
          <table:table-cell table:style-name="ce4" office:value-type="float" office:value="437">
            <text:p>437</text:p>
          </table:table-cell>
          <table:table-cell table:style-name="ce4"/>
          <table:table-cell table:style-name="ce4" table:formula="of:=SUM([.F240:.G240])" office:value-type="float" office:value="437">
            <text:p>437</text:p>
          </table:table-cell>
          <table:table-cell table:style-name="ce6" office:value-type="float" office:value="276696">
            <text:p>$ 276,696 </text:p>
          </table:table-cell>
          <table:table-cell table:style-name="ce6" office:value-type="float" office:value="0">
            <text:p>$ 0 </text:p>
          </table:table-cell>
          <table:table-cell table:formula="of:=SUM([.I240:.J240])" office:value-type="float" office:value="276696">
            <text:p>$ 276,696 </text:p>
          </table:table-cell>
          <table:table-cell table:formula="of:=[.K240]/[.H240]" office:value-type="float" office:value="633.171624713959">
            <text:p>$ 6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620">
            <text:p>5620</text:p>
          </table:table-cell>
          <table:table-cell table:style-name="ce1" office:value-type="string">
            <text:p>WEST_DEPTFORD_TOWNSHIP</text:p>
          </table:table-cell>
          <table:table-cell table:style-name="ce4" office:value-type="float" office:value="176">
            <text:p>176</text:p>
          </table:table-cell>
          <table:table-cell table:style-name="ce4"/>
          <table:table-cell table:style-name="ce4" table:formula="of:=SUM([.F241:.G241])" office:value-type="float" office:value="176">
            <text:p>176</text:p>
          </table:table-cell>
          <table:table-cell table:style-name="ce6" office:value-type="float" office:value="239724">
            <text:p>$ 239,724 </text:p>
          </table:table-cell>
          <table:table-cell table:style-name="ce6" office:value-type="float" office:value="158100">
            <text:p>$ 158,100 </text:p>
          </table:table-cell>
          <table:table-cell table:formula="of:=SUM([.I241:.J241])" office:value-type="float" office:value="397824">
            <text:p>$ 397,824 </text:p>
          </table:table-cell>
          <table:table-cell table:formula="of:=[.K241]/[.H241]" office:value-type="float" office:value="2260.36363636364">
            <text:p>$ 2,26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740">
            <text:p>5740</text:p>
          </table:table-cell>
          <table:table-cell table:style-name="ce1" office:value-type="string">
            <text:p>WESTVILLE_BORO</text:p>
          </table:table-cell>
          <table:table-cell/>
          <table:table-cell table:style-name="ce4" office:value-type="float" office:value="81">
            <text:p>81</text:p>
          </table:table-cell>
          <table:table-cell table:style-name="ce4" table:formula="of:=SUM([.F242:.G242])" office:value-type="float" office:value="81">
            <text:p>81</text:p>
          </table:table-cell>
          <table:table-cell table:style-name="ce6" office:value-type="float" office:value="84123">
            <text:p>$ 84,123 </text:p>
          </table:table-cell>
          <table:table-cell table:style-name="ce6" office:value-type="float" office:value="28376">
            <text:p>$ 28,376 </text:p>
          </table:table-cell>
          <table:table-cell table:formula="of:=SUM([.I242:.J242])" office:value-type="float" office:value="112499">
            <text:p>$ 112,499 </text:p>
          </table:table-cell>
          <table:table-cell table:formula="of:=[.K242]/[.H242]" office:value-type="float" office:value="1388.87654320988">
            <text:p>$ 1,38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860">
            <text:p>5860</text:p>
          </table:table-cell>
          <table:table-cell table:style-name="ce1" office:value-type="string">
            <text:p>WOODBURY_CITY</text:p>
          </table:table-cell>
          <table:table-cell/>
          <table:table-cell table:style-name="ce4" office:value-type="float" office:value="660">
            <text:p>660</text:p>
          </table:table-cell>
          <table:table-cell table:style-name="ce4" table:formula="of:=SUM([.F243:.G243])" office:value-type="float" office:value="660">
            <text:p>660</text:p>
          </table:table-cell>
          <table:table-cell table:style-name="ce6" office:value-type="float" office:value="734474">
            <text:p>$ 734,474 </text:p>
          </table:table-cell>
          <table:table-cell table:style-name="ce6" office:value-type="float" office:value="401259">
            <text:p>$ 401,259 </text:p>
          </table:table-cell>
          <table:table-cell table:formula="of:=SUM([.I243:.J243])" office:value-type="float" office:value="1135733">
            <text:p>$ 1,135,733 </text:p>
          </table:table-cell>
          <table:table-cell table:formula="of:=[.K243]/[.H243]" office:value-type="float" office:value="1720.80757575758">
            <text:p>$ 1,72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870">
            <text:p>5870</text:p>
          </table:table-cell>
          <table:table-cell table:style-name="ce1" office:value-type="string">
            <text:p>WOODBURY_HEIGHTS_BORO</text:p>
          </table:table-cell>
          <table:table-cell/>
          <table:table-cell table:style-name="ce4" office:value-type="float" office:value="23">
            <text:p>23</text:p>
          </table:table-cell>
          <table:table-cell table:style-name="ce4" table:formula="of:=SUM([.F244:.G244])" office:value-type="float" office:value="23">
            <text:p>23</text:p>
          </table:table-cell>
          <table:table-cell table:style-name="ce6" office:value-type="float" office:value="17221">
            <text:p>$ 17,221 </text:p>
          </table:table-cell>
          <table:table-cell table:style-name="ce6" office:value-type="float" office:value="5687">
            <text:p>$ 5,687 </text:p>
          </table:table-cell>
          <table:table-cell table:formula="of:=SUM([.I244:.J244])" office:value-type="float" office:value="22908">
            <text:p>$ 22,908 </text:p>
          </table:table-cell>
          <table:table-cell table:formula="of:=[.K244]/[.H244]" office:value-type="float" office:value="996">
            <text:p>$ 9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0">
            <text:p>220</text:p>
          </table:table-cell>
          <table:table-cell table:style-name="ce1" office:value-type="string">
            <text:p>BAYONNE_CITY</text:p>
          </table:table-cell>
          <table:table-cell table:style-name="ce4" office:value-type="float" office:value="1481">
            <text:p>1,481</text:p>
          </table:table-cell>
          <table:table-cell table:style-name="ce4"/>
          <table:table-cell table:style-name="ce4" table:formula="of:=SUM([.F245:.G245])" office:value-type="float" office:value="1481">
            <text:p>1,481</text:p>
          </table:table-cell>
          <table:table-cell table:style-name="ce6" office:value-type="float" office:value="2469456">
            <text:p>$ 2,469,456 </text:p>
          </table:table-cell>
          <table:table-cell table:style-name="ce6" office:value-type="float" office:value="1560622">
            <text:p>$ 1,560,622 </text:p>
          </table:table-cell>
          <table:table-cell table:formula="of:=SUM([.I245:.J245])" office:value-type="float" office:value="4030078">
            <text:p>$ 4,030,078 </text:p>
          </table:table-cell>
          <table:table-cell table:formula="of:=[.K245]/[.H245]" office:value-type="float" office:value="2721.18703578663">
            <text:p>$ 2,72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1200">
            <text:p>1200</text:p>
          </table:table-cell>
          <table:table-cell table:style-name="ce1" office:value-type="string">
            <text:p>EAST_NEWARK_BORO</text:p>
          </table:table-cell>
          <table:table-cell/>
          <table:table-cell table:style-name="ce4" office:value-type="float" office:value="138">
            <text:p>138</text:p>
          </table:table-cell>
          <table:table-cell table:style-name="ce4" table:formula="of:=SUM([.F246:.G246])" office:value-type="float" office:value="138">
            <text:p>138</text:p>
          </table:table-cell>
          <table:table-cell table:style-name="ce6" office:value-type="float" office:value="168147">
            <text:p>$ 168,147 </text:p>
          </table:table-cell>
          <table:table-cell table:style-name="ce6" office:value-type="float" office:value="103227">
            <text:p>$ 103,227 </text:p>
          </table:table-cell>
          <table:table-cell table:formula="of:=SUM([.I246:.J246])" office:value-type="float" office:value="271374">
            <text:p>$ 271,374 </text:p>
          </table:table-cell>
          <table:table-cell table:formula="of:=[.K246]/[.H246]" office:value-type="float" office:value="1966.47826086957">
            <text:p>$ 1,9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1850">
            <text:p>1850</text:p>
          </table:table-cell>
          <table:table-cell table:style-name="ce1" office:value-type="string">
            <text:p>GUTTENBERG_TOWN</text:p>
          </table:table-cell>
          <table:table-cell/>
          <table:table-cell table:style-name="ce4" office:value-type="float" office:value="651">
            <text:p>651</text:p>
          </table:table-cell>
          <table:table-cell table:style-name="ce4" table:formula="of:=SUM([.F247:.G247])" office:value-type="float" office:value="651">
            <text:p>651</text:p>
          </table:table-cell>
          <table:table-cell table:style-name="ce6" office:value-type="float" office:value="832326">
            <text:p>$ 832,326 </text:p>
          </table:table-cell>
          <table:table-cell table:style-name="ce6" office:value-type="float" office:value="54312">
            <text:p>$ 54,312 </text:p>
          </table:table-cell>
          <table:table-cell table:formula="of:=SUM([.I247:.J247])" office:value-type="float" office:value="886638">
            <text:p>$ 886,638 </text:p>
          </table:table-cell>
          <table:table-cell table:formula="of:=[.K247]/[.H247]" office:value-type="float" office:value="1361.96313364055">
            <text:p>$ 1,36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060">
            <text:p>2060</text:p>
          </table:table-cell>
          <table:table-cell table:style-name="ce1" office:value-type="string">
            <text:p>HARRISON_TOWN</text:p>
          </table:table-cell>
          <table:table-cell/>
          <table:table-cell table:style-name="ce4" office:value-type="float" office:value="918">
            <text:p>918</text:p>
          </table:table-cell>
          <table:table-cell table:style-name="ce4" table:formula="of:=SUM([.F248:.G248])" office:value-type="float" office:value="918">
            <text:p>918</text:p>
          </table:table-cell>
          <table:table-cell table:style-name="ce6" office:value-type="float" office:value="1088757">
            <text:p>$ 1,088,757 </text:p>
          </table:table-cell>
          <table:table-cell table:style-name="ce6" office:value-type="float" office:value="648679">
            <text:p>$ 648,679 </text:p>
          </table:table-cell>
          <table:table-cell table:formula="of:=SUM([.I248:.J248])" office:value-type="float" office:value="1737436">
            <text:p>$ 1,737,436 </text:p>
          </table:table-cell>
          <table:table-cell table:formula="of:=[.K248]/[.H248]" office:value-type="float" office:value="1892.63180827887">
            <text:p>$ 1,8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10">
            <text:p>2210</text:p>
          </table:table-cell>
          <table:table-cell table:style-name="ce1" office:value-type="string">
            <text:p>HOBOKEN_CITY</text:p>
          </table:table-cell>
          <table:table-cell table:style-name="ce4" office:value-type="float" office:value="452">
            <text:p>452</text:p>
          </table:table-cell>
          <table:table-cell table:style-name="ce4"/>
          <table:table-cell table:style-name="ce4" table:formula="of:=SUM([.F249:.G249])" office:value-type="float" office:value="452">
            <text:p>452</text:p>
          </table:table-cell>
          <table:table-cell table:style-name="ce6" office:value-type="float" office:value="1214429">
            <text:p>$ 1,214,429 </text:p>
          </table:table-cell>
          <table:table-cell table:style-name="ce6" office:value-type="float" office:value="346781">
            <text:p>$ 346,781 </text:p>
          </table:table-cell>
          <table:table-cell table:formula="of:=SUM([.I249:.J249])" office:value-type="float" office:value="1561210">
            <text:p>$ 1,561,210 </text:p>
          </table:table-cell>
          <table:table-cell table:formula="of:=[.K249]/[.H249]" office:value-type="float" office:value="3454.00442477876">
            <text:p>$ 3,45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95">
            <text:p>2295</text:p>
          </table:table-cell>
          <table:table-cell table:style-name="ce1" office:value-type="string">
            <text:p>HUDSON_COUNTY_VOCATIONAL</text:p>
          </table:table-cell>
          <table:table-cell/>
          <table:table-cell table:style-name="ce4" office:value-type="float" office:value="411">
            <text:p>411</text:p>
          </table:table-cell>
          <table:table-cell table:style-name="ce4" table:formula="of:=SUM([.F250:.G250])" office:value-type="float" office:value="411">
            <text:p>411</text:p>
          </table:table-cell>
          <table:table-cell table:style-name="ce6" office:value-type="float" office:value="434326">
            <text:p>$ 434,326 </text:p>
          </table:table-cell>
          <table:table-cell table:style-name="ce6" office:value-type="float" office:value="112009">
            <text:p>$ 112,009 </text:p>
          </table:table-cell>
          <table:table-cell table:formula="of:=SUM([.I250:.J250])" office:value-type="float" office:value="546335">
            <text:p>$ 546,335 </text:p>
          </table:table-cell>
          <table:table-cell table:formula="of:=[.K250]/[.H250]" office:value-type="float" office:value="1329.28223844282">
            <text:p>$ 1,3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390">
            <text:p>2390</text:p>
          </table:table-cell>
          <table:table-cell table:style-name="ce1" office:value-type="string">
            <text:p>JERSEY_CITY</text:p>
          </table:table-cell>
          <table:table-cell table:style-name="ce4" office:value-type="float" office:value="7891">
            <text:p>7,891</text:p>
          </table:table-cell>
          <table:table-cell table:style-name="ce4"/>
          <table:table-cell table:style-name="ce4" table:formula="of:=SUM([.F251:.G251])" office:value-type="float" office:value="7891">
            <text:p>7,891</text:p>
          </table:table-cell>
          <table:table-cell table:style-name="ce6" office:value-type="float" office:value="16833147">
            <text:p>$ 16,833,147 </text:p>
          </table:table-cell>
          <table:table-cell table:style-name="ce6" office:value-type="float" office:value="12957978">
            <text:p>$ 12,957,978 </text:p>
          </table:table-cell>
          <table:table-cell table:formula="of:=SUM([.I251:.J251])" office:value-type="float" office:value="29791125">
            <text:p>$ 29,791,125 </text:p>
          </table:table-cell>
          <table:table-cell table:formula="of:=[.K251]/[.H251]" office:value-type="float" office:value="3775.3294892916">
            <text:p>$ 3,77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410">
            <text:p>2410</text:p>
          </table:table-cell>
          <table:table-cell table:style-name="ce1" office:value-type="string">
            <text:p>KEARNY_TOWN</text:p>
          </table:table-cell>
          <table:table-cell table:style-name="ce4" office:value-type="float" office:value="816">
            <text:p>816</text:p>
          </table:table-cell>
          <table:table-cell table:style-name="ce4"/>
          <table:table-cell table:style-name="ce4" table:formula="of:=SUM([.F252:.G252])" office:value-type="float" office:value="816">
            <text:p>816</text:p>
          </table:table-cell>
          <table:table-cell table:style-name="ce6" office:value-type="float" office:value="1254638">
            <text:p>$ 1,254,638 </text:p>
          </table:table-cell>
          <table:table-cell table:style-name="ce6" office:value-type="float" office:value="742204">
            <text:p>$ 742,204 </text:p>
          </table:table-cell>
          <table:table-cell table:formula="of:=SUM([.I252:.J252])" office:value-type="float" office:value="1996842">
            <text:p>$ 1,996,842 </text:p>
          </table:table-cell>
          <table:table-cell table:formula="of:=[.K252]/[.H252]" office:value-type="float" office:value="2447.11029411765">
            <text:p>$ 2,44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3610">
            <text:p>3610</text:p>
          </table:table-cell>
          <table:table-cell table:style-name="ce1" office:value-type="string">
            <text:p>NORTH_BERGEN_TOWNSHIP</text:p>
          </table:table-cell>
          <table:table-cell table:style-name="ce4" office:value-type="float" office:value="1861">
            <text:p>1,861</text:p>
          </table:table-cell>
          <table:table-cell table:style-name="ce4"/>
          <table:table-cell table:style-name="ce4" table:formula="of:=SUM([.F253:.G253])" office:value-type="float" office:value="1861">
            <text:p>1,861</text:p>
          </table:table-cell>
          <table:table-cell table:style-name="ce6" office:value-type="float" office:value="3161850">
            <text:p>$ 3,161,850 </text:p>
          </table:table-cell>
          <table:table-cell table:style-name="ce6" office:value-type="float" office:value="2042578">
            <text:p>$ 2,042,578 </text:p>
          </table:table-cell>
          <table:table-cell table:formula="of:=SUM([.I253:.J253])" office:value-type="float" office:value="5204428">
            <text:p>$ 5,204,428 </text:p>
          </table:table-cell>
          <table:table-cell table:formula="of:=[.K253]/[.H253]" office:value-type="float" office:value="2796.57603439011">
            <text:p>$ 2,7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4730">
            <text:p>4730</text:p>
          </table:table-cell>
          <table:table-cell table:style-name="ce1" office:value-type="string">
            <text:p>SECAUCUS_TOWN</text:p>
          </table:table-cell>
          <table:table-cell/>
          <table:table-cell table:style-name="ce4" office:value-type="float" office:value="307">
            <text:p>307</text:p>
          </table:table-cell>
          <table:table-cell table:style-name="ce4" table:formula="of:=SUM([.F254:.G254])" office:value-type="float" office:value="307">
            <text:p>307</text:p>
          </table:table-cell>
          <table:table-cell table:style-name="ce6" office:value-type="float" office:value="276110">
            <text:p>$ 276,110 </text:p>
          </table:table-cell>
          <table:table-cell table:style-name="ce6" office:value-type="float" office:value="76297">
            <text:p>$ 76,297 </text:p>
          </table:table-cell>
          <table:table-cell table:formula="of:=SUM([.I254:.J254])" office:value-type="float" office:value="352407">
            <text:p>$ 352,407 </text:p>
          </table:table-cell>
          <table:table-cell table:formula="of:=[.K254]/[.H254]" office:value-type="float" office:value="1147.90553745928">
            <text:p>$ 1,1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240">
            <text:p>5240</text:p>
          </table:table-cell>
          <table:table-cell table:style-name="ce1" office:value-type="string">
            <text:p>UNION_CITY</text:p>
          </table:table-cell>
          <table:table-cell table:style-name="ce4" office:value-type="float" office:value="3205">
            <text:p>3,205</text:p>
          </table:table-cell>
          <table:table-cell table:style-name="ce4"/>
          <table:table-cell table:style-name="ce4" table:formula="of:=SUM([.F255:.G255])" office:value-type="float" office:value="3205">
            <text:p>3,205</text:p>
          </table:table-cell>
          <table:table-cell table:style-name="ce6" office:value-type="float" office:value="5802432">
            <text:p>$ 5,802,432 </text:p>
          </table:table-cell>
          <table:table-cell table:style-name="ce6" office:value-type="float" office:value="4222299">
            <text:p>$ 4,222,299 </text:p>
          </table:table-cell>
          <table:table-cell table:formula="of:=SUM([.I255:.J255])" office:value-type="float" office:value="10024731">
            <text:p>$ 10,024,731 </text:p>
          </table:table-cell>
          <table:table-cell table:formula="of:=[.K255]/[.H255]" office:value-type="float" office:value="3127.84118564743">
            <text:p>$ 3,1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580">
            <text:p>5580</text:p>
          </table:table-cell>
          <table:table-cell table:style-name="ce1" office:value-type="string">
            <text:p>WEEHAWKEN_TOWNSHIP</text:p>
          </table:table-cell>
          <table:table-cell/>
          <table:table-cell table:style-name="ce4" office:value-type="float" office:value="398">
            <text:p>398</text:p>
          </table:table-cell>
          <table:table-cell table:style-name="ce4" table:formula="of:=SUM([.F256:.G256])" office:value-type="float" office:value="398">
            <text:p>398</text:p>
          </table:table-cell>
          <table:table-cell table:style-name="ce6" office:value-type="float" office:value="492907">
            <text:p>$ 492,907 </text:p>
          </table:table-cell>
          <table:table-cell table:style-name="ce6" office:value-type="float" office:value="198999">
            <text:p>$ 198,999 </text:p>
          </table:table-cell>
          <table:table-cell table:formula="of:=SUM([.I256:.J256])" office:value-type="float" office:value="691906">
            <text:p>$ 691,906 </text:p>
          </table:table-cell>
          <table:table-cell table:formula="of:=[.K256]/[.H256]" office:value-type="float" office:value="1738.45728643216">
            <text:p>$ 1,7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670">
            <text:p>5670</text:p>
          </table:table-cell>
          <table:table-cell table:style-name="ce1" office:value-type="string">
            <text:p>WEST_NEW_YORK_TOWN</text:p>
          </table:table-cell>
          <table:table-cell table:style-name="ce4" office:value-type="float" office:value="1762">
            <text:p>1,762</text:p>
          </table:table-cell>
          <table:table-cell table:style-name="ce4"/>
          <table:table-cell table:style-name="ce4" table:formula="of:=SUM([.F257:.G257])" office:value-type="float" office:value="1762">
            <text:p>1,762</text:p>
          </table:table-cell>
          <table:table-cell table:style-name="ce6" office:value-type="float" office:value="3225441">
            <text:p>$ 3,225,441 </text:p>
          </table:table-cell>
          <table:table-cell table:style-name="ce6" office:value-type="float" office:value="2094020">
            <text:p>$ 2,094,020 </text:p>
          </table:table-cell>
          <table:table-cell table:formula="of:=SUM([.I257:.J257])" office:value-type="float" office:value="5319461">
            <text:p>$ 5,319,461 </text:p>
          </table:table-cell>
          <table:table-cell table:formula="of:=[.K257]/[.H257]" office:value-type="float" office:value="3018.99035187287">
            <text:p>$ 3,01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030">
            <text:p>6030</text:p>
          </table:table-cell>
          <table:table-cell table:style-name="ce1" office:value-type="string">
            <text:p>THE_ETHICAL_COMMUNITY_CHARTER_SCHOOL</text:p>
          </table:table-cell>
          <table:table-cell/>
          <table:table-cell table:style-name="ce4" office:value-type="float" office:value="35">
            <text:p>35</text:p>
          </table:table-cell>
          <table:table-cell table:style-name="ce4" table:formula="of:=SUM([.F258:.G258])" office:value-type="float" office:value="35">
            <text:p>35</text:p>
          </table:table-cell>
          <table:table-cell table:style-name="ce6" office:value-type="float" office:value="37886">
            <text:p>$ 37,886 </text:p>
          </table:table-cell>
          <table:table-cell table:style-name="ce6" office:value-type="float" office:value="18320">
            <text:p>$ 18,320 </text:p>
          </table:table-cell>
          <table:table-cell table:formula="of:=SUM([.I258:.J258])" office:value-type="float" office:value="56206">
            <text:p>$ 56,206 </text:p>
          </table:table-cell>
          <table:table-cell table:formula="of:=[.K258]/[.H258]" office:value-type="float" office:value="1605.88571428571">
            <text:p>$ 1,60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220">
            <text:p>6220</text:p>
          </table:table-cell>
          <table:table-cell table:style-name="ce1" office:value-type="string">
            <text:p>C.R.E.A.T.E._CHARTER_SCHOOL</text:p>
          </table:table-cell>
          <table:table-cell/>
          <table:table-cell table:style-name="ce4" office:value-type="float" office:value="242">
            <text:p>242</text:p>
          </table:table-cell>
          <table:table-cell table:style-name="ce4" table:formula="of:=SUM([.F259:.G259])" office:value-type="float" office:value="242">
            <text:p>242</text:p>
          </table:table-cell>
          <table:table-cell table:style-name="ce6" office:value-type="float" office:value="271997">
            <text:p>$ 271,997 </text:p>
          </table:table-cell>
          <table:table-cell table:style-name="ce6" office:value-type="float" office:value="196152">
            <text:p>$ 196,152 </text:p>
          </table:table-cell>
          <table:table-cell table:formula="of:=SUM([.I259:.J259])" office:value-type="float" office:value="468149">
            <text:p>$ 468,149 </text:p>
          </table:table-cell>
          <table:table-cell table:formula="of:=[.K259]/[.H259]" office:value-type="float" office:value="1934.5">
            <text:p>$ 1,93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235">
            <text:p>6235</text:p>
          </table:table-cell>
          <table:table-cell table:style-name="ce1" office:value-type="string">
            <text:p>LIBERTY_ACADEMY_CHARTER_SCHOOL</text:p>
          </table:table-cell>
          <table:table-cell/>
          <table:table-cell table:style-name="ce4" office:value-type="float" office:value="154">
            <text:p>154</text:p>
          </table:table-cell>
          <table:table-cell table:style-name="ce4" table:formula="of:=SUM([.F260:.G260])" office:value-type="float" office:value="154">
            <text:p>154</text:p>
          </table:table-cell>
          <table:table-cell table:style-name="ce6" office:value-type="float" office:value="249254">
            <text:p>$ 249,254 </text:p>
          </table:table-cell>
          <table:table-cell table:style-name="ce6" office:value-type="float" office:value="115030">
            <text:p>$ 115,030 </text:p>
          </table:table-cell>
          <table:table-cell table:formula="of:=SUM([.I260:.J260])" office:value-type="float" office:value="364284">
            <text:p>$ 364,284 </text:p>
          </table:table-cell>
          <table:table-cell table:formula="of:=[.K260]/[.H260]" office:value-type="float" office:value="2365.48051948052">
            <text:p>$ 2,36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420">
            <text:p>6420</text:p>
          </table:table-cell>
          <table:table-cell table:style-name="ce1" office:value-type="string">
            <text:p>ELYSIAN_CHARTER_SCHOOL_OF_HOBOKEN</text:p>
          </table:table-cell>
          <table:table-cell/>
          <table:table-cell table:style-name="ce4" office:value-type="float" office:value="36">
            <text:p>36</text:p>
          </table:table-cell>
          <table:table-cell table:style-name="ce4" table:formula="of:=SUM([.F261:.G261])" office:value-type="float" office:value="36">
            <text:p>36</text:p>
          </table:table-cell>
          <table:table-cell table:style-name="ce6" office:value-type="float" office:value="42057">
            <text:p>$ 42,057 </text:p>
          </table:table-cell>
          <table:table-cell table:style-name="ce6" office:value-type="float" office:value="8900">
            <text:p>$ 8,900 </text:p>
          </table:table-cell>
          <table:table-cell table:formula="of:=SUM([.I261:.J261])" office:value-type="float" office:value="50957">
            <text:p>$ 50,957 </text:p>
          </table:table-cell>
          <table:table-cell table:formula="of:=[.K261]/[.H261]" office:value-type="float" office:value="1415.47222222222">
            <text:p>$ 1,41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720">
            <text:p>6720</text:p>
          </table:table-cell>
          <table:table-cell table:style-name="ce1" office:value-type="string">
            <text:p>HOBOKEN_CHARTER_SCHOOL</text:p>
          </table:table-cell>
          <table:table-cell/>
          <table:table-cell table:style-name="ce4" office:value-type="float" office:value="78">
            <text:p>78</text:p>
          </table:table-cell>
          <table:table-cell table:style-name="ce4" table:formula="of:=SUM([.F262:.G262])" office:value-type="float" office:value="78">
            <text:p>78</text:p>
          </table:table-cell>
          <table:table-cell table:style-name="ce6" office:value-type="float" office:value="76706">
            <text:p>$ 76,706 </text:p>
          </table:table-cell>
          <table:table-cell table:style-name="ce6" office:value-type="float" office:value="30193">
            <text:p>$ 30,193 </text:p>
          </table:table-cell>
          <table:table-cell table:formula="of:=SUM([.I262:.J262])" office:value-type="float" office:value="106899">
            <text:p>$ 106,899 </text:p>
          </table:table-cell>
          <table:table-cell table:formula="of:=[.K262]/[.H262]" office:value-type="float" office:value="1370.5">
            <text:p>$ 1,37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910">
            <text:p>6910</text:p>
          </table:table-cell>
          <table:table-cell table:style-name="ce1" office:value-type="string">
            <text:p>JERSEY_CITY_COMMUNITY_CHARTER_SCHOOL</text:p>
          </table:table-cell>
          <table:table-cell/>
          <table:table-cell table:style-name="ce4" office:value-type="float" office:value="419">
            <text:p>419</text:p>
          </table:table-cell>
          <table:table-cell table:style-name="ce4" table:formula="of:=SUM([.F263:.G263])" office:value-type="float" office:value="419">
            <text:p>419</text:p>
          </table:table-cell>
          <table:table-cell table:style-name="ce6" office:value-type="float" office:value="622393">
            <text:p>$ 622,393 </text:p>
          </table:table-cell>
          <table:table-cell table:style-name="ce6" office:value-type="float" office:value="360466">
            <text:p>$ 360,466 </text:p>
          </table:table-cell>
          <table:table-cell table:formula="of:=SUM([.I263:.J263])" office:value-type="float" office:value="982859">
            <text:p>$ 982,859 </text:p>
          </table:table-cell>
          <table:table-cell table:formula="of:=[.K263]/[.H263]" office:value-type="float" office:value="2345.72553699284">
            <text:p>$ 2,3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915">
            <text:p>6915</text:p>
          </table:table-cell>
          <table:table-cell table:style-name="ce1" office:value-type="string">
            <text:p>JERSEY_CITY_GOLDEN_DOOR</text:p>
          </table:table-cell>
          <table:table-cell/>
          <table:table-cell table:style-name="ce4" office:value-type="float" office:value="255">
            <text:p>255</text:p>
          </table:table-cell>
          <table:table-cell table:style-name="ce4" table:formula="of:=SUM([.F264:.G264])" office:value-type="float" office:value="255">
            <text:p>255</text:p>
          </table:table-cell>
          <table:table-cell table:style-name="ce6" office:value-type="float" office:value="327431">
            <text:p>$ 327,431 </text:p>
          </table:table-cell>
          <table:table-cell table:style-name="ce6" office:value-type="float" office:value="179588">
            <text:p>$ 179,588 </text:p>
          </table:table-cell>
          <table:table-cell table:formula="of:=SUM([.I264:.J264])" office:value-type="float" office:value="507019">
            <text:p>$ 507,019 </text:p>
          </table:table-cell>
          <table:table-cell table:formula="of:=[.K264]/[.H264]" office:value-type="float" office:value="1988.30980392157">
            <text:p>$ 1,98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115">
            <text:p>7115</text:p>
          </table:table-cell>
          <table:table-cell table:style-name="ce1" office:value-type="string">
            <text:p>LEARNING_COMMUNITY_CHARTER_SCHOOL</text:p>
          </table:table-cell>
          <table:table-cell/>
          <table:table-cell table:style-name="ce4" office:value-type="float" office:value="87">
            <text:p>87</text:p>
          </table:table-cell>
          <table:table-cell table:style-name="ce4" table:formula="of:=SUM([.F265:.G265])" office:value-type="float" office:value="87">
            <text:p>87</text:p>
          </table:table-cell>
          <table:table-cell table:style-name="ce6" office:value-type="float" office:value="119131">
            <text:p>$ 119,131 </text:p>
          </table:table-cell>
          <table:table-cell table:style-name="ce6" office:value-type="float" office:value="31260">
            <text:p>$ 31,260 </text:p>
          </table:table-cell>
          <table:table-cell table:formula="of:=SUM([.I265:.J265])" office:value-type="float" office:value="150391">
            <text:p>$ 150,391 </text:p>
          </table:table-cell>
          <table:table-cell table:formula="of:=[.K265]/[.H265]" office:value-type="float" office:value="1728.63218390805">
            <text:p>$ 1,7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820">
            <text:p>7820</text:p>
          </table:table-cell>
          <table:table-cell table:style-name="ce1" office:value-type="string">
            <text:p>SCHOMBURG_CHARTER_SCHOOL</text:p>
          </table:table-cell>
          <table:table-cell/>
          <table:table-cell table:style-name="ce4" office:value-type="float" office:value="174">
            <text:p>174</text:p>
          </table:table-cell>
          <table:table-cell table:style-name="ce4" table:formula="of:=SUM([.F266:.G266])" office:value-type="float" office:value="174">
            <text:p>174</text:p>
          </table:table-cell>
          <table:table-cell table:style-name="ce6" office:value-type="float" office:value="376783">
            <text:p>$ 376,783 </text:p>
          </table:table-cell>
          <table:table-cell table:style-name="ce6" office:value-type="float" office:value="156995">
            <text:p>$ 156,995 </text:p>
          </table:table-cell>
          <table:table-cell table:formula="of:=SUM([.I266:.J266])" office:value-type="float" office:value="533778">
            <text:p>$ 533,778 </text:p>
          </table:table-cell>
          <table:table-cell table:formula="of:=[.K266]/[.H266]" office:value-type="float" office:value="3067.68965517241">
            <text:p>$ 3,06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830">
            <text:p>7830</text:p>
          </table:table-cell>
          <table:table-cell table:style-name="ce1" office:value-type="string">
            <text:p>SOARING_HEIGHTS_CHARTER_SCHOOL</text:p>
          </table:table-cell>
          <table:table-cell/>
          <table:table-cell table:style-name="ce4" office:value-type="float" office:value="110">
            <text:p>110</text:p>
          </table:table-cell>
          <table:table-cell table:style-name="ce4" table:formula="of:=SUM([.F267:.G267])" office:value-type="float" office:value="110">
            <text:p>110</text:p>
          </table:table-cell>
          <table:table-cell table:style-name="ce6" office:value-type="float" office:value="133065">
            <text:p>$ 133,065 </text:p>
          </table:table-cell>
          <table:table-cell table:style-name="ce6" office:value-type="float" office:value="78485">
            <text:p>$ 78,485 </text:p>
          </table:table-cell>
          <table:table-cell table:formula="of:=SUM([.I267:.J267])" office:value-type="float" office:value="211550">
            <text:p>$ 211,550 </text:p>
          </table:table-cell>
          <table:table-cell table:formula="of:=[.K267]/[.H267]" office:value-type="float" office:value="1923.18181818182">
            <text:p>$ 1,92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8060">
            <text:p>8060</text:p>
          </table:table-cell>
          <table:table-cell table:style-name="ce1" office:value-type="string">
            <text:p>UNIVERSITY_ACADEMY_CHARTER_SCHOOL</text:p>
          </table:table-cell>
          <table:table-cell/>
          <table:table-cell table:style-name="ce4" office:value-type="float" office:value="204">
            <text:p>204</text:p>
          </table:table-cell>
          <table:table-cell table:style-name="ce4" table:formula="of:=SUM([.F268:.G268])" office:value-type="float" office:value="204">
            <text:p>204</text:p>
          </table:table-cell>
          <table:table-cell table:style-name="ce6" office:value-type="float" office:value="272983">
            <text:p>$ 272,983 </text:p>
          </table:table-cell>
          <table:table-cell table:style-name="ce6" office:value-type="float" office:value="144890">
            <text:p>$ 144,890 </text:p>
          </table:table-cell>
          <table:table-cell table:formula="of:=SUM([.I268:.J268])" office:value-type="float" office:value="417873">
            <text:p>$ 417,873 </text:p>
          </table:table-cell>
          <table:table-cell table:formula="of:=[.K268]/[.H268]" office:value-type="float" office:value="2048.39705882353">
            <text:p>$ 2,0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430">
            <text:p>430</text:p>
          </table:table-cell>
          <table:table-cell table:style-name="ce1" office:value-type="string">
            <text:p>BLOOMSBURY_BORO</text:p>
          </table:table-cell>
          <table:table-cell/>
          <table:table-cell table:style-name="ce4" office:value-type="float" office:value="16">
            <text:p>16</text:p>
          </table:table-cell>
          <table:table-cell table:style-name="ce4" table:formula="of:=SUM([.F269:.G269])" office:value-type="float" office:value="16">
            <text:p>16</text:p>
          </table:table-cell>
          <table:table-cell table:style-name="ce6" office:value-type="float" office:value="12002">
            <text:p>$ 12,002 </text:p>
          </table:table-cell>
          <table:table-cell table:style-name="ce6" office:value-type="float" office:value="3955">
            <text:p>$ 3,955 </text:p>
          </table:table-cell>
          <table:table-cell table:formula="of:=SUM([.I269:.J269])" office:value-type="float" office:value="15957">
            <text:p>$ 15,957 </text:p>
          </table:table-cell>
          <table:table-cell table:formula="of:=[.K269]/[.H269]" office:value-type="float" office:value="997.3125">
            <text:p>$ 9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910">
            <text:p>910</text:p>
          </table:table-cell>
          <table:table-cell table:style-name="ce1" office:value-type="string">
            <text:p>CLINTONi_TOWN</text:p>
          </table:table-cell>
          <table:table-cell/>
          <table:table-cell table:style-name="ce4" office:value-type="float" office:value="30">
            <text:p>30</text:p>
          </table:table-cell>
          <table:table-cell table:style-name="ce4" table:formula="of:=SUM([.F270:.G270])" office:value-type="float" office:value="30">
            <text:p>30</text:p>
          </table:table-cell>
          <table:table-cell table:style-name="ce6" office:value-type="float" office:value="26414">
            <text:p>$ 26,414 </text:p>
          </table:table-cell>
          <table:table-cell table:style-name="ce6" office:value-type="float" office:value="7417">
            <text:p>$ 7,417 </text:p>
          </table:table-cell>
          <table:table-cell table:formula="of:=SUM([.I270:.J270])" office:value-type="float" office:value="33831">
            <text:p>$ 33,831 </text:p>
          </table:table-cell>
          <table:table-cell table:formula="of:=[.K270]/[.H270]" office:value-type="float" office:value="1127.7">
            <text:p>$ 1,1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040">
            <text:p>1040</text:p>
          </table:table-cell>
          <table:table-cell table:style-name="ce1" office:value-type="string">
            <text:p>DELAWARE_TOWNSHIP</text:p>
          </table:table-cell>
          <table:table-cell/>
          <table:table-cell table:style-name="ce4" office:value-type="float" office:value="11">
            <text:p>11</text:p>
          </table:table-cell>
          <table:table-cell table:style-name="ce4" table:formula="of:=SUM([.F271:.G271])" office:value-type="float" office:value="11">
            <text:p>11</text:p>
          </table:table-cell>
          <table:table-cell table:style-name="ce6" office:value-type="float" office:value="8905">
            <text:p>$ 8,905 </text:p>
          </table:table-cell>
          <table:table-cell table:style-name="ce6" office:value-type="float" office:value="0">
            <text:p>$ 0 </text:p>
          </table:table-cell>
          <table:table-cell table:formula="of:=SUM([.I271:.J271])" office:value-type="float" office:value="8905">
            <text:p>$ 8,905 </text:p>
          </table:table-cell>
          <table:table-cell table:formula="of:=[.K271]/[.H271]" office:value-type="float" office:value="809.545454545455">
            <text:p>$ 8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160">
            <text:p>1160</text:p>
          </table:table-cell>
          <table:table-cell table:style-name="ce1" office:value-type="string">
            <text:p>EAST_AMWELL_TOWNSHIP</text:p>
          </table:table-cell>
          <table:table-cell/>
          <table:table-cell table:style-name="ce4" office:value-type="float" office:value="13">
            <text:p>13</text:p>
          </table:table-cell>
          <table:table-cell table:style-name="ce4" table:formula="of:=SUM([.F272:.G272])" office:value-type="float" office:value="13">
            <text:p>13</text:p>
          </table:table-cell>
          <table:table-cell table:style-name="ce6" office:value-type="float" office:value="7324">
            <text:p>$ 7,324 </text:p>
          </table:table-cell>
          <table:table-cell table:style-name="ce6" office:value-type="float" office:value="0">
            <text:p>$ 0 </text:p>
          </table:table-cell>
          <table:table-cell table:formula="of:=SUM([.I272:.J272])" office:value-type="float" office:value="7324">
            <text:p>$ 7,324 </text:p>
          </table:table-cell>
          <table:table-cell table:formula="of:=[.K272]/[.H272]" office:value-type="float" office:value="563.384615384615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510">
            <text:p>1510</text:p>
          </table:table-cell>
          <table:table-cell table:style-name="ce1" office:value-type="string">
            <text:p>FLEMINGTON-RARITAN_REGIONAL</text:p>
          </table:table-cell>
          <table:table-cell table:style-name="ce4" office:value-type="float" office:value="98">
            <text:p>98</text:p>
          </table:table-cell>
          <table:table-cell table:style-name="ce4"/>
          <table:table-cell table:style-name="ce4" table:formula="of:=SUM([.F273:.G273])" office:value-type="float" office:value="98">
            <text:p>98</text:p>
          </table:table-cell>
          <table:table-cell table:style-name="ce6" office:value-type="float" office:value="100018">
            <text:p>$ 100,018 </text:p>
          </table:table-cell>
          <table:table-cell table:style-name="ce6" office:value-type="float" office:value="0">
            <text:p>$ 0 </text:p>
          </table:table-cell>
          <table:table-cell table:formula="of:=SUM([.I273:.J273])" office:value-type="float" office:value="100018">
            <text:p>$ 100,018 </text:p>
          </table:table-cell>
          <table:table-cell table:formula="of:=[.K273]/[.H273]" office:value-type="float" office:value="1020.59183673469">
            <text:p>$ 1,02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680">
            <text:p>1680</text:p>
          </table:table-cell>
          <table:table-cell table:style-name="ce1" office:value-type="string">
            <text:p>FRENCHTOWN_BORO</text:p>
          </table:table-cell>
          <table:table-cell/>
          <table:table-cell table:style-name="ce4" office:value-type="float" office:value="19">
            <text:p>19</text:p>
          </table:table-cell>
          <table:table-cell table:style-name="ce4" table:formula="of:=SUM([.F274:.G274])" office:value-type="float" office:value="19">
            <text:p>19</text:p>
          </table:table-cell>
          <table:table-cell table:style-name="ce6" office:value-type="float" office:value="14274">
            <text:p>$ 14,274 </text:p>
          </table:table-cell>
          <table:table-cell table:style-name="ce6" office:value-type="float" office:value="4697">
            <text:p>$ 4,697 </text:p>
          </table:table-cell>
          <table:table-cell table:formula="of:=SUM([.I274:.J274])" office:value-type="float" office:value="18971">
            <text:p>$ 18,971 </text:p>
          </table:table-cell>
          <table:table-cell table:formula="of:=[.K274]/[.H274]" office:value-type="float" office:value="998.473684210526">
            <text:p>$ 9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970">
            <text:p>1970</text:p>
          </table:table-cell>
          <table:table-cell table:style-name="ce1" office:value-type="string">
            <text:p>HAMPTON_BORO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275:.G275])" office:value-type="float" office:value="25">
            <text:p>25</text:p>
          </table:table-cell>
          <table:table-cell table:style-name="ce6" office:value-type="float" office:value="21072">
            <text:p>$ 21,072 </text:p>
          </table:table-cell>
          <table:table-cell table:style-name="ce6" office:value-type="float" office:value="6384">
            <text:p>$ 6,384 </text:p>
          </table:table-cell>
          <table:table-cell table:formula="of:=SUM([.I275:.J275])" office:value-type="float" office:value="27456">
            <text:p>$ 27,456 </text:p>
          </table:table-cell>
          <table:table-cell table:formula="of:=[.K275]/[.H275]" office:value-type="float" office:value="1098.24">
            <text:p>$ 1,0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140">
            <text:p>2140</text:p>
          </table:table-cell>
          <table:table-cell table:style-name="ce1" office:value-type="string">
            <text:p>HIGH_BRIDGE_BORO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276:.G276])" office:value-type="float" office:value="25">
            <text:p>25</text:p>
          </table:table-cell>
          <table:table-cell table:style-name="ce6" office:value-type="float" office:value="18585">
            <text:p>$ 18,585 </text:p>
          </table:table-cell>
          <table:table-cell table:style-name="ce6" office:value-type="float" office:value="6181">
            <text:p>$ 6,181 </text:p>
          </table:table-cell>
          <table:table-cell table:formula="of:=SUM([.I276:.J276])" office:value-type="float" office:value="24766">
            <text:p>$ 24,766 </text:p>
          </table:table-cell>
          <table:table-cell table:formula="of:=[.K276]/[.H276]" office:value-type="float" office:value="990.64">
            <text:p>$ 9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220">
            <text:p>2220</text:p>
          </table:table-cell>
          <table:table-cell table:style-name="ce1" office:value-type="string">
            <text:p>HOLLAND_TOWNSHIP</text:p>
          </table:table-cell>
          <table:table-cell/>
          <table:table-cell table:style-name="ce4" office:value-type="float" office:value="23">
            <text:p>23</text:p>
          </table:table-cell>
          <table:table-cell table:style-name="ce4" table:formula="of:=SUM([.F277:.G277])" office:value-type="float" office:value="23">
            <text:p>23</text:p>
          </table:table-cell>
          <table:table-cell table:style-name="ce6" office:value-type="float" office:value="12985">
            <text:p>$ 12,985 </text:p>
          </table:table-cell>
          <table:table-cell table:style-name="ce6" office:value-type="float" office:value="0">
            <text:p>$ 0 </text:p>
          </table:table-cell>
          <table:table-cell table:formula="of:=SUM([.I277:.J277])" office:value-type="float" office:value="12985">
            <text:p>$ 12,985 </text:p>
          </table:table-cell>
          <table:table-cell table:formula="of:=[.K277]/[.H277]" office:value-type="float" office:value="564.565217391304">
            <text:p>$ 56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300">
            <text:p>2300</text:p>
          </table:table-cell>
          <table:table-cell table:style-name="ce1" office:value-type="string">
            <text:p>HUNTERDON_CENTRAL_REGIONAL</text:p>
          </table:table-cell>
          <table:table-cell table:style-name="ce4" office:value-type="float" office:value="54">
            <text:p>54</text:p>
          </table:table-cell>
          <table:table-cell/>
          <table:table-cell table:style-name="ce4" table:formula="of:=SUM([.F278:.G278])" office:value-type="float" office:value="54">
            <text:p>54</text:p>
          </table:table-cell>
          <table:table-cell table:style-name="ce6" office:value-type="float" office:value="37793">
            <text:p>$ 37,793 </text:p>
          </table:table-cell>
          <table:table-cell table:style-name="ce6" office:value-type="float" office:value="0">
            <text:p>$ 0 </text:p>
          </table:table-cell>
          <table:table-cell table:formula="of:=SUM([.I278:.J278])" office:value-type="float" office:value="37793">
            <text:p>$ 37,793 </text:p>
          </table:table-cell>
          <table:table-cell table:formula="of:=[.K278]/[.H278]" office:value-type="float" office:value="699.87037037037">
            <text:p>$ 7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530">
            <text:p>2530</text:p>
          </table:table-cell>
          <table:table-cell table:style-name="ce1" office:value-type="string">
            <text:p>LAMBERTVILLE_CITY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279:.G279])" office:value-type="float" office:value="25">
            <text:p>25</text:p>
          </table:table-cell>
          <table:table-cell table:style-name="ce6" office:value-type="float" office:value="21003">
            <text:p>$ 21,003 </text:p>
          </table:table-cell>
          <table:table-cell table:style-name="ce6" office:value-type="float" office:value="6240">
            <text:p>$ 6,240 </text:p>
          </table:table-cell>
          <table:table-cell table:formula="of:=SUM([.I279:.J279])" office:value-type="float" office:value="27243">
            <text:p>$ 27,243 </text:p>
          </table:table-cell>
          <table:table-cell table:formula="of:=[.K279]/[.H279]" office:value-type="float" office:value="1089.72">
            <text:p>$ 1,09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600">
            <text:p>2600</text:p>
          </table:table-cell>
          <table:table-cell table:style-name="ce1" office:value-type="string">
            <text:p>LEBANON_TOWNSHIP</text:p>
          </table:table-cell>
          <table:table-cell/>
          <table:table-cell table:style-name="ce4" office:value-type="float" office:value="16">
            <text:p>16</text:p>
          </table:table-cell>
          <table:table-cell table:style-name="ce4" table:formula="of:=SUM([.F280:.G280])" office:value-type="float" office:value="16">
            <text:p>16</text:p>
          </table:table-cell>
          <table:table-cell table:style-name="ce6" office:value-type="float" office:value="9010">
            <text:p>$ 9,010 </text:p>
          </table:table-cell>
          <table:table-cell table:style-name="ce6" office:value-type="float" office:value="0">
            <text:p>$ 0 </text:p>
          </table:table-cell>
          <table:table-cell table:formula="of:=SUM([.I280:.J280])" office:value-type="float" office:value="9010">
            <text:p>$ 9,010 </text:p>
          </table:table-cell>
          <table:table-cell table:formula="of:=[.K280]/[.H280]" office:value-type="float" office:value="563.125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4890">
            <text:p>4890</text:p>
          </table:table-cell>
          <table:table-cell table:style-name="ce1" office:value-type="string">
            <text:p>SOUTH_HUNTERDON_REGIONAL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281:.G281])" office:value-type="float" office:value="15">
            <text:p>15</text:p>
          </table:table-cell>
          <table:table-cell table:style-name="ce6" office:value-type="float" office:value="9207">
            <text:p>$ 9,207 </text:p>
          </table:table-cell>
          <table:table-cell table:style-name="ce6" office:value-type="float" office:value="0">
            <text:p>$ 0 </text:p>
          </table:table-cell>
          <table:table-cell table:formula="of:=SUM([.I281:.J281])" office:value-type="float" office:value="9207">
            <text:p>$ 9,207 </text:p>
          </table:table-cell>
          <table:table-cell table:formula="of:=[.K281]/[.H281]" office:value-type="float" office:value="613.8">
            <text:p>$ 6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245">
            <text:p>1245</text:p>
          </table:table-cell>
          <table:table-cell table:style-name="ce1" office:value-type="string">
            <text:p>EAST_WINDSOR_REGIONAL</text:p>
          </table:table-cell>
          <table:table-cell table:style-name="ce4" office:value-type="float" office:value="333">
            <text:p>333</text:p>
          </table:table-cell>
          <table:table-cell table:style-name="ce4"/>
          <table:table-cell table:style-name="ce4" table:formula="of:=SUM([.F282:.G282])" office:value-type="float" office:value="333">
            <text:p>333</text:p>
          </table:table-cell>
          <table:table-cell table:style-name="ce6" office:value-type="float" office:value="390686">
            <text:p>$ 390,686 </text:p>
          </table:table-cell>
          <table:table-cell table:style-name="ce6" office:value-type="float" office:value="281905">
            <text:p>$ 281,905 </text:p>
          </table:table-cell>
          <table:table-cell table:formula="of:=SUM([.I282:.J282])" office:value-type="float" office:value="672591">
            <text:p>$ 672,591 </text:p>
          </table:table-cell>
          <table:table-cell table:formula="of:=[.K282]/[.H282]" office:value-type="float" office:value="2019.79279279279">
            <text:p>$ 2,0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430">
            <text:p>1430</text:p>
          </table:table-cell>
          <table:table-cell table:style-name="ce1" office:value-type="string">
            <text:p>EWING_TOWNSHIP</text:p>
          </table:table-cell>
          <table:table-cell table:style-name="ce4" office:value-type="float" office:value="394">
            <text:p>394</text:p>
          </table:table-cell>
          <table:table-cell table:style-name="ce4"/>
          <table:table-cell table:style-name="ce4" table:formula="of:=SUM([.F283:.G283])" office:value-type="float" office:value="394">
            <text:p>394</text:p>
          </table:table-cell>
          <table:table-cell table:style-name="ce6" office:value-type="float" office:value="459304">
            <text:p>$ 459,304 </text:p>
          </table:table-cell>
          <table:table-cell table:style-name="ce6" office:value-type="float" office:value="312856">
            <text:p>$ 312,856 </text:p>
          </table:table-cell>
          <table:table-cell table:formula="of:=SUM([.I283:.J283])" office:value-type="float" office:value="772160">
            <text:p>$ 772,160 </text:p>
          </table:table-cell>
          <table:table-cell table:formula="of:=[.K283]/[.H283]" office:value-type="float" office:value="1959.79695431472">
            <text:p>$ 1,96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950">
            <text:p>1950</text:p>
          </table:table-cell>
          <table:table-cell table:style-name="ce1" office:value-type="string">
            <text:p>HAMILTON_TOWNSHIP</text:p>
          </table:table-cell>
          <table:table-cell table:style-name="ce4" office:value-type="float" office:value="1155">
            <text:p>1,155</text:p>
          </table:table-cell>
          <table:table-cell table:style-name="ce4"/>
          <table:table-cell table:style-name="ce4" table:formula="of:=SUM([.F284:.G284])" office:value-type="float" office:value="1155">
            <text:p>1,155</text:p>
          </table:table-cell>
          <table:table-cell table:style-name="ce6" office:value-type="float" office:value="1445915">
            <text:p>$ 1,445,915 </text:p>
          </table:table-cell>
          <table:table-cell table:style-name="ce6" office:value-type="float" office:value="1150207">
            <text:p>$ 1,150,207 </text:p>
          </table:table-cell>
          <table:table-cell table:formula="of:=SUM([.I284:.J284])" office:value-type="float" office:value="2596122">
            <text:p>$ 2,596,122 </text:p>
          </table:table-cell>
          <table:table-cell table:formula="of:=[.K284]/[.H284]" office:value-type="float" office:value="2247.72467532468">
            <text:p>$ 2,2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2280">
            <text:p>2280</text:p>
          </table:table-cell>
          <table:table-cell table:style-name="ce1" office:value-type="string">
            <text:p>HOPEWELL_VALLEY_REGIONAL</text:p>
          </table:table-cell>
          <table:table-cell table:style-name="ce4" office:value-type="float" office:value="89">
            <text:p>89</text:p>
          </table:table-cell>
          <table:table-cell table:style-name="ce4"/>
          <table:table-cell table:style-name="ce4" table:formula="of:=SUM([.F285:.G285])" office:value-type="float" office:value="89">
            <text:p>89</text:p>
          </table:table-cell>
          <table:table-cell table:style-name="ce6" office:value-type="float" office:value="62293">
            <text:p>$ 62,293 </text:p>
          </table:table-cell>
          <table:table-cell table:style-name="ce6" office:value-type="float" office:value="0">
            <text:p>$ 0 </text:p>
          </table:table-cell>
          <table:table-cell table:formula="of:=SUM([.I285:.J285])" office:value-type="float" office:value="62293">
            <text:p>$ 62,293 </text:p>
          </table:table-cell>
          <table:table-cell table:formula="of:=[.K285]/[.H285]" office:value-type="float" office:value="699.921348314607">
            <text:p>$ 7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2580">
            <text:p>2580</text:p>
          </table:table-cell>
          <table:table-cell table:style-name="ce1" office:value-type="string">
            <text:p>LAWRENCE_TOWNSHIP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table:formula="of:=SUM([.F286:.G286])" office:value-type="float" office:value="211">
            <text:p>211</text:p>
          </table:table-cell>
          <table:table-cell table:style-name="ce6" office:value-type="float" office:value="161720">
            <text:p>$ 161,720 </text:p>
          </table:table-cell>
          <table:table-cell table:style-name="ce6" office:value-type="float" office:value="0">
            <text:p>$ 0 </text:p>
          </table:table-cell>
          <table:table-cell table:formula="of:=SUM([.I286:.J286])" office:value-type="float" office:value="161720">
            <text:p>$ 161,720 </text:p>
          </table:table-cell>
          <table:table-cell table:formula="of:=[.K286]/[.H286]" office:value-type="float" office:value="766.445497630332">
            <text:p>$ 7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3105">
            <text:p>3105</text:p>
          </table:table-cell>
          <table:table-cell table:style-name="ce1" office:value-type="string">
            <text:p>MERCER_COUNTY_VOCATIONAL</text:p>
          </table:table-cell>
          <table:table-cell/>
          <table:table-cell table:style-name="ce4" office:value-type="float" office:value="14">
            <text:p>14</text:p>
          </table:table-cell>
          <table:table-cell table:style-name="ce4" table:formula="of:=SUM([.F287:.G287])" office:value-type="float" office:value="14">
            <text:p>14</text:p>
          </table:table-cell>
          <table:table-cell table:style-name="ce6" office:value-type="float" office:value="12973">
            <text:p>$ 12,973 </text:p>
          </table:table-cell>
          <table:table-cell table:style-name="ce6" office:value-type="float" office:value="0">
            <text:p>$ 0 </text:p>
          </table:table-cell>
          <table:table-cell table:formula="of:=SUM([.I287:.J287])" office:value-type="float" office:value="12973">
            <text:p>$ 12,973 </text:p>
          </table:table-cell>
          <table:table-cell table:formula="of:=[.K287]/[.H287]" office:value-type="float" office:value="926.642857142857">
            <text:p>$ 92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4255">
            <text:p>4255</text:p>
          </table:table-cell>
          <table:table-cell table:style-name="ce1" office:value-type="string">
            <text:p>PRINCETON_REGIONAL</text:p>
          </table:table-cell>
          <table:table-cell table:style-name="ce4" office:value-type="float" office:value="208">
            <text:p>208</text:p>
          </table:table-cell>
          <table:table-cell table:style-name="ce4"/>
          <table:table-cell table:style-name="ce4" table:formula="of:=SUM([.F288:.G288])" office:value-type="float" office:value="208">
            <text:p>208</text:p>
          </table:table-cell>
          <table:table-cell table:style-name="ce6" office:value-type="float" office:value="234480">
            <text:p>$ 234,480 </text:p>
          </table:table-cell>
          <table:table-cell table:style-name="ce6" office:value-type="float" office:value="173994">
            <text:p>$ 173,994 </text:p>
          </table:table-cell>
          <table:table-cell table:formula="of:=SUM([.I288:.J288])" office:value-type="float" office:value="408474">
            <text:p>$ 408,474 </text:p>
          </table:table-cell>
          <table:table-cell table:formula="of:=[.K288]/[.H288]" office:value-type="float" office:value="1963.81730769231">
            <text:p>$ 1,96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5210">
            <text:p>5210</text:p>
          </table:table-cell>
          <table:table-cell table:style-name="ce1" office:value-type="string">
            <text:p>TRENTON_CITY</text:p>
          </table:table-cell>
          <table:table-cell table:style-name="ce4" office:value-type="float" office:value="3558">
            <text:p>3,558</text:p>
          </table:table-cell>
          <table:table-cell table:style-name="ce4"/>
          <table:table-cell table:style-name="ce4" table:formula="of:=SUM([.F289:.G289])" office:value-type="float" office:value="3558">
            <text:p>3,558</text:p>
          </table:table-cell>
          <table:table-cell table:style-name="ce6" office:value-type="float" office:value="5977324">
            <text:p>$ 5,977,324 </text:p>
          </table:table-cell>
          <table:table-cell table:style-name="ce6" office:value-type="float" office:value="4865402">
            <text:p>$ 4,865,402 </text:p>
          </table:table-cell>
          <table:table-cell table:formula="of:=SUM([.I289:.J289])" office:value-type="float" office:value="10842726">
            <text:p>$ 10,842,726 </text:p>
          </table:table-cell>
          <table:table-cell table:formula="of:=[.K289]/[.H289]" office:value-type="float" office:value="3047.4215851602">
            <text:p>$ 3,04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5715">
            <text:p>5715</text:p>
          </table:table-cell>
          <table:table-cell table:style-name="ce1" office:value-type="string">
            <text:p>WEST_WINDSOR-PLAINSBORO_REGIONAL</text:p>
          </table:table-cell>
          <table:table-cell table:style-name="ce4" office:value-type="float" office:value="233">
            <text:p>233</text:p>
          </table:table-cell>
          <table:table-cell table:style-name="ce4"/>
          <table:table-cell table:style-name="ce4" table:formula="of:=SUM([.F290:.G290])" office:value-type="float" office:value="233">
            <text:p>233</text:p>
          </table:table-cell>
          <table:table-cell table:style-name="ce6" office:value-type="float" office:value="161571">
            <text:p>$ 161,571 </text:p>
          </table:table-cell>
          <table:table-cell table:style-name="ce6" office:value-type="float" office:value="0">
            <text:p>$ 0 </text:p>
          </table:table-cell>
          <table:table-cell table:formula="of:=SUM([.I290:.J290])" office:value-type="float" office:value="161571">
            <text:p>$ 161,571 </text:p>
          </table:table-cell>
          <table:table-cell table:formula="of:=[.K290]/[.H290]" office:value-type="float" office:value="693.437768240343">
            <text:p>$ 6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17">
            <text:p>6017</text:p>
          </table:table-cell>
          <table:table-cell table:style-name="ce1" office:value-type="string">
            <text:p>FOUNDATION_ACADEMY_CHARTER_SCHOOL</text:p>
          </table:table-cell>
          <table:table-cell/>
          <table:table-cell table:style-name="ce4" office:value-type="float" office:value="81">
            <text:p>81</text:p>
          </table:table-cell>
          <table:table-cell table:style-name="ce4" table:formula="of:=SUM([.F291:.G291])" office:value-type="float" office:value="81">
            <text:p>81</text:p>
          </table:table-cell>
          <table:table-cell table:style-name="ce6" office:value-type="float" office:value="95656">
            <text:p>$ 95,656 </text:p>
          </table:table-cell>
          <table:table-cell table:style-name="ce6" office:value-type="float" office:value="54453">
            <text:p>$ 54,453 </text:p>
          </table:table-cell>
          <table:table-cell table:formula="of:=SUM([.I291:.J291])" office:value-type="float" office:value="150109">
            <text:p>$ 150,109 </text:p>
          </table:table-cell>
          <table:table-cell table:formula="of:=[.K291]/[.H291]" office:value-type="float" office:value="1853.1975308642">
            <text:p>$ 1,85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23">
            <text:p>6023</text:p>
          </table:table-cell>
          <table:table-cell table:style-name="ce1" office:value-type="string">
            <text:p>CAPITAL_PREP_CHARTER_SCHOOL</text:p>
          </table:table-cell>
          <table:table-cell/>
          <table:table-cell table:style-name="ce4" office:value-type="float" office:value="197">
            <text:p>197</text:p>
          </table:table-cell>
          <table:table-cell table:style-name="ce4" table:formula="of:=SUM([.F292:.G292])" office:value-type="float" office:value="197">
            <text:p>197</text:p>
          </table:table-cell>
          <table:table-cell table:style-name="ce6" office:value-type="float" office:value="485159">
            <text:p>$ 485,159 </text:p>
          </table:table-cell>
          <table:table-cell table:style-name="ce6" office:value-type="float" office:value="184760">
            <text:p>$ 184,760 </text:p>
          </table:table-cell>
          <table:table-cell table:formula="of:=SUM([.I292:.J292])" office:value-type="float" office:value="669919">
            <text:p>$ 669,919 </text:p>
          </table:table-cell>
          <table:table-cell table:formula="of:=[.K292]/[.H292]" office:value-type="float" office:value="3400.60406091371">
            <text:p>$ 3,4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25">
            <text:p>6025</text:p>
          </table:table-cell>
          <table:table-cell table:style-name="ce1" office:value-type="string">
            <text:p>PAUL_ROBESON_HUMANITIES</text:p>
          </table:table-cell>
          <table:table-cell/>
          <table:table-cell table:style-name="ce4" office:value-type="float" office:value="119">
            <text:p>119</text:p>
          </table:table-cell>
          <table:table-cell table:style-name="ce4" table:formula="of:=SUM([.F293:.G293])" office:value-type="float" office:value="119">
            <text:p>119</text:p>
          </table:table-cell>
          <table:table-cell table:style-name="ce6" office:value-type="float" office:value="233755">
            <text:p>$ 233,755 </text:p>
          </table:table-cell>
          <table:table-cell table:style-name="ce6" office:value-type="float" office:value="96098">
            <text:p>$ 96,098 </text:p>
          </table:table-cell>
          <table:table-cell table:formula="of:=SUM([.I293:.J293])" office:value-type="float" office:value="329853">
            <text:p>$ 329,853 </text:p>
          </table:table-cell>
          <table:table-cell table:formula="of:=[.K293]/[.H293]" office:value-type="float" office:value="2771.87394957983">
            <text:p>$ 2,77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425">
            <text:p>6425</text:p>
          </table:table-cell>
          <table:table-cell table:style-name="ce1" office:value-type="string">
            <text:p>EMILY_FISHER_CHARTER_SCHOOL_OF_ADV._s</text:p>
          </table:table-cell>
          <table:table-cell/>
          <table:table-cell table:style-name="ce4" office:value-type="float" office:value="255">
            <text:p>255</text:p>
          </table:table-cell>
          <table:table-cell table:style-name="ce4" table:formula="of:=SUM([.F294:.G294])" office:value-type="float" office:value="255">
            <text:p>255</text:p>
          </table:table-cell>
          <table:table-cell table:style-name="ce6" office:value-type="float" office:value="359158">
            <text:p>$ 359,158 </text:p>
          </table:table-cell>
          <table:table-cell table:style-name="ce6" office:value-type="float" office:value="221283">
            <text:p>$ 221,283 </text:p>
          </table:table-cell>
          <table:table-cell table:formula="of:=SUM([.I294:.J294])" office:value-type="float" office:value="580441">
            <text:p>$ 580,441 </text:p>
          </table:table-cell>
          <table:table-cell table:formula="of:=[.K294]/[.H294]" office:value-type="float" office:value="2276.23921568627">
            <text:p>$ 2,2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810">
            <text:p>6810</text:p>
          </table:table-cell>
          <table:table-cell table:style-name="ce1" office:value-type="string">
            <text:p>INTERNATIONAL_CHARTER_SCHOOL_OF_TRENTON</text:p>
          </table:table-cell>
          <table:table-cell/>
          <table:table-cell table:style-name="ce4" office:value-type="float" office:value="61">
            <text:p>61</text:p>
          </table:table-cell>
          <table:table-cell table:style-name="ce4" table:formula="of:=SUM([.F295:.G295])" office:value-type="float" office:value="61">
            <text:p>61</text:p>
          </table:table-cell>
          <table:table-cell table:style-name="ce6" office:value-type="float" office:value="88352">
            <text:p>$ 88,352 </text:p>
          </table:table-cell>
          <table:table-cell table:style-name="ce6" office:value-type="float" office:value="50973">
            <text:p>$ 50,973 </text:p>
          </table:table-cell>
          <table:table-cell table:formula="of:=SUM([.I295:.J295])" office:value-type="float" office:value="139325">
            <text:p>$ 139,325 </text:p>
          </table:table-cell>
          <table:table-cell table:formula="of:=[.K295]/[.H295]" office:value-type="float" office:value="2284.01639344262">
            <text:p>$ 2,28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7500">
            <text:p>7500</text:p>
          </table:table-cell>
          <table:table-cell table:style-name="ce1" office:value-type="string">
            <text:p>PACE_CHARTER_SCHOOL_OF_HAMILTON</text:p>
          </table:table-cell>
          <table:table-cell/>
          <table:table-cell table:style-name="ce4" office:value-type="float" office:value="44">
            <text:p>44</text:p>
          </table:table-cell>
          <table:table-cell table:style-name="ce4" table:formula="of:=SUM([.F296:.G296])" office:value-type="float" office:value="44">
            <text:p>44</text:p>
          </table:table-cell>
          <table:table-cell table:style-name="ce6" office:value-type="float" office:value="79036">
            <text:p>$ 79,036 </text:p>
          </table:table-cell>
          <table:table-cell table:style-name="ce6" office:value-type="float" office:value="24914">
            <text:p>$ 24,914 </text:p>
          </table:table-cell>
          <table:table-cell table:formula="of:=SUM([.I296:.J296])" office:value-type="float" office:value="103950">
            <text:p>$ 103,950 </text:p>
          </table:table-cell>
          <table:table-cell table:formula="of:=[.K296]/[.H296]" office:value-type="float" office:value="2362.5">
            <text:p>$ 2,3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7901">
            <text:p>7901</text:p>
          </table:table-cell>
          <table:table-cell table:style-name="ce1" office:value-type="string">
            <text:p>TRENTON_COMMUNITY_CHARTER_SCHOOL</text:p>
          </table:table-cell>
          <table:table-cell/>
          <table:table-cell table:style-name="ce4" office:value-type="float" office:value="443">
            <text:p>443</text:p>
          </table:table-cell>
          <table:table-cell table:style-name="ce4" table:formula="of:=SUM([.F297:.G297])" office:value-type="float" office:value="443">
            <text:p>443</text:p>
          </table:table-cell>
          <table:table-cell table:style-name="ce6" office:value-type="float" office:value="634416">
            <text:p>$ 634,416 </text:p>
          </table:table-cell>
          <table:table-cell table:style-name="ce6" office:value-type="float" office:value="381632">
            <text:p>$ 381,632 </text:p>
          </table:table-cell>
          <table:table-cell table:formula="of:=SUM([.I297:.J297])" office:value-type="float" office:value="1016048">
            <text:p>$ 1,016,048 </text:p>
          </table:table-cell>
          <table:table-cell table:formula="of:=[.K297]/[.H297]" office:value-type="float" office:value="2293.56207674944">
            <text:p>$ 2,29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8140">
            <text:p>8140</text:p>
          </table:table-cell>
          <table:table-cell table:style-name="ce1" office:value-type="string">
            <text:p>VILLAGE_CHARTER_SCHOOL</text:p>
          </table:table-cell>
          <table:table-cell/>
          <table:table-cell table:style-name="ce4" office:value-type="float" office:value="207">
            <text:p>207</text:p>
          </table:table-cell>
          <table:table-cell table:style-name="ce4" table:formula="of:=SUM([.F298:.G298])" office:value-type="float" office:value="207">
            <text:p>207</text:p>
          </table:table-cell>
          <table:table-cell table:style-name="ce6" office:value-type="float" office:value="278142">
            <text:p>$ 278,142 </text:p>
          </table:table-cell>
          <table:table-cell table:style-name="ce6" office:value-type="float" office:value="158025">
            <text:p>$ 158,025 </text:p>
          </table:table-cell>
          <table:table-cell table:formula="of:=SUM([.I298:.J298])" office:value-type="float" office:value="436167">
            <text:p>$ 436,167 </text:p>
          </table:table-cell>
          <table:table-cell table:formula="of:=[.K298]/[.H298]" office:value-type="float" office:value="2107.08695652174">
            <text:p>$ 2,10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750">
            <text:p>750</text:p>
          </table:table-cell>
          <table:table-cell table:style-name="ce1" office:value-type="string">
            <text:p>CARTERET_BORO</text:p>
          </table:table-cell>
          <table:table-cell table:style-name="ce4" office:value-type="float" office:value="437">
            <text:p>437</text:p>
          </table:table-cell>
          <table:table-cell table:style-name="ce4"/>
          <table:table-cell table:style-name="ce4" table:formula="of:=SUM([.F299:.G299])" office:value-type="float" office:value="437">
            <text:p>437</text:p>
          </table:table-cell>
          <table:table-cell table:style-name="ce6" office:value-type="float" office:value="588194">
            <text:p>$ 588,194 </text:p>
          </table:table-cell>
          <table:table-cell table:style-name="ce6" office:value-type="float" office:value="367229">
            <text:p>$ 367,229 </text:p>
          </table:table-cell>
          <table:table-cell table:formula="of:=SUM([.I299:.J299])" office:value-type="float" office:value="955423">
            <text:p>$ 955,423 </text:p>
          </table:table-cell>
          <table:table-cell table:formula="of:=[.K299]/[.H299]" office:value-type="float" office:value="2186.32265446224">
            <text:p>$ 2,18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140">
            <text:p>1140</text:p>
          </table:table-cell>
          <table:table-cell table:style-name="ce1" office:value-type="string">
            <text:p>DUNELLEN_BORO</text:p>
          </table:table-cell>
          <table:table-cell/>
          <table:table-cell table:style-name="ce4" office:value-type="float" office:value="224">
            <text:p>224</text:p>
          </table:table-cell>
          <table:table-cell table:style-name="ce4" table:formula="of:=SUM([.F300:.G300])" office:value-type="float" office:value="224">
            <text:p>224</text:p>
          </table:table-cell>
          <table:table-cell table:style-name="ce6" office:value-type="float" office:value="205591">
            <text:p>$ 205,591 </text:p>
          </table:table-cell>
          <table:table-cell table:style-name="ce6" office:value-type="float" office:value="63934">
            <text:p>$ 63,934 </text:p>
          </table:table-cell>
          <table:table-cell table:formula="of:=SUM([.I300:.J300])" office:value-type="float" office:value="269525">
            <text:p>$ 269,525 </text:p>
          </table:table-cell>
          <table:table-cell table:formula="of:=[.K300]/[.H300]" office:value-type="float" office:value="1203.23660714286">
            <text:p>$ 1,2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170">
            <text:p>1170</text:p>
          </table:table-cell>
          <table:table-cell table:style-name="ce1" office:value-type="string">
            <text:p>EAST_BRUNSWICK_TOWNSHIP</text:p>
          </table:table-cell>
          <table:table-cell table:style-name="ce4" office:value-type="float" office:value="290">
            <text:p>290</text:p>
          </table:table-cell>
          <table:table-cell table:style-name="ce4"/>
          <table:table-cell table:style-name="ce4" table:formula="of:=SUM([.F301:.G301])" office:value-type="float" office:value="290">
            <text:p>290</text:p>
          </table:table-cell>
          <table:table-cell table:style-name="ce6" office:value-type="float" office:value="255493">
            <text:p>$ 255,493 </text:p>
          </table:table-cell>
          <table:table-cell table:style-name="ce6" office:value-type="float" office:value="0">
            <text:p>$ 0 </text:p>
          </table:table-cell>
          <table:table-cell table:formula="of:=SUM([.I301:.J301])" office:value-type="float" office:value="255493">
            <text:p>$ 255,493 </text:p>
          </table:table-cell>
          <table:table-cell table:formula="of:=[.K301]/[.H301]" office:value-type="float" office:value="881.010344827586">
            <text:p>$ 88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290">
            <text:p>1290</text:p>
          </table:table-cell>
          <table:table-cell table:style-name="ce1" office:value-type="string">
            <text:p>EDISON_TOWNSHIP</text:p>
          </table:table-cell>
          <table:table-cell table:style-name="ce4" office:value-type="float" office:value="674">
            <text:p>674</text:p>
          </table:table-cell>
          <table:table-cell table:style-name="ce4"/>
          <table:table-cell table:style-name="ce4" table:formula="of:=SUM([.F302:.G302])" office:value-type="float" office:value="674">
            <text:p>674</text:p>
          </table:table-cell>
          <table:table-cell table:style-name="ce6" office:value-type="float" office:value="586745">
            <text:p>$ 586,745 </text:p>
          </table:table-cell>
          <table:table-cell table:style-name="ce6" office:value-type="float" office:value="0">
            <text:p>$ 0 </text:p>
          </table:table-cell>
          <table:table-cell table:formula="of:=SUM([.I302:.J302])" office:value-type="float" office:value="586745">
            <text:p>$ 586,745 </text:p>
          </table:table-cell>
          <table:table-cell table:formula="of:=[.K302]/[.H302]" office:value-type="float" office:value="870.541543026706">
            <text:p>$ 87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2150">
            <text:p>2150</text:p>
          </table:table-cell>
          <table:table-cell table:style-name="ce1" office:value-type="string">
            <text:p>HIGHLAND_PARK_BORO</text:p>
          </table:table-cell>
          <table:table-cell/>
          <table:table-cell table:style-name="ce4" office:value-type="float" office:value="283">
            <text:p>283</text:p>
          </table:table-cell>
          <table:table-cell table:style-name="ce4" table:formula="of:=SUM([.F303:.G303])" office:value-type="float" office:value="283">
            <text:p>283</text:p>
          </table:table-cell>
          <table:table-cell table:style-name="ce6" office:value-type="float" office:value="263135">
            <text:p>$ 263,135 </text:p>
          </table:table-cell>
          <table:table-cell table:style-name="ce6" office:value-type="float" office:value="80962">
            <text:p>$ 80,962 </text:p>
          </table:table-cell>
          <table:table-cell table:formula="of:=SUM([.I303:.J303])" office:value-type="float" office:value="344097">
            <text:p>$ 344,097 </text:p>
          </table:table-cell>
          <table:table-cell table:formula="of:=[.K303]/[.H303]" office:value-type="float" office:value="1215.89045936396">
            <text:p>$ 1,21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2370">
            <text:p>2370</text:p>
          </table:table-cell>
          <table:table-cell table:style-name="ce1" office:value-type="string">
            <text:p>JAMESBURG_BORO</text:p>
          </table:table-cell>
          <table:table-cell/>
          <table:table-cell table:style-name="ce4" office:value-type="float" office:value="164">
            <text:p>164</text:p>
          </table:table-cell>
          <table:table-cell table:style-name="ce4" table:formula="of:=SUM([.F304:.G304])" office:value-type="float" office:value="164">
            <text:p>164</text:p>
          </table:table-cell>
          <table:table-cell table:style-name="ce6" office:value-type="float" office:value="173924">
            <text:p>$ 173,924 </text:p>
          </table:table-cell>
          <table:table-cell table:style-name="ce6" office:value-type="float" office:value="61801">
            <text:p>$ 61,801 </text:p>
          </table:table-cell>
          <table:table-cell table:formula="of:=SUM([.I304:.J304])" office:value-type="float" office:value="235725">
            <text:p>$ 235,725 </text:p>
          </table:table-cell>
          <table:table-cell table:formula="of:=[.K304]/[.H304]" office:value-type="float" office:value="1437.34756097561">
            <text:p>$ 1,43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20">
            <text:p>3120</text:p>
          </table:table-cell>
          <table:table-cell table:style-name="ce1" office:value-type="string">
            <text:p>METUCHEN</text:p>
          </table:table-cell>
          <table:table-cell/>
          <table:table-cell table:style-name="ce4" office:value-type="float" office:value="93">
            <text:p>93</text:p>
          </table:table-cell>
          <table:table-cell table:style-name="ce4" table:formula="of:=SUM([.F305:.G305])" office:value-type="float" office:value="93">
            <text:p>93</text:p>
          </table:table-cell>
          <table:table-cell table:style-name="ce6" office:value-type="float" office:value="52964">
            <text:p>$ 52,964 </text:p>
          </table:table-cell>
          <table:table-cell table:style-name="ce6" office:value-type="float" office:value="0">
            <text:p>$ 0 </text:p>
          </table:table-cell>
          <table:table-cell table:formula="of:=SUM([.I305:.J305])" office:value-type="float" office:value="52964">
            <text:p>$ 52,964 </text:p>
          </table:table-cell>
          <table:table-cell table:formula="of:=[.K305]/[.H305]" office:value-type="float" office:value="569.505376344086">
            <text:p>$ 57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40">
            <text:p>3140</text:p>
          </table:table-cell>
          <table:table-cell table:style-name="ce1" office:value-type="string">
            <text:p>MIDDLESEX_BORO</text:p>
          </table:table-cell>
          <table:table-cell/>
          <table:table-cell table:style-name="ce4" office:value-type="float" office:value="221">
            <text:p>221</text:p>
          </table:table-cell>
          <table:table-cell table:style-name="ce4" table:formula="of:=SUM([.F306:.G306])" office:value-type="float" office:value="221">
            <text:p>221</text:p>
          </table:table-cell>
          <table:table-cell table:style-name="ce6" office:value-type="float" office:value="167773">
            <text:p>$ 167,773 </text:p>
          </table:table-cell>
          <table:table-cell table:style-name="ce6" office:value-type="float" office:value="54516">
            <text:p>$ 54,516 </text:p>
          </table:table-cell>
          <table:table-cell table:formula="of:=SUM([.I306:.J306])" office:value-type="float" office:value="222289">
            <text:p>$ 222,289 </text:p>
          </table:table-cell>
          <table:table-cell table:formula="of:=[.K306]/[.H306]" office:value-type="float" office:value="1005.83257918552">
            <text:p>$ 1,00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50">
            <text:p>3150</text:p>
          </table:table-cell>
          <table:table-cell table:style-name="ce1" office:value-type="string">
            <text:p>MIDDLESEX_COUNTY_VOCATIONAL</text:p>
          </table:table-cell>
          <table:table-cell/>
          <table:table-cell table:style-name="ce4" office:value-type="float" office:value="403">
            <text:p>403</text:p>
          </table:table-cell>
          <table:table-cell table:style-name="ce4" table:formula="of:=SUM([.F307:.G307])" office:value-type="float" office:value="403">
            <text:p>403</text:p>
          </table:table-cell>
          <table:table-cell table:style-name="ce6" office:value-type="float" office:value="386978">
            <text:p>$ 386,978 </text:p>
          </table:table-cell>
          <table:table-cell table:style-name="ce6" office:value-type="float" office:value="158706">
            <text:p>$ 158,706 </text:p>
          </table:table-cell>
          <table:table-cell table:formula="of:=SUM([.I307:.J307])" office:value-type="float" office:value="545684">
            <text:p>$ 545,684 </text:p>
          </table:table-cell>
          <table:table-cell table:formula="of:=[.K307]/[.H307]" office:value-type="float" office:value="1354.05459057072">
            <text:p>$ 1,35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220">
            <text:p>3220</text:p>
          </table:table-cell>
          <table:table-cell table:style-name="ce1" office:value-type="string">
            <text:p>MILLTOWN</text:p>
          </table:table-cell>
          <table:table-cell/>
          <table:table-cell table:style-name="ce4" office:value-type="float" office:value="21">
            <text:p>21</text:p>
          </table:table-cell>
          <table:table-cell table:style-name="ce4" table:formula="of:=SUM([.F308:.G308])" office:value-type="float" office:value="21">
            <text:p>21</text:p>
          </table:table-cell>
          <table:table-cell table:style-name="ce6" office:value-type="float" office:value="18863">
            <text:p>$ 18,863 </text:p>
          </table:table-cell>
          <table:table-cell table:style-name="ce6" office:value-type="float" office:value="0">
            <text:p>$ 0 </text:p>
          </table:table-cell>
          <table:table-cell table:formula="of:=SUM([.I308:.J308])" office:value-type="float" office:value="18863">
            <text:p>$ 18,863 </text:p>
          </table:table-cell>
          <table:table-cell table:formula="of:=[.K308]/[.H308]" office:value-type="float" office:value="898.238095238095">
            <text:p>$ 8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290">
            <text:p>3290</text:p>
          </table:table-cell>
          <table:table-cell table:style-name="ce1" office:value-type="string">
            <text:p>MONROE_TOWNSHIP</text:p>
          </table:table-cell>
          <table:table-cell table:style-name="ce4" office:value-type="float" office:value="84">
            <text:p>84</text:p>
          </table:table-cell>
          <table:table-cell table:style-name="ce4"/>
          <table:table-cell table:style-name="ce4" table:formula="of:=SUM([.F309:.G309])" office:value-type="float" office:value="84">
            <text:p>84</text:p>
          </table:table-cell>
          <table:table-cell table:style-name="ce6" office:value-type="float" office:value="72520">
            <text:p>$ 72,520 </text:p>
          </table:table-cell>
          <table:table-cell table:style-name="ce6" office:value-type="float" office:value="0">
            <text:p>$ 0 </text:p>
          </table:table-cell>
          <table:table-cell table:formula="of:=SUM([.I309:.J309])" office:value-type="float" office:value="72520">
            <text:p>$ 72,520 </text:p>
          </table:table-cell>
          <table:table-cell table:formula="of:=[.K309]/[.H309]" office:value-type="float" office:value="863.333333333333">
            <text:p>$ 8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530">
            <text:p>3530</text:p>
          </table:table-cell>
          <table:table-cell table:style-name="ce1" office:value-type="string">
            <text:p>NEW_BRUNSWICK_CITY</text:p>
          </table:table-cell>
          <table:table-cell table:style-name="ce4" office:value-type="float" office:value="1106">
            <text:p>1,106</text:p>
          </table:table-cell>
          <table:table-cell table:style-name="ce4"/>
          <table:table-cell table:style-name="ce4" table:formula="of:=SUM([.F310:.G310])" office:value-type="float" office:value="1106">
            <text:p>1,106</text:p>
          </table:table-cell>
          <table:table-cell table:style-name="ce6" office:value-type="float" office:value="2118401">
            <text:p>$ 2,118,401 </text:p>
          </table:table-cell>
          <table:table-cell table:style-name="ce6" office:value-type="float" office:value="1054715">
            <text:p>$ 1,054,715 </text:p>
          </table:table-cell>
          <table:table-cell table:formula="of:=SUM([.I310:.J310])" office:value-type="float" office:value="3173116">
            <text:p>$ 3,173,116 </text:p>
          </table:table-cell>
          <table:table-cell table:formula="of:=[.K310]/[.H310]" office:value-type="float" office:value="2869.00180831826">
            <text:p>$ 2,8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620">
            <text:p>3620</text:p>
          </table:table-cell>
          <table:table-cell table:style-name="ce1" office:value-type="string">
            <text:p>NORTH_BRUNSWICK_TOWNSHIP</text:p>
          </table:table-cell>
          <table:table-cell table:style-name="ce4" office:value-type="float" office:value="375">
            <text:p>375</text:p>
          </table:table-cell>
          <table:table-cell table:style-name="ce4"/>
          <table:table-cell table:style-name="ce4" table:formula="of:=SUM([.F311:.G311])" office:value-type="float" office:value="375">
            <text:p>375</text:p>
          </table:table-cell>
          <table:table-cell table:style-name="ce6" office:value-type="float" office:value="453064">
            <text:p>$ 453,064 </text:p>
          </table:table-cell>
          <table:table-cell table:style-name="ce6" office:value-type="float" office:value="311183">
            <text:p>$ 311,183 </text:p>
          </table:table-cell>
          <table:table-cell table:formula="of:=SUM([.I311:.J311])" office:value-type="float" office:value="764247">
            <text:p>$ 764,247 </text:p>
          </table:table-cell>
          <table:table-cell table:formula="of:=[.K311]/[.H311]" office:value-type="float" office:value="2037.992">
            <text:p>$ 2,0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845">
            <text:p>3845</text:p>
          </table:table-cell>
          <table:table-cell table:style-name="ce1" office:value-type="string">
            <text:p>OLD_BRIDGE_TOWNSHIP</text:p>
          </table:table-cell>
          <table:table-cell table:style-name="ce4" office:value-type="float" office:value="536">
            <text:p>536</text:p>
          </table:table-cell>
          <table:table-cell table:style-name="ce4"/>
          <table:table-cell table:style-name="ce4" table:formula="of:=SUM([.F312:.G312])" office:value-type="float" office:value="536">
            <text:p>536</text:p>
          </table:table-cell>
          <table:table-cell table:style-name="ce6" office:value-type="float" office:value="464343">
            <text:p>$ 464,343 </text:p>
          </table:table-cell>
          <table:table-cell table:style-name="ce6" office:value-type="float" office:value="0">
            <text:p>$ 0 </text:p>
          </table:table-cell>
          <table:table-cell table:formula="of:=SUM([.I312:.J312])" office:value-type="float" office:value="464343">
            <text:p>$ 464,343 </text:p>
          </table:table-cell>
          <table:table-cell table:formula="of:=[.K312]/[.H312]" office:value-type="float" office:value="866.311567164179">
            <text:p>$ 8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090">
            <text:p>4090</text:p>
          </table:table-cell>
          <table:table-cell table:style-name="ce1" office:value-type="string">
            <text:p>PERTH_AMBOY_CITY</text:p>
          </table:table-cell>
          <table:table-cell table:style-name="ce4" office:value-type="float" office:value="1759">
            <text:p>1,759</text:p>
          </table:table-cell>
          <table:table-cell table:style-name="ce4"/>
          <table:table-cell table:style-name="ce4" table:formula="of:=SUM([.F313:.G313])" office:value-type="float" office:value="1759">
            <text:p>1,759</text:p>
          </table:table-cell>
          <table:table-cell table:style-name="ce6" office:value-type="float" office:value="3411079">
            <text:p>$ 3,411,079 </text:p>
          </table:table-cell>
          <table:table-cell table:style-name="ce6" office:value-type="float" office:value="1898681">
            <text:p>$ 1,898,681 </text:p>
          </table:table-cell>
          <table:table-cell table:formula="of:=SUM([.I313:.J313])" office:value-type="float" office:value="5309760">
            <text:p>$ 5,309,760 </text:p>
          </table:table-cell>
          <table:table-cell table:formula="of:=[.K313]/[.H313]" office:value-type="float" office:value="3018.62421830586">
            <text:p>$ 3,01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130">
            <text:p>4130</text:p>
          </table:table-cell>
          <table:table-cell table:style-name="ce1" office:value-type="string">
            <text:p>PISCATAWAY_TOWNSHIP</text:p>
          </table:table-cell>
          <table:table-cell table:style-name="ce4" office:value-type="float" office:value="369">
            <text:p>369</text:p>
          </table:table-cell>
          <table:table-cell table:style-name="ce4"/>
          <table:table-cell table:style-name="ce4" table:formula="of:=SUM([.F314:.G314])" office:value-type="float" office:value="369">
            <text:p>369</text:p>
          </table:table-cell>
          <table:table-cell table:style-name="ce6" office:value-type="float" office:value="327747">
            <text:p>$ 327,747 </text:p>
          </table:table-cell>
          <table:table-cell table:style-name="ce6" office:value-type="float" office:value="0">
            <text:p>$ 0 </text:p>
          </table:table-cell>
          <table:table-cell table:formula="of:=SUM([.I314:.J314])" office:value-type="float" office:value="327747">
            <text:p>$ 327,747 </text:p>
          </table:table-cell>
          <table:table-cell table:formula="of:=[.K314]/[.H314]" office:value-type="float" office:value="888.20325203252">
            <text:p>$ 88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660">
            <text:p>4660</text:p>
          </table:table-cell>
          <table:table-cell table:style-name="ce1" office:value-type="string">
            <text:p>SAYREVILLE</text:p>
          </table:table-cell>
          <table:table-cell table:style-name="ce4" office:value-type="float" office:value="338">
            <text:p>338</text:p>
          </table:table-cell>
          <table:table-cell table:style-name="ce4"/>
          <table:table-cell table:style-name="ce4" table:formula="of:=SUM([.F315:.G315])" office:value-type="float" office:value="338">
            <text:p>338</text:p>
          </table:table-cell>
          <table:table-cell table:style-name="ce6" office:value-type="float" office:value="289803">
            <text:p>$ 289,803 </text:p>
          </table:table-cell>
          <table:table-cell table:style-name="ce6" office:value-type="float" office:value="0">
            <text:p>$ 0 </text:p>
          </table:table-cell>
          <table:table-cell table:formula="of:=SUM([.I315:.J315])" office:value-type="float" office:value="289803">
            <text:p>$ 289,803 </text:p>
          </table:table-cell>
          <table:table-cell table:formula="of:=[.K315]/[.H315]" office:value-type="float" office:value="857.405325443787">
            <text:p>$ 85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830">
            <text:p>4830</text:p>
          </table:table-cell>
          <table:table-cell table:style-name="ce1" office:value-type="string">
            <text:p>SOUTH_AMBOY_CITY</text:p>
          </table:table-cell>
          <table:table-cell/>
          <table:table-cell table:style-name="ce4" office:value-type="float" office:value="224">
            <text:p>224</text:p>
          </table:table-cell>
          <table:table-cell table:style-name="ce4" table:formula="of:=SUM([.F316:.G316])" office:value-type="float" office:value="224">
            <text:p>224</text:p>
          </table:table-cell>
          <table:table-cell table:style-name="ce6" office:value-type="float" office:value="232815">
            <text:p>$ 232,815 </text:p>
          </table:table-cell>
          <table:table-cell table:style-name="ce6" office:value-type="float" office:value="64849">
            <text:p>$ 64,849 </text:p>
          </table:table-cell>
          <table:table-cell table:formula="of:=SUM([.I316:.J316])" office:value-type="float" office:value="297664">
            <text:p>$ 297,664 </text:p>
          </table:table-cell>
          <table:table-cell table:formula="of:=[.K316]/[.H316]" office:value-type="float" office:value="1328.85714285714">
            <text:p>$ 1,3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860">
            <text:p>4860</text:p>
          </table:table-cell>
          <table:table-cell table:style-name="ce1" office:value-type="string">
            <text:p>SOUTH_BRUNSWICK_TOWNSHIP</text:p>
          </table:table-cell>
          <table:table-cell table:style-name="ce4" office:value-type="float" office:value="192">
            <text:p>192</text:p>
          </table:table-cell>
          <table:table-cell table:style-name="ce4"/>
          <table:table-cell table:style-name="ce4" table:formula="of:=SUM([.F317:.G317])" office:value-type="float" office:value="192">
            <text:p>192</text:p>
          </table:table-cell>
          <table:table-cell table:style-name="ce6" office:value-type="float" office:value="189967">
            <text:p>$ 189,967 </text:p>
          </table:table-cell>
          <table:table-cell table:style-name="ce6" office:value-type="float" office:value="0">
            <text:p>$ 0 </text:p>
          </table:table-cell>
          <table:table-cell table:formula="of:=SUM([.I317:.J317])" office:value-type="float" office:value="189967">
            <text:p>$ 189,967 </text:p>
          </table:table-cell>
          <table:table-cell table:formula="of:=[.K317]/[.H317]" office:value-type="float" office:value="989.411458333333">
            <text:p>$ 98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10">
            <text:p>4910</text:p>
          </table:table-cell>
          <table:table-cell table:style-name="ce1" office:value-type="string">
            <text:p>SOUTH_PLAINFIELD</text:p>
          </table:table-cell>
          <table:table-cell table:style-name="ce4" office:value-type="float" office:value="187">
            <text:p>187</text:p>
          </table:table-cell>
          <table:table-cell table:style-name="ce4"/>
          <table:table-cell table:style-name="ce4" table:formula="of:=SUM([.F318:.G318])" office:value-type="float" office:value="187">
            <text:p>187</text:p>
          </table:table-cell>
          <table:table-cell table:style-name="ce6" office:value-type="float" office:value="147453">
            <text:p>$ 147,453 </text:p>
          </table:table-cell>
          <table:table-cell table:style-name="ce6" office:value-type="float" office:value="0">
            <text:p>$ 0 </text:p>
          </table:table-cell>
          <table:table-cell table:formula="of:=SUM([.I318:.J318])" office:value-type="float" office:value="147453">
            <text:p>$ 147,453 </text:p>
          </table:table-cell>
          <table:table-cell table:formula="of:=[.K318]/[.H318]" office:value-type="float" office:value="788.51871657754">
            <text:p>$ 78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20">
            <text:p>4920</text:p>
          </table:table-cell>
          <table:table-cell table:style-name="ce1" office:value-type="string">
            <text:p>SOUTH_RIVER_BORO</text:p>
          </table:table-cell>
          <table:table-cell/>
          <table:table-cell table:style-name="ce4" office:value-type="float" office:value="501">
            <text:p>501</text:p>
          </table:table-cell>
          <table:table-cell table:style-name="ce4" table:formula="of:=SUM([.F319:.G319])" office:value-type="float" office:value="501">
            <text:p>501</text:p>
          </table:table-cell>
          <table:table-cell table:style-name="ce6" office:value-type="float" office:value="442878">
            <text:p>$ 442,878 </text:p>
          </table:table-cell>
          <table:table-cell table:style-name="ce6" office:value-type="float" office:value="152283">
            <text:p>$ 152,283 </text:p>
          </table:table-cell>
          <table:table-cell table:formula="of:=SUM([.I319:.J319])" office:value-type="float" office:value="595161">
            <text:p>$ 595,161 </text:p>
          </table:table-cell>
          <table:table-cell table:formula="of:=[.K319]/[.H319]" office:value-type="float" office:value="1187.94610778443">
            <text:p>$ 1,18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70">
            <text:p>4970</text:p>
          </table:table-cell>
          <table:table-cell table:style-name="ce1" office:value-type="string">
            <text:p>SPOTSWOOD_BORO</text:p>
          </table:table-cell>
          <table:table-cell/>
          <table:table-cell table:style-name="ce4" office:value-type="float" office:value="113">
            <text:p>113</text:p>
          </table:table-cell>
          <table:table-cell table:style-name="ce4" table:formula="of:=SUM([.F320:.G320])" office:value-type="float" office:value="113">
            <text:p>113</text:p>
          </table:table-cell>
          <table:table-cell table:style-name="ce6" office:value-type="float" office:value="85146">
            <text:p>$ 85,146 </text:p>
          </table:table-cell>
          <table:table-cell table:style-name="ce6" office:value-type="float" office:value="27938">
            <text:p>$ 27,938 </text:p>
          </table:table-cell>
          <table:table-cell table:formula="of:=SUM([.I320:.J320])" office:value-type="float" office:value="113084">
            <text:p>$ 113,084 </text:p>
          </table:table-cell>
          <table:table-cell table:formula="of:=[.K320]/[.H320]" office:value-type="float" office:value="1000.74336283186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5850">
            <text:p>5850</text:p>
          </table:table-cell>
          <table:table-cell table:style-name="ce1" office:value-type="string">
            <text:p>WOODBRIDGE_TOWNSHIP</text:p>
          </table:table-cell>
          <table:table-cell table:style-name="ce4" office:value-type="float" office:value="894">
            <text:p>894</text:p>
          </table:table-cell>
          <table:table-cell table:style-name="ce4"/>
          <table:table-cell table:style-name="ce4" table:formula="of:=SUM([.F321:.G321])" office:value-type="float" office:value="894">
            <text:p>894</text:p>
          </table:table-cell>
          <table:table-cell table:style-name="ce6" office:value-type="float" office:value="1214040">
            <text:p>$ 1,214,040 </text:p>
          </table:table-cell>
          <table:table-cell table:style-name="ce6" office:value-type="float" office:value="82041">
            <text:p>$ 82,041 </text:p>
          </table:table-cell>
          <table:table-cell table:formula="of:=SUM([.I321:.J321])" office:value-type="float" office:value="1296081">
            <text:p>$ 1,296,081 </text:p>
          </table:table-cell>
          <table:table-cell table:formula="of:=[.K321]/[.H321]" office:value-type="float" office:value="1449.75503355705">
            <text:p>$ 1,45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6018">
            <text:p>6018</text:p>
          </table:table-cell>
          <table:table-cell table:style-name="ce1" office:value-type="string">
            <text:p>CENTRAL_JERSEY_COLLEGE_PREP_CHARTER_SCHOOL</text:p>
          </table:table-cell>
          <table:table-cell/>
          <table:table-cell table:style-name="ce4" office:value-type="float" office:value="99">
            <text:p>99</text:p>
          </table:table-cell>
          <table:table-cell table:style-name="ce4" table:formula="of:=SUM([.F322:.G322])" office:value-type="float" office:value="99">
            <text:p>99</text:p>
          </table:table-cell>
          <table:table-cell table:style-name="ce6" office:value-type="float" office:value="98376">
            <text:p>$ 98,376 </text:p>
          </table:table-cell>
          <table:table-cell table:style-name="ce6" office:value-type="float" office:value="45496">
            <text:p>$ 45,496 </text:p>
          </table:table-cell>
          <table:table-cell table:formula="of:=SUM([.I322:.J322])" office:value-type="float" office:value="143872">
            <text:p>$ 143,872 </text:p>
          </table:table-cell>
          <table:table-cell table:formula="of:=[.K322]/[.H322]" office:value-type="float" office:value="1453.25252525253">
            <text:p>$ 1,45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6635">
            <text:p>6635</text:p>
          </table:table-cell>
          <table:table-cell table:style-name="ce1" office:value-type="string">
            <text:p>GREATER_BRUNSWICK_CHARTER_SCHOOL</text:p>
          </table:table-cell>
          <table:table-cell/>
          <table:table-cell table:style-name="ce4" office:value-type="float" office:value="115">
            <text:p>115</text:p>
          </table:table-cell>
          <table:table-cell table:style-name="ce4" table:formula="of:=SUM([.F323:.G323])" office:value-type="float" office:value="115">
            <text:p>115</text:p>
          </table:table-cell>
          <table:table-cell table:style-name="ce6" office:value-type="float" office:value="140730">
            <text:p>$ 140,730 </text:p>
          </table:table-cell>
          <table:table-cell table:style-name="ce6" office:value-type="float" office:value="68343">
            <text:p>$ 68,343 </text:p>
          </table:table-cell>
          <table:table-cell table:formula="of:=SUM([.I323:.J323])" office:value-type="float" office:value="209073">
            <text:p>$ 209,073 </text:p>
          </table:table-cell>
          <table:table-cell table:formula="of:=[.K323]/[.H323]" office:value-type="float" office:value="1818.02608695652">
            <text:p>$ 1,81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310">
            <text:p>5310</text:p>
          </table:table-cell>
          <table:table-cell table:style-name="ce1" office:value-type="string">
            <text:p>UPPER_FREEHOLD_REGIONAL</text:p>
          </table:table-cell>
          <table:table-cell/>
          <table:table-cell table:style-name="ce4" office:value-type="float" office:value="47">
            <text:p>47</text:p>
          </table:table-cell>
          <table:table-cell table:style-name="ce4" table:formula="of:=SUM([.F324:.G324])" office:value-type="float" office:value="47">
            <text:p>47</text:p>
          </table:table-cell>
          <table:table-cell table:style-name="ce6" office:value-type="float" office:value="26474">
            <text:p>$ 26,474 </text:p>
          </table:table-cell>
          <table:table-cell table:style-name="ce6" office:value-type="float" office:value="0">
            <text:p>$ 0 </text:p>
          </table:table-cell>
          <table:table-cell table:formula="of:=SUM([.I324:.J324])" office:value-type="float" office:value="26474">
            <text:p>$ 26,474 </text:p>
          </table:table-cell>
          <table:table-cell table:formula="of:=[.K324]/[.H324]" office:value-type="float" office:value="563.276595744681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420">
            <text:p>5420</text:p>
          </table:table-cell>
          <table:table-cell table:style-name="ce1" office:value-type="string">
            <text:p>WALL_TOWNSHIP</text:p>
          </table:table-cell>
          <table:table-cell table:style-name="ce4" office:value-type="float" office:value="174">
            <text:p>174</text:p>
          </table:table-cell>
          <table:table-cell table:style-name="ce4"/>
          <table:table-cell table:style-name="ce4" table:formula="of:=SUM([.F325:.G325])" office:value-type="float" office:value="174">
            <text:p>174</text:p>
          </table:table-cell>
          <table:table-cell table:style-name="ce6" office:value-type="float" office:value="131956">
            <text:p>$ 131,956 </text:p>
          </table:table-cell>
          <table:table-cell table:style-name="ce6" office:value-type="float" office:value="0">
            <text:p>$ 0 </text:p>
          </table:table-cell>
          <table:table-cell table:formula="of:=SUM([.I325:.J325])" office:value-type="float" office:value="131956">
            <text:p>$ 131,956 </text:p>
          </table:table-cell>
          <table:table-cell table:formula="of:=[.K325]/[.H325]" office:value-type="float" office:value="758.367816091954">
            <text:p>$ 75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640">
            <text:p>5640</text:p>
          </table:table-cell>
          <table:table-cell table:style-name="ce1" office:value-type="string">
            <text:p>WEST_LONG_BRANCH</text:p>
          </table:table-cell>
          <table:table-cell/>
          <table:table-cell table:style-name="ce4" office:value-type="float" office:value="29">
            <text:p>29</text:p>
          </table:table-cell>
          <table:table-cell table:style-name="ce4" table:formula="of:=SUM([.F326:.G326])" office:value-type="float" office:value="29">
            <text:p>29</text:p>
          </table:table-cell>
          <table:table-cell table:style-name="ce6" office:value-type="float" office:value="16335">
            <text:p>$ 16,335 </text:p>
          </table:table-cell>
          <table:table-cell table:style-name="ce6" office:value-type="float" office:value="0">
            <text:p>$ 0 </text:p>
          </table:table-cell>
          <table:table-cell table:formula="of:=SUM([.I326:.J326])" office:value-type="float" office:value="16335">
            <text:p>$ 16,335 </text:p>
          </table:table-cell>
          <table:table-cell table:formula="of:=[.K326]/[.H326]" office:value-type="float" office:value="563.275862068965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00">
            <text:p>100</text:p>
          </table:table-cell>
          <table:table-cell table:style-name="ce1" office:value-type="string">
            <text:p>ASBURY_PARK_CITY</text:p>
          </table:table-cell>
          <table:table-cell/>
          <table:table-cell table:style-name="ce4" office:value-type="float" office:value="1504">
            <text:p>1,504</text:p>
          </table:table-cell>
          <table:table-cell table:style-name="ce4" table:formula="of:=SUM([.F327:.G327])" office:value-type="float" office:value="1504">
            <text:p>1,504</text:p>
          </table:table-cell>
          <table:table-cell table:style-name="ce6" office:value-type="float" office:value="2603894">
            <text:p>$ 2,603,894 </text:p>
          </table:table-cell>
          <table:table-cell table:style-name="ce6" office:value-type="float" office:value="1261663">
            <text:p>$ 1,261,663 </text:p>
          </table:table-cell>
          <table:table-cell table:formula="of:=SUM([.I327:.J327])" office:value-type="float" office:value="3865557">
            <text:p>$ 3,865,557 </text:p>
          </table:table-cell>
          <table:table-cell table:formula="of:=[.K327]/[.H327]" office:value-type="float" office:value="2570.18417553191">
            <text:p>$ 2,57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30">
            <text:p>130</text:p>
          </table:table-cell>
          <table:table-cell table:style-name="ce1" office:value-type="string">
            <text:p>ATLANTIC_HIGHLANDS_BORO</text:p>
          </table:table-cell>
          <table:table-cell/>
          <table:table-cell table:style-name="ce4" office:value-type="float" office:value="21">
            <text:p>21</text:p>
          </table:table-cell>
          <table:table-cell table:style-name="ce4" table:formula="of:=SUM([.F328:.G328])" office:value-type="float" office:value="21">
            <text:p>21</text:p>
          </table:table-cell>
          <table:table-cell table:style-name="ce6" office:value-type="float" office:value="17458">
            <text:p>$ 17,458 </text:p>
          </table:table-cell>
          <table:table-cell table:style-name="ce6" office:value-type="float" office:value="5192">
            <text:p>$ 5,192 </text:p>
          </table:table-cell>
          <table:table-cell table:formula="of:=SUM([.I328:.J328])" office:value-type="float" office:value="22650">
            <text:p>$ 22,650 </text:p>
          </table:table-cell>
          <table:table-cell table:formula="of:=[.K328]/[.H328]" office:value-type="float" office:value="1078.57142857143">
            <text:p>$ 1,07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70">
            <text:p>270</text:p>
          </table:table-cell>
          <table:table-cell table:style-name="ce1" office:value-type="string">
            <text:p>BELMAR_BORO</text:p>
          </table:table-cell>
          <table:table-cell/>
          <table:table-cell table:style-name="ce4" office:value-type="float" office:value="181">
            <text:p>181</text:p>
          </table:table-cell>
          <table:table-cell table:style-name="ce4" table:formula="of:=SUM([.F329:.G329])" office:value-type="float" office:value="181">
            <text:p>181</text:p>
          </table:table-cell>
          <table:table-cell table:style-name="ce6" office:value-type="float" office:value="197949">
            <text:p>$ 197,949 </text:p>
          </table:table-cell>
          <table:table-cell table:style-name="ce6" office:value-type="float" office:value="91315">
            <text:p>$ 91,315 </text:p>
          </table:table-cell>
          <table:table-cell table:formula="of:=SUM([.I329:.J329])" office:value-type="float" office:value="289264">
            <text:p>$ 289,264 </text:p>
          </table:table-cell>
          <table:table-cell table:formula="of:=[.K329]/[.H329]" office:value-type="float" office:value="1598.14364640884">
            <text:p>$ 1,5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00">
            <text:p>500</text:p>
          </table:table-cell>
          <table:table-cell table:style-name="ce1" office:value-type="string">
            <text:p>BRADLEY_BEACH_BORO</text:p>
          </table:table-cell>
          <table:table-cell/>
          <table:table-cell table:style-name="ce4" office:value-type="float" office:value="102">
            <text:p>102</text:p>
          </table:table-cell>
          <table:table-cell table:style-name="ce4" table:formula="of:=SUM([.F330:.G330])" office:value-type="float" office:value="102">
            <text:p>102</text:p>
          </table:table-cell>
          <table:table-cell table:style-name="ce6" office:value-type="float" office:value="125079">
            <text:p>$ 125,079 </text:p>
          </table:table-cell>
          <table:table-cell table:style-name="ce6" office:value-type="float" office:value="57766">
            <text:p>$ 57,766 </text:p>
          </table:table-cell>
          <table:table-cell table:formula="of:=SUM([.I330:.J330])" office:value-type="float" office:value="182845">
            <text:p>$ 182,845 </text:p>
          </table:table-cell>
          <table:table-cell table:formula="of:=[.K330]/[.H330]" office:value-type="float" office:value="1792.59803921569">
            <text:p>$ 1,7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260">
            <text:p>1260</text:p>
          </table:table-cell>
          <table:table-cell table:style-name="ce1" office:value-type="string">
            <text:p>EATONTOWN_BORO</text:p>
          </table:table-cell>
          <table:table-cell/>
          <table:table-cell table:style-name="ce4" office:value-type="float" office:value="236">
            <text:p>236</text:p>
          </table:table-cell>
          <table:table-cell table:style-name="ce4" table:formula="of:=SUM([.F331:.G331])" office:value-type="float" office:value="236">
            <text:p>236</text:p>
          </table:table-cell>
          <table:table-cell table:style-name="ce6" office:value-type="float" office:value="195921">
            <text:p>$ 195,921 </text:p>
          </table:table-cell>
          <table:table-cell table:style-name="ce6" office:value-type="float" office:value="63524">
            <text:p>$ 63,524 </text:p>
          </table:table-cell>
          <table:table-cell table:formula="of:=SUM([.I331:.J331])" office:value-type="float" office:value="259445">
            <text:p>$ 259,445 </text:p>
          </table:table-cell>
          <table:table-cell table:formula="of:=[.K331]/[.H331]" office:value-type="float" office:value="1099.34322033898">
            <text:p>$ 1,0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490">
            <text:p>1490</text:p>
          </table:table-cell>
          <table:table-cell table:style-name="ce1" office:value-type="string">
            <text:p>FARMINGDALE_BORO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332:.G332])" office:value-type="float" office:value="17">
            <text:p>17</text:p>
          </table:table-cell>
          <table:table-cell table:style-name="ce6" office:value-type="float" office:value="12745">
            <text:p>$ 12,745 </text:p>
          </table:table-cell>
          <table:table-cell table:style-name="ce6" office:value-type="float" office:value="4203">
            <text:p>$ 4,203 </text:p>
          </table:table-cell>
          <table:table-cell table:formula="of:=SUM([.I332:.J332])" office:value-type="float" office:value="16948">
            <text:p>$ 16,948 </text:p>
          </table:table-cell>
          <table:table-cell table:formula="of:=[.K332]/[.H332]" office:value-type="float" office:value="996.941176470588">
            <text:p>$ 9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40">
            <text:p>1640</text:p>
          </table:table-cell>
          <table:table-cell table:style-name="ce1" office:value-type="string">
            <text:p>FREEHOLD_BORO</text:p>
          </table:table-cell>
          <table:table-cell/>
          <table:table-cell table:style-name="ce4" office:value-type="float" office:value="687">
            <text:p>687</text:p>
          </table:table-cell>
          <table:table-cell table:style-name="ce4" table:formula="of:=SUM([.F333:.G333])" office:value-type="float" office:value="687">
            <text:p>687</text:p>
          </table:table-cell>
          <table:table-cell table:style-name="ce6" office:value-type="float" office:value="824185">
            <text:p>$ 824,185 </text:p>
          </table:table-cell>
          <table:table-cell table:style-name="ce6" office:value-type="float" office:value="497735">
            <text:p>$ 497,735 </text:p>
          </table:table-cell>
          <table:table-cell table:formula="of:=SUM([.I333:.J333])" office:value-type="float" office:value="1321920">
            <text:p>$ 1,321,920 </text:p>
          </table:table-cell>
          <table:table-cell table:formula="of:=[.K333]/[.H333]" office:value-type="float" office:value="1924.19213973799">
            <text:p>$ 1,92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50">
            <text:p>1650</text:p>
          </table:table-cell>
          <table:table-cell table:style-name="ce1" office:value-type="string">
            <text:p>FREEHOLD_REGIONAL_H._S._DISTRICT</text:p>
          </table:table-cell>
          <table:table-cell table:style-name="ce4" office:value-type="float" office:value="375">
            <text:p>375</text:p>
          </table:table-cell>
          <table:table-cell table:style-name="ce4"/>
          <table:table-cell table:style-name="ce4" table:formula="of:=SUM([.F334:.G334])" office:value-type="float" office:value="375">
            <text:p>375</text:p>
          </table:table-cell>
          <table:table-cell table:style-name="ce6" office:value-type="float" office:value="295359">
            <text:p>$ 295,359 </text:p>
          </table:table-cell>
          <table:table-cell table:style-name="ce6" office:value-type="float" office:value="0">
            <text:p>$ 0 </text:p>
          </table:table-cell>
          <table:table-cell table:formula="of:=SUM([.I334:.J334])" office:value-type="float" office:value="295359">
            <text:p>$ 295,359 </text:p>
          </table:table-cell>
          <table:table-cell table:formula="of:=[.K334]/[.H334]" office:value-type="float" office:value="787.624">
            <text:p>$ 78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60">
            <text:p>1660</text:p>
          </table:table-cell>
          <table:table-cell table:style-name="ce1" office:value-type="string">
            <text:p>FREEHOLD_TOWNSHIP</text:p>
          </table:table-cell>
          <table:table-cell table:style-name="ce4" office:value-type="float" office:value="174">
            <text:p>174</text:p>
          </table:table-cell>
          <table:table-cell table:style-name="ce4"/>
          <table:table-cell table:style-name="ce4" table:formula="of:=SUM([.F335:.G335])" office:value-type="float" office:value="174">
            <text:p>174</text:p>
          </table:table-cell>
          <table:table-cell table:style-name="ce6" office:value-type="float" office:value="140704">
            <text:p>$ 140,704 </text:p>
          </table:table-cell>
          <table:table-cell table:style-name="ce6" office:value-type="float" office:value="0">
            <text:p>$ 0 </text:p>
          </table:table-cell>
          <table:table-cell table:formula="of:=SUM([.I335:.J335])" office:value-type="float" office:value="140704">
            <text:p>$ 140,704 </text:p>
          </table:table-cell>
          <table:table-cell table:formula="of:=[.K335]/[.H335]" office:value-type="float" office:value="808.64367816092">
            <text:p>$ 80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05">
            <text:p>2105</text:p>
          </table:table-cell>
          <table:table-cell table:style-name="ce1" office:value-type="string">
            <text:p>HAZLET_TOWNSHIP</text:p>
          </table:table-cell>
          <table:table-cell table:style-name="ce4" office:value-type="float" office:value="160">
            <text:p>160</text:p>
          </table:table-cell>
          <table:table-cell table:style-name="ce4"/>
          <table:table-cell table:style-name="ce4" table:formula="of:=SUM([.F336:.G336])" office:value-type="float" office:value="160">
            <text:p>160</text:p>
          </table:table-cell>
          <table:table-cell table:style-name="ce6" office:value-type="float" office:value="118290">
            <text:p>$ 118,290 </text:p>
          </table:table-cell>
          <table:table-cell table:style-name="ce6" office:value-type="float" office:value="0">
            <text:p>$ 0 </text:p>
          </table:table-cell>
          <table:table-cell table:formula="of:=SUM([.I336:.J336])" office:value-type="float" office:value="118290">
            <text:p>$ 118,290 </text:p>
          </table:table-cell>
          <table:table-cell table:formula="of:=[.K336]/[.H336]" office:value-type="float" office:value="739.3125">
            <text:p>$ 73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20">
            <text:p>2120</text:p>
          </table:table-cell>
          <table:table-cell table:style-name="ce1" office:value-type="string">
            <text:p>HENRY_HUDSON_REGIONAL</text:p>
          </table:table-cell>
          <table:table-cell/>
          <table:table-cell table:style-name="ce4" office:value-type="float" office:value="72">
            <text:p>72</text:p>
          </table:table-cell>
          <table:table-cell table:style-name="ce4" table:formula="of:=SUM([.F337:.G337])" office:value-type="float" office:value="72">
            <text:p>72</text:p>
          </table:table-cell>
          <table:table-cell table:style-name="ce6" office:value-type="float" office:value="65462">
            <text:p>$ 65,462 </text:p>
          </table:table-cell>
          <table:table-cell table:style-name="ce6" office:value-type="float" office:value="18945">
            <text:p>$ 18,945 </text:p>
          </table:table-cell>
          <table:table-cell table:formula="of:=SUM([.I337:.J337])" office:value-type="float" office:value="84407">
            <text:p>$ 84,407 </text:p>
          </table:table-cell>
          <table:table-cell table:formula="of:=[.K337]/[.H337]" office:value-type="float" office:value="1172.31944444444">
            <text:p>$ 1,17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60">
            <text:p>2160</text:p>
          </table:table-cell>
          <table:table-cell table:style-name="ce1" office:value-type="string">
            <text:p>HIGHLANDS_BORO</text:p>
          </table:table-cell>
          <table:table-cell/>
          <table:table-cell table:style-name="ce4" office:value-type="float" office:value="47">
            <text:p>47</text:p>
          </table:table-cell>
          <table:table-cell table:style-name="ce4" table:formula="of:=SUM([.F338:.G338])" office:value-type="float" office:value="47">
            <text:p>47</text:p>
          </table:table-cell>
          <table:table-cell table:style-name="ce6" office:value-type="float" office:value="55456">
            <text:p>$ 55,456 </text:p>
          </table:table-cell>
          <table:table-cell table:style-name="ce6" office:value-type="float" office:value="18527">
            <text:p>$ 18,527 </text:p>
          </table:table-cell>
          <table:table-cell table:formula="of:=SUM([.I338:.J338])" office:value-type="float" office:value="73983">
            <text:p>$ 73,983 </text:p>
          </table:table-cell>
          <table:table-cell table:formula="of:=[.K338]/[.H338]" office:value-type="float" office:value="1574.10638297872">
            <text:p>$ 1,57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290">
            <text:p>2290</text:p>
          </table:table-cell>
          <table:table-cell table:style-name="ce1" office:value-type="string">
            <text:p>HOWELL_TOWNSHIP</text:p>
          </table:table-cell>
          <table:table-cell table:style-name="ce4" office:value-type="float" office:value="336">
            <text:p>336</text:p>
          </table:table-cell>
          <table:table-cell table:style-name="ce4"/>
          <table:table-cell table:style-name="ce4" table:formula="of:=SUM([.F339:.G339])" office:value-type="float" office:value="336">
            <text:p>336</text:p>
          </table:table-cell>
          <table:table-cell table:style-name="ce6" office:value-type="float" office:value="264632">
            <text:p>$ 264,632 </text:p>
          </table:table-cell>
          <table:table-cell table:style-name="ce6" office:value-type="float" office:value="0">
            <text:p>$ 0 </text:p>
          </table:table-cell>
          <table:table-cell table:formula="of:=SUM([.I339:.J339])" office:value-type="float" office:value="264632">
            <text:p>$ 264,632 </text:p>
          </table:table-cell>
          <table:table-cell table:formula="of:=[.K339]/[.H339]" office:value-type="float" office:value="787.595238095238">
            <text:p>$ 78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400">
            <text:p>2400</text:p>
          </table:table-cell>
          <table:table-cell table:style-name="ce1" office:value-type="string">
            <text:p>KEANSBURG_BORO</text:p>
          </table:table-cell>
          <table:table-cell/>
          <table:table-cell table:style-name="ce4" office:value-type="float" office:value="660">
            <text:p>660</text:p>
          </table:table-cell>
          <table:table-cell table:style-name="ce4" table:formula="of:=SUM([.F340:.G340])" office:value-type="float" office:value="660">
            <text:p>660</text:p>
          </table:table-cell>
          <table:table-cell table:style-name="ce6" office:value-type="float" office:value="1358440">
            <text:p>$ 1,358,440 </text:p>
          </table:table-cell>
          <table:table-cell table:style-name="ce6" office:value-type="float" office:value="409015">
            <text:p>$ 409,015 </text:p>
          </table:table-cell>
          <table:table-cell table:formula="of:=SUM([.I340:.J340])" office:value-type="float" office:value="1767455">
            <text:p>$ 1,767,455 </text:p>
          </table:table-cell>
          <table:table-cell table:formula="of:=[.K340]/[.H340]" office:value-type="float" office:value="2677.96212121212">
            <text:p>$ 2,67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430">
            <text:p>2430</text:p>
          </table:table-cell>
          <table:table-cell table:style-name="ce1" office:value-type="string">
            <text:p>KEYPORT_BORO</text:p>
          </table:table-cell>
          <table:table-cell/>
          <table:table-cell table:style-name="ce4" office:value-type="float" office:value="289">
            <text:p>289</text:p>
          </table:table-cell>
          <table:table-cell table:style-name="ce4" table:formula="of:=SUM([.F341:.G341])" office:value-type="float" office:value="289">
            <text:p>289</text:p>
          </table:table-cell>
          <table:table-cell table:style-name="ce6" office:value-type="float" office:value="198418">
            <text:p>$ 198,418 </text:p>
          </table:table-cell>
          <table:table-cell table:style-name="ce6" office:value-type="float" office:value="36652">
            <text:p>$ 36,652 </text:p>
          </table:table-cell>
          <table:table-cell table:formula="of:=SUM([.I341:.J341])" office:value-type="float" office:value="235070">
            <text:p>$ 235,070 </text:p>
          </table:table-cell>
          <table:table-cell table:formula="of:=[.K341]/[.H341]" office:value-type="float" office:value="813.391003460208">
            <text:p>$ 81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770">
            <text:p>2770</text:p>
          </table:table-cell>
          <table:table-cell table:style-name="ce1" office:value-type="string">
            <text:p>LONG_BRANCH_CITY</text:p>
          </table:table-cell>
          <table:table-cell table:style-name="ce4" office:value-type="float" office:value="850">
            <text:p>850</text:p>
          </table:table-cell>
          <table:table-cell table:style-name="ce4"/>
          <table:table-cell table:style-name="ce4" table:formula="of:=SUM([.F342:.G342])" office:value-type="float" office:value="850">
            <text:p>850</text:p>
          </table:table-cell>
          <table:table-cell table:style-name="ce6" office:value-type="float" office:value="1555680">
            <text:p>$ 1,555,680 </text:p>
          </table:table-cell>
          <table:table-cell table:style-name="ce6" office:value-type="float" office:value="779695">
            <text:p>$ 779,695 </text:p>
          </table:table-cell>
          <table:table-cell table:formula="of:=SUM([.I342:.J342])" office:value-type="float" office:value="2335375">
            <text:p>$ 2,335,375 </text:p>
          </table:table-cell>
          <table:table-cell table:formula="of:=[.K342]/[.H342]" office:value-type="float" office:value="2747.5">
            <text:p>$ 2,7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920">
            <text:p>2920</text:p>
          </table:table-cell>
          <table:table-cell table:style-name="ce1" office:value-type="string">
            <text:p>MANALAPAN-ENGLISHTOWN_REGIONAL</text:p>
          </table:table-cell>
          <table:table-cell table:style-name="ce4" office:value-type="float" office:value="225">
            <text:p>225</text:p>
          </table:table-cell>
          <table:table-cell table:style-name="ce4"/>
          <table:table-cell table:style-name="ce4" table:formula="of:=SUM([.F343:.G343])" office:value-type="float" office:value="225">
            <text:p>225</text:p>
          </table:table-cell>
          <table:table-cell table:style-name="ce6" office:value-type="float" office:value="180585">
            <text:p>$ 180,585 </text:p>
          </table:table-cell>
          <table:table-cell table:style-name="ce6" office:value-type="float" office:value="0">
            <text:p>$ 0 </text:p>
          </table:table-cell>
          <table:table-cell table:formula="of:=SUM([.I343:.J343])" office:value-type="float" office:value="180585">
            <text:p>$ 180,585 </text:p>
          </table:table-cell>
          <table:table-cell table:formula="of:=[.K343]/[.H343]" office:value-type="float" office:value="802.6">
            <text:p>$ 8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930">
            <text:p>2930</text:p>
          </table:table-cell>
          <table:table-cell table:style-name="ce1" office:value-type="string">
            <text:p>MANASQUAN_BORO</text:p>
          </table:table-cell>
          <table:table-cell/>
          <table:table-cell table:style-name="ce4" office:value-type="float" office:value="92">
            <text:p>92</text:p>
          </table:table-cell>
          <table:table-cell table:style-name="ce4" table:formula="of:=SUM([.F344:.G344])" office:value-type="float" office:value="92">
            <text:p>92</text:p>
          </table:table-cell>
          <table:table-cell table:style-name="ce6" office:value-type="float" office:value="68071">
            <text:p>$ 68,071 </text:p>
          </table:table-cell>
          <table:table-cell table:style-name="ce6" office:value-type="float" office:value="22622">
            <text:p>$ 22,622 </text:p>
          </table:table-cell>
          <table:table-cell table:formula="of:=SUM([.I344:.J344])" office:value-type="float" office:value="90693">
            <text:p>$ 90,693 </text:p>
          </table:table-cell>
          <table:table-cell table:formula="of:=[.K344]/[.H344]" office:value-type="float" office:value="985.79347826087">
            <text:p>$ 98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030">
            <text:p>3030</text:p>
          </table:table-cell>
          <table:table-cell table:style-name="ce1" office:value-type="string">
            <text:p>MARLBORO_TOWNSHIP</text:p>
          </table:table-cell>
          <table:table-cell table:style-name="ce4" office:value-type="float" office:value="188">
            <text:p>188</text:p>
          </table:table-cell>
          <table:table-cell table:style-name="ce4"/>
          <table:table-cell table:style-name="ce4" table:formula="of:=SUM([.F345:.G345])" office:value-type="float" office:value="188">
            <text:p>188</text:p>
          </table:table-cell>
          <table:table-cell table:style-name="ce6" office:value-type="float" office:value="145893">
            <text:p>$ 145,893 </text:p>
          </table:table-cell>
          <table:table-cell table:style-name="ce6" office:value-type="float" office:value="0">
            <text:p>$ 0 </text:p>
          </table:table-cell>
          <table:table-cell table:formula="of:=SUM([.I345:.J345])" office:value-type="float" office:value="145893">
            <text:p>$ 145,893 </text:p>
          </table:table-cell>
          <table:table-cell table:formula="of:=[.K345]/[.H345]" office:value-type="float" office:value="776.026595744681">
            <text:p>$ 7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040">
            <text:p>3040</text:p>
          </table:table-cell>
          <table:table-cell table:style-name="ce1" office:value-type="string">
            <text:p>MATAWAN-ABERDEEN_REGIONAL</text:p>
          </table:table-cell>
          <table:table-cell table:style-name="ce4" office:value-type="float" office:value="265">
            <text:p>265</text:p>
          </table:table-cell>
          <table:table-cell table:style-name="ce4"/>
          <table:table-cell table:style-name="ce4" table:formula="of:=SUM([.F346:.G346])" office:value-type="float" office:value="265">
            <text:p>265</text:p>
          </table:table-cell>
          <table:table-cell table:style-name="ce6" office:value-type="float" office:value="340345">
            <text:p>$ 340,345 </text:p>
          </table:table-cell>
          <table:table-cell table:style-name="ce6" office:value-type="float" office:value="224186">
            <text:p>$ 224,186 </text:p>
          </table:table-cell>
          <table:table-cell table:formula="of:=SUM([.I346:.J346])" office:value-type="float" office:value="564531">
            <text:p>$ 564,531 </text:p>
          </table:table-cell>
          <table:table-cell table:formula="of:=[.K346]/[.H346]" office:value-type="float" office:value="2130.30566037736">
            <text:p>$ 2,13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160">
            <text:p>3160</text:p>
          </table:table-cell>
          <table:table-cell table:style-name="ce1" office:value-type="string">
            <text:p>MIDDLETOWN_TOWNSHIP</text:p>
          </table:table-cell>
          <table:table-cell table:style-name="ce4" office:value-type="float" office:value="454">
            <text:p>454</text:p>
          </table:table-cell>
          <table:table-cell table:style-name="ce4"/>
          <table:table-cell table:style-name="ce4" table:formula="of:=SUM([.F347:.G347])" office:value-type="float" office:value="454">
            <text:p>454</text:p>
          </table:table-cell>
          <table:table-cell table:style-name="ce6" office:value-type="float" office:value="362649">
            <text:p>$ 362,649 </text:p>
          </table:table-cell>
          <table:table-cell table:style-name="ce6" office:value-type="float" office:value="0">
            <text:p>$ 0 </text:p>
          </table:table-cell>
          <table:table-cell table:formula="of:=SUM([.I347:.J347])" office:value-type="float" office:value="362649">
            <text:p>$ 362,649 </text:p>
          </table:table-cell>
          <table:table-cell table:formula="of:=[.K347]/[.H347]" office:value-type="float" office:value="798.786343612335">
            <text:p>$ 7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260">
            <text:p>3260</text:p>
          </table:table-cell>
          <table:table-cell table:style-name="ce1" office:value-type="string">
            <text:p>MONMOUTH_COUNTY_VOCATIONAL</text:p>
          </table:table-cell>
          <table:table-cell/>
          <table:table-cell table:style-name="ce4" office:value-type="float" office:value="137">
            <text:p>137</text:p>
          </table:table-cell>
          <table:table-cell table:style-name="ce4" table:formula="of:=SUM([.F348:.G348])" office:value-type="float" office:value="137">
            <text:p>137</text:p>
          </table:table-cell>
          <table:table-cell table:style-name="ce6" office:value-type="float" office:value="116335">
            <text:p>$ 116,335 </text:p>
          </table:table-cell>
          <table:table-cell table:style-name="ce6" office:value-type="float" office:value="33748">
            <text:p>$ 33,748 </text:p>
          </table:table-cell>
          <table:table-cell table:formula="of:=SUM([.I348:.J348])" office:value-type="float" office:value="150083">
            <text:p>$ 150,083 </text:p>
          </table:table-cell>
          <table:table-cell table:formula="of:=[.K348]/[.H348]" office:value-type="float" office:value="1095.49635036496">
            <text:p>$ 1,09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270">
            <text:p>3270</text:p>
          </table:table-cell>
          <table:table-cell table:style-name="ce1" office:value-type="string">
            <text:p>MONMOUTH_REGIONAL</text:p>
          </table:table-cell>
          <table:table-cell table:style-name="ce4" office:value-type="float" office:value="70">
            <text:p>70</text:p>
          </table:table-cell>
          <table:table-cell table:style-name="ce4"/>
          <table:table-cell table:style-name="ce4" table:formula="of:=SUM([.F349:.G349])" office:value-type="float" office:value="70">
            <text:p>70</text:p>
          </table:table-cell>
          <table:table-cell table:style-name="ce6" office:value-type="float" office:value="85657">
            <text:p>$ 85,657 </text:p>
          </table:table-cell>
          <table:table-cell table:style-name="ce6" office:value-type="float" office:value="57720">
            <text:p>$ 57,720 </text:p>
          </table:table-cell>
          <table:table-cell table:formula="of:=SUM([.I349:.J349])" office:value-type="float" office:value="143377">
            <text:p>$ 143,377 </text:p>
          </table:table-cell>
          <table:table-cell table:formula="of:=[.K349]/[.H349]" office:value-type="float" office:value="2048.24285714286">
            <text:p>$ 2,0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500">
            <text:p>3500</text:p>
          </table:table-cell>
          <table:table-cell table:style-name="ce1" office:value-type="string">
            <text:p>NEPTUNE_CITY</text:p>
          </table:table-cell>
          <table:table-cell/>
          <table:table-cell table:style-name="ce4" office:value-type="float" office:value="99">
            <text:p>99</text:p>
          </table:table-cell>
          <table:table-cell table:style-name="ce4" table:formula="of:=SUM([.F350:.G350])" office:value-type="float" office:value="99">
            <text:p>99</text:p>
          </table:table-cell>
          <table:table-cell table:style-name="ce6" office:value-type="float" office:value="90041">
            <text:p>$ 90,041 </text:p>
          </table:table-cell>
          <table:table-cell table:style-name="ce6" office:value-type="float" office:value="34195">
            <text:p>$ 34,195 </text:p>
          </table:table-cell>
          <table:table-cell table:formula="of:=SUM([.I350:.J350])" office:value-type="float" office:value="124236">
            <text:p>$ 124,236 </text:p>
          </table:table-cell>
          <table:table-cell table:formula="of:=[.K350]/[.H350]" office:value-type="float" office:value="1254.90909090909">
            <text:p>$ 1,25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510">
            <text:p>3510</text:p>
          </table:table-cell>
          <table:table-cell table:style-name="ce1" office:value-type="string">
            <text:p>NEPTUNE_TOWNSHIP</text:p>
          </table:table-cell>
          <table:table-cell table:style-name="ce4" office:value-type="float" office:value="605">
            <text:p>605</text:p>
          </table:table-cell>
          <table:table-cell table:style-name="ce4"/>
          <table:table-cell table:style-name="ce4" table:formula="of:=SUM([.F351:.G351])" office:value-type="float" office:value="605">
            <text:p>605</text:p>
          </table:table-cell>
          <table:table-cell table:style-name="ce6" office:value-type="float" office:value="864692">
            <text:p>$ 864,692 </text:p>
          </table:table-cell>
          <table:table-cell table:style-name="ce6" office:value-type="float" office:value="506928">
            <text:p>$ 506,928 </text:p>
          </table:table-cell>
          <table:table-cell table:formula="of:=SUM([.I351:.J351])" office:value-type="float" office:value="1371620">
            <text:p>$ 1,371,620 </text:p>
          </table:table-cell>
          <table:table-cell table:formula="of:=[.K351]/[.H351]" office:value-type="float" office:value="2267.14049586777">
            <text:p>$ 2,2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810">
            <text:p>3810</text:p>
          </table:table-cell>
          <table:table-cell table:style-name="ce1" office:value-type="string">
            <text:p>OCEAN_TOWNSHIP</text:p>
          </table:table-cell>
          <table:table-cell table:style-name="ce4" office:value-type="float" office:value="370">
            <text:p>370</text:p>
          </table:table-cell>
          <table:table-cell table:style-name="ce4"/>
          <table:table-cell table:style-name="ce4" table:formula="of:=SUM([.F352:.G352])" office:value-type="float" office:value="370">
            <text:p>370</text:p>
          </table:table-cell>
          <table:table-cell table:style-name="ce6" office:value-type="float" office:value="446488">
            <text:p>$ 446,488 </text:p>
          </table:table-cell>
          <table:table-cell table:style-name="ce6" office:value-type="float" office:value="307837">
            <text:p>$ 307,837 </text:p>
          </table:table-cell>
          <table:table-cell table:formula="of:=SUM([.I352:.J352])" office:value-type="float" office:value="754325">
            <text:p>$ 754,325 </text:p>
          </table:table-cell>
          <table:table-cell table:formula="of:=[.K352]/[.H352]" office:value-type="float" office:value="2038.71621621622">
            <text:p>$ 2,03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830">
            <text:p>3830</text:p>
          </table:table-cell>
          <table:table-cell table:style-name="ce1" office:value-type="string">
            <text:p>OCEANPORT_BOROUGH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353:.G353])" office:value-type="float" office:value="17">
            <text:p>17</text:p>
          </table:table-cell>
          <table:table-cell table:style-name="ce6" office:value-type="float" office:value="14012">
            <text:p>$ 14,012 </text:p>
          </table:table-cell>
          <table:table-cell table:style-name="ce6" office:value-type="float" office:value="0">
            <text:p>$ 0 </text:p>
          </table:table-cell>
          <table:table-cell table:formula="of:=SUM([.I353:.J353])" office:value-type="float" office:value="14012">
            <text:p>$ 14,012 </text:p>
          </table:table-cell>
          <table:table-cell table:formula="of:=[.K353]/[.H353]" office:value-type="float" office:value="824.235294117647">
            <text:p>$ 82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360">
            <text:p>4360</text:p>
          </table:table-cell>
          <table:table-cell table:style-name="ce1" office:value-type="string">
            <text:p>RED_BANK_BORO</text:p>
          </table:table-cell>
          <table:table-cell/>
          <table:table-cell table:style-name="ce4" office:value-type="float" office:value="578">
            <text:p>578</text:p>
          </table:table-cell>
          <table:table-cell table:style-name="ce4" table:formula="of:=SUM([.F354:.G354])" office:value-type="float" office:value="578">
            <text:p>578</text:p>
          </table:table-cell>
          <table:table-cell table:style-name="ce6" office:value-type="float" office:value="748195">
            <text:p>$ 748,195 </text:p>
          </table:table-cell>
          <table:table-cell table:style-name="ce6" office:value-type="float" office:value="493602">
            <text:p>$ 493,602 </text:p>
          </table:table-cell>
          <table:table-cell table:formula="of:=SUM([.I354:.J354])" office:value-type="float" office:value="1241797">
            <text:p>$ 1,241,797 </text:p>
          </table:table-cell>
          <table:table-cell table:formula="of:=[.K354]/[.H354]" office:value-type="float" office:value="2148.43771626298">
            <text:p>$ 2,1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365">
            <text:p>4365</text:p>
          </table:table-cell>
          <table:table-cell table:style-name="ce1" office:value-type="string">
            <text:p>RED_BANK_REGIONAL</text:p>
          </table:table-cell>
          <table:table-cell table:style-name="ce4" office:value-type="float" office:value="57">
            <text:p>57</text:p>
          </table:table-cell>
          <table:table-cell table:style-name="ce4"/>
          <table:table-cell table:style-name="ce4" table:formula="of:=SUM([.F355:.G355])" office:value-type="float" office:value="57">
            <text:p>57</text:p>
          </table:table-cell>
          <table:table-cell table:style-name="ce6" office:value-type="float" office:value="66276">
            <text:p>$ 66,276 </text:p>
          </table:table-cell>
          <table:table-cell table:style-name="ce6" office:value-type="float" office:value="47681">
            <text:p>$ 47,681 </text:p>
          </table:table-cell>
          <table:table-cell table:formula="of:=SUM([.I355:.J355])" office:value-type="float" office:value="113957">
            <text:p>$ 113,957 </text:p>
          </table:table-cell>
          <table:table-cell table:formula="of:=[.K355]/[.H355]" office:value-type="float" office:value="1999.24561403509">
            <text:p>$ 1,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760">
            <text:p>4760</text:p>
          </table:table-cell>
          <table:table-cell table:style-name="ce1" office:value-type="string">
            <text:p>SHORE_REGIONAL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table:formula="of:=SUM([.F356:.G356])" office:value-type="float" office:value="25">
            <text:p>25</text:p>
          </table:table-cell>
          <table:table-cell table:style-name="ce6" office:value-type="float" office:value="21554">
            <text:p>$ 21,554 </text:p>
          </table:table-cell>
          <table:table-cell table:style-name="ce6" office:value-type="float" office:value="0">
            <text:p>$ 0 </text:p>
          </table:table-cell>
          <table:table-cell table:formula="of:=SUM([.I356:.J356])" office:value-type="float" office:value="21554">
            <text:p>$ 21,554 </text:p>
          </table:table-cell>
          <table:table-cell table:formula="of:=[.K356]/[.H356]" office:value-type="float" office:value="862.16">
            <text:p>$ 86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990">
            <text:p>4990</text:p>
          </table:table-cell>
          <table:table-cell table:style-name="ce1" office:value-type="string">
            <text:p>SPRING_LAKE_HEIGHTS_BOROUGH</text:p>
          </table:table-cell>
          <table:table-cell/>
          <table:table-cell table:style-name="ce4" office:value-type="float" office:value="13">
            <text:p>13</text:p>
          </table:table-cell>
          <table:table-cell table:style-name="ce4" table:formula="of:=SUM([.F357:.G357])" office:value-type="float" office:value="13">
            <text:p>13</text:p>
          </table:table-cell>
          <table:table-cell table:style-name="ce6" office:value-type="float" office:value="9630">
            <text:p>$ 9,630 </text:p>
          </table:table-cell>
          <table:table-cell table:style-name="ce6" office:value-type="float" office:value="0">
            <text:p>$ 0 </text:p>
          </table:table-cell>
          <table:table-cell table:formula="of:=SUM([.I357:.J357])" office:value-type="float" office:value="9630">
            <text:p>$ 9,630 </text:p>
          </table:table-cell>
          <table:table-cell table:formula="of:=[.K357]/[.H357]" office:value-type="float" office:value="740.769230769231">
            <text:p>$ 74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185">
            <text:p>5185</text:p>
          </table:table-cell>
          <table:table-cell table:style-name="ce1" office:value-type="string">
            <text:p>TINTON_FALLS</text:p>
          </table:table-cell>
          <table:table-cell/>
          <table:table-cell table:style-name="ce4" office:value-type="float" office:value="122">
            <text:p>122</text:p>
          </table:table-cell>
          <table:table-cell table:style-name="ce4" table:formula="of:=SUM([.F358:.G358])" office:value-type="float" office:value="122">
            <text:p>122</text:p>
          </table:table-cell>
          <table:table-cell table:style-name="ce6" office:value-type="float" office:value="104001">
            <text:p>$ 104,001 </text:p>
          </table:table-cell>
          <table:table-cell table:style-name="ce6" office:value-type="float" office:value="30163">
            <text:p>$ 30,163 </text:p>
          </table:table-cell>
          <table:table-cell table:formula="of:=SUM([.I358:.J358])" office:value-type="float" office:value="134164">
            <text:p>$ 134,164 </text:p>
          </table:table-cell>
          <table:table-cell table:formula="of:=[.K358]/[.H358]" office:value-type="float" office:value="1099.70491803279">
            <text:p>$ 1,1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230">
            <text:p>5230</text:p>
          </table:table-cell>
          <table:table-cell table:style-name="ce1" office:value-type="string">
            <text:p>UNION_BEACH</text:p>
          </table:table-cell>
          <table:table-cell/>
          <table:table-cell table:style-name="ce4" office:value-type="float" office:value="179">
            <text:p>179</text:p>
          </table:table-cell>
          <table:table-cell table:style-name="ce4" table:formula="of:=SUM([.F359:.G359])" office:value-type="float" office:value="179">
            <text:p>179</text:p>
          </table:table-cell>
          <table:table-cell table:style-name="ce6" office:value-type="float" office:value="155683">
            <text:p>$ 155,683 </text:p>
          </table:table-cell>
          <table:table-cell table:style-name="ce6" office:value-type="float" office:value="52296">
            <text:p>$ 52,296 </text:p>
          </table:table-cell>
          <table:table-cell table:formula="of:=SUM([.I359:.J359])" office:value-type="float" office:value="207979">
            <text:p>$ 207,979 </text:p>
          </table:table-cell>
          <table:table-cell table:formula="of:=[.K359]/[.H359]" office:value-type="float" office:value="1161.8938547486">
            <text:p>$ 1,16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6010">
            <text:p>6010</text:p>
          </table:table-cell>
          <table:table-cell table:style-name="ce1" office:value-type="string">
            <text:p>ACADEMY_CHARTER_HIGH_SCHOOL</text:p>
          </table:table-cell>
          <table:table-cell/>
          <table:table-cell table:style-name="ce4" office:value-type="float" office:value="124">
            <text:p>124</text:p>
          </table:table-cell>
          <table:table-cell table:style-name="ce4" table:formula="of:=SUM([.F360:.G360])" office:value-type="float" office:value="124">
            <text:p>124</text:p>
          </table:table-cell>
          <table:table-cell table:style-name="ce6" office:value-type="float" office:value="157603">
            <text:p>$ 157,603 </text:p>
          </table:table-cell>
          <table:table-cell table:style-name="ce6" office:value-type="float" office:value="101933">
            <text:p>$ 101,933 </text:p>
          </table:table-cell>
          <table:table-cell table:formula="of:=SUM([.I360:.J360])" office:value-type="float" office:value="259536">
            <text:p>$ 259,536 </text:p>
          </table:table-cell>
          <table:table-cell table:formula="of:=[.K360]/[.H360]" office:value-type="float" office:value="2093.03225806452">
            <text:p>$ 2,0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6740">
            <text:p>6740</text:p>
          </table:table-cell>
          <table:table-cell table:style-name="ce1" office:value-type="string">
            <text:p>HOPE_ACADEMY_CHARTER_SCHOOL</text:p>
          </table:table-cell>
          <table:table-cell/>
          <table:table-cell table:style-name="ce4" office:value-type="float" office:value="88">
            <text:p>88</text:p>
          </table:table-cell>
          <table:table-cell table:style-name="ce4" table:formula="of:=SUM([.F361:.G361])" office:value-type="float" office:value="88">
            <text:p>88</text:p>
          </table:table-cell>
          <table:table-cell table:style-name="ce6" office:value-type="float" office:value="142540">
            <text:p>$ 142,540 </text:p>
          </table:table-cell>
          <table:table-cell table:style-name="ce6" office:value-type="float" office:value="71705">
            <text:p>$ 71,705 </text:p>
          </table:table-cell>
          <table:table-cell table:formula="of:=SUM([.I361:.J361])" office:value-type="float" office:value="214245">
            <text:p>$ 214,245 </text:p>
          </table:table-cell>
          <table:table-cell table:formula="of:=[.K361]/[.H361]" office:value-type="float" office:value="2434.60227272727">
            <text:p>$ 2,43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7720">
            <text:p>7720</text:p>
          </table:table-cell>
          <table:table-cell table:style-name="ce1" office:value-type="string">
            <text:p>THE_RED_BANK_CHARTER_SCHOOL</text:p>
          </table:table-cell>
          <table:table-cell/>
          <table:table-cell table:style-name="ce4" office:value-type="float" office:value="43">
            <text:p>43</text:p>
          </table:table-cell>
          <table:table-cell table:style-name="ce4" table:formula="of:=SUM([.F362:.G362])" office:value-type="float" office:value="43">
            <text:p>43</text:p>
          </table:table-cell>
          <table:table-cell table:style-name="ce6" office:value-type="float" office:value="56742">
            <text:p>$ 56,742 </text:p>
          </table:table-cell>
          <table:table-cell table:style-name="ce6" office:value-type="float" office:value="15460">
            <text:p>$ 15,460 </text:p>
          </table:table-cell>
          <table:table-cell table:formula="of:=SUM([.I362:.J362])" office:value-type="float" office:value="72202">
            <text:p>$ 72,202 </text:p>
          </table:table-cell>
          <table:table-cell table:formula="of:=[.K362]/[.H362]" office:value-type="float" office:value="1679.11627906977">
            <text:p>$ 1,67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50">
            <text:p>450</text:p>
          </table:table-cell>
          <table:table-cell table:style-name="ce1" office:value-type="string">
            <text:p>BOONTON_TOWN</text:p>
          </table:table-cell>
          <table:table-cell/>
          <table:table-cell table:style-name="ce4" office:value-type="float" office:value="213">
            <text:p>213</text:p>
          </table:table-cell>
          <table:table-cell table:style-name="ce4" table:formula="of:=SUM([.F363:.G363])" office:value-type="float" office:value="213">
            <text:p>213</text:p>
          </table:table-cell>
          <table:table-cell table:style-name="ce6" office:value-type="float" office:value="182776">
            <text:p>$ 182,776 </text:p>
          </table:table-cell>
          <table:table-cell table:style-name="ce6" office:value-type="float" office:value="57299">
            <text:p>$ 57,299 </text:p>
          </table:table-cell>
          <table:table-cell table:formula="of:=SUM([.I363:.J363])" office:value-type="float" office:value="240075">
            <text:p>$ 240,075 </text:p>
          </table:table-cell>
          <table:table-cell table:formula="of:=[.K363]/[.H363]" office:value-type="float" office:value="1127.11267605634">
            <text:p>$ 1,12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60">
            <text:p>460</text:p>
          </table:table-cell>
          <table:table-cell table:style-name="ce1" office:value-type="string">
            <text:p>BOONTON_TOWNSHIP</text:p>
          </table:table-cell>
          <table:table-cell/>
          <table:table-cell table:style-name="ce4" office:value-type="float" office:value="16">
            <text:p>16</text:p>
          </table:table-cell>
          <table:table-cell table:style-name="ce4" table:formula="of:=SUM([.F364:.G364])" office:value-type="float" office:value="16">
            <text:p>16</text:p>
          </table:table-cell>
          <table:table-cell table:style-name="ce6" office:value-type="float" office:value="9010">
            <text:p>$ 9,010 </text:p>
          </table:table-cell>
          <table:table-cell table:style-name="ce6" office:value-type="float" office:value="0">
            <text:p>$ 0 </text:p>
          </table:table-cell>
          <table:table-cell table:formula="of:=SUM([.I364:.J364])" office:value-type="float" office:value="9010">
            <text:p>$ 9,010 </text:p>
          </table:table-cell>
          <table:table-cell table:formula="of:=[.K364]/[.H364]" office:value-type="float" office:value="563.125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630">
            <text:p>630</text:p>
          </table:table-cell>
          <table:table-cell table:style-name="ce1" office:value-type="string">
            <text:p>BUTLER_BORO</text:p>
          </table:table-cell>
          <table:table-cell/>
          <table:table-cell table:style-name="ce4" office:value-type="float" office:value="82">
            <text:p>82</text:p>
          </table:table-cell>
          <table:table-cell table:style-name="ce4" table:formula="of:=SUM([.F365:.G365])" office:value-type="float" office:value="82">
            <text:p>82</text:p>
          </table:table-cell>
          <table:table-cell table:style-name="ce6" office:value-type="float" office:value="69328">
            <text:p>$ 69,328 </text:p>
          </table:table-cell>
          <table:table-cell table:style-name="ce6" office:value-type="float" office:value="20149">
            <text:p>$ 20,149 </text:p>
          </table:table-cell>
          <table:table-cell table:formula="of:=SUM([.I365:.J365])" office:value-type="float" office:value="89477">
            <text:p>$ 89,477 </text:p>
          </table:table-cell>
          <table:table-cell table:formula="of:=[.K365]/[.H365]" office:value-type="float" office:value="1091.18292682927">
            <text:p>$ 1,0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820">
            <text:p>820</text:p>
          </table:table-cell>
          <table:table-cell table:style-name="ce1" office:value-type="string">
            <text:p>CHESTER_TOWNSHIP</text:p>
          </table:table-cell>
          <table:table-cell/>
          <table:table-cell table:style-name="ce4" office:value-type="float" office:value="36">
            <text:p>36</text:p>
          </table:table-cell>
          <table:table-cell table:style-name="ce4" table:formula="of:=SUM([.F366:.G366])" office:value-type="float" office:value="36">
            <text:p>36</text:p>
          </table:table-cell>
          <table:table-cell table:style-name="ce6" office:value-type="float" office:value="20278">
            <text:p>$ 20,278 </text:p>
          </table:table-cell>
          <table:table-cell table:style-name="ce6" office:value-type="float" office:value="0">
            <text:p>$ 0 </text:p>
          </table:table-cell>
          <table:table-cell table:formula="of:=SUM([.I366:.J366])" office:value-type="float" office:value="20278">
            <text:p>$ 20,278 </text:p>
          </table:table-cell>
          <table:table-cell table:formula="of:=[.K366]/[.H366]" office:value-type="float" office:value="563.277777777778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090">
            <text:p>1090</text:p>
          </table:table-cell>
          <table:table-cell table:style-name="ce1" office:value-type="string">
            <text:p>DENVILLE_TOWNSHIP</text:p>
          </table:table-cell>
          <table:table-cell/>
          <table:table-cell table:style-name="ce4" office:value-type="float" office:value="44">
            <text:p>44</text:p>
          </table:table-cell>
          <table:table-cell table:style-name="ce4" table:formula="of:=SUM([.F367:.G367])" office:value-type="float" office:value="44">
            <text:p>44</text:p>
          </table:table-cell>
          <table:table-cell table:style-name="ce6" office:value-type="float" office:value="16897">
            <text:p>$ 16,897 </text:p>
          </table:table-cell>
          <table:table-cell table:style-name="ce6" office:value-type="float" office:value="0">
            <text:p>$ 0 </text:p>
          </table:table-cell>
          <table:table-cell table:formula="of:=SUM([.I367:.J367])" office:value-type="float" office:value="16897">
            <text:p>$ 16,897 </text:p>
          </table:table-cell>
          <table:table-cell table:formula="of:=[.K367]/[.H367]" office:value-type="float" office:value="384.022727272727">
            <text:p>$ 38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110">
            <text:p>1110</text:p>
          </table:table-cell>
          <table:table-cell table:style-name="ce1" office:value-type="string">
            <text:p>DOVER_TOWN</text:p>
          </table:table-cell>
          <table:table-cell table:style-name="ce4" office:value-type="string">
            <text:p><text:s/></text:p>
          </table:table-cell>
          <table:table-cell table:style-name="ce4" office:value-type="float" office:value="1406">
            <text:p>1,406</text:p>
          </table:table-cell>
          <table:table-cell table:style-name="ce4" table:formula="of:=SUM([.F368:.G368])" office:value-type="float" office:value="1406">
            <text:p>1,406</text:p>
          </table:table-cell>
          <table:table-cell table:style-name="ce6" office:value-type="float" office:value="1650947">
            <text:p>$ 1,650,947 </text:p>
          </table:table-cell>
          <table:table-cell table:style-name="ce6" office:value-type="float" office:value="974490">
            <text:p>$ 974,490 </text:p>
          </table:table-cell>
          <table:table-cell table:formula="of:=SUM([.I368:.J368])" office:value-type="float" office:value="2625437">
            <text:p>$ 2,625,437 </text:p>
          </table:table-cell>
          <table:table-cell table:formula="of:=[.K368]/[.H368]" office:value-type="float" office:value="1867.3093883357">
            <text:p>$ 1,8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990">
            <text:p>1990</text:p>
          </table:table-cell>
          <table:table-cell table:style-name="ce1" office:value-type="string">
            <text:p>HANOVER_PARK_REGIONAL</text:p>
          </table:table-cell>
          <table:table-cell table:style-name="ce4" office:value-type="float" office:value="37">
            <text:p>37</text:p>
          </table:table-cell>
          <table:table-cell table:style-name="ce4"/>
          <table:table-cell table:style-name="ce4" table:formula="of:=SUM([.F369:.G369])" office:value-type="float" office:value="37">
            <text:p>37</text:p>
          </table:table-cell>
          <table:table-cell table:style-name="ce6" office:value-type="float" office:value="25892">
            <text:p>$ 25,892 </text:p>
          </table:table-cell>
          <table:table-cell table:style-name="ce6" office:value-type="float" office:value="0">
            <text:p>$ 0 </text:p>
          </table:table-cell>
          <table:table-cell table:formula="of:=SUM([.I369:.J369])" office:value-type="float" office:value="25892">
            <text:p>$ 25,892 </text:p>
          </table:table-cell>
          <table:table-cell table:formula="of:=[.K369]/[.H369]" office:value-type="float" office:value="699.783783783784">
            <text:p>$ 7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380">
            <text:p>2380</text:p>
          </table:table-cell>
          <table:table-cell table:style-name="ce1" office:value-type="string">
            <text:p>JEFFERSON_TOWNSHIP</text:p>
          </table:table-cell>
          <table:table-cell table:style-name="ce4" office:value-type="float" office:value="115">
            <text:p>115</text:p>
          </table:table-cell>
          <table:table-cell table:style-name="ce4"/>
          <table:table-cell table:style-name="ce4" table:formula="of:=SUM([.F370:.G370])" office:value-type="float" office:value="115">
            <text:p>115</text:p>
          </table:table-cell>
          <table:table-cell table:style-name="ce6" office:value-type="float" office:value="80489">
            <text:p>$ 80,489 </text:p>
          </table:table-cell>
          <table:table-cell table:style-name="ce6" office:value-type="float" office:value="0">
            <text:p>$ 0 </text:p>
          </table:table-cell>
          <table:table-cell table:formula="of:=SUM([.I370:.J370])" office:value-type="float" office:value="80489">
            <text:p>$ 80,489 </text:p>
          </table:table-cell>
          <table:table-cell table:formula="of:=[.K370]/[.H370]" office:value-type="float" office:value="699.904347826087">
            <text:p>$ 7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650">
            <text:p>2650</text:p>
          </table:table-cell>
          <table:table-cell table:style-name="ce1" office:value-type="string">
            <text:p>LINCOLN_PARK_BORO</text:p>
          </table:table-cell>
          <table:table-cell/>
          <table:table-cell table:style-name="ce4" office:value-type="float" office:value="70">
            <text:p>70</text:p>
          </table:table-cell>
          <table:table-cell table:style-name="ce4" table:formula="of:=SUM([.F371:.G371])" office:value-type="float" office:value="70">
            <text:p>70</text:p>
          </table:table-cell>
          <table:table-cell table:style-name="ce6" office:value-type="float" office:value="60647">
            <text:p>$ 60,647 </text:p>
          </table:table-cell>
          <table:table-cell table:style-name="ce6" office:value-type="float" office:value="17306">
            <text:p>$ 17,306 </text:p>
          </table:table-cell>
          <table:table-cell table:formula="of:=SUM([.I371:.J371])" office:value-type="float" office:value="77953">
            <text:p>$ 77,953 </text:p>
          </table:table-cell>
          <table:table-cell table:formula="of:=[.K371]/[.H371]" office:value-type="float" office:value="1113.61428571429">
            <text:p>$ 1,1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870">
            <text:p>2870</text:p>
          </table:table-cell>
          <table:table-cell table:style-name="ce1" office:value-type="string">
            <text:p>MADISON</text:p>
          </table:table-cell>
          <table:table-cell/>
          <table:table-cell table:style-name="ce4" office:value-type="float" office:value="109">
            <text:p>109</text:p>
          </table:table-cell>
          <table:table-cell table:style-name="ce4" table:formula="of:=SUM([.F372:.G372])" office:value-type="float" office:value="109">
            <text:p>109</text:p>
          </table:table-cell>
          <table:table-cell table:style-name="ce6" office:value-type="float" office:value="68515">
            <text:p>$ 68,515 </text:p>
          </table:table-cell>
          <table:table-cell table:style-name="ce6" office:value-type="float" office:value="0">
            <text:p>$ 0 </text:p>
          </table:table-cell>
          <table:table-cell table:formula="of:=SUM([.I372:.J372])" office:value-type="float" office:value="68515">
            <text:p>$ 68,515 </text:p>
          </table:table-cell>
          <table:table-cell table:formula="of:=[.K372]/[.H372]" office:value-type="float" office:value="628.577981651376">
            <text:p>$ 6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240">
            <text:p>3240</text:p>
          </table:table-cell>
          <table:table-cell table:style-name="ce1" office:value-type="string">
            <text:p>MINE_HILL_TOWNSHIP</text:p>
          </table:table-cell>
          <table:table-cell/>
          <table:table-cell table:style-name="ce4" office:value-type="float" office:value="103">
            <text:p>103</text:p>
          </table:table-cell>
          <table:table-cell table:style-name="ce4" table:formula="of:=SUM([.F373:.G373])" office:value-type="float" office:value="103">
            <text:p>103</text:p>
          </table:table-cell>
          <table:table-cell table:style-name="ce6" office:value-type="float" office:value="94637">
            <text:p>$ 94,637 </text:p>
          </table:table-cell>
          <table:table-cell table:style-name="ce6" office:value-type="float" office:value="36575">
            <text:p>$ 36,575 </text:p>
          </table:table-cell>
          <table:table-cell table:formula="of:=SUM([.I373:.J373])" office:value-type="float" office:value="131212">
            <text:p>$ 131,212 </text:p>
          </table:table-cell>
          <table:table-cell table:formula="of:=[.K373]/[.H373]" office:value-type="float" office:value="1273.90291262136">
            <text:p>$ 1,27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40">
            <text:p>3340</text:p>
          </table:table-cell>
          <table:table-cell table:style-name="ce1" office:value-type="string">
            <text:p>MONTVILLE_TOWNSHIP</text:p>
          </table:table-cell>
          <table:table-cell table:style-name="ce4" office:value-type="float" office:value="166">
            <text:p>166</text:p>
          </table:table-cell>
          <table:table-cell table:style-name="ce4"/>
          <table:table-cell table:style-name="ce4" table:formula="of:=SUM([.F374:.G374])" office:value-type="float" office:value="166">
            <text:p>166</text:p>
          </table:table-cell>
          <table:table-cell table:style-name="ce6" office:value-type="float" office:value="154015">
            <text:p>$ 154,015 </text:p>
          </table:table-cell>
          <table:table-cell table:style-name="ce6" office:value-type="float" office:value="0">
            <text:p>$ 0 </text:p>
          </table:table-cell>
          <table:table-cell table:formula="of:=SUM([.I374:.J374])" office:value-type="float" office:value="154015">
            <text:p>$ 154,015 </text:p>
          </table:table-cell>
          <table:table-cell table:formula="of:=[.K374]/[.H374]" office:value-type="float" office:value="927.801204819277">
            <text:p>$ 9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65">
            <text:p>3365</text:p>
          </table:table-cell>
          <table:table-cell table:style-name="ce1" office:value-type="string">
            <text:p>MORRIS_COUNTY_VOCATIONAL</text:p>
          </table:table-cell>
          <table:table-cell/>
          <table:table-cell table:style-name="ce4" office:value-type="float" office:value="35">
            <text:p>35</text:p>
          </table:table-cell>
          <table:table-cell table:style-name="ce4" table:formula="of:=SUM([.F375:.G375])" office:value-type="float" office:value="35">
            <text:p>35</text:p>
          </table:table-cell>
          <table:table-cell table:style-name="ce6" office:value-type="float" office:value="42187">
            <text:p>$ 42,187 </text:p>
          </table:table-cell>
          <table:table-cell table:style-name="ce6" office:value-type="float" office:value="8653">
            <text:p>$ 8,653 </text:p>
          </table:table-cell>
          <table:table-cell table:formula="of:=SUM([.I375:.J375])" office:value-type="float" office:value="50840">
            <text:p>$ 50,840 </text:p>
          </table:table-cell>
          <table:table-cell table:formula="of:=[.K375]/[.H375]" office:value-type="float" office:value="1452.57142857143">
            <text:p>$ 1,45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70">
            <text:p>3370</text:p>
          </table:table-cell>
          <table:table-cell table:style-name="ce1" office:value-type="string">
            <text:p>MORRIS_HILLS_REGIONAL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style-name="ce4" table:formula="of:=SUM([.F376:.G376])" office:value-type="float" office:value="21">
            <text:p>21</text:p>
          </table:table-cell>
          <table:table-cell table:style-name="ce6" office:value-type="float" office:value="53905">
            <text:p>$ 53,905 </text:p>
          </table:table-cell>
          <table:table-cell table:style-name="ce6" office:value-type="float" office:value="0">
            <text:p>$ 0 </text:p>
          </table:table-cell>
          <table:table-cell table:formula="of:=SUM([.I376:.J376])" office:value-type="float" office:value="53905">
            <text:p>$ 53,905 </text:p>
          </table:table-cell>
          <table:table-cell table:formula="of:=[.K376]/[.H376]" office:value-type="float" office:value="2566.90476190476">
            <text:p>$ 2,5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85">
            <text:p>3385</text:p>
          </table:table-cell>
          <table:table-cell table:style-name="ce1" office:value-type="string">
            <text:p>MORRIS_SCHOOL_DISTRICT</text:p>
          </table:table-cell>
          <table:table-cell table:style-name="ce4" office:value-type="float" office:value="336">
            <text:p>336</text:p>
          </table:table-cell>
          <table:table-cell table:style-name="ce4"/>
          <table:table-cell table:style-name="ce4" table:formula="of:=SUM([.F377:.G377])" office:value-type="float" office:value="336">
            <text:p>336</text:p>
          </table:table-cell>
          <table:table-cell table:style-name="ce6" office:value-type="float" office:value="478590">
            <text:p>$ 478,590 </text:p>
          </table:table-cell>
          <table:table-cell table:style-name="ce6" office:value-type="float" office:value="285251">
            <text:p>$ 285,251 </text:p>
          </table:table-cell>
          <table:table-cell table:formula="of:=SUM([.I377:.J377])" office:value-type="float" office:value="763841">
            <text:p>$ 763,841 </text:p>
          </table:table-cell>
          <table:table-cell table:formula="of:=[.K377]/[.H377]" office:value-type="float" office:value="2273.33630952381">
            <text:p>$ 2,27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10">
            <text:p>3410</text:p>
          </table:table-cell>
          <table:table-cell table:style-name="ce1" office:value-type="string">
            <text:p>MOUNT_ARLINGTON_BORO</text:p>
          </table:table-cell>
          <table:table-cell/>
          <table:table-cell table:style-name="ce4" office:value-type="float" office:value="19">
            <text:p>19</text:p>
          </table:table-cell>
          <table:table-cell table:style-name="ce4" table:formula="of:=SUM([.F378:.G378])" office:value-type="float" office:value="19">
            <text:p>19</text:p>
          </table:table-cell>
          <table:table-cell table:style-name="ce6" office:value-type="float" office:value="20942">
            <text:p>$ 20,942 </text:p>
          </table:table-cell>
          <table:table-cell table:style-name="ce6" office:value-type="float" office:value="4697">
            <text:p>$ 4,697 </text:p>
          </table:table-cell>
          <table:table-cell table:formula="of:=SUM([.I378:.J378])" office:value-type="float" office:value="25639">
            <text:p>$ 25,639 </text:p>
          </table:table-cell>
          <table:table-cell table:formula="of:=[.K378]/[.H378]" office:value-type="float" office:value="1349.42105263158">
            <text:p>$ 1,34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50">
            <text:p>3450</text:p>
          </table:table-cell>
          <table:table-cell table:style-name="ce1" office:value-type="string">
            <text:p>MOUNT_OLIVE_TOWNSHIP</text:p>
          </table:table-cell>
          <table:table-cell table:style-name="ce4" office:value-type="float" office:value="133">
            <text:p>133</text:p>
          </table:table-cell>
          <table:table-cell table:style-name="ce4"/>
          <table:table-cell table:style-name="ce4" table:formula="of:=SUM([.F379:.G379])" office:value-type="float" office:value="133">
            <text:p>133</text:p>
          </table:table-cell>
          <table:table-cell table:style-name="ce6" office:value-type="float" office:value="94493">
            <text:p>$ 94,493 </text:p>
          </table:table-cell>
          <table:table-cell table:style-name="ce6" office:value-type="float" office:value="0">
            <text:p>$ 0 </text:p>
          </table:table-cell>
          <table:table-cell table:formula="of:=SUM([.I379:.J379])" office:value-type="float" office:value="94493">
            <text:p>$ 94,493 </text:p>
          </table:table-cell>
          <table:table-cell table:formula="of:=[.K379]/[.H379]" office:value-type="float" office:value="710.473684210526">
            <text:p>$ 7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60">
            <text:p>3460</text:p>
          </table:table-cell>
          <table:table-cell table:style-name="ce1" office:value-type="string">
            <text:p>MOUNTAIN_LAKES</text:p>
          </table:table-cell>
          <table:table-cell/>
          <table:table-cell table:style-name="ce4" office:value-type="float" office:value="39">
            <text:p>39</text:p>
          </table:table-cell>
          <table:table-cell table:style-name="ce4" table:formula="of:=SUM([.F380:.G380])" office:value-type="float" office:value="39">
            <text:p>39</text:p>
          </table:table-cell>
          <table:table-cell table:style-name="ce6" office:value-type="float" office:value="22341">
            <text:p>$ 22,341 </text:p>
          </table:table-cell>
          <table:table-cell table:style-name="ce6" office:value-type="float" office:value="0">
            <text:p>$ 0 </text:p>
          </table:table-cell>
          <table:table-cell table:formula="of:=SUM([.I380:.J380])" office:value-type="float" office:value="22341">
            <text:p>$ 22,341 </text:p>
          </table:table-cell>
          <table:table-cell table:formula="of:=[.K380]/[.H380]" office:value-type="float" office:value="572.846153846154">
            <text:p>$ 57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520">
            <text:p>3520</text:p>
          </table:table-cell>
          <table:table-cell table:style-name="ce1" office:value-type="string">
            <text:p>NETCONG_BORO</text:p>
          </table:table-cell>
          <table:table-cell/>
          <table:table-cell table:style-name="ce4" office:value-type="float" office:value="44">
            <text:p>44</text:p>
          </table:table-cell>
          <table:table-cell table:style-name="ce4" table:formula="of:=SUM([.F381:.G381])" office:value-type="float" office:value="44">
            <text:p>44</text:p>
          </table:table-cell>
          <table:table-cell table:style-name="ce6" office:value-type="float" office:value="37159">
            <text:p>$ 37,159 </text:p>
          </table:table-cell>
          <table:table-cell table:style-name="ce6" office:value-type="float" office:value="11224">
            <text:p>$ 11,224 </text:p>
          </table:table-cell>
          <table:table-cell table:formula="of:=SUM([.I381:.J381])" office:value-type="float" office:value="48383">
            <text:p>$ 48,383 </text:p>
          </table:table-cell>
          <table:table-cell table:formula="of:=[.K381]/[.H381]" office:value-type="float" office:value="1099.61363636364">
            <text:p>$ 1,1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950">
            <text:p>3950</text:p>
          </table:table-cell>
          <table:table-cell table:style-name="ce1" office:value-type="string">
            <text:p>PARSIPPANY-TROY_HILLS_TOWNSHIP</text:p>
          </table:table-cell>
          <table:table-cell table:style-name="ce4" office:value-type="float" office:value="324">
            <text:p>324</text:p>
          </table:table-cell>
          <table:table-cell table:style-name="ce4"/>
          <table:table-cell table:style-name="ce4" table:formula="of:=SUM([.F382:.G382])" office:value-type="float" office:value="324">
            <text:p>324</text:p>
          </table:table-cell>
          <table:table-cell table:style-name="ce6" office:value-type="float" office:value="255989">
            <text:p>$ 255,989 </text:p>
          </table:table-cell>
          <table:table-cell table:style-name="ce6" office:value-type="float" office:value="0">
            <text:p>$ 0 </text:p>
          </table:table-cell>
          <table:table-cell table:formula="of:=SUM([.I382:.J382])" office:value-type="float" office:value="255989">
            <text:p>$ 255,989 </text:p>
          </table:table-cell>
          <table:table-cell table:formula="of:=[.K382]/[.H382]" office:value-type="float" office:value="790.08950617284">
            <text:p>$ 79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330">
            <text:p>4330</text:p>
          </table:table-cell>
          <table:table-cell table:style-name="ce1" office:value-type="string">
            <text:p>RANDOLPH_TOWNSHIP</text:p>
          </table:table-cell>
          <table:table-cell table:style-name="ce4" office:value-type="float" office:value="131">
            <text:p>131</text:p>
          </table:table-cell>
          <table:table-cell table:style-name="ce4"/>
          <table:table-cell table:style-name="ce4" table:formula="of:=SUM([.F383:.G383])" office:value-type="float" office:value="131">
            <text:p>131</text:p>
          </table:table-cell>
          <table:table-cell table:style-name="ce6" office:value-type="float" office:value="93001">
            <text:p>$ 93,001 </text:p>
          </table:table-cell>
          <table:table-cell table:style-name="ce6" office:value-type="float" office:value="0">
            <text:p>$ 0 </text:p>
          </table:table-cell>
          <table:table-cell table:formula="of:=SUM([.I383:.J383])" office:value-type="float" office:value="93001">
            <text:p>$ 93,001 </text:p>
          </table:table-cell>
          <table:table-cell table:formula="of:=[.K383]/[.H383]" office:value-type="float" office:value="709.931297709924">
            <text:p>$ 7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480">
            <text:p>4480</text:p>
          </table:table-cell>
          <table:table-cell table:style-name="ce1" office:value-type="string">
            <text:p>ROCKAWAY_BORO</text:p>
          </table:table-cell>
          <table:table-cell/>
          <table:table-cell table:style-name="ce4" office:value-type="float" office:value="71">
            <text:p>71</text:p>
          </table:table-cell>
          <table:table-cell table:style-name="ce4" table:formula="of:=SUM([.F384:.G384])" office:value-type="float" office:value="71">
            <text:p>71</text:p>
          </table:table-cell>
          <table:table-cell table:style-name="ce6" office:value-type="float" office:value="53465">
            <text:p>$ 53,465 </text:p>
          </table:table-cell>
          <table:table-cell table:style-name="ce6" office:value-type="float" office:value="17554">
            <text:p>$ 17,554 </text:p>
          </table:table-cell>
          <table:table-cell table:formula="of:=SUM([.I384:.J384])" office:value-type="float" office:value="71019">
            <text:p>$ 71,019 </text:p>
          </table:table-cell>
          <table:table-cell table:formula="of:=[.K384]/[.H384]" office:value-type="float" office:value="1000.2676056338">
            <text:p>$ 1,00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490">
            <text:p>4490</text:p>
          </table:table-cell>
          <table:table-cell table:style-name="ce1" office:value-type="string">
            <text:p>ROCKAWAY_TOWNSHIP</text:p>
          </table:table-cell>
          <table:table-cell table:style-name="ce4" office:value-type="float" office:value="91">
            <text:p>91</text:p>
          </table:table-cell>
          <table:table-cell table:style-name="ce4"/>
          <table:table-cell table:style-name="ce4" table:formula="of:=SUM([.F385:.G385])" office:value-type="float" office:value="91">
            <text:p>91</text:p>
          </table:table-cell>
          <table:table-cell table:style-name="ce6" office:value-type="float" office:value="58390">
            <text:p>$ 58,390 </text:p>
          </table:table-cell>
          <table:table-cell table:style-name="ce6" office:value-type="float" office:value="0">
            <text:p>$ 0 </text:p>
          </table:table-cell>
          <table:table-cell table:formula="of:=SUM([.I385:.J385])" office:value-type="float" office:value="58390">
            <text:p>$ 58,390 </text:p>
          </table:table-cell>
          <table:table-cell table:formula="of:=[.K385]/[.H385]" office:value-type="float" office:value="641.648351648352">
            <text:p>$ 64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560">
            <text:p>4560</text:p>
          </table:table-cell>
          <table:table-cell table:style-name="ce1" office:value-type="string">
            <text:p>ROXBURY_TOWNSHIP</text:p>
          </table:table-cell>
          <table:table-cell table:style-name="ce4" office:value-type="float" office:value="117">
            <text:p>117</text:p>
          </table:table-cell>
          <table:table-cell table:style-name="ce4"/>
          <table:table-cell table:style-name="ce4" table:formula="of:=SUM([.F386:.G386])" office:value-type="float" office:value="117">
            <text:p>117</text:p>
          </table:table-cell>
          <table:table-cell table:style-name="ce6" office:value-type="float" office:value="84763">
            <text:p>$ 84,763 </text:p>
          </table:table-cell>
          <table:table-cell table:style-name="ce6" office:value-type="float" office:value="0">
            <text:p>$ 0 </text:p>
          </table:table-cell>
          <table:table-cell table:formula="of:=SUM([.I386:.J386])" office:value-type="float" office:value="84763">
            <text:p>$ 84,763 </text:p>
          </table:table-cell>
          <table:table-cell table:formula="of:=[.K386]/[.H386]" office:value-type="float" office:value="724.470085470086">
            <text:p>$ 72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5770">
            <text:p>5770</text:p>
          </table:table-cell>
          <table:table-cell table:style-name="ce1" office:value-type="string">
            <text:p>WHARTON_BORO</text:p>
          </table:table-cell>
          <table:table-cell/>
          <table:table-cell table:style-name="ce4" office:value-type="float" office:value="212">
            <text:p>212</text:p>
          </table:table-cell>
          <table:table-cell table:style-name="ce4" table:formula="of:=SUM([.F387:.G387])" office:value-type="float" office:value="212">
            <text:p>212</text:p>
          </table:table-cell>
          <table:table-cell table:style-name="ce6" office:value-type="float" office:value="201965">
            <text:p>$ 201,965 </text:p>
          </table:table-cell>
          <table:table-cell table:style-name="ce6" office:value-type="float" office:value="82725">
            <text:p>$ 82,725 </text:p>
          </table:table-cell>
          <table:table-cell table:formula="of:=SUM([.I387:.J387])" office:value-type="float" office:value="284690">
            <text:p>$ 284,690 </text:p>
          </table:table-cell>
          <table:table-cell table:formula="of:=[.K387]/[.H387]" office:value-type="float" office:value="1342.87735849057">
            <text:p>$ 1,34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185">
            <text:p>185</text:p>
          </table:table-cell>
          <table:table-cell table:style-name="ce1" office:value-type="string">
            <text:p>BARNEGAT_TOWNSHIP</text:p>
          </table:table-cell>
          <table:table-cell/>
          <table:table-cell table:style-name="ce4" office:value-type="float" office:value="427">
            <text:p>427</text:p>
          </table:table-cell>
          <table:table-cell table:style-name="ce4" table:formula="of:=SUM([.F388:.G388])" office:value-type="float" office:value="427">
            <text:p>427</text:p>
          </table:table-cell>
          <table:table-cell table:style-name="ce6" office:value-type="float" office:value="340762">
            <text:p>$ 340,762 </text:p>
          </table:table-cell>
          <table:table-cell table:style-name="ce6" office:value-type="float" office:value="105571">
            <text:p>$ 105,571 </text:p>
          </table:table-cell>
          <table:table-cell table:formula="of:=SUM([.I388:.J388])" office:value-type="float" office:value="446333">
            <text:p>$ 446,333 </text:p>
          </table:table-cell>
          <table:table-cell table:formula="of:=[.K388]/[.H388]" office:value-type="float" office:value="1045.27634660422">
            <text:p>$ 1,04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20">
            <text:p>320</text:p>
          </table:table-cell>
          <table:table-cell table:style-name="ce1" office:value-type="string">
            <text:p>BERKELEY_TOWNSHIP</text:p>
          </table:table-cell>
          <table:table-cell table:style-name="ce4" office:value-type="float" office:value="172">
            <text:p>172</text:p>
          </table:table-cell>
          <table:table-cell table:style-name="ce4"/>
          <table:table-cell table:style-name="ce4" table:formula="of:=SUM([.F389:.G389])" office:value-type="float" office:value="172">
            <text:p>172</text:p>
          </table:table-cell>
          <table:table-cell table:style-name="ce6" office:value-type="float" office:value="199844">
            <text:p>$ 199,844 </text:p>
          </table:table-cell>
          <table:table-cell table:style-name="ce6" office:value-type="float" office:value="149736">
            <text:p>$ 149,736 </text:p>
          </table:table-cell>
          <table:table-cell table:formula="of:=SUM([.I389:.J389])" office:value-type="float" office:value="349580">
            <text:p>$ 349,580 </text:p>
          </table:table-cell>
          <table:table-cell table:formula="of:=[.K389]/[.H389]" office:value-type="float" office:value="2032.44186046512">
            <text:p>$ 2,03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30">
            <text:p>530</text:p>
          </table:table-cell>
          <table:table-cell table:style-name="ce1" office:value-type="string">
            <text:p>BRICK_TOWNSHIP</text:p>
          </table:table-cell>
          <table:table-cell table:style-name="ce4" office:value-type="float" office:value="834">
            <text:p>834</text:p>
          </table:table-cell>
          <table:table-cell table:style-name="ce4"/>
          <table:table-cell table:style-name="ce4" table:formula="of:=SUM([.F390:.G390])" office:value-type="float" office:value="834">
            <text:p>834</text:p>
          </table:table-cell>
          <table:table-cell table:style-name="ce6" office:value-type="float" office:value="1005285">
            <text:p>$ 1,005,285 </text:p>
          </table:table-cell>
          <table:table-cell table:style-name="ce6" office:value-type="float" office:value="777480">
            <text:p>$ 777,480 </text:p>
          </table:table-cell>
          <table:table-cell table:formula="of:=SUM([.I390:.J390])" office:value-type="float" office:value="1782765">
            <text:p>$ 1,782,765 </text:p>
          </table:table-cell>
          <table:table-cell table:formula="of:=[.K390]/[.H390]" office:value-type="float" office:value="2137.60791366906">
            <text:p>$ 2,1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770">
            <text:p>770</text:p>
          </table:table-cell>
          <table:table-cell table:style-name="ce1" office:value-type="string">
            <text:p>CENTRAL_REGIONAL</text:p>
          </table:table-cell>
          <table:table-cell table:style-name="ce4" office:value-type="float" office:value="202">
            <text:p>202</text:p>
          </table:table-cell>
          <table:table-cell table:style-name="ce4"/>
          <table:table-cell table:style-name="ce4" table:formula="of:=SUM([.F391:.G391])" office:value-type="float" office:value="202">
            <text:p>202</text:p>
          </table:table-cell>
          <table:table-cell table:style-name="ce6" office:value-type="float" office:value="234871">
            <text:p>$ 234,871 </text:p>
          </table:table-cell>
          <table:table-cell table:style-name="ce6" office:value-type="float" office:value="168975">
            <text:p>$ 168,975 </text:p>
          </table:table-cell>
          <table:table-cell table:formula="of:=SUM([.I391:.J391])" office:value-type="float" office:value="403846">
            <text:p>$ 403,846 </text:p>
          </table:table-cell>
          <table:table-cell table:formula="of:=[.K391]/[.H391]" office:value-type="float" office:value="1999.23762376238">
            <text:p>$ 1,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1150">
            <text:p>1150</text:p>
          </table:table-cell>
          <table:table-cell table:style-name="ce1" office:value-type="string">
            <text:p>EAGLESWOOD_TOWNSHIP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392:.G392])" office:value-type="float" office:value="15">
            <text:p>15</text:p>
          </table:table-cell>
          <table:table-cell table:style-name="ce6" office:value-type="float" office:value="14208">
            <text:p>$ 14,208 </text:p>
          </table:table-cell>
          <table:table-cell table:style-name="ce6" office:value-type="float" office:value="3708">
            <text:p>$ 3,708 </text:p>
          </table:table-cell>
          <table:table-cell table:formula="of:=SUM([.I392:.J392])" office:value-type="float" office:value="17916">
            <text:p>$ 17,916 </text:p>
          </table:table-cell>
          <table:table-cell table:formula="of:=[.K392]/[.H392]" office:value-type="float" office:value="1194.4">
            <text:p>$ 1,19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360">
            <text:p>2360</text:p>
          </table:table-cell>
          <table:table-cell table:style-name="ce1" office:value-type="string">
            <text:p>JACKSON_TOWNSHIP</text:p>
          </table:table-cell>
          <table:table-cell table:style-name="ce4" office:value-type="float" office:value="469">
            <text:p>469</text:p>
          </table:table-cell>
          <table:table-cell table:style-name="ce4"/>
          <table:table-cell table:style-name="ce4" table:formula="of:=SUM([.F393:.G393])" office:value-type="float" office:value="469">
            <text:p>469</text:p>
          </table:table-cell>
          <table:table-cell table:style-name="ce6" office:value-type="float" office:value="326338">
            <text:p>$ 326,338 </text:p>
          </table:table-cell>
          <table:table-cell table:style-name="ce6" office:value-type="float" office:value="0">
            <text:p>$ 0 </text:p>
          </table:table-cell>
          <table:table-cell table:formula="of:=SUM([.I393:.J393])" office:value-type="float" office:value="326338">
            <text:p>$ 326,338 </text:p>
          </table:table-cell>
          <table:table-cell table:formula="of:=[.K393]/[.H393]" office:value-type="float" office:value="695.816631130064">
            <text:p>$ 6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480">
            <text:p>2480</text:p>
          </table:table-cell>
          <table:table-cell table:style-name="ce1" office:value-type="string">
            <text:p>LACEY_TOWNSHIP</text:p>
          </table:table-cell>
          <table:table-cell table:style-name="ce4" office:value-type="float" office:value="333">
            <text:p>333</text:p>
          </table:table-cell>
          <table:table-cell table:style-name="ce4"/>
          <table:table-cell table:style-name="ce4" table:formula="of:=SUM([.F394:.G394])" office:value-type="float" office:value="333">
            <text:p>333</text:p>
          </table:table-cell>
          <table:table-cell table:style-name="ce6" office:value-type="float" office:value="381195">
            <text:p>$ 381,195 </text:p>
          </table:table-cell>
          <table:table-cell table:style-name="ce6" office:value-type="float" office:value="278559">
            <text:p>$ 278,559 </text:p>
          </table:table-cell>
          <table:table-cell table:formula="of:=SUM([.I394:.J394])" office:value-type="float" office:value="659754">
            <text:p>$ 659,754 </text:p>
          </table:table-cell>
          <table:table-cell table:formula="of:=[.K394]/[.H394]" office:value-type="float" office:value="1981.24324324324">
            <text:p>$ 1,98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00">
            <text:p>2500</text:p>
          </table:table-cell>
          <table:table-cell table:style-name="ce1" office:value-type="string">
            <text:p>LAKEHURST_BORO</text:p>
          </table:table-cell>
          <table:table-cell/>
          <table:table-cell table:style-name="ce4" office:value-type="float" office:value="115">
            <text:p>115</text:p>
          </table:table-cell>
          <table:table-cell table:style-name="ce4" table:formula="of:=SUM([.F395:.G395])" office:value-type="float" office:value="115">
            <text:p>115</text:p>
          </table:table-cell>
          <table:table-cell table:style-name="ce6" office:value-type="float" office:value="118714">
            <text:p>$ 118,714 </text:p>
          </table:table-cell>
          <table:table-cell table:style-name="ce6" office:value-type="float" office:value="40329">
            <text:p>$ 40,329 </text:p>
          </table:table-cell>
          <table:table-cell table:formula="of:=SUM([.I395:.J395])" office:value-type="float" office:value="159043">
            <text:p>$ 159,043 </text:p>
          </table:table-cell>
          <table:table-cell table:formula="of:=[.K395]/[.H395]" office:value-type="float" office:value="1382.98260869565">
            <text:p>$ 1,38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20">
            <text:p>2520</text:p>
          </table:table-cell>
          <table:table-cell table:style-name="ce1" office:value-type="string">
            <text:p>LAKEWOOD_TOWNSHIP</text:p>
          </table:table-cell>
          <table:table-cell table:style-name="ce4" office:value-type="float" office:value="4094">
            <text:p>4,094</text:p>
          </table:table-cell>
          <table:table-cell table:style-name="ce4"/>
          <table:table-cell table:style-name="ce4" table:formula="of:=SUM([.F396:.G396])" office:value-type="float" office:value="4094">
            <text:p>4,094</text:p>
          </table:table-cell>
          <table:table-cell table:style-name="ce6" office:value-type="float" office:value="6852047">
            <text:p>$ 6,852,047 </text:p>
          </table:table-cell>
          <table:table-cell table:style-name="ce6" office:value-type="float" office:value="5934358">
            <text:p>$ 5,934,358 </text:p>
          </table:table-cell>
          <table:table-cell table:formula="of:=SUM([.I396:.J396])" office:value-type="float" office:value="12786405">
            <text:p>$ 12,786,405 </text:p>
          </table:table-cell>
          <table:table-cell table:formula="of:=[.K396]/[.H396]" office:value-type="float" office:value="3123.2059110894">
            <text:p>$ 3,12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50">
            <text:p>2550</text:p>
          </table:table-cell>
          <table:table-cell table:style-name="ce1" office:value-type="string">
            <text:p>LAVALLETTE_BORO</text:p>
          </table:table-cell>
          <table:table-cell/>
          <table:table-cell table:style-name="ce4" office:value-type="float" office:value="28">
            <text:p>28</text:p>
          </table:table-cell>
          <table:table-cell table:style-name="ce4" table:formula="of:=SUM([.F397:.G397])" office:value-type="float" office:value="28">
            <text:p>28</text:p>
          </table:table-cell>
          <table:table-cell table:style-name="ce6" office:value-type="float" office:value="24220">
            <text:p>$ 24,220 </text:p>
          </table:table-cell>
          <table:table-cell table:style-name="ce6" office:value-type="float" office:value="7757">
            <text:p>$ 7,757 </text:p>
          </table:table-cell>
          <table:table-cell table:formula="of:=SUM([.I397:.J397])" office:value-type="float" office:value="31977">
            <text:p>$ 31,977 </text:p>
          </table:table-cell>
          <table:table-cell table:formula="of:=[.K397]/[.H397]" office:value-type="float" office:value="1142.03571428571">
            <text:p>$ 1,14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690">
            <text:p>2690</text:p>
          </table:table-cell>
          <table:table-cell table:style-name="ce1" office:value-type="string">
            <text:p>LITTLE_EGG_HARBOR_TOWNSHIP</text:p>
          </table:table-cell>
          <table:table-cell/>
          <table:table-cell table:style-name="ce4" office:value-type="float" office:value="380">
            <text:p>380</text:p>
          </table:table-cell>
          <table:table-cell table:style-name="ce4" table:formula="of:=SUM([.F398:.G398])" office:value-type="float" office:value="380">
            <text:p>380</text:p>
          </table:table-cell>
          <table:table-cell table:style-name="ce6" office:value-type="float" office:value="345659">
            <text:p>$ 345,659 </text:p>
          </table:table-cell>
          <table:table-cell table:style-name="ce6" office:value-type="float" office:value="128375">
            <text:p>$ 128,375 </text:p>
          </table:table-cell>
          <table:table-cell table:formula="of:=SUM([.I398:.J398])" office:value-type="float" office:value="474034">
            <text:p>$ 474,034 </text:p>
          </table:table-cell>
          <table:table-cell table:formula="of:=[.K398]/[.H398]" office:value-type="float" office:value="1247.45789473684">
            <text:p>$ 1,24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760">
            <text:p>2760</text:p>
          </table:table-cell>
          <table:table-cell table:style-name="ce1" office:value-type="string">
            <text:p>LONG_BEACH_ISLAND</text:p>
          </table:table-cell>
          <table:table-cell/>
          <table:table-cell table:style-name="ce4" office:value-type="float" office:value="40">
            <text:p>40</text:p>
          </table:table-cell>
          <table:table-cell table:style-name="ce4" table:formula="of:=SUM([.F399:.G399])" office:value-type="float" office:value="40">
            <text:p>40</text:p>
          </table:table-cell>
          <table:table-cell table:style-name="ce6" office:value-type="float" office:value="34481">
            <text:p>$ 34,481 </text:p>
          </table:table-cell>
          <table:table-cell table:style-name="ce6" office:value-type="float" office:value="10820">
            <text:p>$ 10,820 </text:p>
          </table:table-cell>
          <table:table-cell table:formula="of:=SUM([.I399:.J399])" office:value-type="float" office:value="45301">
            <text:p>$ 45,301 </text:p>
          </table:table-cell>
          <table:table-cell table:formula="of:=[.K399]/[.H399]" office:value-type="float" office:value="1132.525">
            <text:p>$ 1,1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940">
            <text:p>2940</text:p>
          </table:table-cell>
          <table:table-cell table:style-name="ce1" office:value-type="string">
            <text:p>MANCHESTER_TOWNSHIP</text:p>
          </table:table-cell>
          <table:table-cell table:style-name="ce4" office:value-type="float" office:value="259">
            <text:p>259</text:p>
          </table:table-cell>
          <table:table-cell table:style-name="ce4"/>
          <table:table-cell table:style-name="ce4" table:formula="of:=SUM([.F400:.G400])" office:value-type="float" office:value="259">
            <text:p>259</text:p>
          </table:table-cell>
          <table:table-cell table:style-name="ce6" office:value-type="float" office:value="296497">
            <text:p>$ 296,497 </text:p>
          </table:table-cell>
          <table:table-cell table:style-name="ce6" office:value-type="float" office:value="214984">
            <text:p>$ 214,984 </text:p>
          </table:table-cell>
          <table:table-cell table:formula="of:=SUM([.I400:.J400])" office:value-type="float" office:value="511481">
            <text:p>$ 511,481 </text:p>
          </table:table-cell>
          <table:table-cell table:formula="of:=[.K400]/[.H400]" office:value-type="float" office:value="1974.83011583012">
            <text:p>$ 1,97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790">
            <text:p>3790</text:p>
          </table:table-cell>
          <table:table-cell table:style-name="ce1" office:value-type="string">
            <text:p>OCEAN_COUNTY_VOCATIONAL</text:p>
          </table:table-cell>
          <table:table-cell/>
          <table:table-cell table:style-name="ce4" office:value-type="float" office:value="127">
            <text:p>127</text:p>
          </table:table-cell>
          <table:table-cell table:style-name="ce4" table:formula="of:=SUM([.F401:.G401])" office:value-type="float" office:value="127">
            <text:p>127</text:p>
          </table:table-cell>
          <table:table-cell table:style-name="ce6" office:value-type="float" office:value="106009">
            <text:p>$ 106,009 </text:p>
          </table:table-cell>
          <table:table-cell table:style-name="ce6" office:value-type="float" office:value="31276">
            <text:p>$ 31,276 </text:p>
          </table:table-cell>
          <table:table-cell table:formula="of:=SUM([.I401:.J401])" office:value-type="float" office:value="137285">
            <text:p>$ 137,285 </text:p>
          </table:table-cell>
          <table:table-cell table:formula="of:=[.K401]/[.H401]" office:value-type="float" office:value="1080.9842519685">
            <text:p>$ 1,08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800">
            <text:p>3800</text:p>
          </table:table-cell>
          <table:table-cell table:style-name="ce1" office:value-type="string">
            <text:p>OCEAN_GATE_BORO</text:p>
          </table:table-cell>
          <table:table-cell/>
          <table:table-cell table:style-name="ce4" office:value-type="float" office:value="50">
            <text:p>50</text:p>
          </table:table-cell>
          <table:table-cell table:style-name="ce4" table:formula="of:=SUM([.F402:.G402])" office:value-type="float" office:value="50">
            <text:p>50</text:p>
          </table:table-cell>
          <table:table-cell table:style-name="ce6" office:value-type="float" office:value="48545">
            <text:p>$ 48,545 </text:p>
          </table:table-cell>
          <table:table-cell table:style-name="ce6" office:value-type="float" office:value="22840">
            <text:p>$ 22,840 </text:p>
          </table:table-cell>
          <table:table-cell table:formula="of:=SUM([.I402:.J402])" office:value-type="float" office:value="71385">
            <text:p>$ 71,385 </text:p>
          </table:table-cell>
          <table:table-cell table:formula="of:=[.K402]/[.H402]" office:value-type="float" office:value="1427.7">
            <text:p>$ 1,4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820">
            <text:p>3820</text:p>
          </table:table-cell>
          <table:table-cell table:style-name="ce1" office:value-type="string">
            <text:p>OCEAN_TOWNSHIP</text:p>
          </table:table-cell>
          <table:table-cell/>
          <table:table-cell table:style-name="ce4" office:value-type="float" office:value="102">
            <text:p>102</text:p>
          </table:table-cell>
          <table:table-cell table:style-name="ce4" table:formula="of:=SUM([.F403:.G403])" office:value-type="float" office:value="102">
            <text:p>102</text:p>
          </table:table-cell>
          <table:table-cell table:style-name="ce6" office:value-type="float" office:value="88673">
            <text:p>$ 88,673 </text:p>
          </table:table-cell>
          <table:table-cell table:style-name="ce6" office:value-type="float" office:value="29148">
            <text:p>$ 29,148 </text:p>
          </table:table-cell>
          <table:table-cell table:formula="of:=SUM([.I403:.J403])" office:value-type="float" office:value="117821">
            <text:p>$ 117,821 </text:p>
          </table:table-cell>
          <table:table-cell table:formula="of:=[.K403]/[.H403]" office:value-type="float" office:value="1155.10784313725">
            <text:p>$ 1,15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105">
            <text:p>4105</text:p>
          </table:table-cell>
          <table:table-cell table:style-name="ce1" office:value-type="string">
            <text:p>PINELANDS_REGIONAL</text:p>
          </table:table-cell>
          <table:table-cell table:style-name="ce4" office:value-type="float" office:value="154">
            <text:p>154</text:p>
          </table:table-cell>
          <table:table-cell table:style-name="ce4"/>
          <table:table-cell table:style-name="ce4" table:formula="of:=SUM([.F404:.G404])" office:value-type="float" office:value="154">
            <text:p>154</text:p>
          </table:table-cell>
          <table:table-cell table:style-name="ce6" office:value-type="float" office:value="180240">
            <text:p>$ 180,240 </text:p>
          </table:table-cell>
          <table:table-cell table:style-name="ce6" office:value-type="float" office:value="130497">
            <text:p>$ 130,497 </text:p>
          </table:table-cell>
          <table:table-cell table:formula="of:=SUM([.I404:.J404])" office:value-type="float" office:value="310737">
            <text:p>$ 310,737 </text:p>
          </table:table-cell>
          <table:table-cell table:formula="of:=[.K404]/[.H404]" office:value-type="float" office:value="2017.77272727273">
            <text:p>$ 2,01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190">
            <text:p>4190</text:p>
          </table:table-cell>
          <table:table-cell table:style-name="ce1" office:value-type="string">
            <text:p>PLUMSTED_TOWNSHIP</text:p>
          </table:table-cell>
          <table:table-cell/>
          <table:table-cell table:style-name="ce4" office:value-type="float" office:value="185">
            <text:p>185</text:p>
          </table:table-cell>
          <table:table-cell table:style-name="ce4" table:formula="of:=SUM([.F405:.G405])" office:value-type="float" office:value="185">
            <text:p>185</text:p>
          </table:table-cell>
          <table:table-cell table:style-name="ce6" office:value-type="float" office:value="138764">
            <text:p>$ 138,764 </text:p>
          </table:table-cell>
          <table:table-cell table:style-name="ce6" office:value-type="float" office:value="45739">
            <text:p>$ 45,739 </text:p>
          </table:table-cell>
          <table:table-cell table:formula="of:=SUM([.I405:.J405])" office:value-type="float" office:value="184503">
            <text:p>$ 184,503 </text:p>
          </table:table-cell>
          <table:table-cell table:formula="of:=[.K405]/[.H405]" office:value-type="float" office:value="997.313513513513">
            <text:p>$ 9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210">
            <text:p>4210</text:p>
          </table:table-cell>
          <table:table-cell table:style-name="ce1" office:value-type="string">
            <text:p>POINT_PLEASANT_BOROUGH</text:p>
          </table:table-cell>
          <table:table-cell/>
          <table:table-cell table:style-name="ce4" office:value-type="float" office:value="55">
            <text:p>55</text:p>
          </table:table-cell>
          <table:table-cell table:style-name="ce4" table:formula="of:=SUM([.F406:.G406])" office:value-type="float" office:value="55">
            <text:p>55</text:p>
          </table:table-cell>
          <table:table-cell table:style-name="ce6" office:value-type="float" office:value="106033">
            <text:p>$ 106,033 </text:p>
          </table:table-cell>
          <table:table-cell table:style-name="ce6" office:value-type="float" office:value="0">
            <text:p>$ 0 </text:p>
          </table:table-cell>
          <table:table-cell table:formula="of:=SUM([.I406:.J406])" office:value-type="float" office:value="106033">
            <text:p>$ 106,033 </text:p>
          </table:table-cell>
          <table:table-cell table:formula="of:=[.K406]/[.H406]" office:value-type="float" office:value="1927.87272727273">
            <text:p>$ 1,9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220">
            <text:p>4220</text:p>
          </table:table-cell>
          <table:table-cell table:style-name="ce1" office:value-type="string">
            <text:p>POINT_PLEASANT_BEACH_BORO</text:p>
          </table:table-cell>
          <table:table-cell table:style-name="ce4" office:value-type="float" office:value="64">
            <text:p>64</text:p>
          </table:table-cell>
          <table:table-cell table:style-name="ce4"/>
          <table:table-cell table:style-name="ce4" table:formula="of:=SUM([.F407:.G407])" office:value-type="float" office:value="64">
            <text:p>64</text:p>
          </table:table-cell>
          <table:table-cell table:style-name="ce6" office:value-type="float" office:value="43865">
            <text:p>$ 43,865 </text:p>
          </table:table-cell>
          <table:table-cell table:style-name="ce6" office:value-type="float" office:value="13475">
            <text:p>$ 13,475 </text:p>
          </table:table-cell>
          <table:table-cell table:formula="of:=SUM([.I407:.J407])" office:value-type="float" office:value="57340">
            <text:p>$ 57,340 </text:p>
          </table:table-cell>
          <table:table-cell table:formula="of:=[.K407]/[.H407]" office:value-type="float" office:value="895.9375">
            <text:p>$ 89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710">
            <text:p>4710</text:p>
          </table:table-cell>
          <table:table-cell table:style-name="ce1" office:value-type="string">
            <text:p>SEASIDE_HEIGHTS_BORO</text:p>
          </table:table-cell>
          <table:table-cell/>
          <table:table-cell table:style-name="ce4" office:value-type="float" office:value="145">
            <text:p>145</text:p>
          </table:table-cell>
          <table:table-cell table:style-name="ce4" table:formula="of:=SUM([.F408:.G408])" office:value-type="float" office:value="145">
            <text:p>145</text:p>
          </table:table-cell>
          <table:table-cell table:style-name="ce6" office:value-type="float" office:value="239742">
            <text:p>$ 239,742 </text:p>
          </table:table-cell>
          <table:table-cell table:style-name="ce6" office:value-type="float" office:value="129351">
            <text:p>$ 129,351 </text:p>
          </table:table-cell>
          <table:table-cell table:formula="of:=SUM([.I408:.J408])" office:value-type="float" office:value="369093">
            <text:p>$ 369,093 </text:p>
          </table:table-cell>
          <table:table-cell table:formula="of:=[.K408]/[.H408]" office:value-type="float" office:value="2545.46896551724">
            <text:p>$ 2,54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720">
            <text:p>4720</text:p>
          </table:table-cell>
          <table:table-cell table:style-name="ce1" office:value-type="string">
            <text:p>SEASIDE_PARK_BORO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409:.G409])" office:value-type="float" office:value="25">
            <text:p>25</text:p>
          </table:table-cell>
          <table:table-cell table:style-name="ce6" office:value-type="float" office:value="25589">
            <text:p>$ 25,589 </text:p>
          </table:table-cell>
          <table:table-cell table:style-name="ce6" office:value-type="float" office:value="3268">
            <text:p>$ 3,268 </text:p>
          </table:table-cell>
          <table:table-cell table:formula="of:=SUM([.I409:.J409])" office:value-type="float" office:value="28857">
            <text:p>$ 28,857 </text:p>
          </table:table-cell>
          <table:table-cell table:formula="of:=[.K409]/[.H409]" office:value-type="float" office:value="1154.28">
            <text:p>$ 1,15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950">
            <text:p>4950</text:p>
          </table:table-cell>
          <table:table-cell table:style-name="ce1" office:value-type="string">
            <text:p>SOUTHERN_REGIONAL</text:p>
          </table:table-cell>
          <table:table-cell table:style-name="ce4" office:value-type="float" office:value="141">
            <text:p>141</text:p>
          </table:table-cell>
          <table:table-cell table:style-name="ce4"/>
          <table:table-cell table:style-name="ce4" table:formula="of:=SUM([.F410:.G410])" office:value-type="float" office:value="141">
            <text:p>141</text:p>
          </table:table-cell>
          <table:table-cell table:style-name="ce6" office:value-type="float" office:value="159919">
            <text:p>$ 159,919 </text:p>
          </table:table-cell>
          <table:table-cell table:style-name="ce6" office:value-type="float" office:value="119622">
            <text:p>$ 119,622 </text:p>
          </table:table-cell>
          <table:table-cell table:formula="of:=SUM([.I410:.J410])" office:value-type="float" office:value="279541">
            <text:p>$ 279,541 </text:p>
          </table:table-cell>
          <table:table-cell table:formula="of:=[.K410]/[.H410]" office:value-type="float" office:value="1982.56028368794">
            <text:p>$ 1,98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020">
            <text:p>5020</text:p>
          </table:table-cell>
          <table:table-cell table:style-name="ce1" office:value-type="string">
            <text:p>STAFFORD_TOWNSHIP</text:p>
          </table:table-cell>
          <table:table-cell table:style-name="ce4" office:value-type="float" office:value="168">
            <text:p>168</text:p>
          </table:table-cell>
          <table:table-cell table:style-name="ce4"/>
          <table:table-cell table:style-name="ce4" table:formula="of:=SUM([.F411:.G411])" office:value-type="float" office:value="168">
            <text:p>168</text:p>
          </table:table-cell>
          <table:table-cell table:style-name="ce6" office:value-type="float" office:value="174812">
            <text:p>$ 174,812 </text:p>
          </table:table-cell>
          <table:table-cell table:style-name="ce6" office:value-type="float" office:value="138861">
            <text:p>$ 138,861 </text:p>
          </table:table-cell>
          <table:table-cell table:formula="of:=SUM([.I411:.J411])" office:value-type="float" office:value="313673">
            <text:p>$ 313,673 </text:p>
          </table:table-cell>
          <table:table-cell table:formula="of:=[.K411]/[.H411]" office:value-type="float" office:value="1867.10119047619">
            <text:p>$ 1,8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190">
            <text:p>5190</text:p>
          </table:table-cell>
          <table:table-cell table:style-name="ce1" office:value-type="string">
            <text:p>TOMS_RIVER_REGIONAL</text:p>
          </table:table-cell>
          <table:table-cell table:style-name="ce4" office:value-type="float" office:value="1605">
            <text:p>1,605</text:p>
          </table:table-cell>
          <table:table-cell table:style-name="ce4"/>
          <table:table-cell table:style-name="ce4" table:formula="of:=SUM([.F412:.G412])" office:value-type="float" office:value="1605">
            <text:p>1,605</text:p>
          </table:table-cell>
          <table:table-cell table:style-name="ce6" office:value-type="float" office:value="2068749">
            <text:p>$ 2,068,749 </text:p>
          </table:table-cell>
          <table:table-cell table:style-name="ce6" office:value-type="float" office:value="1732176">
            <text:p>$ 1,732,176 </text:p>
          </table:table-cell>
          <table:table-cell table:formula="of:=SUM([.I412:.J412])" office:value-type="float" office:value="3800925">
            <text:p>$ 3,800,925 </text:p>
          </table:table-cell>
          <table:table-cell table:formula="of:=[.K412]/[.H412]" office:value-type="float" office:value="2368.17757009346">
            <text:p>$ 2,36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220">
            <text:p>5220</text:p>
          </table:table-cell>
          <table:table-cell table:style-name="ce1" office:value-type="string">
            <text:p>TUCKERTON_BORO</text:p>
          </table:table-cell>
          <table:table-cell/>
          <table:table-cell table:style-name="ce4" office:value-type="float" office:value="76">
            <text:p>76</text:p>
          </table:table-cell>
          <table:table-cell table:style-name="ce4" table:formula="of:=SUM([.F413:.G413])" office:value-type="float" office:value="76">
            <text:p>76</text:p>
          </table:table-cell>
          <table:table-cell table:style-name="ce6" office:value-type="float" office:value="78514">
            <text:p>$ 78,514 </text:p>
          </table:table-cell>
          <table:table-cell table:style-name="ce6" office:value-type="float" office:value="33349">
            <text:p>$ 33,349 </text:p>
          </table:table-cell>
          <table:table-cell table:formula="of:=SUM([.I413:.J413])" office:value-type="float" office:value="111863">
            <text:p>$ 111,863 </text:p>
          </table:table-cell>
          <table:table-cell table:formula="of:=[.K413]/[.H413]" office:value-type="float" office:value="1471.88157894737">
            <text:p>$ 1,47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0">
            <text:p>420</text:p>
          </table:table-cell>
          <table:table-cell table:style-name="ce1" office:value-type="string">
            <text:p>BLOOMINGDALE_BORO</text:p>
          </table:table-cell>
          <table:table-cell/>
          <table:table-cell table:style-name="ce4" office:value-type="float" office:value="62">
            <text:p>62</text:p>
          </table:table-cell>
          <table:table-cell table:style-name="ce4" table:formula="of:=SUM([.F414:.G414])" office:value-type="float" office:value="62">
            <text:p>62</text:p>
          </table:table-cell>
          <table:table-cell table:style-name="ce6" office:value-type="float" office:value="46516">
            <text:p>$ 46,516 </text:p>
          </table:table-cell>
          <table:table-cell table:style-name="ce6" office:value-type="float" office:value="15329">
            <text:p>$ 15,329 </text:p>
          </table:table-cell>
          <table:table-cell table:formula="of:=SUM([.I414:.J414])" office:value-type="float" office:value="61845">
            <text:p>$ 61,845 </text:p>
          </table:table-cell>
          <table:table-cell table:formula="of:=[.K414]/[.H414]" office:value-type="float" office:value="997.5">
            <text:p>$ 9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900">
            <text:p>900</text:p>
          </table:table-cell>
          <table:table-cell table:style-name="ce1" office:value-type="string">
            <text:p>CLIFTON_CITY</text:p>
          </table:table-cell>
          <table:table-cell table:style-name="ce4" office:value-type="float" office:value="1568">
            <text:p>1,568</text:p>
          </table:table-cell>
          <table:table-cell table:style-name="ce4"/>
          <table:table-cell table:style-name="ce4" table:formula="of:=SUM([.F415:.G415])" office:value-type="float" office:value="1568">
            <text:p>1,568</text:p>
          </table:table-cell>
          <table:table-cell table:style-name="ce6" office:value-type="float" office:value="2095253">
            <text:p>$ 2,095,253 </text:p>
          </table:table-cell>
          <table:table-cell table:style-name="ce6" office:value-type="float" office:value="1692803">
            <text:p>$ 1,692,803 </text:p>
          </table:table-cell>
          <table:table-cell table:formula="of:=SUM([.I415:.J415])" office:value-type="float" office:value="3788056">
            <text:p>$ 3,788,056 </text:p>
          </table:table-cell>
          <table:table-cell table:formula="of:=[.K415]/[.H415]" office:value-type="float" office:value="2415.85204081633">
            <text:p>$ 2,41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1920">
            <text:p>1920</text:p>
          </table:table-cell>
          <table:table-cell table:style-name="ce1" office:value-type="string">
            <text:p>HALEDON_BORO</text:p>
          </table:table-cell>
          <table:table-cell/>
          <table:table-cell table:style-name="ce4" office:value-type="float" office:value="389">
            <text:p>389</text:p>
          </table:table-cell>
          <table:table-cell table:style-name="ce4" table:formula="of:=SUM([.F416:.G416])" office:value-type="float" office:value="389">
            <text:p>389</text:p>
          </table:table-cell>
          <table:table-cell table:style-name="ce6" office:value-type="float" office:value="439850">
            <text:p>$ 439,850 </text:p>
          </table:table-cell>
          <table:table-cell table:style-name="ce6" office:value-type="float" office:value="205297">
            <text:p>$ 205,297 </text:p>
          </table:table-cell>
          <table:table-cell table:formula="of:=SUM([.I416:.J416])" office:value-type="float" office:value="645147">
            <text:p>$ 645,147 </text:p>
          </table:table-cell>
          <table:table-cell table:formula="of:=[.K416]/[.H416]" office:value-type="float" office:value="1658.47557840617">
            <text:p>$ 1,65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100">
            <text:p>2100</text:p>
          </table:table-cell>
          <table:table-cell table:style-name="ce1" office:value-type="string">
            <text:p>HAWTHORNE_BORO</text:p>
          </table:table-cell>
          <table:table-cell/>
          <table:table-cell table:style-name="ce4" office:value-type="float" office:value="283">
            <text:p>283</text:p>
          </table:table-cell>
          <table:table-cell table:style-name="ce4" table:formula="of:=SUM([.F417:.G417])" office:value-type="float" office:value="283">
            <text:p>283</text:p>
          </table:table-cell>
          <table:table-cell table:style-name="ce6" office:value-type="float" office:value="212740">
            <text:p>$ 212,740 </text:p>
          </table:table-cell>
          <table:table-cell table:style-name="ce6" office:value-type="float" office:value="69969">
            <text:p>$ 69,969 </text:p>
          </table:table-cell>
          <table:table-cell table:formula="of:=SUM([.I417:.J417])" office:value-type="float" office:value="282709">
            <text:p>$ 282,709 </text:p>
          </table:table-cell>
          <table:table-cell table:formula="of:=[.K417]/[.H417]" office:value-type="float" office:value="998.971731448763">
            <text:p>$ 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510">
            <text:p>2510</text:p>
          </table:table-cell>
          <table:table-cell table:style-name="ce1" office:value-type="string">
            <text:p>LAKELAND_REGIONAL</text:p>
          </table:table-cell>
          <table:table-cell table:style-name="ce4" office:value-type="float" office:value="48">
            <text:p>48</text:p>
          </table:table-cell>
          <table:table-cell table:style-name="ce4"/>
          <table:table-cell table:style-name="ce4" table:formula="of:=SUM([.F418:.G418])" office:value-type="float" office:value="48">
            <text:p>48</text:p>
          </table:table-cell>
          <table:table-cell table:style-name="ce6" office:value-type="float" office:value="36361">
            <text:p>$ 36,361 </text:p>
          </table:table-cell>
          <table:table-cell table:style-name="ce6" office:value-type="float" office:value="0">
            <text:p>$ 0 </text:p>
          </table:table-cell>
          <table:table-cell table:formula="of:=SUM([.I418:.J418])" office:value-type="float" office:value="36361">
            <text:p>$ 36,361 </text:p>
          </table:table-cell>
          <table:table-cell table:formula="of:=[.K418]/[.H418]" office:value-type="float" office:value="757.520833333333">
            <text:p>$ 75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700">
            <text:p>2700</text:p>
          </table:table-cell>
          <table:table-cell table:style-name="ce1" office:value-type="string">
            <text:p>LITTLE_FALLS_TOWNSHIP</text:p>
          </table:table-cell>
          <table:table-cell/>
          <table:table-cell table:style-name="ce4" office:value-type="float" office:value="41">
            <text:p>41</text:p>
          </table:table-cell>
          <table:table-cell table:style-name="ce4" table:formula="of:=SUM([.F419:.G419])" office:value-type="float" office:value="41">
            <text:p>41</text:p>
          </table:table-cell>
          <table:table-cell table:style-name="ce6" office:value-type="float" office:value="29509">
            <text:p>$ 29,509 </text:p>
          </table:table-cell>
          <table:table-cell table:style-name="ce6" office:value-type="float" office:value="0">
            <text:p>$ 0 </text:p>
          </table:table-cell>
          <table:table-cell table:formula="of:=SUM([.I419:.J419])" office:value-type="float" office:value="29509">
            <text:p>$ 29,509 </text:p>
          </table:table-cell>
          <table:table-cell table:formula="of:=[.K419]/[.H419]" office:value-type="float" office:value="719.731707317073">
            <text:p>$ 7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640">
            <text:p>3640</text:p>
          </table:table-cell>
          <table:table-cell table:style-name="ce1" office:value-type="string">
            <text:p>NORTH_HALEDON</text:p>
          </table:table-cell>
          <table:table-cell/>
          <table:table-cell table:style-name="ce4" office:value-type="float" office:value="33">
            <text:p>33</text:p>
          </table:table-cell>
          <table:table-cell table:style-name="ce4" table:formula="of:=SUM([.F420:.G420])" office:value-type="float" office:value="33">
            <text:p>33</text:p>
          </table:table-cell>
          <table:table-cell table:style-name="ce6" office:value-type="float" office:value="18780">
            <text:p>$ 18,780 </text:p>
          </table:table-cell>
          <table:table-cell table:style-name="ce6" office:value-type="float" office:value="0">
            <text:p>$ 0 </text:p>
          </table:table-cell>
          <table:table-cell table:formula="of:=SUM([.I420:.J420])" office:value-type="float" office:value="18780">
            <text:p>$ 18,780 </text:p>
          </table:table-cell>
          <table:table-cell table:formula="of:=[.K420]/[.H420]" office:value-type="float" office:value="569.090909090909">
            <text:p>$ 5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70">
            <text:p>3970</text:p>
          </table:table-cell>
          <table:table-cell table:style-name="ce1" office:value-type="string">
            <text:p>PASSAIC_CITY</text:p>
          </table:table-cell>
          <table:table-cell table:style-name="ce4" office:value-type="float" office:value="3656">
            <text:p>3,656</text:p>
          </table:table-cell>
          <table:table-cell table:style-name="ce4"/>
          <table:table-cell table:style-name="ce4" table:formula="of:=SUM([.F421:.G421])" office:value-type="float" office:value="3656">
            <text:p>3,656</text:p>
          </table:table-cell>
          <table:table-cell table:style-name="ce6" office:value-type="float" office:value="6501902">
            <text:p>$ 6,501,902 </text:p>
          </table:table-cell>
          <table:table-cell table:style-name="ce6" office:value-type="float" office:value="5073395">
            <text:p>$ 5,073,395 </text:p>
          </table:table-cell>
          <table:table-cell table:formula="of:=SUM([.I421:.J421])" office:value-type="float" office:value="11575297">
            <text:p>$ 11,575,297 </text:p>
          </table:table-cell>
          <table:table-cell table:formula="of:=[.K421]/[.H421]" office:value-type="float" office:value="3166.10968271335">
            <text:p>$ 3,1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80">
            <text:p>3980</text:p>
          </table:table-cell>
          <table:table-cell table:style-name="ce1" office:value-type="string">
            <text:p>PASSAIC_COUNTY_MANCHESTER_REGIONAL</text:p>
          </table:table-cell>
          <table:table-cell table:style-name="ce4" office:value-type="float" office:value="115">
            <text:p>115</text:p>
          </table:table-cell>
          <table:table-cell table:style-name="ce4"/>
          <table:table-cell table:style-name="ce4" table:formula="of:=SUM([.F422:.G422])" office:value-type="float" office:value="115">
            <text:p>115</text:p>
          </table:table-cell>
          <table:table-cell table:style-name="ce6" office:value-type="float" office:value="154555">
            <text:p>$ 154,555 </text:p>
          </table:table-cell>
          <table:table-cell table:style-name="ce6" office:value-type="float" office:value="96199">
            <text:p>$ 96,199 </text:p>
          </table:table-cell>
          <table:table-cell table:formula="of:=SUM([.I422:.J422])" office:value-type="float" office:value="250754">
            <text:p>$ 250,754 </text:p>
          </table:table-cell>
          <table:table-cell table:formula="of:=[.K422]/[.H422]" office:value-type="float" office:value="2180.46956521739">
            <text:p>$ 2,18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90">
            <text:p>3990</text:p>
          </table:table-cell>
          <table:table-cell table:style-name="ce1" office:value-type="string">
            <text:p>PASSAIC_VALLEY_REGIONAL</text:p>
          </table:table-cell>
          <table:table-cell table:style-name="ce4" office:value-type="float" office:value="77">
            <text:p>77</text:p>
          </table:table-cell>
          <table:table-cell table:style-name="ce4"/>
          <table:table-cell table:style-name="ce4" table:formula="of:=SUM([.F423:.G423])" office:value-type="float" office:value="77">
            <text:p>77</text:p>
          </table:table-cell>
          <table:table-cell table:style-name="ce6" office:value-type="float" office:value="89530">
            <text:p>$ 89,530 </text:p>
          </table:table-cell>
          <table:table-cell table:style-name="ce6" office:value-type="float" office:value="64412">
            <text:p>$ 64,412 </text:p>
          </table:table-cell>
          <table:table-cell table:formula="of:=SUM([.I423:.J423])" office:value-type="float" office:value="153942">
            <text:p>$ 153,942 </text:p>
          </table:table-cell>
          <table:table-cell table:formula="of:=[.K423]/[.H423]" office:value-type="float" office:value="1999.24675324675">
            <text:p>$ 1,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95">
            <text:p>3995</text:p>
          </table:table-cell>
          <table:table-cell table:style-name="ce1" office:value-type="string">
            <text:p>PASSAIC_COUNTY_VOCATIONAL</text:p>
          </table:table-cell>
          <table:table-cell table:style-name="ce4" office:value-type="string">
            <text:p><text:s/></text:p>
          </table:table-cell>
          <table:table-cell table:style-name="ce4" office:value-type="float" office:value="1458">
            <text:p>1,458</text:p>
          </table:table-cell>
          <table:table-cell table:style-name="ce4" table:formula="of:=SUM([.F424:.G424])" office:value-type="float" office:value="1458">
            <text:p>1,458</text:p>
          </table:table-cell>
          <table:table-cell table:style-name="ce6" office:value-type="float" office:value="1830966">
            <text:p>$ 1,830,966 </text:p>
          </table:table-cell>
          <table:table-cell table:style-name="ce6" office:value-type="float" office:value="1000736">
            <text:p>$ 1,000,736 </text:p>
          </table:table-cell>
          <table:table-cell table:formula="of:=SUM([.I424:.J424])" office:value-type="float" office:value="2831702">
            <text:p>$ 2,831,702 </text:p>
          </table:table-cell>
          <table:table-cell table:formula="of:=[.K424]/[.H424]" office:value-type="float" office:value="1942.18244170096">
            <text:p>$ 1,94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010">
            <text:p>4010</text:p>
          </table:table-cell>
          <table:table-cell table:style-name="ce1" office:value-type="string">
            <text:p>PATERSON_CITY</text:p>
          </table:table-cell>
          <table:table-cell table:style-name="ce4" office:value-type="float" office:value="7506">
            <text:p>7,506</text:p>
          </table:table-cell>
          <table:table-cell table:style-name="ce4"/>
          <table:table-cell table:style-name="ce4" table:formula="of:=SUM([.F425:.G425])" office:value-type="float" office:value="7506">
            <text:p>7,506</text:p>
          </table:table-cell>
          <table:table-cell table:style-name="ce6" office:value-type="float" office:value="15068040">
            <text:p>$ 15,068,040 </text:p>
          </table:table-cell>
          <table:table-cell table:style-name="ce6" office:value-type="float" office:value="12200366">
            <text:p>$ 12,200,366 </text:p>
          </table:table-cell>
          <table:table-cell table:formula="of:=SUM([.I425:.J425])" office:value-type="float" office:value="27268406">
            <text:p>$ 27,268,406 </text:p>
          </table:table-cell>
          <table:table-cell table:formula="of:=[.K425]/[.H425]" office:value-type="float" office:value="3632.88116173728">
            <text:p>$ 3,6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30">
            <text:p>4230</text:p>
          </table:table-cell>
          <table:table-cell table:style-name="ce1" office:value-type="string">
            <text:p>POMPTON_LAKES_BORO</text:p>
          </table:table-cell>
          <table:table-cell/>
          <table:table-cell table:style-name="ce4" office:value-type="float" office:value="129">
            <text:p>129</text:p>
          </table:table-cell>
          <table:table-cell table:style-name="ce4" table:formula="of:=SUM([.F426:.G426])" office:value-type="float" office:value="129">
            <text:p>129</text:p>
          </table:table-cell>
          <table:table-cell table:style-name="ce6" office:value-type="float" office:value="99494">
            <text:p>$ 99,494 </text:p>
          </table:table-cell>
          <table:table-cell table:style-name="ce6" office:value-type="float" office:value="31893">
            <text:p>$ 31,893 </text:p>
          </table:table-cell>
          <table:table-cell table:formula="of:=SUM([.I426:.J426])" office:value-type="float" office:value="131387">
            <text:p>$ 131,387 </text:p>
          </table:table-cell>
          <table:table-cell table:formula="of:=[.K426]/[.H426]" office:value-type="float" office:value="1018.50387596899">
            <text:p>$ 1,01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70">
            <text:p>4270</text:p>
          </table:table-cell>
          <table:table-cell table:style-name="ce1" office:value-type="string">
            <text:p>PROSPECT_PARK_BORO</text:p>
          </table:table-cell>
          <table:table-cell/>
          <table:table-cell table:style-name="ce4" office:value-type="float" office:value="415">
            <text:p>415</text:p>
          </table:table-cell>
          <table:table-cell table:style-name="ce4" table:formula="of:=SUM([.F427:.G427])" office:value-type="float" office:value="415">
            <text:p>415</text:p>
          </table:table-cell>
          <table:table-cell table:style-name="ce6" office:value-type="float" office:value="534769">
            <text:p>$ 534,769 </text:p>
          </table:table-cell>
          <table:table-cell table:style-name="ce6" office:value-type="float" office:value="289317">
            <text:p>$ 289,317 </text:p>
          </table:table-cell>
          <table:table-cell table:formula="of:=SUM([.I427:.J427])" office:value-type="float" office:value="824086">
            <text:p>$ 824,086 </text:p>
          </table:table-cell>
          <table:table-cell table:formula="of:=[.K427]/[.H427]" office:value-type="float" office:value="1985.74939759036">
            <text:p>$ 1,98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400">
            <text:p>4400</text:p>
          </table:table-cell>
          <table:table-cell table:style-name="ce1" office:value-type="string">
            <text:p>RINGWOOD_BORO</text:p>
          </table:table-cell>
          <table:table-cell/>
          <table:table-cell table:style-name="ce4" office:value-type="float" office:value="68">
            <text:p>68</text:p>
          </table:table-cell>
          <table:table-cell table:style-name="ce4" table:formula="of:=SUM([.F428:.G428])" office:value-type="float" office:value="68">
            <text:p>68</text:p>
          </table:table-cell>
          <table:table-cell table:style-name="ce6" office:value-type="float" office:value="50316">
            <text:p>$ 50,316 </text:p>
          </table:table-cell>
          <table:table-cell table:style-name="ce6" office:value-type="float" office:value="16812">
            <text:p>$ 16,812 </text:p>
          </table:table-cell>
          <table:table-cell table:formula="of:=SUM([.I428:.J428])" office:value-type="float" office:value="67128">
            <text:p>$ 67,128 </text:p>
          </table:table-cell>
          <table:table-cell table:formula="of:=[.K428]/[.H428]" office:value-type="float" office:value="987.176470588235">
            <text:p>$ 9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200">
            <text:p>5200</text:p>
          </table:table-cell>
          <table:table-cell table:style-name="ce1" office:value-type="string">
            <text:p>TOTOWA_BORO</text:p>
          </table:table-cell>
          <table:table-cell/>
          <table:table-cell table:style-name="ce4" office:value-type="float" office:value="69">
            <text:p>69</text:p>
          </table:table-cell>
          <table:table-cell table:style-name="ce4" table:formula="of:=SUM([.F429:.G429])" office:value-type="float" office:value="69">
            <text:p>69</text:p>
          </table:table-cell>
          <table:table-cell table:style-name="ce6" office:value-type="float" office:value="53975">
            <text:p>$ 53,975 </text:p>
          </table:table-cell>
          <table:table-cell table:style-name="ce6" office:value-type="float" office:value="17059">
            <text:p>$ 17,059 </text:p>
          </table:table-cell>
          <table:table-cell table:formula="of:=SUM([.I429:.J429])" office:value-type="float" office:value="71034">
            <text:p>$ 71,034 </text:p>
          </table:table-cell>
          <table:table-cell table:formula="of:=[.K429]/[.H429]" office:value-type="float" office:value="1029.47826086957">
            <text:p>$ 1,0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440">
            <text:p>5440</text:p>
          </table:table-cell>
          <table:table-cell table:style-name="ce1" office:value-type="string">
            <text:p>WANAQUE_BORO</text:p>
          </table:table-cell>
          <table:table-cell/>
          <table:table-cell table:style-name="ce4" office:value-type="float" office:value="126">
            <text:p>126</text:p>
          </table:table-cell>
          <table:table-cell table:style-name="ce4" table:formula="of:=SUM([.F430:.G430])" office:value-type="float" office:value="126">
            <text:p>126</text:p>
          </table:table-cell>
          <table:table-cell table:style-name="ce6" office:value-type="float" office:value="107179">
            <text:p>$ 107,179 </text:p>
          </table:table-cell>
          <table:table-cell table:style-name="ce6" office:value-type="float" office:value="31152">
            <text:p>$ 31,152 </text:p>
          </table:table-cell>
          <table:table-cell table:formula="of:=SUM([.I430:.J430])" office:value-type="float" office:value="138331">
            <text:p>$ 138,331 </text:p>
          </table:table-cell>
          <table:table-cell table:formula="of:=[.K430]/[.H430]" office:value-type="float" office:value="1097.86507936508">
            <text:p>$ 1,0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570">
            <text:p>5570</text:p>
          </table:table-cell>
          <table:table-cell table:style-name="ce1" office:value-type="string">
            <text:p>WAYNE_TOWNSHIP</text:p>
          </table:table-cell>
          <table:table-cell table:style-name="ce4" office:value-type="float" office:value="374">
            <text:p>374</text:p>
          </table:table-cell>
          <table:table-cell table:style-name="ce4"/>
          <table:table-cell table:style-name="ce4" table:formula="of:=SUM([.F431:.G431])" office:value-type="float" office:value="374">
            <text:p>374</text:p>
          </table:table-cell>
          <table:table-cell table:style-name="ce6" office:value-type="float" office:value="290230">
            <text:p>$ 290,230 </text:p>
          </table:table-cell>
          <table:table-cell table:style-name="ce6" office:value-type="float" office:value="0">
            <text:p>$ 0 </text:p>
          </table:table-cell>
          <table:table-cell table:formula="of:=SUM([.I431:.J431])" office:value-type="float" office:value="290230">
            <text:p>$ 290,230 </text:p>
          </table:table-cell>
          <table:table-cell table:formula="of:=[.K431]/[.H431]" office:value-type="float" office:value="776.016042780749">
            <text:p>$ 77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650">
            <text:p>5650</text:p>
          </table:table-cell>
          <table:table-cell table:style-name="ce1" office:value-type="string">
            <text:p>WEST_MILFORD_TOWNSHIP</text:p>
          </table:table-cell>
          <table:table-cell table:style-name="ce4" office:value-type="float" office:value="319">
            <text:p>319</text:p>
          </table:table-cell>
          <table:table-cell table:style-name="ce4"/>
          <table:table-cell table:style-name="ce4" table:formula="of:=SUM([.F432:.G432])" office:value-type="float" office:value="319">
            <text:p>319</text:p>
          </table:table-cell>
          <table:table-cell table:style-name="ce6" office:value-type="float" office:value="415978">
            <text:p>$ 415,978 </text:p>
          </table:table-cell>
          <table:table-cell table:style-name="ce6" office:value-type="float" office:value="272703">
            <text:p>$ 272,703 </text:p>
          </table:table-cell>
          <table:table-cell table:formula="of:=SUM([.I432:.J432])" office:value-type="float" office:value="688681">
            <text:p>$ 688,681 </text:p>
          </table:table-cell>
          <table:table-cell table:formula="of:=[.K432]/[.H432]" office:value-type="float" office:value="2158.87460815047">
            <text:p>$ 2,15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690">
            <text:p>5690</text:p>
          </table:table-cell>
          <table:table-cell table:style-name="ce1" office:value-type="string">
            <text:p>WOODLAND_PARK</text:p>
          </table:table-cell>
          <table:table-cell/>
          <table:table-cell table:style-name="ce4" office:value-type="float" office:value="188">
            <text:p>188</text:p>
          </table:table-cell>
          <table:table-cell table:style-name="ce4" table:formula="of:=SUM([.F433:.G433])" office:value-type="float" office:value="188">
            <text:p>188</text:p>
          </table:table-cell>
          <table:table-cell table:style-name="ce6" office:value-type="float" office:value="161000">
            <text:p>$ 161,000 </text:p>
          </table:table-cell>
          <table:table-cell table:style-name="ce6" office:value-type="float" office:value="50410">
            <text:p>$ 50,410 </text:p>
          </table:table-cell>
          <table:table-cell table:formula="of:=SUM([.I433:.J433])" office:value-type="float" office:value="211410">
            <text:p>$ 211,410 </text:p>
          </table:table-cell>
          <table:table-cell table:formula="of:=[.K433]/[.H433]" office:value-type="float" office:value="1124.52127659574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6021">
            <text:p>6021</text:p>
          </table:table-cell>
          <table:table-cell table:style-name="ce1" office:value-type="string">
            <text:p>COMMUNITY_CHARTER_SCHOOL</text:p>
          </table:table-cell>
          <table:table-cell/>
          <table:table-cell table:style-name="ce4" office:value-type="float" office:value="255">
            <text:p>255</text:p>
          </table:table-cell>
          <table:table-cell table:style-name="ce4" table:formula="of:=SUM([.F434:.G434])" office:value-type="float" office:value="255">
            <text:p>255</text:p>
          </table:table-cell>
          <table:table-cell table:style-name="ce6" office:value-type="float" office:value="505018">
            <text:p>$ 505,018 </text:p>
          </table:table-cell>
          <table:table-cell table:style-name="ce6" office:value-type="float" office:value="203193">
            <text:p>$ 203,193 </text:p>
          </table:table-cell>
          <table:table-cell table:formula="of:=SUM([.I434:.J434])" office:value-type="float" office:value="708211">
            <text:p>$ 708,211 </text:p>
          </table:table-cell>
          <table:table-cell table:formula="of:=[.K434]/[.H434]" office:value-type="float" office:value="2777.29803921569">
            <text:p>$ 2,77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6230">
            <text:p>6230</text:p>
          </table:table-cell>
          <table:table-cell table:style-name="ce1" office:value-type="string">
            <text:p>CLASSICAL_ACADEMY_CHARTER_SCHOOL_OF_C</text:p>
          </table:table-cell>
          <table:table-cell/>
          <table:table-cell table:style-name="ce4" office:value-type="float" office:value="35">
            <text:p>35</text:p>
          </table:table-cell>
          <table:table-cell table:style-name="ce4" table:formula="of:=SUM([.F435:.G435])" office:value-type="float" office:value="35">
            <text:p>35</text:p>
          </table:table-cell>
          <table:table-cell table:style-name="ce6" office:value-type="float" office:value="34044">
            <text:p>$ 34,044 </text:p>
          </table:table-cell>
          <table:table-cell table:style-name="ce6" office:value-type="float" office:value="15070">
            <text:p>$ 15,070 </text:p>
          </table:table-cell>
          <table:table-cell table:formula="of:=SUM([.I435:.J435])" office:value-type="float" office:value="49114">
            <text:p>$ 49,114 </text:p>
          </table:table-cell>
          <table:table-cell table:formula="of:=[.K435]/[.H435]" office:value-type="float" office:value="1403.25714285714">
            <text:p>$ 1,40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7503">
            <text:p>7503</text:p>
          </table:table-cell>
          <table:table-cell table:style-name="ce1" office:value-type="string">
            <text:p>PATERSON_CHARTER_SCHOOL_FOR_SCI/TECH</text:p>
          </table:table-cell>
          <table:table-cell/>
          <table:table-cell table:style-name="ce4" office:value-type="float" office:value="552">
            <text:p>552</text:p>
          </table:table-cell>
          <table:table-cell table:style-name="ce4" table:formula="of:=SUM([.F436:.G436])" office:value-type="float" office:value="552">
            <text:p>552</text:p>
          </table:table-cell>
          <table:table-cell table:style-name="ce6" office:value-type="float" office:value="452131">
            <text:p>$ 452,131 </text:p>
          </table:table-cell>
          <table:table-cell table:style-name="ce6" office:value-type="float" office:value="245754">
            <text:p>$ 245,754 </text:p>
          </table:table-cell>
          <table:table-cell table:formula="of:=SUM([.I436:.J436])" office:value-type="float" office:value="697885">
            <text:p>$ 697,885 </text:p>
          </table:table-cell>
          <table:table-cell table:formula="of:=[.K436]/[.H436]" office:value-type="float" office:value="1264.28442028986">
            <text:p>$ 1,26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60">
            <text:p>60</text:p>
          </table:table-cell>
          <table:table-cell table:style-name="ce1" office:value-type="string">
            <text:p>ALLOWAY_TOWNSHIP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437:.G437])" office:value-type="float" office:value="26">
            <text:p>26</text:p>
          </table:table-cell>
          <table:table-cell table:style-name="ce6" office:value-type="float" office:value="23443">
            <text:p>$ 23,443 </text:p>
          </table:table-cell>
          <table:table-cell table:style-name="ce6" office:value-type="float" office:value="6428">
            <text:p>$ 6,428 </text:p>
          </table:table-cell>
          <table:table-cell table:formula="of:=SUM([.I437:.J437])" office:value-type="float" office:value="29871">
            <text:p>$ 29,871 </text:p>
          </table:table-cell>
          <table:table-cell table:formula="of:=[.K437]/[.H437]" office:value-type="float" office:value="1148.88461538462">
            <text:p>$ 1,14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1350">
            <text:p>1350</text:p>
          </table:table-cell>
          <table:table-cell table:style-name="ce1" office:value-type="string">
            <text:p>ELSINBORO_TOWNSHIP</text:p>
          </table:table-cell>
          <table:table-cell/>
          <table:table-cell table:style-name="ce4" office:value-type="float" office:value="20">
            <text:p>20</text:p>
          </table:table-cell>
          <table:table-cell table:style-name="ce4" table:formula="of:=SUM([.F438:.G438])" office:value-type="float" office:value="20">
            <text:p>20</text:p>
          </table:table-cell>
          <table:table-cell table:style-name="ce6" office:value-type="float" office:value="16875">
            <text:p>$ 16,875 </text:p>
          </table:table-cell>
          <table:table-cell table:style-name="ce6" office:value-type="float" office:value="5554">
            <text:p>$ 5,554 </text:p>
          </table:table-cell>
          <table:table-cell table:formula="of:=SUM([.I438:.J438])" office:value-type="float" office:value="22429">
            <text:p>$ 22,429 </text:p>
          </table:table-cell>
          <table:table-cell table:formula="of:=[.K438]/[.H438]" office:value-type="float" office:value="1121.45">
            <text:p>$ 1,12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2800">
            <text:p>2800</text:p>
          </table:table-cell>
          <table:table-cell table:style-name="ce1" office:value-type="string">
            <text:p>LOWER_ALLOWAYS_CREEK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439:.G439])" office:value-type="float" office:value="15">
            <text:p>15</text:p>
          </table:table-cell>
          <table:table-cell table:style-name="ce6" office:value-type="float" office:value="13588">
            <text:p>$ 13,588 </text:p>
          </table:table-cell>
          <table:table-cell table:style-name="ce6" office:value-type="float" office:value="3708">
            <text:p>$ 3,708 </text:p>
          </table:table-cell>
          <table:table-cell table:formula="of:=SUM([.I439:.J439])" office:value-type="float" office:value="17296">
            <text:p>$ 17,296 </text:p>
          </table:table-cell>
          <table:table-cell table:formula="of:=[.K439]/[.H439]" office:value-type="float" office:value="1153.06666666667">
            <text:p>$ 1,15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2950">
            <text:p>2950</text:p>
          </table:table-cell>
          <table:table-cell table:style-name="ce1" office:value-type="string">
            <text:p>MANNINGTON_TOWNSHIP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440:.G440])" office:value-type="float" office:value="25">
            <text:p>25</text:p>
          </table:table-cell>
          <table:table-cell table:style-name="ce6" office:value-type="float" office:value="29026">
            <text:p>$ 29,026 </text:p>
          </table:table-cell>
          <table:table-cell table:style-name="ce6" office:value-type="float" office:value="6216">
            <text:p>$ 6,216 </text:p>
          </table:table-cell>
          <table:table-cell table:formula="of:=SUM([.I440:.J440])" office:value-type="float" office:value="35242">
            <text:p>$ 35,242 </text:p>
          </table:table-cell>
          <table:table-cell table:formula="of:=[.K440]/[.H440]" office:value-type="float" office:value="1409.68">
            <text:p>$ 1,41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3860">
            <text:p>3860</text:p>
          </table:table-cell>
          <table:table-cell table:style-name="ce1" office:value-type="string">
            <text:p>OLDMANS_TOWNSHIP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441:.G441])" office:value-type="float" office:value="25">
            <text:p>25</text:p>
          </table:table-cell>
          <table:table-cell table:style-name="ce6" office:value-type="float" office:value="22167">
            <text:p>$ 22,167 </text:p>
          </table:table-cell>
          <table:table-cell table:style-name="ce6" office:value-type="float" office:value="6181">
            <text:p>$ 6,181 </text:p>
          </table:table-cell>
          <table:table-cell table:formula="of:=SUM([.I441:.J441])" office:value-type="float" office:value="28348">
            <text:p>$ 28,348 </text:p>
          </table:table-cell>
          <table:table-cell table:formula="of:=[.K441]/[.H441]" office:value-type="float" office:value="1133.92">
            <text:p>$ 1,13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070">
            <text:p>4070</text:p>
          </table:table-cell>
          <table:table-cell table:style-name="ce1" office:value-type="string">
            <text:p>PENNS_GRV-CARNEY'S_PT_REGIONAL</text:p>
          </table:table-cell>
          <table:table-cell/>
          <table:table-cell table:style-name="ce4" office:value-type="float" office:value="1143">
            <text:p>1,143</text:p>
          </table:table-cell>
          <table:table-cell table:style-name="ce4" table:formula="of:=SUM([.F442:.G442])" office:value-type="float" office:value="1143">
            <text:p>1,143</text:p>
          </table:table-cell>
          <table:table-cell table:style-name="ce6" office:value-type="float" office:value="1378941">
            <text:p>$ 1,378,941 </text:p>
          </table:table-cell>
          <table:table-cell table:style-name="ce6" office:value-type="float" office:value="839198">
            <text:p>$ 839,198 </text:p>
          </table:table-cell>
          <table:table-cell table:formula="of:=SUM([.I442:.J442])" office:value-type="float" office:value="2218139">
            <text:p>$ 2,218,139 </text:p>
          </table:table-cell>
          <table:table-cell table:formula="of:=[.K442]/[.H442]" office:value-type="float" office:value="1940.6290463692">
            <text:p>$ 1,94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075">
            <text:p>4075</text:p>
          </table:table-cell>
          <table:table-cell table:style-name="ce1" office:value-type="string">
            <text:p>PENNSVILLE</text:p>
          </table:table-cell>
          <table:table-cell/>
          <table:table-cell table:style-name="ce4" office:value-type="float" office:value="252">
            <text:p>252</text:p>
          </table:table-cell>
          <table:table-cell table:style-name="ce4" table:formula="of:=SUM([.F443:.G443])" office:value-type="float" office:value="252">
            <text:p>252</text:p>
          </table:table-cell>
          <table:table-cell table:style-name="ce6" office:value-type="float" office:value="189925">
            <text:p>$ 189,925 </text:p>
          </table:table-cell>
          <table:table-cell table:style-name="ce6" office:value-type="float" office:value="62304">
            <text:p>$ 62,304 </text:p>
          </table:table-cell>
          <table:table-cell table:formula="of:=SUM([.I443:.J443])" office:value-type="float" office:value="252229">
            <text:p>$ 252,229 </text:p>
          </table:table-cell>
          <table:table-cell table:formula="of:=[.K443]/[.H443]" office:value-type="float" office:value="1000.90873015873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150">
            <text:p>4150</text:p>
          </table:table-cell>
          <table:table-cell table:style-name="ce1" office:value-type="string">
            <text:p>PITTSGROVE_TOWNSHIP</text:p>
          </table:table-cell>
          <table:table-cell/>
          <table:table-cell table:style-name="ce4" office:value-type="float" office:value="298">
            <text:p>298</text:p>
          </table:table-cell>
          <table:table-cell table:style-name="ce4" table:formula="of:=SUM([.F444:.G444])" office:value-type="float" office:value="298">
            <text:p>298</text:p>
          </table:table-cell>
          <table:table-cell table:style-name="ce6" office:value-type="float" office:value="327842">
            <text:p>$ 327,842 </text:p>
          </table:table-cell>
          <table:table-cell table:style-name="ce6" office:value-type="float" office:value="79651">
            <text:p>$ 79,651 </text:p>
          </table:table-cell>
          <table:table-cell table:formula="of:=SUM([.I444:.J444])" office:value-type="float" office:value="407493">
            <text:p>$ 407,493 </text:p>
          </table:table-cell>
          <table:table-cell table:formula="of:=[.K444]/[.H444]" office:value-type="float" office:value="1367.42617449664">
            <text:p>$ 1,36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280">
            <text:p>4280</text:p>
          </table:table-cell>
          <table:table-cell table:style-name="ce1" office:value-type="string">
            <text:p>QUINTON_TOWNSHIP</text:p>
          </table:table-cell>
          <table:table-cell/>
          <table:table-cell table:style-name="ce4" office:value-type="float" office:value="93">
            <text:p>93</text:p>
          </table:table-cell>
          <table:table-cell table:style-name="ce4" table:formula="of:=SUM([.F445:.G445])" office:value-type="float" office:value="93">
            <text:p>93</text:p>
          </table:table-cell>
          <table:table-cell table:style-name="ce6" office:value-type="float" office:value="86936">
            <text:p>$ 86,936 </text:p>
          </table:table-cell>
          <table:table-cell table:style-name="ce6" office:value-type="float" office:value="35343">
            <text:p>$ 35,343 </text:p>
          </table:table-cell>
          <table:table-cell table:formula="of:=SUM([.I445:.J445])" office:value-type="float" office:value="122279">
            <text:p>$ 122,279 </text:p>
          </table:table-cell>
          <table:table-cell table:formula="of:=[.K445]/[.H445]" office:value-type="float" office:value="1314.82795698925">
            <text:p>$ 1,31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630">
            <text:p>4630</text:p>
          </table:table-cell>
          <table:table-cell table:style-name="ce1" office:value-type="string">
            <text:p>SALEM_CITY</text:p>
          </table:table-cell>
          <table:table-cell/>
          <table:table-cell table:style-name="ce4" office:value-type="float" office:value="776">
            <text:p>776</text:p>
          </table:table-cell>
          <table:table-cell table:style-name="ce4" table:formula="of:=SUM([.F446:.G446])" office:value-type="float" office:value="776">
            <text:p>776</text:p>
          </table:table-cell>
          <table:table-cell table:style-name="ce6" office:value-type="float" office:value="1038436">
            <text:p>$ 1,038,436 </text:p>
          </table:table-cell>
          <table:table-cell table:style-name="ce6" office:value-type="float" office:value="609314">
            <text:p>$ 609,314 </text:p>
          </table:table-cell>
          <table:table-cell table:formula="of:=SUM([.I446:.J446])" office:value-type="float" office:value="1647750">
            <text:p>$ 1,647,750 </text:p>
          </table:table-cell>
          <table:table-cell table:formula="of:=[.K446]/[.H446]" office:value-type="float" office:value="2123.38917525773">
            <text:p>$ 2,12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640">
            <text:p>4640</text:p>
          </table:table-cell>
          <table:table-cell table:style-name="ce1" office:value-type="string">
            <text:p>SALEM_COUNTY_VOCATIONAL</text:p>
          </table:table-cell>
          <table:table-cell/>
          <table:table-cell table:style-name="ce4" office:value-type="float" office:value="43">
            <text:p>43</text:p>
          </table:table-cell>
          <table:table-cell table:style-name="ce4" table:formula="of:=SUM([.F447:.G447])" office:value-type="float" office:value="43">
            <text:p>43</text:p>
          </table:table-cell>
          <table:table-cell table:style-name="ce6" office:value-type="float" office:value="38007">
            <text:p>$ 38,007 </text:p>
          </table:table-cell>
          <table:table-cell table:style-name="ce6" office:value-type="float" office:value="10507">
            <text:p>$ 10,507 </text:p>
          </table:table-cell>
          <table:table-cell table:formula="of:=SUM([.I447:.J447])" office:value-type="float" office:value="48514">
            <text:p>$ 48,514 </text:p>
          </table:table-cell>
          <table:table-cell table:formula="of:=[.K447]/[.H447]" office:value-type="float" office:value="1128.23255813954">
            <text:p>$ 1,1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5320">
            <text:p>5320</text:p>
          </table:table-cell>
          <table:table-cell table:style-name="ce1" office:value-type="string">
            <text:p>UPPER_PITTSGROVE_TOWNSHIP</text:p>
          </table:table-cell>
          <table:table-cell/>
          <table:table-cell table:style-name="ce4" office:value-type="float" office:value="57">
            <text:p>57</text:p>
          </table:table-cell>
          <table:table-cell table:style-name="ce4" table:formula="of:=SUM([.F448:.G448])" office:value-type="float" office:value="57">
            <text:p>57</text:p>
          </table:table-cell>
          <table:table-cell table:style-name="ce6" office:value-type="float" office:value="54207">
            <text:p>$ 54,207 </text:p>
          </table:table-cell>
          <table:table-cell table:style-name="ce6" office:value-type="float" office:value="14093">
            <text:p>$ 14,093 </text:p>
          </table:table-cell>
          <table:table-cell table:formula="of:=SUM([.I448:.J448])" office:value-type="float" office:value="68300">
            <text:p>$ 68,300 </text:p>
          </table:table-cell>
          <table:table-cell table:formula="of:=[.K448]/[.H448]" office:value-type="float" office:value="1198.24561403509">
            <text:p>$ 1,1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5910">
            <text:p>5910</text:p>
          </table:table-cell>
          <table:table-cell table:style-name="ce1" office:value-type="string">
            <text:p>WOODSTOWN-PILESGROVE_REGIONAL</text:p>
          </table:table-cell>
          <table:table-cell/>
          <table:table-cell table:style-name="ce4" office:value-type="float" office:value="188">
            <text:p>188</text:p>
          </table:table-cell>
          <table:table-cell table:style-name="ce4" table:formula="of:=SUM([.F449:.G449])" office:value-type="float" office:value="188">
            <text:p>188</text:p>
          </table:table-cell>
          <table:table-cell table:style-name="ce6" office:value-type="float" office:value="141020">
            <text:p>$ 141,020 </text:p>
          </table:table-cell>
          <table:table-cell table:style-name="ce6" office:value-type="float" office:value="46357">
            <text:p>$ 46,357 </text:p>
          </table:table-cell>
          <table:table-cell table:formula="of:=SUM([.I449:.J449])" office:value-type="float" office:value="187377">
            <text:p>$ 187,377 </text:p>
          </table:table-cell>
          <table:table-cell table:formula="of:=[.K449]/[.H449]" office:value-type="float" office:value="996.686170212766">
            <text:p>$ 99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240">
            <text:p>240</text:p>
          </table:table-cell>
          <table:table-cell table:style-name="ce1" office:value-type="string">
            <text:p>BEDMINSTER_TOWNSHIP</text:p>
          </table:table-cell>
          <table:table-cell/>
          <table:table-cell table:style-name="ce4" office:value-type="float" office:value="17">
            <text:p>17</text:p>
          </table:table-cell>
          <table:table-cell table:style-name="ce4" table:formula="of:=SUM([.F450:.G450])" office:value-type="float" office:value="17">
            <text:p>17</text:p>
          </table:table-cell>
          <table:table-cell table:style-name="ce6" office:value-type="float" office:value="10839">
            <text:p>$ 10,839 </text:p>
          </table:table-cell>
          <table:table-cell table:style-name="ce6" office:value-type="float" office:value="0">
            <text:p>$ 0 </text:p>
          </table:table-cell>
          <table:table-cell table:formula="of:=SUM([.I450:.J450])" office:value-type="float" office:value="10839">
            <text:p>$ 10,839 </text:p>
          </table:table-cell>
          <table:table-cell table:formula="of:=[.K450]/[.H450]" office:value-type="float" office:value="637.588235294118">
            <text:p>$ 6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90">
            <text:p>490</text:p>
          </table:table-cell>
          <table:table-cell table:style-name="ce1" office:value-type="string">
            <text:p>BOUND_BROOK_BORO</text:p>
          </table:table-cell>
          <table:table-cell/>
          <table:table-cell table:style-name="ce4" office:value-type="float" office:value="673">
            <text:p>673</text:p>
          </table:table-cell>
          <table:table-cell table:style-name="ce4" table:formula="of:=SUM([.F451:.G451])" office:value-type="float" office:value="673">
            <text:p>673</text:p>
          </table:table-cell>
          <table:table-cell table:style-name="ce6" office:value-type="float" office:value="764031">
            <text:p>$ 764,031 </text:p>
          </table:table-cell>
          <table:table-cell table:style-name="ce6" office:value-type="float" office:value="433854">
            <text:p>$ 433,854 </text:p>
          </table:table-cell>
          <table:table-cell table:formula="of:=SUM([.I451:.J451])" office:value-type="float" office:value="1197885">
            <text:p>$ 1,197,885 </text:p>
          </table:table-cell>
          <table:table-cell table:formula="of:=[.K451]/[.H451]" office:value-type="float" office:value="1779.91827637444">
            <text:p>$ 1,78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10">
            <text:p>510</text:p>
          </table:table-cell>
          <table:table-cell table:style-name="ce1" office:value-type="string">
            <text:p>BRANCHBURG_TOWNSHIP</text:p>
          </table:table-cell>
          <table:table-cell/>
          <table:table-cell table:style-name="ce4" office:value-type="float" office:value="37">
            <text:p>37</text:p>
          </table:table-cell>
          <table:table-cell table:style-name="ce4" table:formula="of:=SUM([.F452:.G452])" office:value-type="float" office:value="37">
            <text:p>37</text:p>
          </table:table-cell>
          <table:table-cell table:style-name="ce6" office:value-type="float" office:value="20839">
            <text:p>$ 20,839 </text:p>
          </table:table-cell>
          <table:table-cell table:style-name="ce6" office:value-type="float" office:value="0">
            <text:p>$ 0 </text:p>
          </table:table-cell>
          <table:table-cell table:formula="of:=SUM([.I452:.J452])" office:value-type="float" office:value="20839">
            <text:p>$ 20,839 </text:p>
          </table:table-cell>
          <table:table-cell table:formula="of:=[.K452]/[.H452]" office:value-type="float" office:value="563.216216216216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55">
            <text:p>555</text:p>
          </table:table-cell>
          <table:table-cell table:style-name="ce1" office:value-type="string">
            <text:p>BRIDGEWATER-RARITAN_REGIONAL</text:p>
          </table:table-cell>
          <table:table-cell table:style-name="ce4" office:value-type="float" office:value="246">
            <text:p>246</text:p>
          </table:table-cell>
          <table:table-cell table:style-name="ce4"/>
          <table:table-cell table:style-name="ce4" table:formula="of:=SUM([.F453:.G453])" office:value-type="float" office:value="246">
            <text:p>246</text:p>
          </table:table-cell>
          <table:table-cell table:style-name="ce6" office:value-type="float" office:value="188248">
            <text:p>$ 188,248 </text:p>
          </table:table-cell>
          <table:table-cell table:style-name="ce6" office:value-type="float" office:value="0">
            <text:p>$ 0 </text:p>
          </table:table-cell>
          <table:table-cell table:formula="of:=SUM([.I453:.J453])" office:value-type="float" office:value="188248">
            <text:p>$ 188,248 </text:p>
          </table:table-cell>
          <table:table-cell table:formula="of:=[.K453]/[.H453]" office:value-type="float" office:value="765.235772357724">
            <text:p>$ 76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1610">
            <text:p>1610</text:p>
          </table:table-cell>
          <table:table-cell table:style-name="ce1" office:value-type="string">
            <text:p>FRANKLIN_TOWNSHIP</text:p>
          </table:table-cell>
          <table:table-cell table:style-name="ce4" office:value-type="float" office:value="487">
            <text:p>487</text:p>
          </table:table-cell>
          <table:table-cell table:style-name="ce4"/>
          <table:table-cell table:style-name="ce4" table:formula="of:=SUM([.F454:.G454])" office:value-type="float" office:value="487">
            <text:p>487</text:p>
          </table:table-cell>
          <table:table-cell table:style-name="ce6" office:value-type="float" office:value="641141">
            <text:p>$ 641,141 </text:p>
          </table:table-cell>
          <table:table-cell table:style-name="ce6" office:value-type="float" office:value="393162">
            <text:p>$ 393,162 </text:p>
          </table:table-cell>
          <table:table-cell table:formula="of:=SUM([.I454:.J454])" office:value-type="float" office:value="1034303">
            <text:p>$ 1,034,303 </text:p>
          </table:table-cell>
          <table:table-cell table:formula="of:=[.K454]/[.H454]" office:value-type="float" office:value="2123.82546201232">
            <text:p>$ 2,12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2170">
            <text:p>2170</text:p>
          </table:table-cell>
          <table:table-cell table:style-name="ce1" office:value-type="string">
            <text:p>HILLSBOROUGH_TOWNSHIP</text:p>
          </table:table-cell>
          <table:table-cell table:style-name="ce4" office:value-type="float" office:value="240">
            <text:p>240</text:p>
          </table:table-cell>
          <table:table-cell table:style-name="ce4"/>
          <table:table-cell table:style-name="ce4" table:formula="of:=SUM([.F455:.G455])" office:value-type="float" office:value="240">
            <text:p>240</text:p>
          </table:table-cell>
          <table:table-cell table:style-name="ce6" office:value-type="float" office:value="247599">
            <text:p>$ 247,599 </text:p>
          </table:table-cell>
          <table:table-cell table:style-name="ce6" office:value-type="float" office:value="0">
            <text:p>$ 0 </text:p>
          </table:table-cell>
          <table:table-cell table:formula="of:=SUM([.I455:.J455])" office:value-type="float" office:value="247599">
            <text:p>$ 247,599 </text:p>
          </table:table-cell>
          <table:table-cell table:formula="of:=[.K455]/[.H455]" office:value-type="float" office:value="1031.6625">
            <text:p>$ 1,03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3000">
            <text:p>3000</text:p>
          </table:table-cell>
          <table:table-cell table:style-name="ce1" office:value-type="string">
            <text:p>MANVILLE_BORO</text:p>
          </table:table-cell>
          <table:table-cell/>
          <table:table-cell table:style-name="ce4" office:value-type="float" office:value="272">
            <text:p>272</text:p>
          </table:table-cell>
          <table:table-cell table:style-name="ce4" table:formula="of:=SUM([.F456:.G456])" office:value-type="float" office:value="272">
            <text:p>272</text:p>
          </table:table-cell>
          <table:table-cell table:style-name="ce6" office:value-type="float" office:value="237424">
            <text:p>$ 237,424 </text:p>
          </table:table-cell>
          <table:table-cell table:style-name="ce6" office:value-type="float" office:value="78807">
            <text:p>$ 78,807 </text:p>
          </table:table-cell>
          <table:table-cell table:formula="of:=SUM([.I456:.J456])" office:value-type="float" office:value="316231">
            <text:p>$ 316,231 </text:p>
          </table:table-cell>
          <table:table-cell table:formula="of:=[.K456]/[.H456]" office:value-type="float" office:value="1162.61397058824">
            <text:p>$ 1,1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3670">
            <text:p>3670</text:p>
          </table:table-cell>
          <table:table-cell table:style-name="ce1" office:value-type="string">
            <text:p>NORTH_PLAINFIELD_BORO</text:p>
          </table:table-cell>
          <table:table-cell table:style-name="ce4" office:value-type="float" office:value="367">
            <text:p>367</text:p>
          </table:table-cell>
          <table:table-cell table:style-name="ce4"/>
          <table:table-cell table:style-name="ce4" table:formula="of:=SUM([.F457:.G457])" office:value-type="float" office:value="367">
            <text:p>367</text:p>
          </table:table-cell>
          <table:table-cell table:style-name="ce6" office:value-type="float" office:value="472861">
            <text:p>$ 472,861 </text:p>
          </table:table-cell>
          <table:table-cell table:style-name="ce6" office:value-type="float" office:value="296963">
            <text:p>$ 296,963 </text:p>
          </table:table-cell>
          <table:table-cell table:formula="of:=SUM([.I457:.J457])" office:value-type="float" office:value="769824">
            <text:p>$ 769,824 </text:p>
          </table:table-cell>
          <table:table-cell table:formula="of:=[.K457]/[.H457]" office:value-type="float" office:value="2097.61307901907">
            <text:p>$ 2,0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10">
            <text:p>4810</text:p>
          </table:table-cell>
          <table:table-cell table:style-name="ce1" office:value-type="string">
            <text:p>SOMERSET_COUNTY_VOCATIONAL</text:p>
          </table:table-cell>
          <table:table-cell/>
          <table:table-cell table:style-name="ce4" office:value-type="float" office:value="61">
            <text:p>61</text:p>
          </table:table-cell>
          <table:table-cell table:style-name="ce4" table:formula="of:=SUM([.F458:.G458])" office:value-type="float" office:value="61">
            <text:p>61</text:p>
          </table:table-cell>
          <table:table-cell table:style-name="ce6" office:value-type="float" office:value="51480">
            <text:p>$ 51,480 </text:p>
          </table:table-cell>
          <table:table-cell table:style-name="ce6" office:value-type="float" office:value="15082">
            <text:p>$ 15,082 </text:p>
          </table:table-cell>
          <table:table-cell table:formula="of:=SUM([.I458:.J458])" office:value-type="float" office:value="66562">
            <text:p>$ 66,562 </text:p>
          </table:table-cell>
          <table:table-cell table:formula="of:=[.K458]/[.H458]" office:value-type="float" office:value="1091.18032786885">
            <text:p>$ 1,0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15">
            <text:p>4815</text:p>
          </table:table-cell>
          <table:table-cell table:style-name="ce1" office:value-type="string">
            <text:p>SOMERSET_HILLS_REGIONAL</text:p>
          </table:table-cell>
          <table:table-cell/>
          <table:table-cell table:style-name="ce4" office:value-type="float" office:value="46">
            <text:p>46</text:p>
          </table:table-cell>
          <table:table-cell table:style-name="ce4" table:formula="of:=SUM([.F459:.G459])" office:value-type="float" office:value="46">
            <text:p>46</text:p>
          </table:table-cell>
          <table:table-cell table:style-name="ce6" office:value-type="float" office:value="28890">
            <text:p>$ 28,890 </text:p>
          </table:table-cell>
          <table:table-cell table:style-name="ce6" office:value-type="float" office:value="0">
            <text:p>$ 0 </text:p>
          </table:table-cell>
          <table:table-cell table:formula="of:=SUM([.I459:.J459])" office:value-type="float" office:value="28890">
            <text:p>$ 28,890 </text:p>
          </table:table-cell>
          <table:table-cell table:formula="of:=[.K459]/[.H459]" office:value-type="float" office:value="628.04347826087">
            <text:p>$ 62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20">
            <text:p>4820</text:p>
          </table:table-cell>
          <table:table-cell table:style-name="ce1" office:value-type="string">
            <text:p>SOMERVILLE_BORO</text:p>
          </table:table-cell>
          <table:table-cell/>
          <table:table-cell table:style-name="ce4" office:value-type="float" office:value="408">
            <text:p>408</text:p>
          </table:table-cell>
          <table:table-cell table:style-name="ce4" table:formula="of:=SUM([.F460:.G460])" office:value-type="float" office:value="408">
            <text:p>408</text:p>
          </table:table-cell>
          <table:table-cell table:style-name="ce6" office:value-type="float" office:value="393481">
            <text:p>$ 393,481 </text:p>
          </table:table-cell>
          <table:table-cell table:style-name="ce6" office:value-type="float" office:value="110220">
            <text:p>$ 110,220 </text:p>
          </table:table-cell>
          <table:table-cell table:formula="of:=SUM([.I460:.J460])" office:value-type="float" office:value="503701">
            <text:p>$ 503,701 </text:p>
          </table:table-cell>
          <table:table-cell table:formula="of:=[.K460]/[.H460]" office:value-type="float" office:value="1234.5612745098">
            <text:p>$ 1,23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50">
            <text:p>4850</text:p>
          </table:table-cell>
          <table:table-cell table:style-name="ce1" office:value-type="string">
            <text:p>SOUTH_BOUND_BROOK</text:p>
          </table:table-cell>
          <table:table-cell/>
          <table:table-cell table:style-name="ce4" office:value-type="float" office:value="92">
            <text:p>92</text:p>
          </table:table-cell>
          <table:table-cell table:style-name="ce4" table:formula="of:=SUM([.F461:.G461])" office:value-type="float" office:value="92">
            <text:p>92</text:p>
          </table:table-cell>
          <table:table-cell table:style-name="ce6" office:value-type="float" office:value="94874">
            <text:p>$ 94,874 </text:p>
          </table:table-cell>
          <table:table-cell table:style-name="ce6" office:value-type="float" office:value="28314">
            <text:p>$ 28,314 </text:p>
          </table:table-cell>
          <table:table-cell table:formula="of:=SUM([.I461:.J461])" office:value-type="float" office:value="123188">
            <text:p>$ 123,188 </text:p>
          </table:table-cell>
          <table:table-cell table:formula="of:=[.K461]/[.H461]" office:value-type="float" office:value="1339">
            <text:p>$ 1,33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550">
            <text:p>5550</text:p>
          </table:table-cell>
          <table:table-cell table:style-name="ce1" office:value-type="string">
            <text:p>WATCHUNG_HILLS_REGIONAL</text:p>
          </table:table-cell>
          <table:table-cell table:style-name="ce4" office:value-type="float" office:value="28">
            <text:p>28</text:p>
          </table:table-cell>
          <table:table-cell table:style-name="ce4"/>
          <table:table-cell table:style-name="ce4" table:formula="of:=SUM([.F462:.G462])" office:value-type="float" office:value="28">
            <text:p>28</text:p>
          </table:table-cell>
          <table:table-cell table:style-name="ce6" office:value-type="float" office:value="19984">
            <text:p>$ 19,984 </text:p>
          </table:table-cell>
          <table:table-cell table:style-name="ce6" office:value-type="float" office:value="0">
            <text:p>$ 0 </text:p>
          </table:table-cell>
          <table:table-cell table:formula="of:=SUM([.I462:.J462])" office:value-type="float" office:value="19984">
            <text:p>$ 19,984 </text:p>
          </table:table-cell>
          <table:table-cell table:formula="of:=[.K462]/[.H462]" office:value-type="float" office:value="713.714285714286">
            <text:p>$ 7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90">
            <text:p>90</text:p>
          </table:table-cell>
          <table:table-cell table:style-name="ce1" office:value-type="string">
            <text:p>ANDOVER_REGIONAL</text:p>
          </table:table-cell>
          <table:table-cell/>
          <table:table-cell table:style-name="ce4" office:value-type="float" office:value="18">
            <text:p>18</text:p>
          </table:table-cell>
          <table:table-cell table:style-name="ce4" table:formula="of:=SUM([.F463:.G463])" office:value-type="float" office:value="18">
            <text:p>18</text:p>
          </table:table-cell>
          <table:table-cell table:style-name="ce6" office:value-type="float" office:value="20428">
            <text:p>$ 20,428 </text:p>
          </table:table-cell>
          <table:table-cell table:style-name="ce6" office:value-type="float" office:value="0">
            <text:p>$ 0 </text:p>
          </table:table-cell>
          <table:table-cell table:formula="of:=SUM([.I463:.J463])" office:value-type="float" office:value="20428">
            <text:p>$ 20,428 </text:p>
          </table:table-cell>
          <table:table-cell table:formula="of:=[.K463]/[.H463]" office:value-type="float" office:value="1134.88888888889">
            <text:p>$ 1,13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640">
            <text:p>640</text:p>
          </table:table-cell>
          <table:table-cell table:style-name="ce1" office:value-type="string">
            <text:p>BYRAM_TOWNSHIP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464:.G464])" office:value-type="float" office:value="26">
            <text:p>26</text:p>
          </table:table-cell>
          <table:table-cell table:style-name="ce6" office:value-type="float" office:value="15180">
            <text:p>$ 15,180 </text:p>
          </table:table-cell>
          <table:table-cell table:style-name="ce6" office:value-type="float" office:value="0">
            <text:p>$ 0 </text:p>
          </table:table-cell>
          <table:table-cell table:formula="of:=SUM([.I464:.J464])" office:value-type="float" office:value="15180">
            <text:p>$ 15,180 </text:p>
          </table:table-cell>
          <table:table-cell table:formula="of:=[.K464]/[.H464]" office:value-type="float" office:value="583.846153846154">
            <text:p>$ 58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560">
            <text:p>1560</text:p>
          </table:table-cell>
          <table:table-cell table:style-name="ce1" office:value-type="string">
            <text:p>FRANKFORD_TOWNSHIP</text:p>
          </table:table-cell>
          <table:table-cell/>
          <table:table-cell table:style-name="ce4" office:value-type="float" office:value="35">
            <text:p>35</text:p>
          </table:table-cell>
          <table:table-cell table:style-name="ce4" table:formula="of:=SUM([.F465:.G465])" office:value-type="float" office:value="35">
            <text:p>35</text:p>
          </table:table-cell>
          <table:table-cell table:style-name="ce6" office:value-type="float" office:value="26057">
            <text:p>$ 26,057 </text:p>
          </table:table-cell>
          <table:table-cell table:style-name="ce6" office:value-type="float" office:value="8653">
            <text:p>$ 8,653 </text:p>
          </table:table-cell>
          <table:table-cell table:formula="of:=SUM([.I465:.J465])" office:value-type="float" office:value="34710">
            <text:p>$ 34,710 </text:p>
          </table:table-cell>
          <table:table-cell table:formula="of:=[.K465]/[.H465]" office:value-type="float" office:value="991.714285714286">
            <text:p>$ 99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570">
            <text:p>1570</text:p>
          </table:table-cell>
          <table:table-cell table:style-name="ce1" office:value-type="string">
            <text:p>FRANKLIN_BORO</text:p>
          </table:table-cell>
          <table:table-cell/>
          <table:table-cell table:style-name="ce4" office:value-type="float" office:value="91">
            <text:p>91</text:p>
          </table:table-cell>
          <table:table-cell table:style-name="ce4" table:formula="of:=SUM([.F466:.G466])" office:value-type="float" office:value="91">
            <text:p>91</text:p>
          </table:table-cell>
          <table:table-cell table:style-name="ce6" office:value-type="float" office:value="78013">
            <text:p>$ 78,013 </text:p>
          </table:table-cell>
          <table:table-cell table:style-name="ce6" office:value-type="float" office:value="24396">
            <text:p>$ 24,396 </text:p>
          </table:table-cell>
          <table:table-cell table:formula="of:=SUM([.I466:.J466])" office:value-type="float" office:value="102409">
            <text:p>$ 102,409 </text:p>
          </table:table-cell>
          <table:table-cell table:formula="of:=[.K466]/[.H466]" office:value-type="float" office:value="1125.37362637363">
            <text:p>$ 1,12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630">
            <text:p>1630</text:p>
          </table:table-cell>
          <table:table-cell table:style-name="ce1" office:value-type="string">
            <text:p>FREDON_TOWNSHIP</text:p>
          </table:table-cell>
          <table:table-cell/>
          <table:table-cell table:style-name="ce4" office:value-type="float" office:value="13">
            <text:p>13</text:p>
          </table:table-cell>
          <table:table-cell table:style-name="ce4" table:formula="of:=SUM([.F467:.G467])" office:value-type="float" office:value="13">
            <text:p>13</text:p>
          </table:table-cell>
          <table:table-cell table:style-name="ce6" office:value-type="float" office:value="7562">
            <text:p>$ 7,562 </text:p>
          </table:table-cell>
          <table:table-cell table:style-name="ce6" office:value-type="float" office:value="0">
            <text:p>$ 0 </text:p>
          </table:table-cell>
          <table:table-cell table:formula="of:=SUM([.I467:.J467])" office:value-type="float" office:value="7562">
            <text:p>$ 7,562 </text:p>
          </table:table-cell>
          <table:table-cell table:formula="of:=[.K467]/[.H467]" office:value-type="float" office:value="581.692307692308">
            <text:p>$ 58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800">
            <text:p>1800</text:p>
          </table:table-cell>
          <table:table-cell table:style-name="ce1" office:value-type="string">
            <text:p>GREEN_TOWNSHIP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f:=SUM([.F468:.G468])" office:value-type="float" office:value="15">
            <text:p>15</text:p>
          </table:table-cell>
          <table:table-cell table:style-name="ce6" office:value-type="float" office:value="8531">
            <text:p>$ 8,531 </text:p>
          </table:table-cell>
          <table:table-cell table:style-name="ce6" office:value-type="float" office:value="0">
            <text:p>$ 0 </text:p>
          </table:table-cell>
          <table:table-cell table:formula="of:=SUM([.I468:.J468])" office:value-type="float" office:value="8531">
            <text:p>$ 8,531 </text:p>
          </table:table-cell>
          <table:table-cell table:formula="of:=[.K468]/[.H468]" office:value-type="float" office:value="568.733333333333">
            <text:p>$ 5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930">
            <text:p>1930</text:p>
          </table:table-cell>
          <table:table-cell table:style-name="ce1" office:value-type="string">
            <text:p>HAMBURG_BORO</text:p>
          </table:table-cell>
          <table:table-cell/>
          <table:table-cell table:style-name="ce4" office:value-type="float" office:value="40">
            <text:p>40</text:p>
          </table:table-cell>
          <table:table-cell table:style-name="ce4" table:formula="of:=SUM([.F469:.G469])" office:value-type="float" office:value="40">
            <text:p>40</text:p>
          </table:table-cell>
          <table:table-cell table:style-name="ce6" office:value-type="float" office:value="32875">
            <text:p>$ 32,875 </text:p>
          </table:table-cell>
          <table:table-cell table:style-name="ce6" office:value-type="float" office:value="9890">
            <text:p>$ 9,890 </text:p>
          </table:table-cell>
          <table:table-cell table:formula="of:=SUM([.I469:.J469])" office:value-type="float" office:value="42765">
            <text:p>$ 42,765 </text:p>
          </table:table-cell>
          <table:table-cell table:formula="of:=[.K469]/[.H469]" office:value-type="float" office:value="1069.125">
            <text:p>$ 1,0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980">
            <text:p>1980</text:p>
          </table:table-cell>
          <table:table-cell table:style-name="ce1" office:value-type="string">
            <text:p>HAMPTON_TOWNSHIP</text:p>
          </table:table-cell>
          <table:table-cell/>
          <table:table-cell table:style-name="ce4" office:value-type="float" office:value="23">
            <text:p>23</text:p>
          </table:table-cell>
          <table:table-cell table:style-name="ce4" table:formula="of:=SUM([.F470:.G470])" office:value-type="float" office:value="23">
            <text:p>23</text:p>
          </table:table-cell>
          <table:table-cell table:style-name="ce6" office:value-type="float" office:value="19564">
            <text:p>$ 19,564 </text:p>
          </table:table-cell>
          <table:table-cell table:style-name="ce6" office:value-type="float" office:value="5687">
            <text:p>$ 5,687 </text:p>
          </table:table-cell>
          <table:table-cell table:formula="of:=SUM([.I470:.J470])" office:value-type="float" office:value="25251">
            <text:p>$ 25,251 </text:p>
          </table:table-cell>
          <table:table-cell table:formula="of:=[.K470]/[.H470]" office:value-type="float" office:value="1097.86956521739">
            <text:p>$ 1,0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030">
            <text:p>2030</text:p>
          </table:table-cell>
          <table:table-cell table:style-name="ce1" office:value-type="string">
            <text:p>HARDYSTON_TOWNSHIP</text:p>
          </table:table-cell>
          <table:table-cell/>
          <table:table-cell table:style-name="ce4" office:value-type="float" office:value="41">
            <text:p>41</text:p>
          </table:table-cell>
          <table:table-cell table:style-name="ce4" table:formula="of:=SUM([.F471:.G471])" office:value-type="float" office:value="41">
            <text:p>41</text:p>
          </table:table-cell>
          <table:table-cell table:style-name="ce6" office:value-type="float" office:value="30518">
            <text:p>$ 30,518 </text:p>
          </table:table-cell>
          <table:table-cell table:style-name="ce6" office:value-type="float" office:value="10137">
            <text:p>$ 10,137 </text:p>
          </table:table-cell>
          <table:table-cell table:formula="of:=SUM([.I471:.J471])" office:value-type="float" office:value="40655">
            <text:p>$ 40,655 </text:p>
          </table:table-cell>
          <table:table-cell table:formula="of:=[.K471]/[.H471]" office:value-type="float" office:value="991.585365853659">
            <text:p>$ 99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165">
            <text:p>2165</text:p>
          </table:table-cell>
          <table:table-cell table:style-name="ce1" office:value-type="string">
            <text:p>HIGH_POINT_REGIONAL</text:p>
          </table:table-cell>
          <table:table-cell table:style-name="ce4" office:value-type="float" office:value="53">
            <text:p>53</text:p>
          </table:table-cell>
          <table:table-cell table:style-name="ce4"/>
          <table:table-cell table:style-name="ce4" table:formula="of:=SUM([.F472:.G472])" office:value-type="float" office:value="53">
            <text:p>53</text:p>
          </table:table-cell>
          <table:table-cell table:style-name="ce6" office:value-type="float" office:value="56">
            <text:p>$ 56 </text:p>
          </table:table-cell>
          <table:table-cell table:style-name="ce6" office:value-type="float" office:value="111">
            <text:p>$ 111 </text:p>
          </table:table-cell>
          <table:table-cell table:formula="of:=SUM([.I472:.J472])" office:value-type="float" office:value="167">
            <text:p>$ 167 </text:p>
          </table:table-cell>
          <table:table-cell table:formula="of:=[.K472]/[.H472]" office:value-type="float" office:value="3.15094339622641">
            <text:p>$ 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240">
            <text:p>2240</text:p>
          </table:table-cell>
          <table:table-cell table:style-name="ce1" office:value-type="string">
            <text:p>HOPATCONG</text:p>
          </table:table-cell>
          <table:table-cell/>
          <table:table-cell table:style-name="ce4" office:value-type="float" office:value="227">
            <text:p>227</text:p>
          </table:table-cell>
          <table:table-cell table:style-name="ce4" table:formula="of:=SUM([.F473:.G473])" office:value-type="float" office:value="227">
            <text:p>227</text:p>
          </table:table-cell>
          <table:table-cell table:style-name="ce6" office:value-type="float" office:value="193061">
            <text:p>$ 193,061 </text:p>
          </table:table-cell>
          <table:table-cell table:style-name="ce6" office:value-type="float" office:value="56123">
            <text:p>$ 56,123 </text:p>
          </table:table-cell>
          <table:table-cell table:formula="of:=SUM([.I473:.J473])" office:value-type="float" office:value="249184">
            <text:p>$ 249,184 </text:p>
          </table:table-cell>
          <table:table-cell table:formula="of:=[.K473]/[.H473]" office:value-type="float" office:value="1097.7268722467">
            <text:p>$ 1,0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465">
            <text:p>2465</text:p>
          </table:table-cell>
          <table:table-cell table:style-name="ce1" office:value-type="string">
            <text:p>KITTATINNY_REGIONAL</text:p>
          </table:table-cell>
          <table:table-cell/>
          <table:table-cell table:style-name="ce4" office:value-type="float" office:value="34">
            <text:p>34</text:p>
          </table:table-cell>
          <table:table-cell table:style-name="ce4" table:formula="of:=SUM([.F474:.G474])" office:value-type="float" office:value="34">
            <text:p>34</text:p>
          </table:table-cell>
          <table:table-cell table:style-name="ce6" office:value-type="float" office:value="19365">
            <text:p>$ 19,365 </text:p>
          </table:table-cell>
          <table:table-cell table:style-name="ce6" office:value-type="float" office:value="0">
            <text:p>$ 0 </text:p>
          </table:table-cell>
          <table:table-cell table:formula="of:=SUM([.I474:.J474])" office:value-type="float" office:value="19365">
            <text:p>$ 19,365 </text:p>
          </table:table-cell>
          <table:table-cell table:formula="of:=[.K474]/[.H474]" office:value-type="float" office:value="569.558823529412">
            <text:p>$ 57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615">
            <text:p>2615</text:p>
          </table:table-cell>
          <table:table-cell table:style-name="ce1" office:value-type="string">
            <text:p>LENAPE_VALLEY_REGIONAL_H._S._DISTRICT</text:p>
          </table:table-cell>
          <table:table-cell/>
          <table:table-cell table:style-name="ce4" office:value-type="float" office:value="29">
            <text:p>29</text:p>
          </table:table-cell>
          <table:table-cell table:style-name="ce4" table:formula="of:=SUM([.F475:.G475])" office:value-type="float" office:value="29">
            <text:p>29</text:p>
          </table:table-cell>
          <table:table-cell table:style-name="ce6" office:value-type="float" office:value="16335">
            <text:p>$ 16,335 </text:p>
          </table:table-cell>
          <table:table-cell table:style-name="ce6" office:value-type="float" office:value="0">
            <text:p>$ 0 </text:p>
          </table:table-cell>
          <table:table-cell table:formula="of:=SUM([.I475:.J475])" office:value-type="float" office:value="16335">
            <text:p>$ 16,335 </text:p>
          </table:table-cell>
          <table:table-cell table:formula="of:=[.K475]/[.H475]" office:value-type="float" office:value="563.275862068965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300">
            <text:p>3300</text:p>
          </table:table-cell>
          <table:table-cell table:style-name="ce1" office:value-type="string">
            <text:p>MONTAGUE_TOWNSHIP</text:p>
          </table:table-cell>
          <table:table-cell/>
          <table:table-cell table:style-name="ce4" office:value-type="float" office:value="71">
            <text:p>71</text:p>
          </table:table-cell>
          <table:table-cell table:style-name="ce4" table:formula="of:=SUM([.F476:.G476])" office:value-type="float" office:value="71">
            <text:p>71</text:p>
          </table:table-cell>
          <table:table-cell table:style-name="ce6" office:value-type="float" office:value="65486">
            <text:p>$ 65,486 </text:p>
          </table:table-cell>
          <table:table-cell table:style-name="ce6" office:value-type="float" office:value="23112">
            <text:p>$ 23,112 </text:p>
          </table:table-cell>
          <table:table-cell table:formula="of:=SUM([.I476:.J476])" office:value-type="float" office:value="88598">
            <text:p>$ 88,598 </text:p>
          </table:table-cell>
          <table:table-cell table:formula="of:=[.K476]/[.H476]" office:value-type="float" office:value="1247.85915492958">
            <text:p>$ 1,24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590">
            <text:p>3590</text:p>
          </table:table-cell>
          <table:table-cell table:style-name="ce1" office:value-type="string">
            <text:p>NEWTON_TOWN</text:p>
          </table:table-cell>
          <table:table-cell/>
          <table:table-cell table:style-name="ce4" office:value-type="float" office:value="251">
            <text:p>251</text:p>
          </table:table-cell>
          <table:table-cell table:style-name="ce4" table:formula="of:=SUM([.F477:.G477])" office:value-type="float" office:value="251">
            <text:p>251</text:p>
          </table:table-cell>
          <table:table-cell table:style-name="ce6" office:value-type="float" office:value="236306">
            <text:p>$ 236,306 </text:p>
          </table:table-cell>
          <table:table-cell table:style-name="ce6" office:value-type="float" office:value="65267">
            <text:p>$ 65,267 </text:p>
          </table:table-cell>
          <table:table-cell table:formula="of:=SUM([.I477:.J477])" office:value-type="float" office:value="301573">
            <text:p>$ 301,573 </text:p>
          </table:table-cell>
          <table:table-cell table:formula="of:=[.K477]/[.H477]" office:value-type="float" office:value="1201.48605577689">
            <text:p>$ 1,2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840">
            <text:p>3840</text:p>
          </table:table-cell>
          <table:table-cell table:style-name="ce1" office:value-type="string">
            <text:p>OGDENSBURG_BORO</text:p>
          </table:table-cell>
          <table:table-cell/>
          <table:table-cell table:style-name="ce4" office:value-type="float" office:value="25">
            <text:p>25</text:p>
          </table:table-cell>
          <table:table-cell table:style-name="ce4" table:formula="of:=SUM([.F478:.G478])" office:value-type="float" office:value="25">
            <text:p>25</text:p>
          </table:table-cell>
          <table:table-cell table:style-name="ce6" office:value-type="float" office:value="27069">
            <text:p>$ 27,069 </text:p>
          </table:table-cell>
          <table:table-cell table:style-name="ce6" office:value-type="float" office:value="6181">
            <text:p>$ 6,181 </text:p>
          </table:table-cell>
          <table:table-cell table:formula="of:=SUM([.I478:.J478])" office:value-type="float" office:value="33250">
            <text:p>$ 33,250 </text:p>
          </table:table-cell>
          <table:table-cell table:formula="of:=[.K478]/[.H478]" office:value-type="float" office:value="1330">
            <text:p>$ 1,33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030">
            <text:p>5030</text:p>
          </table:table-cell>
          <table:table-cell table:style-name="ce1" office:value-type="string">
            <text:p>STANHOPE_BORO</text:p>
          </table:table-cell>
          <table:table-cell/>
          <table:table-cell table:style-name="ce4" office:value-type="float" office:value="23">
            <text:p>23</text:p>
          </table:table-cell>
          <table:table-cell table:style-name="ce4" table:formula="of:=SUM([.F479:.G479])" office:value-type="float" office:value="23">
            <text:p>23</text:p>
          </table:table-cell>
          <table:table-cell table:style-name="ce6" office:value-type="float" office:value="17330">
            <text:p>$ 17,330 </text:p>
          </table:table-cell>
          <table:table-cell table:style-name="ce6" office:value-type="float" office:value="5687">
            <text:p>$ 5,687 </text:p>
          </table:table-cell>
          <table:table-cell table:formula="of:=SUM([.I479:.J479])" office:value-type="float" office:value="23017">
            <text:p>$ 23,017 </text:p>
          </table:table-cell>
          <table:table-cell table:formula="of:=[.K479]/[.H479]" office:value-type="float" office:value="1000.73913043478">
            <text:p>$ 1,00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040">
            <text:p>5040</text:p>
          </table:table-cell>
          <table:table-cell table:style-name="ce1" office:value-type="string">
            <text:p>STILLWATER_TOWNSHIP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480:.G480])" office:value-type="float" office:value="26">
            <text:p>26</text:p>
          </table:table-cell>
          <table:table-cell table:style-name="ce6" office:value-type="float" office:value="20240">
            <text:p>$ 20,240 </text:p>
          </table:table-cell>
          <table:table-cell table:style-name="ce6" office:value-type="float" office:value="6428">
            <text:p>$ 6,428 </text:p>
          </table:table-cell>
          <table:table-cell table:formula="of:=SUM([.I480:.J480])" office:value-type="float" office:value="26668">
            <text:p>$ 26,668 </text:p>
          </table:table-cell>
          <table:table-cell table:formula="of:=[.K480]/[.H480]" office:value-type="float" office:value="1025.69230769231">
            <text:p>$ 1,02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100">
            <text:p>5100</text:p>
          </table:table-cell>
          <table:table-cell table:style-name="ce1" office:value-type="string">
            <text:p>SUSSEX-WANTAGE_REGIONAL</text:p>
          </table:table-cell>
          <table:table-cell/>
          <table:table-cell table:style-name="ce4" office:value-type="float" office:value="166">
            <text:p>166</text:p>
          </table:table-cell>
          <table:table-cell table:style-name="ce4" table:formula="of:=SUM([.F481:.G481])" office:value-type="float" office:value="166">
            <text:p>166</text:p>
          </table:table-cell>
          <table:table-cell table:style-name="ce6" office:value-type="float" office:value="135832">
            <text:p>$ 135,832 </text:p>
          </table:table-cell>
          <table:table-cell table:style-name="ce6" office:value-type="float" office:value="41041">
            <text:p>$ 41,041 </text:p>
          </table:table-cell>
          <table:table-cell table:formula="of:=SUM([.I481:.J481])" office:value-type="float" office:value="176873">
            <text:p>$ 176,873 </text:p>
          </table:table-cell>
          <table:table-cell table:formula="of:=[.K481]/[.H481]" office:value-type="float" office:value="1065.5">
            <text:p>$ 1,06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110">
            <text:p>5110</text:p>
          </table:table-cell>
          <table:table-cell table:style-name="ce1" office:value-type="string">
            <text:p>SUSSEX_COUNTY_VOCATIONAL</text:p>
          </table:table-cell>
          <table:table-cell/>
          <table:table-cell table:style-name="ce4" office:value-type="float" office:value="34">
            <text:p>34</text:p>
          </table:table-cell>
          <table:table-cell table:style-name="ce4" table:formula="of:=SUM([.F482:.G482])" office:value-type="float" office:value="34">
            <text:p>34</text:p>
          </table:table-cell>
          <table:table-cell table:style-name="ce6" office:value-type="float" office:value="44388">
            <text:p>$ 44,388 </text:p>
          </table:table-cell>
          <table:table-cell table:style-name="ce6" office:value-type="float" office:value="8283">
            <text:p>$ 8,283 </text:p>
          </table:table-cell>
          <table:table-cell table:formula="of:=SUM([.I482:.J482])" office:value-type="float" office:value="52671">
            <text:p>$ 52,671 </text:p>
          </table:table-cell>
          <table:table-cell table:formula="of:=[.K482]/[.H482]" office:value-type="float" office:value="1549.14705882353">
            <text:p>$ 1,54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360">
            <text:p>5360</text:p>
          </table:table-cell>
          <table:table-cell table:style-name="ce1" office:value-type="string">
            <text:p>VERNON_TOWNSHIP</text:p>
          </table:table-cell>
          <table:table-cell table:style-name="ce4" office:value-type="float" office:value="171">
            <text:p>171</text:p>
          </table:table-cell>
          <table:table-cell table:style-name="ce4"/>
          <table:table-cell table:style-name="ce4" table:formula="of:=SUM([.F483:.G483])" office:value-type="float" office:value="171">
            <text:p>171</text:p>
          </table:table-cell>
          <table:table-cell table:style-name="ce6" office:value-type="float" office:value="145287">
            <text:p>$ 145,287 </text:p>
          </table:table-cell>
          <table:table-cell table:style-name="ce6" office:value-type="float" office:value="0">
            <text:p>$ 0 </text:p>
          </table:table-cell>
          <table:table-cell table:formula="of:=SUM([.I483:.J483])" office:value-type="float" office:value="145287">
            <text:p>$ 145,287 </text:p>
          </table:table-cell>
          <table:table-cell table:formula="of:=[.K483]/[.H483]" office:value-type="float" office:value="849.631578947368">
            <text:p>$ 85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435">
            <text:p>5435</text:p>
          </table:table-cell>
          <table:table-cell table:style-name="ce1" office:value-type="string">
            <text:p>WALLKILL_VALLEY_REGIONAL</text:p>
          </table:table-cell>
          <table:table-cell/>
          <table:table-cell table:style-name="ce4" office:value-type="float" office:value="41">
            <text:p>41</text:p>
          </table:table-cell>
          <table:table-cell table:style-name="ce4" table:formula="of:=SUM([.F484:.G484])" office:value-type="float" office:value="41">
            <text:p>41</text:p>
          </table:table-cell>
          <table:table-cell table:style-name="ce6" office:value-type="float" office:value="30587">
            <text:p>$ 30,587 </text:p>
          </table:table-cell>
          <table:table-cell table:style-name="ce6" office:value-type="float" office:value="10137">
            <text:p>$ 10,137 </text:p>
          </table:table-cell>
          <table:table-cell table:formula="of:=SUM([.I484:.J484])" office:value-type="float" office:value="40724">
            <text:p>$ 40,724 </text:p>
          </table:table-cell>
          <table:table-cell table:formula="of:=[.K484]/[.H484]" office:value-type="float" office:value="993.268292682927">
            <text:p>$ 99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7850">
            <text:p>7850</text:p>
          </table:table-cell>
          <table:table-cell table:style-name="ce1" office:value-type="string">
            <text:p>SUSSEX_COUNTY_CHARTER_SCHOOL_FOR_TECH</text:p>
          </table:table-cell>
          <table:table-cell/>
          <table:table-cell table:style-name="ce4" office:value-type="float" office:value="11">
            <text:p>11</text:p>
          </table:table-cell>
          <table:table-cell table:style-name="ce4" table:formula="of:=SUM([.F485:.G485])" office:value-type="float" office:value="11">
            <text:p>11</text:p>
          </table:table-cell>
          <table:table-cell table:style-name="ce6" office:value-type="float" office:value="10198">
            <text:p>$ 10,198 </text:p>
          </table:table-cell>
          <table:table-cell table:style-name="ce6" office:value-type="float" office:value="2720">
            <text:p>$ 2,720 </text:p>
          </table:table-cell>
          <table:table-cell table:formula="of:=SUM([.I485:.J485])" office:value-type="float" office:value="12918">
            <text:p>$ 12,918 </text:p>
          </table:table-cell>
          <table:table-cell table:formula="of:=[.K485]/[.H485]" office:value-type="float" office:value="1174.36363636364">
            <text:p>$ 1,17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850">
            <text:p>850</text:p>
          </table:table-cell>
          <table:table-cell table:style-name="ce1" office:value-type="string">
            <text:p>CLARK_TOWNSHIP</text:p>
          </table:table-cell>
          <table:table-cell/>
          <table:table-cell table:style-name="ce4" office:value-type="float" office:value="58">
            <text:p>58</text:p>
          </table:table-cell>
          <table:table-cell table:style-name="ce4" table:formula="of:=SUM([.F486:.G486])" office:value-type="float" office:value="58">
            <text:p>58</text:p>
          </table:table-cell>
          <table:table-cell table:style-name="ce6" office:value-type="float" office:value="32668">
            <text:p>$ 32,668 </text:p>
          </table:table-cell>
          <table:table-cell table:style-name="ce6" office:value-type="float" office:value="0">
            <text:p>$ 0 </text:p>
          </table:table-cell>
          <table:table-cell table:formula="of:=SUM([.I486:.J486])" office:value-type="float" office:value="32668">
            <text:p>$ 32,668 </text:p>
          </table:table-cell>
          <table:table-cell table:formula="of:=[.K486]/[.H486]" office:value-type="float" office:value="563.241379310345">
            <text:p>$ 56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980">
            <text:p>980</text:p>
          </table:table-cell>
          <table:table-cell table:style-name="ce1" office:value-type="string">
            <text:p>CRANFORD_TOWNSHIP</text:p>
          </table:table-cell>
          <table:table-cell table:style-name="ce4" office:value-type="float" office:value="95">
            <text:p>95</text:p>
          </table:table-cell>
          <table:table-cell table:style-name="ce4"/>
          <table:table-cell table:style-name="ce4" table:formula="of:=SUM([.F487:.G487])" office:value-type="float" office:value="95">
            <text:p>95</text:p>
          </table:table-cell>
          <table:table-cell table:style-name="ce6" office:value-type="float" office:value="63477">
            <text:p>$ 63,477 </text:p>
          </table:table-cell>
          <table:table-cell table:style-name="ce6" office:value-type="float" office:value="0">
            <text:p>$ 0 </text:p>
          </table:table-cell>
          <table:table-cell table:formula="of:=SUM([.I487:.J487])" office:value-type="float" office:value="63477">
            <text:p>$ 63,477 </text:p>
          </table:table-cell>
          <table:table-cell table:formula="of:=[.K487]/[.H487]" office:value-type="float" office:value="668.178947368421">
            <text:p>$ 66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1320">
            <text:p>1320</text:p>
          </table:table-cell>
          <table:table-cell table:style-name="ce1" office:value-type="string">
            <text:p>ELIZABETH_CITY</text:p>
          </table:table-cell>
          <table:table-cell table:style-name="ce4" office:value-type="float" office:value="4251">
            <text:p>4,251</text:p>
          </table:table-cell>
          <table:table-cell table:style-name="ce4"/>
          <table:table-cell table:style-name="ce4" table:formula="of:=SUM([.F488:.G488])" office:value-type="float" office:value="4251">
            <text:p>4,251</text:p>
          </table:table-cell>
          <table:table-cell table:style-name="ce6" office:value-type="float" office:value="8468496">
            <text:p>$ 8,468,496 </text:p>
          </table:table-cell>
          <table:table-cell table:style-name="ce6" office:value-type="float" office:value="6123444">
            <text:p>$ 6,123,444 </text:p>
          </table:table-cell>
          <table:table-cell table:formula="of:=SUM([.I488:.J488])" office:value-type="float" office:value="14591940">
            <text:p>$ 14,591,940 </text:p>
          </table:table-cell>
          <table:table-cell table:formula="of:=[.K488]/[.H488]" office:value-type="float" office:value="3432.58997882851">
            <text:p>$ 3,4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1710">
            <text:p>1710</text:p>
          </table:table-cell>
          <table:table-cell table:style-name="ce1" office:value-type="string">
            <text:p>GARWOOD_BORO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489:.G489])" office:value-type="float" office:value="26">
            <text:p>26</text:p>
          </table:table-cell>
          <table:table-cell table:style-name="ce6" office:value-type="float" office:value="22115">
            <text:p>$ 22,115 </text:p>
          </table:table-cell>
          <table:table-cell table:style-name="ce6" office:value-type="float" office:value="6428">
            <text:p>$ 6,428 </text:p>
          </table:table-cell>
          <table:table-cell table:formula="of:=SUM([.I489:.J489])" office:value-type="float" office:value="28543">
            <text:p>$ 28,543 </text:p>
          </table:table-cell>
          <table:table-cell table:formula="of:=[.K489]/[.H489]" office:value-type="float" office:value="1097.80769230769">
            <text:p>$ 1,09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190">
            <text:p>2190</text:p>
          </table:table-cell>
          <table:table-cell table:style-name="ce1" office:value-type="string">
            <text:p>HILLSIDE_TOWNSHIP</text:p>
          </table:table-cell>
          <table:table-cell table:style-name="ce4" office:value-type="float" office:value="402">
            <text:p>402</text:p>
          </table:table-cell>
          <table:table-cell table:style-name="ce4"/>
          <table:table-cell table:style-name="ce4" table:formula="of:=SUM([.F490:.G490])" office:value-type="float" office:value="402">
            <text:p>402</text:p>
          </table:table-cell>
          <table:table-cell table:style-name="ce6" office:value-type="float" office:value="526900">
            <text:p>$ 526,900 </text:p>
          </table:table-cell>
          <table:table-cell table:style-name="ce6" office:value-type="float" office:value="339624">
            <text:p>$ 339,624 </text:p>
          </table:table-cell>
          <table:table-cell table:formula="of:=SUM([.I490:.J490])" office:value-type="float" office:value="866524">
            <text:p>$ 866,524 </text:p>
          </table:table-cell>
          <table:table-cell table:formula="of:=[.K490]/[.H490]" office:value-type="float" office:value="2155.53233830846">
            <text:p>$ 2,15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420">
            <text:p>2420</text:p>
          </table:table-cell>
          <table:table-cell table:style-name="ce1" office:value-type="string">
            <text:p>KENILWORTH_BORO</text:p>
          </table:table-cell>
          <table:table-cell/>
          <table:table-cell table:style-name="ce4" office:value-type="float" office:value="145">
            <text:p>145</text:p>
          </table:table-cell>
          <table:table-cell table:style-name="ce4" table:formula="of:=SUM([.F491:.G491])" office:value-type="float" office:value="145">
            <text:p>145</text:p>
          </table:table-cell>
          <table:table-cell table:style-name="ce6" office:value-type="float" office:value="120245">
            <text:p>$ 120,245 </text:p>
          </table:table-cell>
          <table:table-cell table:style-name="ce6" office:value-type="float" office:value="35849">
            <text:p>$ 35,849 </text:p>
          </table:table-cell>
          <table:table-cell table:formula="of:=SUM([.I491:.J491])" office:value-type="float" office:value="156094">
            <text:p>$ 156,094 </text:p>
          </table:table-cell>
          <table:table-cell table:formula="of:=[.K491]/[.H491]" office:value-type="float" office:value="1076.51034482759">
            <text:p>$ 1,07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660">
            <text:p>2660</text:p>
          </table:table-cell>
          <table:table-cell table:style-name="ce1" office:value-type="string">
            <text:p>LINDEN_CITY</text:p>
          </table:table-cell>
          <table:table-cell table:style-name="ce4" office:value-type="float" office:value="781">
            <text:p>781</text:p>
          </table:table-cell>
          <table:table-cell table:style-name="ce4"/>
          <table:table-cell table:style-name="ce4" table:formula="of:=SUM([.F492:.G492])" office:value-type="float" office:value="781">
            <text:p>781</text:p>
          </table:table-cell>
          <table:table-cell table:style-name="ce6" office:value-type="float" office:value="1059223">
            <text:p>$ 1,059,223 </text:p>
          </table:table-cell>
          <table:table-cell table:style-name="ce6" office:value-type="float" office:value="676145">
            <text:p>$ 676,145 </text:p>
          </table:table-cell>
          <table:table-cell table:formula="of:=SUM([.I492:.J492])" office:value-type="float" office:value="1735368">
            <text:p>$ 1,735,368 </text:p>
          </table:table-cell>
          <table:table-cell table:formula="of:=[.K492]/[.H492]" office:value-type="float" office:value="2221.98207426376">
            <text:p>$ 2,22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160">
            <text:p>4160</text:p>
          </table:table-cell>
          <table:table-cell table:style-name="ce1" office:value-type="string">
            <text:p>PLAINFIELD_CITY</text:p>
          </table:table-cell>
          <table:table-cell table:style-name="ce4" office:value-type="float" office:value="1554">
            <text:p>1,554</text:p>
          </table:table-cell>
          <table:table-cell table:style-name="ce4"/>
          <table:table-cell table:style-name="ce4" table:formula="of:=SUM([.F493:.G493])" office:value-type="float" office:value="1554">
            <text:p>1,554</text:p>
          </table:table-cell>
          <table:table-cell table:style-name="ce6" office:value-type="float" office:value="2539230">
            <text:p>$ 2,539,230 </text:p>
          </table:table-cell>
          <table:table-cell table:style-name="ce6" office:value-type="float" office:value="1560798">
            <text:p>$ 1,560,798 </text:p>
          </table:table-cell>
          <table:table-cell table:formula="of:=SUM([.I493:.J493])" office:value-type="float" office:value="4100028">
            <text:p>$ 4,100,028 </text:p>
          </table:table-cell>
          <table:table-cell table:formula="of:=[.K493]/[.H493]" office:value-type="float" office:value="2638.37065637066">
            <text:p>$ 2,638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290">
            <text:p>4290</text:p>
          </table:table-cell>
          <table:table-cell table:style-name="ce1" office:value-type="string">
            <text:p>RAHWAY_CITY</text:p>
          </table:table-cell>
          <table:table-cell table:style-name="ce4" office:value-type="float" office:value="461">
            <text:p>461</text:p>
          </table:table-cell>
          <table:table-cell table:style-name="ce4"/>
          <table:table-cell table:style-name="ce4" table:formula="of:=SUM([.F494:.G494])" office:value-type="float" office:value="461">
            <text:p>461</text:p>
          </table:table-cell>
          <table:table-cell table:style-name="ce6" office:value-type="float" office:value="587176">
            <text:p>$ 587,176 </text:p>
          </table:table-cell>
          <table:table-cell table:style-name="ce6" office:value-type="float" office:value="383960">
            <text:p>$ 383,960 </text:p>
          </table:table-cell>
          <table:table-cell table:formula="of:=SUM([.I494:.J494])" office:value-type="float" office:value="971136">
            <text:p>$ 971,136 </text:p>
          </table:table-cell>
          <table:table-cell table:formula="of:=[.K494]/[.H494]" office:value-type="float" office:value="2106.58568329718">
            <text:p>$ 2,10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540">
            <text:p>4540</text:p>
          </table:table-cell>
          <table:table-cell table:style-name="ce1" office:value-type="string">
            <text:p>ROSELLE_BORO</text:p>
          </table:table-cell>
          <table:table-cell table:style-name="ce4" office:value-type="float" office:value="475">
            <text:p>475</text:p>
          </table:table-cell>
          <table:table-cell table:style-name="ce4"/>
          <table:table-cell table:style-name="ce4" table:formula="of:=SUM([.F495:.G495])" office:value-type="float" office:value="475">
            <text:p>475</text:p>
          </table:table-cell>
          <table:table-cell table:style-name="ce6" office:value-type="float" office:value="615578">
            <text:p>$ 615,578 </text:p>
          </table:table-cell>
          <table:table-cell table:style-name="ce6" office:value-type="float" office:value="400690">
            <text:p>$ 400,690 </text:p>
          </table:table-cell>
          <table:table-cell table:formula="of:=SUM([.I495:.J495])" office:value-type="float" office:value="1016268">
            <text:p>$ 1,016,268 </text:p>
          </table:table-cell>
          <table:table-cell table:formula="of:=[.K495]/[.H495]" office:value-type="float" office:value="2139.51157894737">
            <text:p>$ 2,14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550">
            <text:p>4550</text:p>
          </table:table-cell>
          <table:table-cell table:style-name="ce1" office:value-type="string">
            <text:p>ROSELLE_PARK_BORO</text:p>
          </table:table-cell>
          <table:table-cell/>
          <table:table-cell table:style-name="ce4" office:value-type="float" office:value="336">
            <text:p>336</text:p>
          </table:table-cell>
          <table:table-cell table:style-name="ce4" table:formula="of:=SUM([.F496:.G496])" office:value-type="float" office:value="336">
            <text:p>336</text:p>
          </table:table-cell>
          <table:table-cell table:style-name="ce6" office:value-type="float" office:value="301186">
            <text:p>$ 301,186 </text:p>
          </table:table-cell>
          <table:table-cell table:style-name="ce6" office:value-type="float" office:value="88108">
            <text:p>$ 88,108 </text:p>
          </table:table-cell>
          <table:table-cell table:formula="of:=SUM([.I496:.J496])" office:value-type="float" office:value="389294">
            <text:p>$ 389,294 </text:p>
          </table:table-cell>
          <table:table-cell table:formula="of:=[.K496]/[.H496]" office:value-type="float" office:value="1158.6130952381">
            <text:p>$ 1,15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670">
            <text:p>4670</text:p>
          </table:table-cell>
          <table:table-cell table:style-name="ce1" office:value-type="string">
            <text:p>SCOTCH_PLAINS-FANWOOD</text:p>
          </table:table-cell>
          <table:table-cell table:style-name="ce4" office:value-type="float" office:value="139">
            <text:p>139</text:p>
          </table:table-cell>
          <table:table-cell table:style-name="ce4"/>
          <table:table-cell table:style-name="ce4" table:formula="of:=SUM([.F497:.G497])" office:value-type="float" office:value="139">
            <text:p>139</text:p>
          </table:table-cell>
          <table:table-cell table:style-name="ce6" office:value-type="float" office:value="99017">
            <text:p>$ 99,017 </text:p>
          </table:table-cell>
          <table:table-cell table:style-name="ce6" office:value-type="float" office:value="0">
            <text:p>$ 0 </text:p>
          </table:table-cell>
          <table:table-cell table:formula="of:=SUM([.I497:.J497])" office:value-type="float" office:value="99017">
            <text:p>$ 99,017 </text:p>
          </table:table-cell>
          <table:table-cell table:formula="of:=[.K497]/[.H497]" office:value-type="float" office:value="712.352517985612">
            <text:p>$ 71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000">
            <text:p>5000</text:p>
          </table:table-cell>
          <table:table-cell table:style-name="ce1" office:value-type="string">
            <text:p>SPRINGFIELD_TOWNSHIP</text:p>
          </table:table-cell>
          <table:table-cell/>
          <table:table-cell table:style-name="ce4" office:value-type="float" office:value="62">
            <text:p>62</text:p>
          </table:table-cell>
          <table:table-cell table:style-name="ce4" table:formula="of:=SUM([.F498:.G498])" office:value-type="float" office:value="62">
            <text:p>62</text:p>
          </table:table-cell>
          <table:table-cell table:style-name="ce6" office:value-type="float" office:value="40067">
            <text:p>$ 40,067 </text:p>
          </table:table-cell>
          <table:table-cell table:style-name="ce6" office:value-type="float" office:value="0">
            <text:p>$ 0 </text:p>
          </table:table-cell>
          <table:table-cell table:formula="of:=SUM([.I498:.J498])" office:value-type="float" office:value="40067">
            <text:p>$ 40,067 </text:p>
          </table:table-cell>
          <table:table-cell table:formula="of:=[.K498]/[.H498]" office:value-type="float" office:value="646.241935483871">
            <text:p>$ 6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090">
            <text:p>5090</text:p>
          </table:table-cell>
          <table:table-cell table:style-name="ce1" office:value-type="string">
            <text:p>SUMMIT_CITY</text:p>
          </table:table-cell>
          <table:table-cell table:style-name="ce4" office:value-type="float" office:value="142">
            <text:p>142</text:p>
          </table:table-cell>
          <table:table-cell table:style-name="ce4"/>
          <table:table-cell table:style-name="ce4" table:formula="of:=SUM([.F499:.G499])" office:value-type="float" office:value="142">
            <text:p>142</text:p>
          </table:table-cell>
          <table:table-cell table:style-name="ce6" office:value-type="float" office:value="98757">
            <text:p>$ 98,757 </text:p>
          </table:table-cell>
          <table:table-cell table:style-name="ce6" office:value-type="float" office:value="0">
            <text:p>$ 0 </text:p>
          </table:table-cell>
          <table:table-cell table:formula="of:=SUM([.I499:.J499])" office:value-type="float" office:value="98757">
            <text:p>$ 98,757 </text:p>
          </table:table-cell>
          <table:table-cell table:formula="of:=[.K499]/[.H499]" office:value-type="float" office:value="695.471830985916">
            <text:p>$ 69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260">
            <text:p>5260</text:p>
          </table:table-cell>
          <table:table-cell table:style-name="ce1" office:value-type="string">
            <text:p>UNION_COUNTY_VOCATIONAL</text:p>
          </table:table-cell>
          <table:table-cell/>
          <table:table-cell table:style-name="ce4" office:value-type="float" office:value="139">
            <text:p>139</text:p>
          </table:table-cell>
          <table:table-cell table:style-name="ce4" table:formula="of:=SUM([.F500:.G500])" office:value-type="float" office:value="139">
            <text:p>139</text:p>
          </table:table-cell>
          <table:table-cell table:style-name="ce6" office:value-type="float" office:value="105575">
            <text:p>$ 105,575 </text:p>
          </table:table-cell>
          <table:table-cell table:style-name="ce6" office:value-type="float" office:value="34366">
            <text:p>$ 34,366 </text:p>
          </table:table-cell>
          <table:table-cell table:formula="of:=SUM([.I500:.J500])" office:value-type="float" office:value="139941">
            <text:p>$ 139,941 </text:p>
          </table:table-cell>
          <table:table-cell table:formula="of:=[.K500]/[.H500]" office:value-type="float" office:value="1006.76978417266">
            <text:p>$ 1,00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290">
            <text:p>5290</text:p>
          </table:table-cell>
          <table:table-cell table:style-name="ce1" office:value-type="string">
            <text:p>UNION_TOWNSHIP</text:p>
          </table:table-cell>
          <table:table-cell table:style-name="ce4" office:value-type="float" office:value="550">
            <text:p>550</text:p>
          </table:table-cell>
          <table:table-cell table:style-name="ce4"/>
          <table:table-cell table:style-name="ce4" table:formula="of:=SUM([.F501:.G501])" office:value-type="float" office:value="550">
            <text:p>550</text:p>
          </table:table-cell>
          <table:table-cell table:style-name="ce6" office:value-type="float" office:value="708996">
            <text:p>$ 708,996 </text:p>
          </table:table-cell>
          <table:table-cell table:style-name="ce6" office:value-type="float" office:value="462591">
            <text:p>$ 462,591 </text:p>
          </table:table-cell>
          <table:table-cell table:formula="of:=SUM([.I501:.J501])" office:value-type="float" office:value="1171587">
            <text:p>$ 1,171,587 </text:p>
          </table:table-cell>
          <table:table-cell table:formula="of:=[.K501]/[.H501]" office:value-type="float" office:value="2130.15818181818">
            <text:p>$ 2,13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730">
            <text:p>5730</text:p>
          </table:table-cell>
          <table:table-cell table:style-name="ce1" office:value-type="string">
            <text:p>WESTFIELD</text:p>
          </table:table-cell>
          <table:table-cell table:style-name="ce4" office:value-type="float" office:value="193">
            <text:p>193</text:p>
          </table:table-cell>
          <table:table-cell table:style-name="ce4"/>
          <table:table-cell table:style-name="ce4" table:formula="of:=SUM([.F502:.G502])" office:value-type="float" office:value="193">
            <text:p>193</text:p>
          </table:table-cell>
          <table:table-cell table:style-name="ce6" office:value-type="float" office:value="165747">
            <text:p>$ 165,747 </text:p>
          </table:table-cell>
          <table:table-cell table:style-name="ce6" office:value-type="float" office:value="0">
            <text:p>$ 0 </text:p>
          </table:table-cell>
          <table:table-cell table:formula="of:=SUM([.I502:.J502])" office:value-type="float" office:value="165747">
            <text:p>$ 165,747 </text:p>
          </table:table-cell>
          <table:table-cell table:formula="of:=[.K502]/[.H502]" office:value-type="float" office:value="858.79274611399">
            <text:p>$ 85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810">
            <text:p>5810</text:p>
          </table:table-cell>
          <table:table-cell table:style-name="ce1" office:value-type="string">
            <text:p>WINFIELD_TOWNSHIP</text:p>
          </table:table-cell>
          <table:table-cell/>
          <table:table-cell table:style-name="ce4" office:value-type="float" office:value="14">
            <text:p>14</text:p>
          </table:table-cell>
          <table:table-cell table:style-name="ce4" table:formula="of:=SUM([.F503:.G503])" office:value-type="float" office:value="14">
            <text:p>14</text:p>
          </table:table-cell>
          <table:table-cell table:style-name="ce6" office:value-type="float" office:value="15304">
            <text:p>$ 15,304 </text:p>
          </table:table-cell>
          <table:table-cell table:style-name="ce6" office:value-type="float" office:value="3461">
            <text:p>$ 3,461 </text:p>
          </table:table-cell>
          <table:table-cell table:formula="of:=SUM([.I503:.J503])" office:value-type="float" office:value="18765">
            <text:p>$ 18,765 </text:p>
          </table:table-cell>
          <table:table-cell table:formula="of:=[.K503]/[.H503]" office:value-type="float" office:value="1340.35714285714">
            <text:p>$ 1,34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6031">
            <text:p>6031</text:p>
          </table:table-cell>
          <table:table-cell table:style-name="ce1" office:value-type="string">
            <text:p>THE_ELLEN_G._PRESSMAN_CHARTER_SCHOOL</text:p>
          </table:table-cell>
          <table:table-cell/>
          <table:table-cell table:style-name="ce4" office:value-type="float" office:value="42">
            <text:p>42</text:p>
          </table:table-cell>
          <table:table-cell table:style-name="ce4" table:formula="of:=SUM([.F504:.G504])" office:value-type="float" office:value="42">
            <text:p>42</text:p>
          </table:table-cell>
          <table:table-cell table:style-name="ce6" office:value-type="float" office:value="46096">
            <text:p>$ 46,096 </text:p>
          </table:table-cell>
          <table:table-cell table:style-name="ce6" office:value-type="float" office:value="22302">
            <text:p>$ 22,302 </text:p>
          </table:table-cell>
          <table:table-cell table:formula="of:=SUM([.I504:.J504])" office:value-type="float" office:value="68398">
            <text:p>$ 68,398 </text:p>
          </table:table-cell>
          <table:table-cell table:formula="of:=[.K504]/[.H504]" office:value-type="float" office:value="1628.52380952381">
            <text:p>$ 1,62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6217">
            <text:p>6217</text:p>
          </table:table-cell>
          <table:table-cell table:style-name="ce1" office:value-type="string">
            <text:p>CENTRAL_JERSEY_ARTS_CHARTER_SCHOOL</text:p>
          </table:table-cell>
          <table:table-cell/>
          <table:table-cell table:style-name="ce4" office:value-type="float" office:value="133">
            <text:p>133</text:p>
          </table:table-cell>
          <table:table-cell table:style-name="ce4" table:formula="of:=SUM([.F505:.G505])" office:value-type="float" office:value="133">
            <text:p>133</text:p>
          </table:table-cell>
          <table:table-cell table:style-name="ce6" office:value-type="float" office:value="93685">
            <text:p>$ 93,685 </text:p>
          </table:table-cell>
          <table:table-cell table:style-name="ce6" office:value-type="float" office:value="77515">
            <text:p>$ 77,515 </text:p>
          </table:table-cell>
          <table:table-cell table:formula="of:=SUM([.I505:.J505])" office:value-type="float" office:value="171200">
            <text:p>$ 171,200 </text:p>
          </table:table-cell>
          <table:table-cell table:formula="of:=[.K505]/[.H505]" office:value-type="float" office:value="1287.21804511278">
            <text:p>$ 1,2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7600">
            <text:p>7600</text:p>
          </table:table-cell>
          <table:table-cell table:style-name="ce1" office:value-type="string">
            <text:p>QUEEN_CITY_ACADEMY_CHARTER_SCHOOL</text:p>
          </table:table-cell>
          <table:table-cell/>
          <table:table-cell table:style-name="ce4" office:value-type="float" office:value="107">
            <text:p>107</text:p>
          </table:table-cell>
          <table:table-cell table:style-name="ce4" table:formula="of:=SUM([.F506:.G506])" office:value-type="float" office:value="107">
            <text:p>107</text:p>
          </table:table-cell>
          <table:table-cell table:style-name="ce6" office:value-type="float" office:value="118690">
            <text:p>$ 118,690 </text:p>
          </table:table-cell>
          <table:table-cell table:style-name="ce6" office:value-type="float" office:value="68119">
            <text:p>$ 68,119 </text:p>
          </table:table-cell>
          <table:table-cell table:formula="of:=SUM([.I506:.J506])" office:value-type="float" office:value="186809">
            <text:p>$ 186,809 </text:p>
          </table:table-cell>
          <table:table-cell table:formula="of:=[.K506]/[.H506]" office:value-type="float" office:value="1745.8785046729">
            <text:p>$ 1,74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8010">
            <text:p>8010</text:p>
          </table:table-cell>
          <table:table-cell table:style-name="ce1" office:value-type="string">
            <text:p>UNION_COUNTY_TEAMS_CHARTER_SCHOOL</text:p>
          </table:table-cell>
          <table:table-cell/>
          <table:table-cell table:style-name="ce4" office:value-type="float" office:value="180">
            <text:p>180</text:p>
          </table:table-cell>
          <table:table-cell table:style-name="ce4" table:formula="of:=SUM([.F507:.G507])" office:value-type="float" office:value="180">
            <text:p>180</text:p>
          </table:table-cell>
          <table:table-cell table:style-name="ce6" office:value-type="float" office:value="87406">
            <text:p>$ 87,406 </text:p>
          </table:table-cell>
          <table:table-cell table:style-name="ce6" office:value-type="float" office:value="35902">
            <text:p>$ 35,902 </text:p>
          </table:table-cell>
          <table:table-cell table:formula="of:=SUM([.I507:.J507])" office:value-type="float" office:value="123308">
            <text:p>$ 123,308 </text:p>
          </table:table-cell>
          <table:table-cell table:formula="of:=[.K507]/[.H507]" office:value-type="float" office:value="685.044444444445">
            <text:p>$ 6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0">
            <text:p>30</text:p>
          </table:table-cell>
          <table:table-cell table:style-name="ce1" office:value-type="string">
            <text:p>ALLAMUCHY_TOWNSHIP</text:p>
          </table:table-cell>
          <table:table-cell/>
          <table:table-cell table:style-name="ce4" office:value-type="float" office:value="26">
            <text:p>26</text:p>
          </table:table-cell>
          <table:table-cell table:style-name="ce4" table:formula="of:=SUM([.F508:.G508])" office:value-type="float" office:value="26">
            <text:p>26</text:p>
          </table:table-cell>
          <table:table-cell table:style-name="ce6" office:value-type="float" office:value="21514">
            <text:p>$ 21,514 </text:p>
          </table:table-cell>
          <table:table-cell table:style-name="ce6" office:value-type="float" office:value="6428">
            <text:p>$ 6,428 </text:p>
          </table:table-cell>
          <table:table-cell table:formula="of:=SUM([.I508:.J508])" office:value-type="float" office:value="27942">
            <text:p>$ 27,942 </text:p>
          </table:table-cell>
          <table:table-cell table:formula="of:=[.K508]/[.H508]" office:value-type="float" office:value="1074.69230769231">
            <text:p>$ 1,07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70">
            <text:p>70</text:p>
          </table:table-cell>
          <table:table-cell table:style-name="ce1" office:value-type="string">
            <text:p>ALPHA_BORO</text:p>
          </table:table-cell>
          <table:table-cell/>
          <table:table-cell table:style-name="ce4" office:value-type="float" office:value="28">
            <text:p>28</text:p>
          </table:table-cell>
          <table:table-cell table:style-name="ce4" table:formula="of:=SUM([.F509:.G509])" office:value-type="float" office:value="28">
            <text:p>28</text:p>
          </table:table-cell>
          <table:table-cell table:style-name="ce6" office:value-type="float" office:value="23633">
            <text:p>$ 23,633 </text:p>
          </table:table-cell>
          <table:table-cell table:style-name="ce6" office:value-type="float" office:value="6924">
            <text:p>$ 6,924 </text:p>
          </table:table-cell>
          <table:table-cell table:formula="of:=SUM([.I509:.J509])" office:value-type="float" office:value="30557">
            <text:p>$ 30,557 </text:p>
          </table:table-cell>
          <table:table-cell table:formula="of:=[.K509]/[.H509]" office:value-type="float" office:value="1091.32142857143">
            <text:p>$ 1,09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80">
            <text:p>280</text:p>
          </table:table-cell>
          <table:table-cell table:style-name="ce1" office:value-type="string">
            <text:p>BELVIDERE_TOWN</text:p>
          </table:table-cell>
          <table:table-cell/>
          <table:table-cell table:style-name="ce4" office:value-type="float" office:value="68">
            <text:p>68</text:p>
          </table:table-cell>
          <table:table-cell table:style-name="ce4" table:formula="of:=SUM([.F510:.G510])" office:value-type="float" office:value="68">
            <text:p>68</text:p>
          </table:table-cell>
          <table:table-cell table:style-name="ce6" office:value-type="float" office:value="54830">
            <text:p>$ 54,830 </text:p>
          </table:table-cell>
          <table:table-cell table:style-name="ce6" office:value-type="float" office:value="16812">
            <text:p>$ 16,812 </text:p>
          </table:table-cell>
          <table:table-cell table:formula="of:=SUM([.I510:.J510])" office:value-type="float" office:value="71642">
            <text:p>$ 71,642 </text:p>
          </table:table-cell>
          <table:table-cell table:formula="of:=[.K510]/[.H510]" office:value-type="float" office:value="1053.55882352941">
            <text:p>$ 1,05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BLAIRSTOWN_TOWNSHIP</text:p>
          </table:table-cell>
          <table:table-cell/>
          <table:table-cell table:style-name="ce4" office:value-type="float" office:value="53">
            <text:p>53</text:p>
          </table:table-cell>
          <table:table-cell table:style-name="ce4" table:formula="of:=SUM([.F511:.G511])" office:value-type="float" office:value="53">
            <text:p>53</text:p>
          </table:table-cell>
          <table:table-cell table:style-name="ce6" office:value-type="float" office:value="39822">
            <text:p>$ 39,822 </text:p>
          </table:table-cell>
          <table:table-cell table:style-name="ce6" office:value-type="float" office:value="13103">
            <text:p>$ 13,103 </text:p>
          </table:table-cell>
          <table:table-cell table:formula="of:=SUM([.I511:.J511])" office:value-type="float" office:value="52925">
            <text:p>$ 52,925 </text:p>
          </table:table-cell>
          <table:table-cell table:formula="of:=[.K511]/[.H511]" office:value-type="float" office:value="998.584905660377">
            <text:p>$ 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620">
            <text:p>1620</text:p>
          </table:table-cell>
          <table:table-cell table:style-name="ce1" office:value-type="string">
            <text:p>FRANKLIN_TOWNSHIP</text:p>
          </table:table-cell>
          <table:table-cell/>
          <table:table-cell table:style-name="ce4" office:value-type="float" office:value="11">
            <text:p>11</text:p>
          </table:table-cell>
          <table:table-cell table:style-name="ce4" table:formula="of:=SUM([.F512:.G512])" office:value-type="float" office:value="11">
            <text:p>11</text:p>
          </table:table-cell>
          <table:table-cell table:style-name="ce6" office:value-type="float" office:value="17887">
            <text:p>$ 17,887 </text:p>
          </table:table-cell>
          <table:table-cell table:style-name="ce6" office:value-type="float" office:value="0">
            <text:p>$ 0 </text:p>
          </table:table-cell>
          <table:table-cell table:formula="of:=SUM([.I512:.J512])" office:value-type="float" office:value="17887">
            <text:p>$ 17,887 </text:p>
          </table:table-cell>
          <table:table-cell table:formula="of:=[.K512]/[.H512]" office:value-type="float" office:value="1626.09090909091">
            <text:p>$ 1,62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785">
            <text:p>1785</text:p>
          </table:table-cell>
          <table:table-cell table:style-name="ce1" office:value-type="string">
            <text:p>GREAT_MEADOWS_REGIONAL</text:p>
          </table:table-cell>
          <table:table-cell/>
          <table:table-cell table:style-name="ce4" office:value-type="float" office:value="68">
            <text:p>68</text:p>
          </table:table-cell>
          <table:table-cell table:style-name="ce4" table:formula="of:=SUM([.F513:.G513])" office:value-type="float" office:value="68">
            <text:p>68</text:p>
          </table:table-cell>
          <table:table-cell table:style-name="ce6" office:value-type="float" office:value="51125">
            <text:p>$ 51,125 </text:p>
          </table:table-cell>
          <table:table-cell table:style-name="ce6" office:value-type="float" office:value="16812">
            <text:p>$ 16,812 </text:p>
          </table:table-cell>
          <table:table-cell table:formula="of:=SUM([.I513:.J513])" office:value-type="float" office:value="67937">
            <text:p>$ 67,937 </text:p>
          </table:table-cell>
          <table:table-cell table:formula="of:=[.K513]/[.H513]" office:value-type="float" office:value="999.073529411765">
            <text:p>$ 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840">
            <text:p>1840</text:p>
          </table:table-cell>
          <table:table-cell table:style-name="ce1" office:value-type="string">
            <text:p>GREENWICH_TOWNSHIP</text:p>
          </table:table-cell>
          <table:table-cell/>
          <table:table-cell table:style-name="ce4" office:value-type="float" office:value="31">
            <text:p>31</text:p>
          </table:table-cell>
          <table:table-cell table:style-name="ce4" table:formula="of:=SUM([.F514:.G514])" office:value-type="float" office:value="31">
            <text:p>31</text:p>
          </table:table-cell>
          <table:table-cell table:style-name="ce6" office:value-type="float" office:value="17629">
            <text:p>$ 17,629 </text:p>
          </table:table-cell>
          <table:table-cell table:style-name="ce6" office:value-type="float" office:value="0">
            <text:p>$ 0 </text:p>
          </table:table-cell>
          <table:table-cell table:formula="of:=SUM([.I514:.J514])" office:value-type="float" office:value="17629">
            <text:p>$ 17,629 </text:p>
          </table:table-cell>
          <table:table-cell table:formula="of:=[.K514]/[.H514]" office:value-type="float" office:value="568.677419354839">
            <text:p>$ 56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870">
            <text:p>1870</text:p>
          </table:table-cell>
          <table:table-cell table:style-name="ce1" office:value-type="string">
            <text:p>HACKETTSTOWN</text:p>
          </table:table-cell>
          <table:table-cell/>
          <table:table-cell table:style-name="ce4" office:value-type="float" office:value="250">
            <text:p>250</text:p>
          </table:table-cell>
          <table:table-cell table:style-name="ce4" table:formula="of:=SUM([.F515:.G515])" office:value-type="float" office:value="250">
            <text:p>250</text:p>
          </table:table-cell>
          <table:table-cell table:style-name="ce6" office:value-type="float" office:value="187906">
            <text:p>$ 187,906 </text:p>
          </table:table-cell>
          <table:table-cell table:style-name="ce6" office:value-type="float" office:value="61810">
            <text:p>$ 61,810 </text:p>
          </table:table-cell>
          <table:table-cell table:formula="of:=SUM([.I515:.J515])" office:value-type="float" office:value="249716">
            <text:p>$ 249,716 </text:p>
          </table:table-cell>
          <table:table-cell table:formula="of:=[.K515]/[.H515]" office:value-type="float" office:value="998.864">
            <text:p>$ 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040">
            <text:p>2040</text:p>
          </table:table-cell>
          <table:table-cell table:style-name="ce1" office:value-type="string">
            <text:p>HARMONY_TOWNSHIP</text:p>
          </table:table-cell>
          <table:table-cell/>
          <table:table-cell table:style-name="ce4" office:value-type="float" office:value="37">
            <text:p>37</text:p>
          </table:table-cell>
          <table:table-cell table:style-name="ce4" table:formula="of:=SUM([.F516:.G516])" office:value-type="float" office:value="37">
            <text:p>37</text:p>
          </table:table-cell>
          <table:table-cell table:style-name="ce6" office:value-type="float" office:value="27368">
            <text:p>$ 27,368 </text:p>
          </table:table-cell>
          <table:table-cell table:style-name="ce6" office:value-type="float" office:value="9148">
            <text:p>$ 9,148 </text:p>
          </table:table-cell>
          <table:table-cell table:formula="of:=SUM([.I516:.J516])" office:value-type="float" office:value="36516">
            <text:p>$ 36,516 </text:p>
          </table:table-cell>
          <table:table-cell table:formula="of:=[.K516]/[.H516]" office:value-type="float" office:value="986.918918918919">
            <text:p>$ 987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470">
            <text:p>2470</text:p>
          </table:table-cell>
          <table:table-cell table:style-name="ce1" office:value-type="string">
            <text:p>KNOWLTON_TOWNSHIP</text:p>
          </table:table-cell>
          <table:table-cell/>
          <table:table-cell table:style-name="ce4" office:value-type="float" office:value="20">
            <text:p>20</text:p>
          </table:table-cell>
          <table:table-cell table:style-name="ce4" table:formula="of:=SUM([.F517:.G517])" office:value-type="float" office:value="20">
            <text:p>20</text:p>
          </table:table-cell>
          <table:table-cell table:style-name="ce6" office:value-type="float" office:value="17722">
            <text:p>$ 17,722 </text:p>
          </table:table-cell>
          <table:table-cell table:style-name="ce6" office:value-type="float" office:value="4945">
            <text:p>$ 4,945 </text:p>
          </table:table-cell>
          <table:table-cell table:formula="of:=SUM([.I517:.J517])" office:value-type="float" office:value="22667">
            <text:p>$ 22,667 </text:p>
          </table:table-cell>
          <table:table-cell table:formula="of:=[.K517]/[.H517]" office:value-type="float" office:value="1133.35">
            <text:p>$ 1,133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790">
            <text:p>2790</text:p>
          </table:table-cell>
          <table:table-cell table:style-name="ce1" office:value-type="string">
            <text:p>LOPATCONG_TOWNSHIP</text:p>
          </table:table-cell>
          <table:table-cell/>
          <table:table-cell table:style-name="ce4" office:value-type="float" office:value="45">
            <text:p>45</text:p>
          </table:table-cell>
          <table:table-cell table:style-name="ce4" table:formula="of:=SUM([.F518:.G518])" office:value-type="float" office:value="45">
            <text:p>45</text:p>
          </table:table-cell>
          <table:table-cell table:style-name="ce6" office:value-type="float" office:value="37122">
            <text:p>$ 37,122 </text:p>
          </table:table-cell>
          <table:table-cell table:style-name="ce6" office:value-type="float" office:value="11126">
            <text:p>$ 11,126 </text:p>
          </table:table-cell>
          <table:table-cell table:formula="of:=SUM([.I518:.J518])" office:value-type="float" office:value="48248">
            <text:p>$ 48,248 </text:p>
          </table:table-cell>
          <table:table-cell table:formula="of:=[.K518]/[.H518]" office:value-type="float" office:value="1072.17777777778">
            <text:p>$ 1,072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970">
            <text:p>2970</text:p>
          </table:table-cell>
          <table:table-cell table:style-name="ce1" office:value-type="string">
            <text:p>MANSFIELD_TOWNSHIP</text:p>
          </table:table-cell>
          <table:table-cell/>
          <table:table-cell table:style-name="ce4" office:value-type="float" office:value="88">
            <text:p>88</text:p>
          </table:table-cell>
          <table:table-cell table:style-name="ce4" table:formula="of:=SUM([.F519:.G519])" office:value-type="float" office:value="88">
            <text:p>88</text:p>
          </table:table-cell>
          <table:table-cell table:style-name="ce6" office:value-type="float" office:value="77193">
            <text:p>$ 77,193 </text:p>
          </table:table-cell>
          <table:table-cell table:style-name="ce6" office:value-type="float" office:value="21756">
            <text:p>$ 21,756 </text:p>
          </table:table-cell>
          <table:table-cell table:formula="of:=SUM([.I519:.J519])" office:value-type="float" office:value="98949">
            <text:p>$ 98,949 </text:p>
          </table:table-cell>
          <table:table-cell table:formula="of:=[.K519]/[.H519]" office:value-type="float" office:value="1124.42045454545">
            <text:p>$ 1,12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675">
            <text:p>3675</text:p>
          </table:table-cell>
          <table:table-cell table:style-name="ce1" office:value-type="string">
            <text:p>NORTH_WARREN_REGIONAL_SCHOOL_DISTRICT</text:p>
          </table:table-cell>
          <table:table-cell/>
          <table:table-cell table:style-name="ce4" office:value-type="float" office:value="43">
            <text:p>43</text:p>
          </table:table-cell>
          <table:table-cell table:style-name="ce4" table:formula="of:=SUM([.F520:.G520])" office:value-type="float" office:value="43">
            <text:p>43</text:p>
          </table:table-cell>
          <table:table-cell table:style-name="ce6" office:value-type="float" office:value="24556">
            <text:p>$ 24,556 </text:p>
          </table:table-cell>
          <table:table-cell table:style-name="ce6" office:value-type="float" office:value="0">
            <text:p>$ 0 </text:p>
          </table:table-cell>
          <table:table-cell table:formula="of:=SUM([.I520:.J520])" office:value-type="float" office:value="24556">
            <text:p>$ 24,556 </text:p>
          </table:table-cell>
          <table:table-cell table:formula="of:=[.K520]/[.H520]" office:value-type="float" office:value="571.06976744186">
            <text:p>$ 571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890">
            <text:p>3890</text:p>
          </table:table-cell>
          <table:table-cell table:style-name="ce1" office:value-type="string">
            <text:p>OXFORD_TOWNSHIP</text:p>
          </table:table-cell>
          <table:table-cell/>
          <table:table-cell table:style-name="ce4" office:value-type="float" office:value="20">
            <text:p>20</text:p>
          </table:table-cell>
          <table:table-cell table:style-name="ce4" table:formula="of:=SUM([.F521:.G521])" office:value-type="float" office:value="20">
            <text:p>20</text:p>
          </table:table-cell>
          <table:table-cell table:style-name="ce6" office:value-type="float" office:value="21327">
            <text:p>$ 21,327 </text:p>
          </table:table-cell>
          <table:table-cell table:style-name="ce6" office:value-type="float" office:value="4945">
            <text:p>$ 4,945 </text:p>
          </table:table-cell>
          <table:table-cell table:formula="of:=SUM([.I521:.J521])" office:value-type="float" office:value="26272">
            <text:p>$ 26,272 </text:p>
          </table:table-cell>
          <table:table-cell table:formula="of:=[.K521]/[.H521]" office:value-type="float" office:value="1313.6">
            <text:p>$ 1,31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100">
            <text:p>4100</text:p>
          </table:table-cell>
          <table:table-cell table:style-name="ce1" office:value-type="string">
            <text:p>PHILLIPSBURG_TOWN</text:p>
          </table:table-cell>
          <table:table-cell/>
          <table:table-cell table:style-name="ce4" office:value-type="float" office:value="1076">
            <text:p>1,076</text:p>
          </table:table-cell>
          <table:table-cell table:style-name="ce4" table:formula="of:=SUM([.F522:.G522])" office:value-type="float" office:value="1076">
            <text:p>1,076</text:p>
          </table:table-cell>
          <table:table-cell table:style-name="ce6" office:value-type="float" office:value="1139451">
            <text:p>$ 1,139,451 </text:p>
          </table:table-cell>
          <table:table-cell table:style-name="ce6" office:value-type="float" office:value="543558">
            <text:p>$ 543,558 </text:p>
          </table:table-cell>
          <table:table-cell table:formula="of:=SUM([.I522:.J522])" office:value-type="float" office:value="1683009">
            <text:p>$ 1,683,009 </text:p>
          </table:table-cell>
          <table:table-cell table:formula="of:=[.K522]/[.H522]" office:value-type="float" office:value="1564.13475836431">
            <text:p>$ 1,564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200">
            <text:p>4200</text:p>
          </table:table-cell>
          <table:table-cell table:style-name="ce1" office:value-type="string">
            <text:p>POHATCONG_TOWNSHIP</text:p>
          </table:table-cell>
          <table:table-cell/>
          <table:table-cell table:style-name="ce4" office:value-type="float" office:value="27">
            <text:p>27</text:p>
          </table:table-cell>
          <table:table-cell table:style-name="ce4" table:formula="of:=SUM([.F523:.G523])" office:value-type="float" office:value="27">
            <text:p>27</text:p>
          </table:table-cell>
          <table:table-cell table:style-name="ce6" office:value-type="float" office:value="19912">
            <text:p>$ 19,912 </text:p>
          </table:table-cell>
          <table:table-cell table:style-name="ce6" office:value-type="float" office:value="6676">
            <text:p>$ 6,676 </text:p>
          </table:table-cell>
          <table:table-cell table:formula="of:=SUM([.I523:.J523])" office:value-type="float" office:value="26588">
            <text:p>$ 26,588 </text:p>
          </table:table-cell>
          <table:table-cell table:formula="of:=[.K523]/[.H523]" office:value-type="float" office:value="984.740740740741">
            <text:p>$ 9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60">
            <text:p>5460</text:p>
          </table:table-cell>
          <table:table-cell table:style-name="ce1" office:value-type="string">
            <text:p>WARREN_COUNTY_VOCATIONAL</text:p>
          </table:table-cell>
          <table:table-cell/>
          <table:table-cell table:style-name="ce4" office:value-type="float" office:value="44">
            <text:p>44</text:p>
          </table:table-cell>
          <table:table-cell table:style-name="ce4" table:formula="of:=SUM([.F524:.G524])" office:value-type="float" office:value="44">
            <text:p>44</text:p>
          </table:table-cell>
          <table:table-cell table:style-name="ce6" office:value-type="float" office:value="32450">
            <text:p>$ 32,450 </text:p>
          </table:table-cell>
          <table:table-cell table:style-name="ce6" office:value-type="float" office:value="10879">
            <text:p>$ 10,879 </text:p>
          </table:table-cell>
          <table:table-cell table:formula="of:=SUM([.I524:.J524])" office:value-type="float" office:value="43329">
            <text:p>$ 43,329 </text:p>
          </table:table-cell>
          <table:table-cell table:formula="of:=[.K524]/[.H524]" office:value-type="float" office:value="984.75">
            <text:p>$ 985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65">
            <text:p>5465</text:p>
          </table:table-cell>
          <table:table-cell table:style-name="ce1" office:value-type="string">
            <text:p>WARREN_HILLS_REGIONAL</text:p>
          </table:table-cell>
          <table:table-cell table:style-name="ce4" office:value-type="float" office:value="111">
            <text:p>111</text:p>
          </table:table-cell>
          <table:table-cell table:style-name="ce4"/>
          <table:table-cell table:style-name="ce4" table:formula="of:=SUM([.F525:.G525])" office:value-type="float" office:value="111">
            <text:p>111</text:p>
          </table:table-cell>
          <table:table-cell table:style-name="ce6" office:value-type="float" office:value="129057">
            <text:p>$ 129,057 </text:p>
          </table:table-cell>
          <table:table-cell table:style-name="ce6" office:value-type="float" office:value="92853">
            <text:p>$ 92,853 </text:p>
          </table:table-cell>
          <table:table-cell table:formula="of:=SUM([.I525:.J525])" office:value-type="float" office:value="221910">
            <text:p>$ 221,910 </text:p>
          </table:table-cell>
          <table:table-cell table:formula="of:=[.K525]/[.H525]" office:value-type="float" office:value="1999.18918918919">
            <text:p>$ 1,999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80">
            <text:p>5480</text:p>
          </table:table-cell>
          <table:table-cell table:style-name="ce1" office:value-type="string">
            <text:p>WASHINGTON_BORO</text:p>
          </table:table-cell>
          <table:table-cell/>
          <table:table-cell table:style-name="ce4" office:value-type="float" office:value="104">
            <text:p>104</text:p>
          </table:table-cell>
          <table:table-cell table:style-name="ce4" table:formula="of:=SUM([.F526:.G526])" office:value-type="float" office:value="104">
            <text:p>104</text:p>
          </table:table-cell>
          <table:table-cell table:style-name="ce6" office:value-type="float" office:value="87674">
            <text:p>$ 87,674 </text:p>
          </table:table-cell>
          <table:table-cell table:style-name="ce6" office:value-type="float" office:value="28774">
            <text:p>$ 28,774 </text:p>
          </table:table-cell>
          <table:table-cell table:formula="of:=SUM([.I526:.J526])" office:value-type="float" office:value="116448">
            <text:p>$ 116,448 </text:p>
          </table:table-cell>
          <table:table-cell table:formula="of:=[.K526]/[.H526]" office:value-type="float" office:value="1119.69230769231">
            <text:p>$ 1,120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530">
            <text:p>5530</text:p>
          </table:table-cell>
          <table:table-cell table:style-name="ce1" office:value-type="string">
            <text:p>WASHINGTON_TOWNSHIP</text:p>
          </table:table-cell>
          <table:table-cell/>
          <table:table-cell table:style-name="ce4" office:value-type="float" office:value="22">
            <text:p>22</text:p>
          </table:table-cell>
          <table:table-cell table:style-name="ce4" table:formula="of:=SUM([.F527:.G527])" office:value-type="float" office:value="22">
            <text:p>22</text:p>
          </table:table-cell>
          <table:table-cell table:style-name="ce6" office:value-type="float" office:value="13542">
            <text:p>$ 13,542 </text:p>
          </table:table-cell>
          <table:table-cell table:style-name="ce6" office:value-type="float" office:value="0">
            <text:p>$ 0 </text:p>
          </table:table-cell>
          <table:table-cell table:formula="of:=SUM([.I527:.J527])" office:value-type="float" office:value="13542">
            <text:p>$ 13,542 </text:p>
          </table:table-cell>
          <table:table-cell table:formula="of:=[.K527]/[.H527]" office:value-type="float" office:value="615.545454545455">
            <text:p>$ 616 </text:p>
          </table:table-cell>
          <table:table-cell table:number-columns-repeated="1012"/>
        </table:table-row>
        <table:table-row table:style-name="ro2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780">
            <text:p>5780</text:p>
          </table:table-cell>
          <table:table-cell table:style-name="ce1" office:value-type="string">
            <text:p>WHITE_TOWNSHIP</text:p>
          </table:table-cell>
          <table:table-cell/>
          <table:table-cell table:style-name="ce4" office:value-type="float" office:value="28">
            <text:p>28</text:p>
          </table:table-cell>
          <table:table-cell table:style-name="ce4" table:formula="of:=SUM([.F528:.G528])" office:value-type="float" office:value="28">
            <text:p>28</text:p>
          </table:table-cell>
          <table:table-cell table:style-name="ce6" office:value-type="float" office:value="21255">
            <text:p>$ 21,255 </text:p>
          </table:table-cell>
          <table:table-cell table:style-name="ce6" office:value-type="float" office:value="6924">
            <text:p>$ 6,924 </text:p>
          </table:table-cell>
          <table:table-cell table:formula="of:=SUM([.I528:.J528])" office:value-type="float" office:value="28179">
            <text:p>$ 28,179 </text:p>
          </table:table-cell>
          <table:table-cell table:formula="of:=[.K528]/[.H528]" office:value-type="float" office:value="1006.39285714286">
            <text:p>$ 1,006 </text:p>
          </table:table-cell>
          <table:table-cell table:number-columns-repeated="1012"/>
        </table:table-row>
        <table:table-row table:style-name="ro3" table:number-rows-repeated="6500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07/17/2010</text:date>, <text:time>03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7-17T03:07:33</dc:date>
    <meta:print-date>1969-12-31T16:00:00</meta:print-date>
    <dc:creator>Eric Laquer</dc:creator>
    <meta:editing-duration>PT26H00M58S</meta:editing-duration>
    <meta:editing-cycles>10</meta:editing-cycles>
    <meta:generator>OpenOffice.org/3.2$Unix OpenOffice.org_project/320m12$Build-9483</meta:generator>
    <meta:document-statistic meta:table-count="1" meta:cell-count="5824" meta:object-count="0"/>
  </office:meta>
</office:document-meta>
</file>